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140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1.111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72in" fo:break-before="auto" style:use-optimal-row-height="true"/>
    </style:style>
    <style:style style:name="ro3" style:family="table-row">
      <style:table-row-properties style:row-height="0.3575in" fo:break-before="auto" style:use-optimal-row-height="true"/>
    </style:style>
    <style:style style:name="ro4" style:family="table-row">
      <style:table-row-properties style:row-height="0.6972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 style:data-style-name="N121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3"/>
    <style:style style:name="ce10" style:family="table-cell" style:parent-style-name="Default" style:data-style-name="N124"/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 style:data-style-name="N123">
      <style:table-cell-properties fo:wrap-option="wrap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ce9"/>
        <table:table-column table:style-name="co8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Amroun 1994 Nuclear Physics A579 (1994) 596-62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Experimental XS of 1992 data are phase-shift corrected. Not sure if below is experimental or corrected (pretty sure it's straight experimental XS).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He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office:value-type="string" calcext:value-type="string">
            <text:p>XS (mb/sr)</text:p>
          </table:table-cell>
          <table:table-cell office:value-type="string" calcext:value-type="string">
            <text:p>Error (%)</text:p>
          </table:table-cell>
          <table:table-cell/>
          <table:table-cell office:value-type="string" calcext:value-type="string">
            <text:p>Rough Q^2 (not from paper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14.4" calcext:value-type="float">
            <text:p>314.4</text:p>
          </table:table-cell>
          <table:table-cell office:value-type="float" office:value="30" calcext:value-type="float">
            <text:p>30</text:p>
          </table:table-cell>
          <table:table-cell office:value-type="float" office:value="0.01923" calcext:value-type="float">
            <text:p>1.923E-00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8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7973" calcext:value-type="float">
            <text:p>7.973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9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486" calcext:value-type="float">
            <text:p>3.486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0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581" calcext:value-type="float">
            <text:p>1.581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1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7511" calcext:value-type="float">
            <text:p>7.511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2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622" calcext:value-type="float">
            <text:p>3.622E-004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1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835" calcext:value-type="float">
            <text:p>1.83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4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401" calcext:value-type="float">
            <text:p>3.401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35.4" calcext:value-type="float">
            <text:p>335.4</text:p>
          </table:table-cell>
          <table:table-cell office:value-type="float" office:value="50" calcext:value-type="float">
            <text:p>50</text:p>
          </table:table-cell>
          <table:table-cell office:value-type="float" office:value="0.0005232" calcext:value-type="float">
            <text:p>5.232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6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174" calcext:value-type="float">
            <text:p>1.174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17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1652" calcext:value-type="float">
            <text:p>1.652E-008</text:p>
          </table:table-cell>
          <table:table-cell office:value-type="float" office:value="5" calcext:value-type="float">
            <text:p>5</text:p>
          </table:table-cell>
          <table:table-cell/>
          <table:table-cell table:formula="of:=4*([.C$8]/1000)^2*SIN(([.D1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7754" calcext:value-type="float">
            <text:p>7.754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19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734" calcext:value-type="float">
            <text:p>7.340E-009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4*([.C$8]/1000)^2*SIN(([.D2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65.2" calcext:value-type="float">
            <text:p>365.2</text:p>
          </table:table-cell>
          <table:table-cell office:value-type="float" office:value="55" calcext:value-type="float">
            <text:p>55</text:p>
          </table:table-cell>
          <table:table-cell office:value-type="float" office:value="0.0001379" calcext:value-type="float">
            <text:p>1.379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4869" calcext:value-type="float">
            <text:p>4.869E-009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4*([.C$8]/1000)^2*SIN(([.D2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4.3" calcext:value-type="float">
            <text:p>374.3</text:p>
          </table:table-cell>
          <table:table-cell office:value-type="float" office:value="55" calcext:value-type="float">
            <text:p>55</text:p>
          </table:table-cell>
          <table:table-cell office:value-type="float" office:value="0.0001155" calcext:value-type="float">
            <text:p>1.155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3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3294" calcext:value-type="float">
            <text:p>3.294E-009</text:p>
          </table:table-cell>
          <table:table-cell office:value-type="float" office:value="6" calcext:value-type="float">
            <text:p>6</text:p>
          </table:table-cell>
          <table:table-cell/>
          <table:table-cell table:formula="of:=4*([.C$8]/1000)^2*SIN(([.D2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.5" calcext:value-type="float">
            <text:p>394.5</text:p>
          </table:table-cell>
          <table:table-cell office:value-type="float" office:value="50" calcext:value-type="float">
            <text:p>50</text:p>
          </table:table-cell>
          <table:table-cell office:value-type="float" office:value="0.0001825" calcext:value-type="float">
            <text:p>1.825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5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0001057" calcext:value-type="float">
            <text:p>1.05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26]*(PI()/180))/2)^2/0.0389" office:value-type="float" office:value="2.02362641404016" calcext:value-type="float">
            <text:p>2.02362641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7871" calcext:value-type="float">
            <text:p>7.871E-00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4*([.C$8]/1000)^2*SIN(([.D27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1479" calcext:value-type="float">
            <text:p>1.479E-009</text:p>
          </table:table-cell>
          <table:table-cell office:value-type="float" office:value="7.7" calcext:value-type="float">
            <text:p>7.7</text:p>
          </table:table-cell>
          <table:table-cell/>
          <table:table-cell table:formula="of:=4*([.C$8]/1000)^2*SIN(([.D2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3.3" calcext:value-type="float">
            <text:p>413.3</text:p>
          </table:table-cell>
          <table:table-cell office:value-type="float" office:value="30" calcext:value-type="float">
            <text:p>30</text:p>
          </table:table-cell>
          <table:table-cell office:value-type="float" office:value="0.006547" calcext:value-type="float">
            <text:p>6.547E-003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9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2314" calcext:value-type="float">
            <text:p>2.314E-00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4*([.C$8]/1000)^2*SIN(([.D30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8687" calcext:value-type="float">
            <text:p>8.687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1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336" calcext:value-type="float">
            <text:p>3.336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32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32" calcext:value-type="float">
            <text:p>1.320E-004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33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6422" calcext:value-type="float">
            <text:p>6.422E-010</text:p>
          </table:table-cell>
          <table:table-cell office:value-type="float" office:value="7.8" calcext:value-type="float">
            <text:p>7.8</text:p>
          </table:table-cell>
          <table:table-cell/>
          <table:table-cell table:formula="of:=4*([.C$8]/1000)^2*SIN(([.D3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0001292" calcext:value-type="float">
            <text:p>1.292E-004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5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2953" calcext:value-type="float">
            <text:p>2.953E-005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4*([.C$8]/1000)^2*SIN(([.D36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6769" calcext:value-type="float">
            <text:p>6.769E-006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37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151" calcext:value-type="float">
            <text:p>1.510E-006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4*([.C$8]/1000)^2*SIN(([.D38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0000004244" calcext:value-type="float">
            <text:p>4.244E-007</text:p>
          </table:table-cell>
          <table:table-cell office:value-type="float" office:value="6.8" calcext:value-type="float">
            <text:p>6.8</text:p>
          </table:table-cell>
          <table:table-cell/>
          <table:table-cell table:formula="of:=4*([.C$8]/1000)^2*SIN(([.D39]*(PI()/180))/2)^2/0.0389" office:value-type="float" office:value="2.09492748400797" calcext:value-type="float">
            <text:p>2.09492748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0.0000001116" calcext:value-type="float">
            <text:p>1.116E-007</text:p>
          </table:table-cell>
          <table:table-cell office:value-type="float" office:value="7.2" calcext:value-type="float">
            <text:p>7.2</text:p>
          </table:table-cell>
          <table:table-cell/>
          <table:table-cell table:formula="of:=4*([.C$8]/1000)^2*SIN(([.D40]*(PI()/180))/2)^2/0.0389" office:value-type="float" office:value="2.38900975410824" calcext:value-type="float">
            <text:p>2.389009754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00000002792" calcext:value-type="float">
            <text:p>2.792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41]*(PI()/180))/2)^2/0.0389" office:value-type="float" office:value="2.69621261817689" calcext:value-type="float">
            <text:p>2.696212618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00000001476" calcext:value-type="float">
            <text:p>1.476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2]*(PI()/180))/2)^2/0.0389" office:value-type="float" office:value="2.85426886579574" calcext:value-type="float">
            <text:p>2.854268865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09059" calcext:value-type="float">
            <text:p>9.059E-009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43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000000004876" calcext:value-type="float">
            <text:p>4.876E-009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4*([.C$8]/1000)^2*SIN(([.D44]*(PI()/180))/2)^2/0.0389" office:value-type="float" office:value="3.34393685169337" calcext:value-type="float">
            <text:p>3.343936851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000000004403" calcext:value-type="float">
            <text:p>4.403E-009</text:p>
          </table:table-cell>
          <table:table-cell office:value-type="float" office:value="9.1" calcext:value-type="float">
            <text:p>9.1</text:p>
          </table:table-cell>
          <table:table-cell/>
          <table:table-cell table:formula="of:=4*([.C$8]/1000)^2*SIN(([.D45]*(PI()/180))/2)^2/0.0389" office:value-type="float" office:value="3.68130257378452" calcext:value-type="float">
            <text:p>3.681302573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0.000000003735" calcext:value-type="float">
            <text:p>3.735E-009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4*([.C$8]/1000)^2*SIN(([.D46]*(PI()/180))/2)^2/0.0389" office:value-type="float" office:value="4.02549296912741" calcext:value-type="float">
            <text:p>4.02549296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03091" calcext:value-type="float">
            <text:p>3.091E-009</text:p>
          </table:table-cell>
          <table:table-cell office:value-type="float" office:value="8.1" calcext:value-type="float">
            <text:p>8.1</text:p>
          </table:table-cell>
          <table:table-cell/>
          <table:table-cell table:formula="of:=4*([.C$8]/1000)^2*SIN(([.D47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623" calcext:value-type="float">
            <text:p>2.623E-009</text:p>
          </table:table-cell>
          <table:table-cell office:value-type="float" office:value="7.3" calcext:value-type="float">
            <text:p>7.3</text:p>
          </table:table-cell>
          <table:table-cell/>
          <table:table-cell table:formula="of:=4*([.C$8]/1000)^2*SIN(([.D48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00000000129" calcext:value-type="float">
            <text:p>1.290E-009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4*([.C$8]/1000)^2*SIN(([.D49]*(PI()/180))/2)^2/0.0389" office:value-type="float" office:value="5.43663770038643" calcext:value-type="float">
            <text:p>5.436637700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0.0000000007627" calcext:value-type="float">
            <text:p>7.627E-010</text:p>
          </table:table-cell>
          <table:table-cell office:value-type="float" office:value="13.9" calcext:value-type="float">
            <text:p>13.9</text:p>
          </table:table-cell>
          <table:table-cell/>
          <table:table-cell table:formula="of:=4*([.C$8]/1000)^2*SIN(([.D50]*(PI()/180))/2)^2/0.0389" office:value-type="float" office:value="6.13875998717078" calcext:value-type="float">
            <text:p>6.138759987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0000000278" calcext:value-type="float">
            <text:p>2.780E-010</text:p>
          </table:table-cell>
          <table:table-cell office:value-type="float" office:value="15.1" calcext:value-type="float">
            <text:p>15.1</text:p>
          </table:table-cell>
          <table:table-cell/>
          <table:table-cell table:formula="of:=4*([.C$8]/1000)^2*SIN(([.D51]*(PI()/180))/2)^2/0.0389" office:value-type="float" office:value="6.98592456543734" calcext:value-type="float">
            <text:p>6.98592456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.00000000008129" calcext:value-type="float">
            <text:p>8.129E-011</text:p>
          </table:table-cell>
          <table:table-cell office:value-type="float" office:value="29.7" calcext:value-type="float">
            <text:p>29.7</text:p>
          </table:table-cell>
          <table:table-cell/>
          <table:table-cell table:formula="of:=4*([.C$8]/1000)^2*SIN(([.D52]*(PI()/180))/2)^2/0.0389" office:value-type="float" office:value="7.85005093903254" calcext:value-type="float">
            <text:p>7.85005093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5518" calcext:value-type="float">
            <text:p>5.518E-008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4*([.C$8]/1000)^2*SIN(([.D5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1974" calcext:value-type="float">
            <text:p>1.974E-008</text:p>
          </table:table-cell>
          <table:table-cell office:value-type="float" office:value="6.4" calcext:value-type="float">
            <text:p>6.4</text:p>
          </table:table-cell>
          <table:table-cell/>
          <table:table-cell table:formula="of:=4*([.C$8]/1000)^2*SIN(([.D5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.5" calcext:value-type="float">
            <text:p>3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7869" calcext:value-type="float">
            <text:p>7.869E-009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4*([.C$8]/1000)^2*SIN(([.D5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75.5" calcext:value-type="float">
            <text:p>375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759" calcext:value-type="float">
            <text:p>2.759E-009</text:p>
          </table:table-cell>
          <table:table-cell office:value-type="float" office:value="10.4" calcext:value-type="float">
            <text:p>10.4</text:p>
          </table:table-cell>
          <table:table-cell/>
          <table:table-cell table:formula="of:=4*([.C$8]/1000)^2*SIN(([.D5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8906" calcext:value-type="float">
            <text:p>8.906E-010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4*([.C$8]/1000)^2*SIN(([.D5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445" calcext:value-type="float">
            <text:p>4.450E-010</text:p>
          </table:table-cell>
          <table:table-cell office:value-type="float" office:value="11.7" calcext:value-type="float">
            <text:p>11.7</text:p>
          </table:table-cell>
          <table:table-cell/>
          <table:table-cell table:formula="of:=4*([.C$8]/1000)^2*SIN(([.D5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50.5" calcext:value-type="float">
            <text:p>450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1594" calcext:value-type="float">
            <text:p>1.594E-010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4*([.C$8]/1000)^2*SIN(([.D59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185" calcext:value-type="float">
            <text:p>5.185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8.5" calcext:value-type="float">
            <text:p>568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225" calcext:value-type="float">
            <text:p>3.225E-01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4*([.C$8]/1000)^2*SIN(([.D6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5978" calcext:value-type="float">
            <text:p>5.978E-011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4*([.C$8]/1000)^2*SIN(([.D62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319" calcext:value-type="float">
            <text:p>6.319E-011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4*([.C$8]/1000)^2*SIN(([.D63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29.5" calcext:value-type="float">
            <text:p>62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578" calcext:value-type="float">
            <text:p>2.578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9.5" calcext:value-type="float">
            <text:p>659.5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2302" calcext:value-type="float">
            <text:p>2.302E-011</text:p>
          </table:table-cell>
          <table:table-cell office:value-type="float" office:value="33.5" calcext:value-type="float">
            <text:p>33.5</text:p>
          </table:table-cell>
          <table:table-cell/>
          <table:table-cell table:formula="of:=4*([.C$8]/1000)^2*SIN(([.D6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1936" calcext:value-type="float">
            <text:p>1.936E-011</text:p>
          </table:table-cell>
          <table:table-cell office:value-type="float" office:value="30.4" calcext:value-type="float">
            <text:p>30.4</text:p>
          </table:table-cell>
          <table:table-cell/>
          <table:table-cell table:formula="of:=4*([.C$8]/1000)^2*SIN(([.D6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3H*</text:p>
          </table:table-cell>
          <table:table-cell office:value-type="float" office:value="189.2" calcext:value-type="float">
            <text:p>189.2</text:p>
          </table:table-cell>
          <table:table-cell office:value-type="float" office:value="35" calcext:value-type="float">
            <text:p>35</text:p>
          </table:table-cell>
          <table:table-cell office:value-type="float" office:value="0.01194" calcext:value-type="float">
            <text:p>1.194E-00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67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*A 3% systematic error must be added.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603" calcext:value-type="float">
            <text:p>6.030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8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262" calcext:value-type="float">
            <text:p>3.26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69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958" calcext:value-type="float">
            <text:p>1.95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0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1169" calcext:value-type="float">
            <text:p>1.16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49" calcext:value-type="float">
            <text:p>4.900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2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1585" calcext:value-type="float">
            <text:p>1.58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3]*(PI()/180))/2)^2/0.0389" office:value-type="float" office:value="4.19962447654565" calcext:value-type="float">
            <text:p>4.1996244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1013" calcext:value-type="float">
            <text:p>1.013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4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787" calcext:value-type="float">
            <text:p>7.870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5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5325" calcext:value-type="float">
            <text:p>5.325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6]*(PI()/180))/2)^2/0.0389" office:value-type="float" office:value="5.52506298608972" calcext:value-type="float">
            <text:p>5.52506298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4462" calcext:value-type="float">
            <text:p>4.462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7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29.2" calcext:value-type="float">
            <text:p>229.2</text:p>
          </table:table-cell>
          <table:table-cell office:value-type="float" office:value="35" calcext:value-type="float">
            <text:p>35</text:p>
          </table:table-cell>
          <table:table-cell office:value-type="float" office:value="0.007327" calcext:value-type="float">
            <text:p>7.327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604" calcext:value-type="float">
            <text:p>3.604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7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968" calcext:value-type="float">
            <text:p>1.96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1018" calcext:value-type="float">
            <text:p>1.018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5927" calcext:value-type="float">
            <text:p>5.927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3625" calcext:value-type="float">
            <text:p>3.625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2207" calcext:value-type="float">
            <text:p>2.20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4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5146" calcext:value-type="float">
            <text:p>5.146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5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4104" calcext:value-type="float">
            <text:p>4.104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86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2842" calcext:value-type="float">
            <text:p>2.84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7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00001982" calcext:value-type="float">
            <text:p>1.982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8]*(PI()/180))/2)^2/0.0389" office:value-type="float" office:value="5.52506298608972" calcext:value-type="float">
            <text:p>5.525062986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1428" calcext:value-type="float">
            <text:p>1.428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89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1548" calcext:value-type="float">
            <text:p>1.54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0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35" calcext:value-type="float">
            <text:p>35</text:p>
          </table:table-cell>
          <table:table-cell office:value-type="float" office:value="0.004179" calcext:value-type="float">
            <text:p>4.179E-003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1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2032" calcext:value-type="float">
            <text:p>2.032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2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1025" calcext:value-type="float">
            <text:p>1.025E-00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3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551" calcext:value-type="float">
            <text:p>5.510E-00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4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3068" calcext:value-type="float">
            <text:p>3.068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5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1762" calcext:value-type="float">
            <text:p>1.762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6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1027" calcext:value-type="float">
            <text:p>1.027E-004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7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9083" calcext:value-type="float">
            <text:p>9.083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98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7417" calcext:value-type="float">
            <text:p>7.417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99]*(PI()/180))/2)^2/0.0389" office:value-type="float" office:value="3.17832839086086" calcext:value-type="float">
            <text:p>3.178328390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2389" calcext:value-type="float">
            <text:p>2.389E-005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0]*(PI()/180))/2)^2/0.0389" office:value-type="float" office:value="4.19962447654565" calcext:value-type="float">
            <text:p>4.1996244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2068" calcext:value-type="float">
            <text:p>2.068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1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1079" calcext:value-type="float">
            <text:p>1.079E-005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2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5034" calcext:value-type="float">
            <text:p>5.034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03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02" calcext:value-type="float">
            <text:p>102</text:p>
          </table:table-cell>
          <table:table-cell office:value-type="float" office:value="0.000004394" calcext:value-type="float">
            <text:p>4.394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4]*(PI()/180))/2)^2/0.0389" office:value-type="float" office:value="6.13875998717078" calcext:value-type="float">
            <text:p>6.138759987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69.2" calcext:value-type="float">
            <text:p>269.2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439" calcext:value-type="float">
            <text:p>4.390E-007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0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8.8" calcext:value-type="float">
            <text:p>308.8</text:p>
          </table:table-cell>
          <table:table-cell office:value-type="float" office:value="35" calcext:value-type="float">
            <text:p>35</text:p>
          </table:table-cell>
          <table:table-cell office:value-type="float" office:value="0.00279" calcext:value-type="float">
            <text:p>2.790E-00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06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1269" calcext:value-type="float">
            <text:p>1.269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7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6233" calcext:value-type="float">
            <text:p>6.233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8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3218" calcext:value-type="float">
            <text:p>3.218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09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1674" calcext:value-type="float">
            <text:p>1.674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10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8999" calcext:value-type="float">
            <text:p>8.99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1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5045" calcext:value-type="float">
            <text:p>5.045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2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8308" calcext:value-type="float">
            <text:p>8.308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3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4019" calcext:value-type="float">
            <text:p>4.019E-006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4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1798" calcext:value-type="float">
            <text:p>1.798E-006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15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1335" calcext:value-type="float">
            <text:p>1.335E-007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4*([.C$8]/1000)^2*SIN(([.D11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48.6" calcext:value-type="float">
            <text:p>348.6</text:p>
          </table:table-cell>
          <table:table-cell office:value-type="float" office:value="35" calcext:value-type="float">
            <text:p>35</text:p>
          </table:table-cell>
          <table:table-cell office:value-type="float" office:value="0.00173" calcext:value-type="float">
            <text:p>1.730E-00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7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7782" calcext:value-type="float">
            <text:p>7.78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18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3497" calcext:value-type="float">
            <text:p>3.49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19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17" calcext:value-type="float">
            <text:p>1.7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0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8518" calcext:value-type="float">
            <text:p>8.518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4432" calcext:value-type="float">
            <text:p>4.43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2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2362" calcext:value-type="float">
            <text:p>2.36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23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3428" calcext:value-type="float">
            <text:p>3.428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4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1585" calcext:value-type="float">
            <text:p>1.585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5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6536" calcext:value-type="float">
            <text:p>6.536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26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3679" calcext:value-type="float">
            <text:p>3.679E-008</text:p>
          </table:table-cell>
          <table:table-cell office:value-type="float" office:value="2" calcext:value-type="float">
            <text:p>2</text:p>
          </table:table-cell>
          <table:table-cell/>
          <table:table-cell table:formula="of:=4*([.C$8]/1000)^2*SIN(([.D12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.6" calcext:value-type="float">
            <text:p>388.6</text:p>
          </table:table-cell>
          <table:table-cell office:value-type="float" office:value="35" calcext:value-type="float">
            <text:p>35</text:p>
          </table:table-cell>
          <table:table-cell office:value-type="float" office:value="0.001123" calcext:value-type="float">
            <text:p>1.123E-00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4662" calcext:value-type="float">
            <text:p>4.662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2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9251" calcext:value-type="float">
            <text:p>9.251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0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4314" calcext:value-type="float">
            <text:p>4.31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1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2149" calcext:value-type="float">
            <text:p>2.149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2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1074" calcext:value-type="float">
            <text:p>1.07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33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1351" calcext:value-type="float">
            <text:p>1.351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34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5731" calcext:value-type="float">
            <text:p>5.731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35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2208" calcext:value-type="float">
            <text:p>2.208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36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9761" calcext:value-type="float">
            <text:p>9.761E-009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3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35" calcext:value-type="float">
            <text:p>35</text:p>
          </table:table-cell>
          <table:table-cell office:value-type="float" office:value="0.00073" calcext:value-type="float">
            <text:p>7.300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2837" calcext:value-type="float">
            <text:p>2.837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3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1175" calcext:value-type="float">
            <text:p>1.175E-00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5071" calcext:value-type="float">
            <text:p>5.071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4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55" calcext:value-type="float">
            <text:p>55</text:p>
          </table:table-cell>
          <table:table-cell office:value-type="float" office:value="0.00002137" calcext:value-type="float">
            <text:p>2.137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0" calcext:value-type="float">
            <text:p>60</text:p>
          </table:table-cell>
          <table:table-cell office:value-type="float" office:value="0.00001012" calcext:value-type="float">
            <text:p>1.012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4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65" calcext:value-type="float">
            <text:p>65</text:p>
          </table:table-cell>
          <table:table-cell office:value-type="float" office:value="0.00000482" calcext:value-type="float">
            <text:p>4.820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4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82" calcext:value-type="float">
            <text:p>82</text:p>
          </table:table-cell>
          <table:table-cell office:value-type="float" office:value="0.0000004765" calcext:value-type="float">
            <text:p>4.765E-007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4*([.C$8]/1000)^2*SIN(([.D145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0" calcext:value-type="float">
            <text:p>90</text:p>
          </table:table-cell>
          <table:table-cell office:value-type="float" office:value="0.0000002006" calcext:value-type="float">
            <text:p>2.006E-007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4*([.C$8]/1000)^2*SIN(([.D146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99" calcext:value-type="float">
            <text:p>99</text:p>
          </table:table-cell>
          <table:table-cell office:value-type="float" office:value="0.00000007798" calcext:value-type="float">
            <text:p>7.798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47]*(PI()/180))/2)^2/0.0389" office:value-type="float" office:value="5.87714621502515" calcext:value-type="float">
            <text:p>5.8771462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28.6" calcext:value-type="float">
            <text:p>428.6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2224" calcext:value-type="float">
            <text:p>2.224E-009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4*([.C$8]/1000)^2*SIN(([.D14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0" calcext:value-type="float">
            <text:p>40</text:p>
          </table:table-cell>
          <table:table-cell office:value-type="float" office:value="0.0001712" calcext:value-type="float">
            <text:p>1.712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4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45" calcext:value-type="float">
            <text:p>45</text:p>
          </table:table-cell>
          <table:table-cell office:value-type="float" office:value="0.00006717" calcext:value-type="float">
            <text:p>6.717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0" calcext:value-type="float">
            <text:p>50</text:p>
          </table:table-cell>
          <table:table-cell office:value-type="float" office:value="0.00002693" calcext:value-type="float">
            <text:p>2.693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5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55" calcext:value-type="float">
            <text:p>55</text:p>
          </table:table-cell>
          <table:table-cell office:value-type="float" office:value="0.0000112" calcext:value-type="float">
            <text:p>1.120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0" calcext:value-type="float">
            <text:p>60</text:p>
          </table:table-cell>
          <table:table-cell office:value-type="float" office:value="0.000004832" calcext:value-type="float">
            <text:p>4.832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5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65" calcext:value-type="float">
            <text:p>65</text:p>
          </table:table-cell>
          <table:table-cell office:value-type="float" office:value="0.000002267" calcext:value-type="float">
            <text:p>2.267E-006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54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82" calcext:value-type="float">
            <text:p>82</text:p>
          </table:table-cell>
          <table:table-cell office:value-type="float" office:value="0.0000001665" calcext:value-type="float">
            <text:p>1.665E-007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4*([.C$8]/1000)^2*SIN(([.D155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90" calcext:value-type="float">
            <text:p>90</text:p>
          </table:table-cell>
          <table:table-cell office:value-type="float" office:value="0.00000006526" calcext:value-type="float">
            <text:p>6.526E-008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56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2" calcext:value-type="float">
            <text:p>2.200E-008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4*([.C$8]/1000)^2*SIN(([.D157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68.7" calcext:value-type="float">
            <text:p>468.7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3602" calcext:value-type="float">
            <text:p>3.602E-010</text:p>
          </table:table-cell>
          <table:table-cell office:value-type="float" office:value="10.2" calcext:value-type="float">
            <text:p>10.2</text:p>
          </table:table-cell>
          <table:table-cell/>
          <table:table-cell table:formula="of:=4*([.C$8]/1000)^2*SIN(([.D158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30" calcext:value-type="float">
            <text:p>30</text:p>
          </table:table-cell>
          <table:table-cell office:value-type="float" office:value="0.000867" calcext:value-type="float">
            <text:p>8.67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59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" calcext:value-type="float">
            <text:p>1.030E-00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0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752" calcext:value-type="float">
            <text:p>3.752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1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4" calcext:value-type="float">
            <text:p>1.440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62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4" calcext:value-type="float">
            <text:p>54</text:p>
          </table:table-cell>
          <table:table-cell office:value-type="float" office:value="0.000006789" calcext:value-type="float">
            <text:p>6.78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3]*(PI()/180))/2)^2/0.0389" office:value-type="float" office:value="2.09492748400797" calcext:value-type="float">
            <text:p>2.0949274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63" calcext:value-type="float">
            <text:p>5.630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4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328" calcext:value-type="float">
            <text:p>2.328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5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6751" calcext:value-type="float">
            <text:p>6.751E-011</text:p>
          </table:table-cell>
          <table:table-cell office:value-type="float" office:value="23.2" calcext:value-type="float">
            <text:p>23.2</text:p>
          </table:table-cell>
          <table:table-cell/>
          <table:table-cell table:formula="of:=4*([.C$8]/1000)^2*SIN(([.D16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0" calcext:value-type="float">
            <text:p>40</text:p>
          </table:table-cell>
          <table:table-cell office:value-type="float" office:value="0.0001031" calcext:value-type="float">
            <text:p>1.03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7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45" calcext:value-type="float">
            <text:p>45</text:p>
          </table:table-cell>
          <table:table-cell office:value-type="float" office:value="0.0000382" calcext:value-type="float">
            <text:p>3.8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8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0" calcext:value-type="float">
            <text:p>50</text:p>
          </table:table-cell>
          <table:table-cell office:value-type="float" office:value="0.0000142" calcext:value-type="float">
            <text:p>1.420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69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55" calcext:value-type="float">
            <text:p>55</text:p>
          </table:table-cell>
          <table:table-cell office:value-type="float" office:value="0.000005536" calcext:value-type="float">
            <text:p>5.536E-006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70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0" calcext:value-type="float">
            <text:p>60</text:p>
          </table:table-cell>
          <table:table-cell office:value-type="float" office:value="0.000002202" calcext:value-type="float">
            <text:p>2.202E-006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4*([.C$8]/1000)^2*SIN(([.D171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65" calcext:value-type="float">
            <text:p>65</text:p>
          </table:table-cell>
          <table:table-cell office:value-type="float" office:value="0.0000009513" calcext:value-type="float">
            <text:p>9.513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172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82" calcext:value-type="float">
            <text:p>82</text:p>
          </table:table-cell>
          <table:table-cell office:value-type="float" office:value="0.00000006949" calcext:value-type="float">
            <text:p>6.949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73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90" calcext:value-type="float">
            <text:p>90</text:p>
          </table:table-cell>
          <table:table-cell office:value-type="float" office:value="0.00000002114" calcext:value-type="float">
            <text:p>2.114E-008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174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06417" calcext:value-type="float">
            <text:p>6.417E-009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75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08.4" calcext:value-type="float">
            <text:p>508.4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7831" calcext:value-type="float">
            <text:p>7.831E-011</text:p>
          </table:table-cell>
          <table:table-cell office:value-type="float" office:value="21.4" calcext:value-type="float">
            <text:p>21.4</text:p>
          </table:table-cell>
          <table:table-cell/>
          <table:table-cell table:formula="of:=4*([.C$8]/1000)^2*SIN(([.D176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45" calcext:value-type="float">
            <text:p>45</text:p>
          </table:table-cell>
          <table:table-cell office:value-type="float" office:value="0.00002772" calcext:value-type="float">
            <text:p>2.772E-00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77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50" calcext:value-type="float">
            <text:p>50</text:p>
          </table:table-cell>
          <table:table-cell office:value-type="float" office:value="0.00001036" calcext:value-type="float">
            <text:p>1.036E-00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78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28.9" calcext:value-type="float">
            <text:p>528.9</text:p>
          </table:table-cell>
          <table:table-cell office:value-type="float" office:value="155" calcext:value-type="float">
            <text:p>155</text:p>
          </table:table-cell>
          <table:table-cell office:value-type="float" office:value="0.00000000003366" calcext:value-type="float">
            <text:p>3.366E-011</text:p>
          </table:table-cell>
          <table:table-cell office:value-type="float" office:value="33.3" calcext:value-type="float">
            <text:p>33.3</text:p>
          </table:table-cell>
          <table:table-cell/>
          <table:table-cell table:formula="of:=4*([.C$8]/1000)^2*SIN(([.D179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38.6" calcext:value-type="float">
            <text:p>538.6</text:p>
          </table:table-cell>
          <table:table-cell office:value-type="float" office:value="30" calcext:value-type="float">
            <text:p>30</text:p>
          </table:table-cell>
          <table:table-cell office:value-type="float" office:value="0.0006671" calcext:value-type="float">
            <text:p>6.671E-004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0]*(PI()/180))/2)^2/0.0389" office:value-type="float" office:value="0.680875842826438" calcext:value-type="float">
            <text:p>0.680875842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02116" calcext:value-type="float">
            <text:p>2.116E-004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1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706" calcext:value-type="float">
            <text:p>7.060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82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2394" calcext:value-type="float">
            <text:p>2.39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3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8709" calcext:value-type="float">
            <text:p>8.709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84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3247" calcext:value-type="float">
            <text:p>3.247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5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1283" calcext:value-type="float">
            <text:p>1.283E-00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4*([.C$8]/1000)^2*SIN(([.D186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00005258" calcext:value-type="float">
            <text:p>5.258E-007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4*([.C$8]/1000)^2*SIN(([.D187]*(PI()/180))/2)^2/0.0389" office:value-type="float" office:value="2.93432702000734" calcext:value-type="float">
            <text:p>2.93432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0000000335" calcext:value-type="float">
            <text:p>3.350E-008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4*([.C$8]/1000)^2*SIN(([.D188]*(PI()/180))/2)^2/0.0389" office:value-type="float" office:value="4.37483117671383" calcext:value-type="float">
            <text:p>4.374831176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000000009029" calcext:value-type="float">
            <text:p>9.029E-009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4*([.C$8]/1000)^2*SIN(([.D189]*(PI()/180))/2)^2/0.0389" office:value-type="float" office:value="5.0821264781491" calcext:value-type="float">
            <text:p>5.082126478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2678" calcext:value-type="float">
            <text:p>2.678E-009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190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702" calcext:value-type="float">
            <text:p>1.702E-011</text:p>
          </table:table-cell>
          <table:table-cell office:value-type="float" office:value="62.9" calcext:value-type="float">
            <text:p>62.9</text:p>
          </table:table-cell>
          <table:table-cell/>
          <table:table-cell table:formula="of:=4*([.C$8]/1000)^2*SIN(([.D19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45" calcext:value-type="float">
            <text:p>45</text:p>
          </table:table-cell>
          <table:table-cell office:value-type="float" office:value="0.00001626" calcext:value-type="float">
            <text:p>1.626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192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5494" calcext:value-type="float">
            <text:p>5.49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3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1782" calcext:value-type="float">
            <text:p>1.782E-012</text:p>
          </table:table-cell>
          <table:table-cell office:value-type="float" office:value="82.5" calcext:value-type="float">
            <text:p>82.5</text:p>
          </table:table-cell>
          <table:table-cell/>
          <table:table-cell table:formula="of:=4*([.C$8]/1000)^2*SIN(([.D194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45" calcext:value-type="float">
            <text:p>45</text:p>
          </table:table-cell>
          <table:table-cell office:value-type="float" office:value="0.000007404" calcext:value-type="float">
            <text:p>7.40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195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2347" calcext:value-type="float">
            <text:p>2.347E-00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196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0000000493" calcext:value-type="float">
            <text:p>4.930E-008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4*([.C$8]/1000)^2*SIN(([.D197]*(PI()/180))/2)^2/0.0389" office:value-type="float" office:value="3.17832839086086" calcext:value-type="float">
            <text:p>3.178328390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000000005104" calcext:value-type="float">
            <text:p>5.104E-009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4*([.C$8]/1000)^2*SIN(([.D198]*(PI()/180))/2)^2/0.0389" office:value-type="float" office:value="4.19962447654565" calcext:value-type="float">
            <text:p>4.199624476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000000002384" calcext:value-type="float">
            <text:p>2.384E-009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4*([.C$8]/1000)^2*SIN(([.D199]*(PI()/180))/2)^2/0.0389" office:value-type="float" office:value="4.63918997020847" calcext:value-type="float">
            <text:p>4.639189970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3.6" calcext:value-type="float">
            <text:p>153.6</text:p>
          </table:table-cell>
          <table:table-cell office:value-type="float" office:value="0.000000000008749" calcext:value-type="float">
            <text:p>8.749E-01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00]*(PI()/180))/2)^2/0.0389" office:value-type="float" office:value="9.63424693165135" calcext:value-type="float">
            <text:p>9.634246931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07335" calcext:value-type="float">
            <text:p>7.335E-012</text:p>
          </table:table-cell>
          <table:table-cell office:value-type="float" office:value="31.5" calcext:value-type="float">
            <text:p>31.5</text:p>
          </table:table-cell>
          <table:table-cell/>
          <table:table-cell table:formula="of:=4*([.C$8]/1000)^2*SIN(([.D201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58.9" calcext:value-type="float">
            <text:p>658.9</text:p>
          </table:table-cell>
          <table:table-cell office:value-type="float" office:value="40" calcext:value-type="float">
            <text:p>40</text:p>
          </table:table-cell>
          <table:table-cell office:value-type="float" office:value="0.00001512" calcext:value-type="float">
            <text:p>1.512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2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4109" calcext:value-type="float">
            <text:p>4.109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03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000000001296" calcext:value-type="float">
            <text:p>1.296E-009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4*([.C$8]/1000)^2*SIN(([.D204]*(PI()/180))/2)^2/0.0389" office:value-type="float" office:value="4.46277106115515" calcext:value-type="float">
            <text:p>4.462771061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0.0000000003749" calcext:value-type="float">
            <text:p>3.749E-01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4*([.C$8]/1000)^2*SIN(([.D205]*(PI()/180))/2)^2/0.0389" office:value-type="float" office:value="5.30380572163911" calcext:value-type="float">
            <text:p>5.303805721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00000001414" calcext:value-type="float">
            <text:p>1.414E-010</text:p>
          </table:table-cell>
          <table:table-cell office:value-type="float" office:value="18.7" calcext:value-type="float">
            <text:p>18.7</text:p>
          </table:table-cell>
          <table:table-cell/>
          <table:table-cell table:formula="of:=4*([.C$8]/1000)^2*SIN(([.D206]*(PI()/180))/2)^2/0.0389" office:value-type="float" office:value="5.96462847975254" calcext:value-type="float">
            <text:p>5.964628479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351" calcext:value-type="float">
            <text:p>1.351E-011</text:p>
          </table:table-cell>
          <table:table-cell office:value-type="float" office:value="35.5" calcext:value-type="float">
            <text:p>35.5</text:p>
          </table:table-cell>
          <table:table-cell/>
          <table:table-cell table:formula="of:=4*([.C$8]/1000)^2*SIN(([.D207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35" calcext:value-type="float">
            <text:p>35</text:p>
          </table:table-cell>
          <table:table-cell office:value-type="float" office:value="0.00004244" calcext:value-type="float">
            <text:p>4.244E-005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08]*(PI()/180))/2)^2/0.0389" office:value-type="float" office:value="0.91909218423805" calcext:value-type="float">
            <text:p>0.919092184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001054" calcext:value-type="float">
            <text:p>1.054E-00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4*([.C$8]/1000)^2*SIN(([.D209]*(PI()/180))/2)^2/0.0389" office:value-type="float" office:value="1.18899173033516" calcext:value-type="float">
            <text:p>1.188991730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0002814" calcext:value-type="float">
            <text:p>2.814E-00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4*([.C$8]/1000)^2*SIN(([.D210]*(PI()/180))/2)^2/0.0389" office:value-type="float" office:value="1.48852038260216" calcext:value-type="float">
            <text:p>1.488520382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00007933" calcext:value-type="float">
            <text:p>7.933E-007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4*([.C$8]/1000)^2*SIN(([.D211]*(PI()/180))/2)^2/0.0389" office:value-type="float" office:value="1.81539854713497" calcext:value-type="float">
            <text:p>1.815398547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0000002275" calcext:value-type="float">
            <text:p>2.275E-00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4*([.C$8]/1000)^2*SIN(([.D212]*(PI()/180))/2)^2/0.0389" office:value-type="float" office:value="2.16713848372705" calcext:value-type="float">
            <text:p>2.167138483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00000006653" calcext:value-type="float">
            <text:p>6.653E-008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4*([.C$8]/1000)^2*SIN(([.D213]*(PI()/180))/2)^2/0.0389" office:value-type="float" office:value="2.54106323907455" calcext:value-type="float">
            <text:p>2.54106323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0.00000001703" calcext:value-type="float">
            <text:p>1.703E-008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4*([.C$8]/1000)^2*SIN(([.D214]*(PI()/180))/2)^2/0.0389" office:value-type="float" office:value="3.01503941474009" calcext:value-type="float">
            <text:p>3.015039414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0.00000000001185" calcext:value-type="float">
            <text:p>1.185E-011</text:p>
          </table:table-cell>
          <table:table-cell office:value-type="float" office:value="51.8" calcext:value-type="float">
            <text:p>51.8</text:p>
          </table:table-cell>
          <table:table-cell/>
          <table:table-cell table:formula="of:=4*([.C$8]/1000)^2*SIN(([.D215]*(PI()/180))/2)^2/0.0389" office:value-type="float" office:value="9.68809728000077" calcext:value-type="float">
            <text:p>9.688097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83.7" calcext:value-type="float">
            <text:p>683.7</text:p>
          </table:table-cell>
          <table:table-cell office:value-type="float" office:value="104" calcext:value-type="float">
            <text:p>104</text:p>
          </table:table-cell>
          <table:table-cell office:value-type="float" office:value="0.000000000056" calcext:value-type="float">
            <text:p>5.600E-01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4*([.C$8]/1000)^2*SIN(([.D216]*(PI()/180))/2)^2/0.0389" office:value-type="float" office:value="6.31160414942019" calcext:value-type="float">
            <text:p>6.3116041494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5 Amroun: Elastic Electron Scattering from Tritium and Helium-3 H. COLLARD, HOFSTADTER, E. B. HUGHES, A. JOHANSSON, M. R. YEARIAN 1964. Phys Rev Vol. 138 Number 1B 12 April 1965</text:p>
          </table:table-cell>
          <table:table-cell table:number-columns-repeated="2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^-2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Energy (MeV)</text:p>
          </table:table-cell>
          <table:table-cell table:style-name="ce7" office:value-type="string" calcext:value-type="string">
            <text:p>dsig/domega (cm^2/sr probably)</text:p>
          </table:table-cell>
          <table:table-cell table:style-name="ce1" office:value-type="string" calcext:value-type="string">
            <text:p>Error (%) Statistical Only</text:p>
          </table:table-cell>
          <table:table-cell office:value-type="string" calcext:value-type="string">
            <text:p>1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4.98E-030" calcext:value-type="float">
            <text:p>4.98E-03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22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2]*10^26" office:value-type="float" office:value="0.000498" calcext:value-type="float">
            <text:p>4.980E-4</text:p>
          </table:table-cell>
          <table:table-cell table:style-name="ce9" table:formula="of:=([.G222]/100)*[.K222]" office:value-type="float" office:value="0.000006972" calcext:value-type="float">
            <text:p>6.97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5.01E-030" calcext:value-type="float">
            <text:p>5.01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3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223]*10^26" office:value-type="float" office:value="0.000501" calcext:value-type="float">
            <text:p>5.010E-4</text:p>
          </table:table-cell>
          <table:table-cell table:style-name="ce9" table:formula="of:=([.G223]/100)*[.K223]" office:value-type="float" office:value="0.000010521" calcext:value-type="float">
            <text:p>1.052E-5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36.9" calcext:value-type="float">
            <text:p>236.9</text:p>
          </table:table-cell>
          <table:table-cell table:style-name="ce4" office:value-type="float" office:value="3.02E-030" calcext:value-type="float">
            <text:p>3.02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24]/1000" office:value-type="float" office:value="0.2369" calcext:value-type="float">
            <text:p>0.2369</text:p>
          </table:table-cell>
          <table:table-cell office:value-type="float" office:value="50" calcext:value-type="float">
            <text:p>50</text:p>
          </table:table-cell>
          <table:table-cell table:style-name="ce9" table:formula="of:=[.F224]*10^26" office:value-type="float" office:value="0.000302" calcext:value-type="float">
            <text:p>3.020E-4</text:p>
          </table:table-cell>
          <table:table-cell table:style-name="ce9" table:formula="of:=([.G224]/100)*[.K224]" office:value-type="float" office:value="0.000005738" calcext:value-type="float">
            <text:p>5.73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7E-030" calcext:value-type="float">
            <text:p>1.97E-030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25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5]*10^26" office:value-type="float" office:value="0.000197" calcext:value-type="float">
            <text:p>1.970E-4</text:p>
          </table:table-cell>
          <table:table-cell table:style-name="ce9" table:formula="of:=([.G225]/100)*[.K225]" office:value-type="float" office:value="0.000004137" calcext:value-type="float">
            <text:p>4.13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1.95E-030" calcext:value-type="float">
            <text:p>1.95E-030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26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226]*10^26" office:value-type="float" office:value="0.000195" calcext:value-type="float">
            <text:p>1.950E-4</text:p>
          </table:table-cell>
          <table:table-cell table:style-name="ce9" table:formula="of:=([.G226]/100)*[.K226]" office:value-type="float" office:value="0.000006825" calcext:value-type="float">
            <text:p>6.82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57" calcext:value-type="float">
            <text:p>157</text:p>
          </table:table-cell>
          <table:table-cell table:style-name="ce4" office:value-type="float" office:value="9.62E-031" calcext:value-type="float">
            <text:p>9.62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27]/1000" office:value-type="float" office:value="0.157" calcext:value-type="float">
            <text:p>0.157</text:p>
          </table:table-cell>
          <table:table-cell office:value-type="float" office:value="80" calcext:value-type="float">
            <text:p>80</text:p>
          </table:table-cell>
          <table:table-cell table:style-name="ce9" table:formula="of:=[.F227]*10^26" office:value-type="float" office:value="0.0000962" calcext:value-type="float">
            <text:p>9.620E-5</text:p>
          </table:table-cell>
          <table:table-cell table:style-name="ce9" table:formula="of:=([.G227]/100)*[.K227]" office:value-type="float" office:value="0.0000032708" calcext:value-type="float">
            <text:p>3.27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4.74E-031" calcext:value-type="float">
            <text:p>4.74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28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228]*10^26" office:value-type="float" office:value="0.0000474" calcext:value-type="float">
            <text:p>4.740E-5</text:p>
          </table:table-cell>
          <table:table-cell table:style-name="ce9" table:formula="of:=([.G228]/100)*[.K228]" office:value-type="float" office:value="0.0000008058" calcext:value-type="float">
            <text:p>8.0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3E-031" calcext:value-type="float">
            <text:p>2.23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229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29]*10^26" office:value-type="float" office:value="0.0000223" calcext:value-type="float">
            <text:p>2.230E-5</text:p>
          </table:table-cell>
          <table:table-cell table:style-name="ce9" table:formula="of:=([.G229]/100)*[.K229]" office:value-type="float" office:value="0.0000005575" calcext:value-type="float">
            <text:p>5.5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2.26E-031" calcext:value-type="float">
            <text:p>2.26E-0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30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230]*10^26" office:value-type="float" office:value="0.0000226" calcext:value-type="float">
            <text:p>2.260E-5</text:p>
          </table:table-cell>
          <table:table-cell table:style-name="ce9" table:formula="of:=([.G230]/100)*[.K230]" office:value-type="float" office:value="0.000000904" calcext:value-type="float">
            <text:p>9.04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1.26E-031" calcext:value-type="float">
            <text:p>1.26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31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231]*10^26" office:value-type="float" office:value="0.0000126" calcext:value-type="float">
            <text:p>1.260E-5</text:p>
          </table:table-cell>
          <table:table-cell table:style-name="ce9" table:formula="of:=([.G231]/100)*[.K231]" office:value-type="float" office:value="0.0000004158" calcext:value-type="float">
            <text:p>4.158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4E-030" calcext:value-type="float">
            <text:p>1.94E-03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32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2]*10^26" office:value-type="float" office:value="0.000194" calcext:value-type="float">
            <text:p>1.940E-4</text:p>
          </table:table-cell>
          <table:table-cell table:style-name="ce9" table:formula="of:=([.G232]/100)*[.K232]" office:value-type="float" office:value="0.000003104" calcext:value-type="float">
            <text:p>3.1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96E-030" calcext:value-type="float">
            <text:p>1.96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3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3]*10^26" office:value-type="float" office:value="0.000196" calcext:value-type="float">
            <text:p>1.960E-4</text:p>
          </table:table-cell>
          <table:table-cell table:style-name="ce9" table:formula="of:=([.G233]/100)*[.K233]" office:value-type="float" office:value="0.000003528" calcext:value-type="float">
            <text:p>3.528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1.86E-030" calcext:value-type="float">
            <text:p>1.86E-030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34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234]*10^26" office:value-type="float" office:value="0.000186" calcext:value-type="float">
            <text:p>1.860E-4</text:p>
          </table:table-cell>
          <table:table-cell table:style-name="ce9" table:formula="of:=([.G234]/100)*[.K234]" office:value-type="float" office:value="0.000005394" calcext:value-type="float">
            <text:p>5.39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6E-030" calcext:value-type="float">
            <text:p>1.16E-030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5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5]*10^26" office:value-type="float" office:value="0.000116" calcext:value-type="float">
            <text:p>1.160E-4</text:p>
          </table:table-cell>
          <table:table-cell table:style-name="ce9" table:formula="of:=([.G235]/100)*[.K235]" office:value-type="float" office:value="0.000003712" calcext:value-type="float">
            <text:p>3.71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291.2" calcext:value-type="float">
            <text:p>291.2</text:p>
          </table:table-cell>
          <table:table-cell table:style-name="ce4" office:value-type="float" office:value="1.17E-030" calcext:value-type="float">
            <text:p>1.17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36]/1000" office:value-type="float" office:value="0.2912" calcext:value-type="float">
            <text:p>0.2912</text:p>
          </table:table-cell>
          <table:table-cell office:value-type="float" office:value="50" calcext:value-type="float">
            <text:p>50</text:p>
          </table:table-cell>
          <table:table-cell table:style-name="ce9" table:formula="of:=[.F236]*10^26" office:value-type="float" office:value="0.000117" calcext:value-type="float">
            <text:p>1.170E-4</text:p>
          </table:table-cell>
          <table:table-cell table:style-name="ce9" table:formula="of:=([.G236]/100)*[.K236]" office:value-type="float" office:value="0.000002106" calcext:value-type="float">
            <text:p>2.10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65E-031" calcext:value-type="float">
            <text:p>7.65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237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7]*10^26" office:value-type="float" office:value="0.0000765" calcext:value-type="float">
            <text:p>7.650E-5</text:p>
          </table:table-cell>
          <table:table-cell table:style-name="ce9" table:formula="of:=([.G237]/100)*[.K237]" office:value-type="float" office:value="0.0000013005" calcext:value-type="float">
            <text:p>1.30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7.32E-031" calcext:value-type="float">
            <text:p>7.32E-031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23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238]*10^26" office:value-type="float" office:value="0.0000732" calcext:value-type="float">
            <text:p>7.320E-5</text:p>
          </table:table-cell>
          <table:table-cell table:style-name="ce9" table:formula="of:=([.G238]/100)*[.K238]" office:value-type="float" office:value="0.0000020496" calcext:value-type="float">
            <text:p>2.05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193.3" calcext:value-type="float">
            <text:p>193.3</text:p>
          </table:table-cell>
          <table:table-cell table:style-name="ce4" office:value-type="float" office:value="3.49E-031" calcext:value-type="float">
            <text:p>3.49E-031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39]/1000" office:value-type="float" office:value="0.1933" calcext:value-type="float">
            <text:p>0.1933</text:p>
          </table:table-cell>
          <table:table-cell office:value-type="float" office:value="80" calcext:value-type="float">
            <text:p>80</text:p>
          </table:table-cell>
          <table:table-cell table:style-name="ce9" table:formula="of:=[.F239]*10^26" office:value-type="float" office:value="0.0000349" calcext:value-type="float">
            <text:p>3.490E-5</text:p>
          </table:table-cell>
          <table:table-cell table:style-name="ce9" table:formula="of:=([.G239]/100)*[.K239]" office:value-type="float" office:value="0.0000011168" calcext:value-type="float">
            <text:p>1.117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1.73E-031" calcext:value-type="float">
            <text:p>1.73E-031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40]/1000" office:value-type="float" office:value="0.163" calcext:value-type="float">
            <text:p>0.163</text:p>
          </table:table-cell>
          <table:table-cell office:value-type="float" office:value="100" calcext:value-type="float">
            <text:p>100</text:p>
          </table:table-cell>
          <table:table-cell table:style-name="ce9" table:formula="of:=[.F240]*10^26" office:value-type="float" office:value="0.0000173" calcext:value-type="float">
            <text:p>1.730E-5</text:p>
          </table:table-cell>
          <table:table-cell table:style-name="ce9" table:formula="of:=([.G240]/100)*[.K240]" office:value-type="float" office:value="0.0000006574" calcext:value-type="float">
            <text:p>6.57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1E-032" calcext:value-type="float">
            <text:p>8.81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1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1]*10^26" office:value-type="float" office:value="0.00000881" calcext:value-type="float">
            <text:p>8.810E-6</text:p>
          </table:table-cell>
          <table:table-cell table:style-name="ce9" table:formula="of:=([.G241]/100)*[.K241]" office:value-type="float" office:value="0.0000001762" calcext:value-type="float">
            <text:p>1.7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8.85E-032" calcext:value-type="float">
            <text:p>8.85E-03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242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242]*10^26" office:value-type="float" office:value="0.00000885" calcext:value-type="float">
            <text:p>8.850E-6</text:p>
          </table:table-cell>
          <table:table-cell table:style-name="ce9" table:formula="of:=([.G242]/100)*[.K242]" office:value-type="float" office:value="0.00000030975" calcext:value-type="float">
            <text:p>3.09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5.03E-032" calcext:value-type="float">
            <text:p>5.03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43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243]*10^26" office:value-type="float" office:value="0.00000503" calcext:value-type="float">
            <text:p>5.030E-6</text:p>
          </table:table-cell>
          <table:table-cell table:style-name="ce9" table:formula="of:=([.G243]/100)*[.K243]" office:value-type="float" office:value="0.00000014587" calcext:value-type="float">
            <text:p>1.45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9E-031" calcext:value-type="float">
            <text:p>8.49E-031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244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4]*10^26" office:value-type="float" office:value="0.0000849" calcext:value-type="float">
            <text:p>8.490E-5</text:p>
          </table:table-cell>
          <table:table-cell table:style-name="ce9" table:formula="of:=([.G244]/100)*[.K244]" office:value-type="float" office:value="0.0000011886" calcext:value-type="float">
            <text:p>1.18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45E-031" calcext:value-type="float">
            <text:p>8.45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5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5]*10^26" office:value-type="float" office:value="0.0000845" calcext:value-type="float">
            <text:p>8.450E-5</text:p>
          </table:table-cell>
          <table:table-cell table:style-name="ce9" table:formula="of:=([.G245]/100)*[.K245]" office:value-type="float" office:value="0.00000169" calcext:value-type="float">
            <text:p>1.690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8.29E-031" calcext:value-type="float">
            <text:p>8.29E-03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46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246]*10^26" office:value-type="float" office:value="0.0000829" calcext:value-type="float">
            <text:p>8.290E-5</text:p>
          </table:table-cell>
          <table:table-cell table:style-name="ce9" table:formula="of:=([.G246]/100)*[.K246]" office:value-type="float" office:value="0.0000028186" calcext:value-type="float">
            <text:p>2.819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37.2" calcext:value-type="float">
            <text:p>337.2</text:p>
          </table:table-cell>
          <table:table-cell table:style-name="ce4" office:value-type="float" office:value="5.01E-031" calcext:value-type="float">
            <text:p>5.01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47]/1000" office:value-type="float" office:value="0.3372" calcext:value-type="float">
            <text:p>0.3372</text:p>
          </table:table-cell>
          <table:table-cell office:value-type="float" office:value="50" calcext:value-type="float">
            <text:p>50</text:p>
          </table:table-cell>
          <table:table-cell table:style-name="ce9" table:formula="of:=[.F247]*10^26" office:value-type="float" office:value="0.0000501" calcext:value-type="float">
            <text:p>5.010E-5</text:p>
          </table:table-cell>
          <table:table-cell table:style-name="ce9" table:formula="of:=([.G247]/100)*[.K247]" office:value-type="float" office:value="0.0000008016" calcext:value-type="float">
            <text:p>8.01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8E-031" calcext:value-type="float">
            <text:p>3.38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48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8]*10^26" office:value-type="float" office:value="0.0000338" calcext:value-type="float">
            <text:p>3.380E-5</text:p>
          </table:table-cell>
          <table:table-cell table:style-name="ce9" table:formula="of:=([.G248]/100)*[.K248]" office:value-type="float" office:value="0.0000008112" calcext:value-type="float">
            <text:p>8.11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E-031" calcext:value-type="float">
            <text:p>3.30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49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49]*10^26" office:value-type="float" office:value="0.000033" calcext:value-type="float">
            <text:p>3.300E-5</text:p>
          </table:table-cell>
          <table:table-cell table:style-name="ce9" table:formula="of:=([.G249]/100)*[.K249]" office:value-type="float" office:value="0.00000066" calcext:value-type="float">
            <text:p>6.6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3.31E-031" calcext:value-type="float">
            <text:p>3.3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0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250]*10^26" office:value-type="float" office:value="0.0000331" calcext:value-type="float">
            <text:p>3.310E-5</text:p>
          </table:table-cell>
          <table:table-cell table:style-name="ce9" table:formula="of:=([.G250]/100)*[.K250]" office:value-type="float" office:value="0.0000010923" calcext:value-type="float">
            <text:p>1.09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5E-031" calcext:value-type="float">
            <text:p>1.55E-03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[.E251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1]*10^26" office:value-type="float" office:value="0.0000155" calcext:value-type="float">
            <text:p>1.550E-5</text:p>
          </table:table-cell>
          <table:table-cell table:style-name="ce9" table:formula="of:=([.G251]/100)*[.K251]" office:value-type="float" office:value="0.000000372" calcext:value-type="float">
            <text:p>3.7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1.51E-031" calcext:value-type="float">
            <text:p>1.51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2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252]*10^26" office:value-type="float" office:value="0.0000151" calcext:value-type="float">
            <text:p>1.510E-5</text:p>
          </table:table-cell>
          <table:table-cell table:style-name="ce9" table:formula="of:=([.G252]/100)*[.K252]" office:value-type="float" office:value="0.0000004983" calcext:value-type="float">
            <text:p>4.98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1E-032" calcext:value-type="float">
            <text:p>8.21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53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3]*10^26" office:value-type="float" office:value="0.00000821" calcext:value-type="float">
            <text:p>8.210E-6</text:p>
          </table:table-cell>
          <table:table-cell table:style-name="ce9" table:formula="of:=([.G253]/100)*[.K253]" office:value-type="float" office:value="0.00000025451" calcext:value-type="float">
            <text:p>2.54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27E-032" calcext:value-type="float">
            <text:p>8.2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4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4]*10^26" office:value-type="float" office:value="0.00000827" calcext:value-type="float">
            <text:p>8.270E-6</text:p>
          </table:table-cell>
          <table:table-cell table:style-name="ce9" table:formula="of:=([.G254]/100)*[.K254]" office:value-type="float" office:value="0.00000026464" calcext:value-type="float">
            <text:p>2.6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89.2" calcext:value-type="float">
            <text:p>189.2</text:p>
          </table:table-cell>
          <table:table-cell table:style-name="ce4" office:value-type="float" office:value="8.4E-032" calcext:value-type="float">
            <text:p>8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55]/1000" office:value-type="float" office:value="0.1892" calcext:value-type="float">
            <text:p>0.1892</text:p>
          </table:table-cell>
          <table:table-cell office:value-type="float" office:value="100" calcext:value-type="float">
            <text:p>100</text:p>
          </table:table-cell>
          <table:table-cell table:style-name="ce9" table:formula="of:=[.F255]*10^26" office:value-type="float" office:value="0.0000084" calcext:value-type="float">
            <text:p>8.400E-6</text:p>
          </table:table-cell>
          <table:table-cell table:style-name="ce9" table:formula="of:=([.G255]/100)*[.K255]" office:value-type="float" office:value="0.0000002772" calcext:value-type="float">
            <text:p>2.7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2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6]*10^26" office:value-type="float" office:value="0.00000413" calcext:value-type="float">
            <text:p>4.130E-6</text:p>
          </table:table-cell>
          <table:table-cell table:style-name="ce9" table:formula="of:=([.G256]/100)*[.K256]" office:value-type="float" office:value="0.00000011151" calcext:value-type="float">
            <text:p>1.11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4.01E-032" calcext:value-type="float">
            <text:p>4.01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7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257]*10^26" office:value-type="float" office:value="0.00000401" calcext:value-type="float">
            <text:p>4.010E-6</text:p>
          </table:table-cell>
          <table:table-cell table:style-name="ce9" table:formula="of:=([.G257]/100)*[.K257]" office:value-type="float" office:value="0.0000001604" calcext:value-type="float">
            <text:p>1.6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58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8]*10^26" office:value-type="float" office:value="0.00000238" calcext:value-type="float">
            <text:p>2.380E-6</text:p>
          </table:table-cell>
          <table:table-cell table:style-name="ce9" table:formula="of:=([.G258]/100)*[.K258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2.24E-032" calcext:value-type="float">
            <text:p>2.24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259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259]*10^26" office:value-type="float" office:value="0.00000224" calcext:value-type="float">
            <text:p>2.240E-6</text:p>
          </table:table-cell>
          <table:table-cell table:style-name="ce9" table:formula="of:=([.G259]/100)*[.K259]" office:value-type="float" office:value="0.00000007616" calcext:value-type="float">
            <text:p>7.61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08E-031" calcext:value-type="float">
            <text:p>4.08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60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0]*10^26" office:value-type="float" office:value="0.0000408" calcext:value-type="float">
            <text:p>4.080E-5</text:p>
          </table:table-cell>
          <table:table-cell table:style-name="ce9" table:formula="of:=([.G260]/100)*[.K260]" office:value-type="float" office:value="0.0000006528" calcext:value-type="float">
            <text:p>6.52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4.18E-031" calcext:value-type="float">
            <text:p>4.18E-0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61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1]*10^26" office:value-type="float" office:value="0.0000418" calcext:value-type="float">
            <text:p>4.180E-5</text:p>
          </table:table-cell>
          <table:table-cell table:style-name="ce9" table:formula="of:=([.G261]/100)*[.K261]" office:value-type="float" office:value="0.000000836" calcext:value-type="float">
            <text:p>8.36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Default" office:value-type="float" office:value="464.9" calcext:value-type="float">
            <text:p>464.9</text:p>
          </table:table-cell>
          <table:table-cell table:style-name="ce4" office:value-type="float" office:value="3.95E-031" calcext:value-type="float">
            <text:p>3.95E-031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62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262]*10^26" office:value-type="float" office:value="0.0000395" calcext:value-type="float">
            <text:p>3.950E-5</text:p>
          </table:table-cell>
          <table:table-cell table:style-name="ce9" table:formula="of:=([.G262]/100)*[.K262]" office:value-type="float" office:value="0.0000013035" calcext:value-type="float">
            <text:p>1.30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Default" office:value-type="float" office:value="377.9" calcext:value-type="float">
            <text:p>377.9</text:p>
          </table:table-cell>
          <table:table-cell table:style-name="ce4" office:value-type="float" office:value="2.58E-031" calcext:value-type="float">
            <text:p>2.58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3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263]*10^26" office:value-type="float" office:value="0.0000258" calcext:value-type="float">
            <text:p>2.580E-5</text:p>
          </table:table-cell>
          <table:table-cell table:style-name="ce9" table:formula="of:=([.G263]/100)*[.K263]" office:value-type="float" office:value="0.0000005418" calcext:value-type="float">
            <text:p>5.41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6E-031" calcext:value-type="float">
            <text:p>1.66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64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4]*10^26" office:value-type="float" office:value="0.0000166" calcext:value-type="float">
            <text:p>1.660E-5</text:p>
          </table:table-cell>
          <table:table-cell table:style-name="ce9" table:formula="of:=([.G264]/100)*[.K264]" office:value-type="float" office:value="0.0000002988" calcext:value-type="float">
            <text:p>2.98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Default" office:value-type="float" office:value="320.8" calcext:value-type="float">
            <text:p>320.8</text:p>
          </table:table-cell>
          <table:table-cell table:style-name="ce4" office:value-type="float" office:value="1.61E-031" calcext:value-type="float">
            <text:p>1.61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65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265]*10^26" office:value-type="float" office:value="0.0000161" calcext:value-type="float">
            <text:p>1.610E-5</text:p>
          </table:table-cell>
          <table:table-cell table:style-name="ce9" table:formula="of:=([.G265]/100)*[.K265]" office:value-type="float" office:value="0.0000003381" calcext:value-type="float">
            <text:p>3.38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52E-032" calcext:value-type="float">
            <text:p>7.5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66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6]*10^26" office:value-type="float" office:value="0.00000752" calcext:value-type="float">
            <text:p>7.520E-6</text:p>
          </table:table-cell>
          <table:table-cell table:style-name="ce9" table:formula="of:=([.G266]/100)*[.K266]" office:value-type="float" office:value="0.00000024064" calcext:value-type="float">
            <text:p>2.40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Default" office:value-type="float" office:value="251.5" calcext:value-type="float">
            <text:p>251.5</text:p>
          </table:table-cell>
          <table:table-cell table:style-name="ce4" office:value-type="float" office:value="7.2E-032" calcext:value-type="float">
            <text:p>7.20E-032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[.E267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267]*10^26" office:value-type="float" office:value="0.0000072" calcext:value-type="float">
            <text:p>7.200E-6</text:p>
          </table:table-cell>
          <table:table-cell table:style-name="ce9" table:formula="of:=([.G267]/100)*[.K267]" office:value-type="float" office:value="0.0000002736" calcext:value-type="float">
            <text:p>2.73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212.5" calcext:value-type="float">
            <text:p>212.5</text:p>
          </table:table-cell>
          <table:table-cell table:style-name="ce4" office:value-type="float" office:value="3.98E-032" calcext:value-type="float">
            <text:p>3.98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68]/1000" office:value-type="float" office:value="0.2125" calcext:value-type="float">
            <text:p>0.2125</text:p>
          </table:table-cell>
          <table:table-cell office:value-type="float" office:value="100" calcext:value-type="float">
            <text:p>100</text:p>
          </table:table-cell>
          <table:table-cell table:style-name="ce9" table:formula="of:=[.F268]*10^26" office:value-type="float" office:value="0.00000398" calcext:value-type="float">
            <text:p>3.980E-6</text:p>
          </table:table-cell>
          <table:table-cell table:style-name="ce9" table:formula="of:=([.G268]/100)*[.K268]" office:value-type="float" office:value="0.0000001194" calcext:value-type="float">
            <text:p>1.19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Default" office:value-type="float" office:value="189" calcext:value-type="float">
            <text:p>189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269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269]*10^26" office:value-type="float" office:value="0.000002" calcext:value-type="float">
            <text:p>2.000E-6</text:p>
          </table:table-cell>
          <table:table-cell table:style-name="ce9" table:formula="of:=([.G269]/100)*[.K269]" office:value-type="float" office:value="0.000000046" calcext:value-type="float">
            <text:p>4.6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[.E270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0]*10^26" office:value-type="float" office:value="0.00000119" calcext:value-type="float">
            <text:p>1.190E-6</text:p>
          </table:table-cell>
          <table:table-cell table:style-name="ce9" table:formula="of:=([.G270]/100)*[.K270]" office:value-type="float" office:value="0.00000004641" calcext:value-type="float">
            <text:p>4.6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ce4" office:value-type="float" office:value="1.18E-032" calcext:value-type="float">
            <text:p>1.18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71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271]*10^26" office:value-type="float" office:value="0.00000118" calcext:value-type="float">
            <text:p>1.180E-6</text:p>
          </table:table-cell>
          <table:table-cell table:style-name="ce9" table:formula="of:=([.G271]/100)*[.K271]" office:value-type="float" office:value="0.00000003894" calcext:value-type="float">
            <text:p>3.89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8E-031" calcext:value-type="float">
            <text:p>2.28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272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2]*10^26" office:value-type="float" office:value="0.0000228" calcext:value-type="float">
            <text:p>2.280E-5</text:p>
          </table:table-cell>
          <table:table-cell table:style-name="ce9" table:formula="of:=([.G272]/100)*[.K272]" office:value-type="float" office:value="0.0000004104" calcext:value-type="float">
            <text:p>4.104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27E-031" calcext:value-type="float">
            <text:p>2.27E-031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E273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3]*10^26" office:value-type="float" office:value="0.0000227" calcext:value-type="float">
            <text:p>2.270E-5</text:p>
          </table:table-cell>
          <table:table-cell table:style-name="ce9" table:formula="of:=([.G273]/100)*[.K273]" office:value-type="float" office:value="0.0000003632" calcext:value-type="float">
            <text:p>3.6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2E-031" calcext:value-type="float">
            <text:p>2.12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74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4]*10^26" office:value-type="float" office:value="0.0000212" calcext:value-type="float">
            <text:p>2.120E-5</text:p>
          </table:table-cell>
          <table:table-cell table:style-name="ce9" table:formula="of:=([.G274]/100)*[.K274]" office:value-type="float" office:value="0.0000006572" calcext:value-type="float">
            <text:p>6.57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2.18E-031" calcext:value-type="float">
            <text:p>2.18E-031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75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275]*10^26" office:value-type="float" office:value="0.0000218" calcext:value-type="float">
            <text:p>2.180E-5</text:p>
          </table:table-cell>
          <table:table-cell table:style-name="ce9" table:formula="of:=([.G275]/100)*[.K275]" office:value-type="float" office:value="0.0000006322" calcext:value-type="float">
            <text:p>6.32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1.33E-031" calcext:value-type="float">
            <text:p>1.33E-031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E276]/1000" office:value-type="float" office:value="0.4149" calcext:value-type="float">
            <text:p>0.4149</text:p>
          </table:table-cell>
          <table:table-cell office:value-type="float" office:value="50" calcext:value-type="float">
            <text:p>50</text:p>
          </table:table-cell>
          <table:table-cell table:style-name="ce9" table:formula="of:=[.F276]*10^26" office:value-type="float" office:value="0.0000133" calcext:value-type="float">
            <text:p>1.330E-5</text:p>
          </table:table-cell>
          <table:table-cell table:style-name="ce9" table:formula="of:=([.G276]/100)*[.K276]" office:value-type="float" office:value="0.0000001729" calcext:value-type="float">
            <text:p>1.72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9E-032" calcext:value-type="float">
            <text:p>8.79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77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7]*10^26" office:value-type="float" office:value="0.00000879" calcext:value-type="float">
            <text:p>8.790E-6</text:p>
          </table:table-cell>
          <table:table-cell table:style-name="ce9" table:formula="of:=([.G277]/100)*[.K277]" office:value-type="float" office:value="0.0000001758" calcext:value-type="float">
            <text:p>1.758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57E-032" calcext:value-type="float">
            <text:p>8.57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7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8]*10^26" office:value-type="float" office:value="0.00000857" calcext:value-type="float">
            <text:p>8.570E-6</text:p>
          </table:table-cell>
          <table:table-cell table:style-name="ce9" table:formula="of:=([.G278]/100)*[.K278]" office:value-type="float" office:value="0.00000027424" calcext:value-type="float">
            <text:p>2.74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8.73E-032" calcext:value-type="float">
            <text:p>8.7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7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279]*10^26" office:value-type="float" office:value="0.00000873" calcext:value-type="float">
            <text:p>8.730E-6</text:p>
          </table:table-cell>
          <table:table-cell table:style-name="ce9" table:formula="of:=([.G279]/100)*[.K279]" office:value-type="float" office:value="0.00000019206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4.4E-032" calcext:value-type="float">
            <text:p>4.40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28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280]*10^26" office:value-type="float" office:value="0.0000044" calcext:value-type="float">
            <text:p>4.400E-6</text:p>
          </table:table-cell>
          <table:table-cell table:style-name="ce9" table:formula="of:=([.G280]/100)*[.K280]" office:value-type="float" office:value="0.0000001452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5E-032" calcext:value-type="float">
            <text:p>2.0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8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1]*10^26" office:value-type="float" office:value="0.00000205" calcext:value-type="float">
            <text:p>2.050E-6</text:p>
          </table:table-cell>
          <table:table-cell table:style-name="ce9" table:formula="of:=([.G281]/100)*[.K281]" office:value-type="float" office:value="0.0000000451" calcext:value-type="float">
            <text:p>4.5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282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282]*10^26" office:value-type="float" office:value="0.00000209" calcext:value-type="float">
            <text:p>2.090E-6</text:p>
          </table:table-cell>
          <table:table-cell table:style-name="ce9" table:formula="of:=([.G282]/100)*[.K282]" office:value-type="float" office:value="0.00000006688" calcext:value-type="float">
            <text:p>6.68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7E-032" calcext:value-type="float">
            <text:p>1.07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83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3]*10^26" office:value-type="float" office:value="0.00000107" calcext:value-type="float">
            <text:p>1.070E-6</text:p>
          </table:table-cell>
          <table:table-cell table:style-name="ce9" table:formula="of:=([.G283]/100)*[.K283]" office:value-type="float" office:value="0.00000003103" calcext:value-type="float">
            <text:p>3.10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84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284]*10^26" office:value-type="float" office:value="0.00000105" calcext:value-type="float">
            <text:p>1.050E-6</text:p>
          </table:table-cell>
          <table:table-cell table:style-name="ce9" table:formula="of:=([.G284]/100)*[.K284]" office:value-type="float" office:value="0.000000042" calcext:value-type="float">
            <text:p>4.2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6.23E-033" calcext:value-type="float">
            <text:p>6.23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85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5]*10^26" office:value-type="float" office:value="0.000000623" calcext:value-type="float">
            <text:p>6.230E-7</text:p>
          </table:table-cell>
          <table:table-cell table:style-name="ce9" table:formula="of:=([.G285]/100)*[.K285]" office:value-type="float" office:value="0.000000023051" calcext:value-type="float">
            <text:p>2.3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5.98E-033" calcext:value-type="float">
            <text:p>5.98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6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286]*10^26" office:value-type="float" office:value="0.000000598" calcext:value-type="float">
            <text:p>5.980E-7</text:p>
          </table:table-cell>
          <table:table-cell table:style-name="ce9" table:formula="of:=([.G286]/100)*[.K286]" office:value-type="float" office:value="0.000000018538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E-031" calcext:value-type="float">
            <text:p>1.20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87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7]*10^26" office:value-type="float" office:value="0.000012" calcext:value-type="float">
            <text:p>1.200E-5</text:p>
          </table:table-cell>
          <table:table-cell table:style-name="ce9" table:formula="of:=([.G287]/100)*[.K287]" office:value-type="float" office:value="0.000000252" calcext:value-type="float">
            <text:p>2.52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88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8]*10^26" office:value-type="float" office:value="0.0000119" calcext:value-type="float">
            <text:p>1.190E-5</text:p>
          </table:table-cell>
          <table:table-cell table:style-name="ce9" table:formula="of:=([.G288]/100)*[.K288]" office:value-type="float" office:value="0.0000002261" calcext:value-type="float">
            <text:p>2.26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1.21E-031" calcext:value-type="float">
            <text:p>1.21E-031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289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289]*10^26" office:value-type="float" office:value="0.0000121" calcext:value-type="float">
            <text:p>1.210E-5</text:p>
          </table:table-cell>
          <table:table-cell table:style-name="ce9" table:formula="of:=([.G289]/100)*[.K289]" office:value-type="float" office:value="0.0000003751" calcext:value-type="float">
            <text:p>3.75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49" calcext:value-type="float">
            <text:p>449</text:p>
          </table:table-cell>
          <table:table-cell table:style-name="ce4" office:value-type="float" office:value="7.32E-032" calcext:value-type="float">
            <text:p>7.32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290]/1000" office:value-type="float" office:value="0.449" calcext:value-type="float">
            <text:p>0.449</text:p>
          </table:table-cell>
          <table:table-cell office:value-type="float" office:value="50" calcext:value-type="float">
            <text:p>50</text:p>
          </table:table-cell>
          <table:table-cell table:style-name="ce9" table:formula="of:=[.F290]*10^26" office:value-type="float" office:value="0.00000732" calcext:value-type="float">
            <text:p>7.320E-6</text:p>
          </table:table-cell>
          <table:table-cell table:style-name="ce9" table:formula="of:=([.G290]/100)*[.K290]" office:value-type="float" office:value="0.00000013908" calcext:value-type="float">
            <text:p>1.3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69E-032" calcext:value-type="float">
            <text:p>4.6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291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1]*10^26" office:value-type="float" office:value="0.00000469" calcext:value-type="float">
            <text:p>4.690E-6</text:p>
          </table:table-cell>
          <table:table-cell table:style-name="ce9" table:formula="of:=([.G291]/100)*[.K291]" office:value-type="float" office:value="0.00000010318" calcext:value-type="float">
            <text:p>1.03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4.55E-032" calcext:value-type="float">
            <text:p>4.5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292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292]*10^26" office:value-type="float" office:value="0.00000455" calcext:value-type="float">
            <text:p>4.550E-6</text:p>
          </table:table-cell>
          <table:table-cell table:style-name="ce9" table:formula="of:=([.G292]/100)*[.K292]" office:value-type="float" office:value="0.00000009555" calcext:value-type="float">
            <text:p>9.55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18E-032" calcext:value-type="float">
            <text:p>2.18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293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3]*10^26" office:value-type="float" office:value="0.00000218" calcext:value-type="float">
            <text:p>2.180E-6</text:p>
          </table:table-cell>
          <table:table-cell table:style-name="ce9" table:formula="of:=([.G293]/100)*[.K293]" office:value-type="float" office:value="0.00000006322" calcext:value-type="float">
            <text:p>6.32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2.06E-032" calcext:value-type="float">
            <text:p>2.06E-032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294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294]*10^26" office:value-type="float" office:value="0.00000206" calcext:value-type="float">
            <text:p>2.060E-6</text:p>
          </table:table-cell>
          <table:table-cell table:style-name="ce9" table:formula="of:=([.G294]/100)*[.K294]" office:value-type="float" office:value="0.00000008652" calcext:value-type="float">
            <text:p>8.65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5E-032" calcext:value-type="float">
            <text:p>1.05E-03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295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5]*10^26" office:value-type="float" office:value="0.00000105" calcext:value-type="float">
            <text:p>1.050E-6</text:p>
          </table:table-cell>
          <table:table-cell table:style-name="ce9" table:formula="of:=([.G295]/100)*[.K295]" office:value-type="float" office:value="0.0000000315" calcext:value-type="float">
            <text:p>3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1.04E-032" calcext:value-type="float">
            <text:p>1.04E-032</text:p>
          </table:table-cell>
          <table:table-cell office:value-type="float" office:value="5.2" calcext:value-type="float">
            <text:p>5.2</text:p>
          </table:table-cell>
          <table:table-cell/>
          <table:table-cell table:formula="of:=[.E296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296]*10^26" office:value-type="float" office:value="0.00000104" calcext:value-type="float">
            <text:p>1.040E-6</text:p>
          </table:table-cell>
          <table:table-cell table:style-name="ce9" table:formula="of:=([.G296]/100)*[.K296]" office:value-type="float" office:value="0.00000005408" calcext:value-type="float">
            <text:p>5.4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69E-033" calcext:value-type="float">
            <text:p>5.69E-033</text:p>
          </table:table-cell>
          <table:table-cell office:value-type="float" office:value="3.7" calcext:value-type="float">
            <text:p>3.7</text:p>
          </table:table-cell>
          <table:table-cell/>
          <table:table-cell table:formula="of:=[.E297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7]*10^26" office:value-type="float" office:value="0.000000569" calcext:value-type="float">
            <text:p>5.690E-7</text:p>
          </table:table-cell>
          <table:table-cell table:style-name="ce9" table:formula="of:=([.G297]/100)*[.K297]" office:value-type="float" office:value="0.000000021053" calcext:value-type="float">
            <text:p>2.1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6.63E-033" calcext:value-type="float">
            <text:p>6.63E-033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298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298]*10^26" office:value-type="float" office:value="0.000000663" calcext:value-type="float">
            <text:p>6.630E-7</text:p>
          </table:table-cell>
          <table:table-cell table:style-name="ce9" table:formula="of:=([.G298]/100)*[.K298]" office:value-type="float" office:value="0.000000045747" calcext:value-type="float">
            <text:p>4.5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81E-033" calcext:value-type="float">
            <text:p>3.81E-033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299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299]*10^26" office:value-type="float" office:value="0.000000381" calcext:value-type="float">
            <text:p>3.810E-7</text:p>
          </table:table-cell>
          <table:table-cell table:style-name="ce9" table:formula="of:=([.G299]/100)*[.K299]" office:value-type="float" office:value="0.000000023622" calcext:value-type="float">
            <text:p>2.36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3.48E-033" calcext:value-type="float">
            <text:p>3.4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00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00]*10^26" office:value-type="float" office:value="0.000000348" calcext:value-type="float">
            <text:p>3.480E-7</text:p>
          </table:table-cell>
          <table:table-cell table:style-name="ce9" table:formula="of:=([.G300]/100)*[.K300]" office:value-type="float" office:value="0.00000001044" calcext:value-type="float">
            <text:p>1.044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7.04E-032" calcext:value-type="float">
            <text:p>7.04E-032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01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1]*10^26" office:value-type="float" office:value="0.00000704" calcext:value-type="float">
            <text:p>7.040E-6</text:p>
          </table:table-cell>
          <table:table-cell table:style-name="ce9" table:formula="of:=([.G301]/100)*[.K301]" office:value-type="float" office:value="0.00000019008" calcext:value-type="float">
            <text:p>1.90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6.82E-032" calcext:value-type="float">
            <text:p>6.82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0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02]*10^26" office:value-type="float" office:value="0.00000682" calcext:value-type="float">
            <text:p>6.820E-6</text:p>
          </table:table-cell>
          <table:table-cell table:style-name="ce9" table:formula="of:=([.G302]/100)*[.K302]" office:value-type="float" office:value="0.0000001023" calcext:value-type="float">
            <text:p>1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4.14E-032" calcext:value-type="float">
            <text:p>4.1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03]/1000" office:value-type="float" office:value="0.481" calcext:value-type="float">
            <text:p>0.481</text:p>
          </table:table-cell>
          <table:table-cell office:value-type="float" office:value="50" calcext:value-type="float">
            <text:p>50</text:p>
          </table:table-cell>
          <table:table-cell table:style-name="ce9" table:formula="of:=[.F303]*10^26" office:value-type="float" office:value="0.00000414" calcext:value-type="float">
            <text:p>4.140E-6</text:p>
          </table:table-cell>
          <table:table-cell table:style-name="ce9" table:formula="of:=([.G303]/100)*[.K303]" office:value-type="float" office:value="0.00000007866" calcext:value-type="float">
            <text:p>7.86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67E-032" calcext:value-type="float">
            <text:p>2.67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4]*10^26" office:value-type="float" office:value="0.00000267" calcext:value-type="float">
            <text:p>2.670E-6</text:p>
          </table:table-cell>
          <table:table-cell table:style-name="ce9" table:formula="of:=([.G304]/100)*[.K304]" office:value-type="float" office:value="0.00000006141" calcext:value-type="float">
            <text:p>6.14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E-032" calcext:value-type="float">
            <text:p>2.50E-032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[.E30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5]*10^26" office:value-type="float" office:value="0.0000025" calcext:value-type="float">
            <text:p>2.500E-6</text:p>
          </table:table-cell>
          <table:table-cell table:style-name="ce9" table:formula="of:=([.G305]/100)*[.K305]" office:value-type="float" office:value="0.0000001175" calcext:value-type="float">
            <text:p>1.1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2.55E-032" calcext:value-type="float">
            <text:p>2.55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06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06]*10^26" office:value-type="float" office:value="0.00000255" calcext:value-type="float">
            <text:p>2.550E-6</text:p>
          </table:table-cell>
          <table:table-cell table:style-name="ce9" table:formula="of:=([.G306]/100)*[.K306]" office:value-type="float" office:value="0.0000000561" calcext:value-type="float">
            <text:p>5.61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1.19E-032" calcext:value-type="float">
            <text:p>1.19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07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07]*10^26" office:value-type="float" office:value="0.00000119" calcext:value-type="float">
            <text:p>1.190E-6</text:p>
          </table:table-cell>
          <table:table-cell table:style-name="ce9" table:formula="of:=([.G307]/100)*[.K307]" office:value-type="float" office:value="0.00000003808" calcext:value-type="float">
            <text:p>3.80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03E-033" calcext:value-type="float">
            <text:p>6.03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08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8]*10^26" office:value-type="float" office:value="0.000000603" calcext:value-type="float">
            <text:p>6.030E-7</text:p>
          </table:table-cell>
          <table:table-cell table:style-name="ce9" table:formula="of:=([.G308]/100)*[.K308]" office:value-type="float" office:value="0.000000013869" calcext:value-type="float">
            <text:p>1.38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09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09]*10^26" office:value-type="float" office:value="0.000000649" calcext:value-type="float">
            <text:p>6.490E-7</text:p>
          </table:table-cell>
          <table:table-cell table:style-name="ce9" table:formula="of:=([.G309]/100)*[.K309]" office:value-type="float" office:value="0.000000027258" calcext:value-type="float">
            <text:p>2.72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4.9" calcext:value-type="float">
            <text:p>4.9</text:p>
          </table:table-cell>
          <table:table-cell/>
          <table:table-cell table:formula="of:=[.E310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10]*10^26" office:value-type="float" office:value="0.000000334" calcext:value-type="float">
            <text:p>3.340E-7</text:p>
          </table:table-cell>
          <table:table-cell table:style-name="ce9" table:formula="of:=([.G310]/100)*[.K310]" office:value-type="float" office:value="0.000000016366" calcext:value-type="float">
            <text:p>1.63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01E-033" calcext:value-type="float">
            <text:p>2.01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11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11]*10^26" office:value-type="float" office:value="0.000000201" calcext:value-type="float">
            <text:p>2.010E-7</text:p>
          </table:table-cell>
          <table:table-cell table:style-name="ce9" table:formula="of:=([.G311]/100)*[.K311]" office:value-type="float" office:value="0.000000006633" calcext:value-type="float">
            <text:p>6.633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59E-032" calcext:value-type="float">
            <text:p>3.59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2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2]*10^26" office:value-type="float" office:value="0.00000359" calcext:value-type="float">
            <text:p>3.590E-6</text:p>
          </table:table-cell>
          <table:table-cell table:style-name="ce9" table:formula="of:=([.G312]/100)*[.K312]" office:value-type="float" office:value="0.00000008975" calcext:value-type="float">
            <text:p>8.9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3.63E-032" calcext:value-type="float">
            <text:p>3.6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13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13]*10^26" office:value-type="float" office:value="0.00000363" calcext:value-type="float">
            <text:p>3.630E-6</text:p>
          </table:table-cell>
          <table:table-cell table:style-name="ce9" table:formula="of:=([.G313]/100)*[.K313]" office:value-type="float" office:value="0.0000000726" calcext:value-type="float">
            <text:p>7.2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12E-032" calcext:value-type="float">
            <text:p>2.12E-032</text:p>
          </table:table-cell>
          <table:table-cell office:value-type="float" office:value="4.1" calcext:value-type="float">
            <text:p>4.1</text:p>
          </table:table-cell>
          <table:table-cell/>
          <table:table-cell table:formula="of:=[.E314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4]*10^26" office:value-type="float" office:value="0.00000212" calcext:value-type="float">
            <text:p>2.120E-6</text:p>
          </table:table-cell>
          <table:table-cell table:style-name="ce9" table:formula="of:=([.G314]/100)*[.K314]" office:value-type="float" office:value="0.00000008692" calcext:value-type="float">
            <text:p>8.69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2.28E-032" calcext:value-type="float">
            <text:p>2.28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15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15]*10^26" office:value-type="float" office:value="0.00000228" calcext:value-type="float">
            <text:p>2.280E-6</text:p>
          </table:table-cell>
          <table:table-cell table:style-name="ce9" table:formula="of:=([.G315]/100)*[.K315]" office:value-type="float" office:value="0.00000005016" calcext:value-type="float">
            <text:p>5.01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41E-032" calcext:value-type="float">
            <text:p>1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16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6]*10^26" office:value-type="float" office:value="0.00000141" calcext:value-type="float">
            <text:p>1.410E-6</text:p>
          </table:table-cell>
          <table:table-cell table:style-name="ce9" table:formula="of:=([.G316]/100)*[.K316]" office:value-type="float" office:value="0.00000003525" calcext:value-type="float">
            <text:p>3.5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38E-032" calcext:value-type="float">
            <text:p>1.38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17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17]*10^26" office:value-type="float" office:value="0.00000138" calcext:value-type="float">
            <text:p>1.380E-6</text:p>
          </table:table-cell>
          <table:table-cell table:style-name="ce9" table:formula="of:=([.G317]/100)*[.K317]" office:value-type="float" office:value="0.00000002898" calcext:value-type="float">
            <text:p>2.8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6.89E-033" calcext:value-type="float">
            <text:p>6.89E-033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[.E318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18]*10^26" office:value-type="float" office:value="0.000000689" calcext:value-type="float">
            <text:p>6.890E-7</text:p>
          </table:table-cell>
          <table:table-cell table:style-name="ce9" table:formula="of:=([.G318]/100)*[.K318]" office:value-type="float" office:value="0.000000031005" calcext:value-type="float">
            <text:p>3.10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44E-033" calcext:value-type="float">
            <text:p>3.44E-033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19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19]*10^26" office:value-type="float" office:value="0.000000344" calcext:value-type="float">
            <text:p>3.440E-7</text:p>
          </table:table-cell>
          <table:table-cell table:style-name="ce9" table:formula="of:=([.G319]/100)*[.K319]" office:value-type="float" office:value="0.000000011696" calcext:value-type="float">
            <text:p>1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37E-033" calcext:value-type="float">
            <text:p>1.37E-033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E320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0]*10^26" office:value-type="float" office:value="0.000000137" calcext:value-type="float">
            <text:p>1.370E-7</text:p>
          </table:table-cell>
          <table:table-cell table:style-name="ce9" table:formula="of:=([.G320]/100)*[.K320]" office:value-type="float" office:value="0.000000008357" calcext:value-type="float">
            <text:p>8.35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25E-033" calcext:value-type="float">
            <text:p>1.25E-033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21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21]*10^26" office:value-type="float" office:value="0.000000125" calcext:value-type="float">
            <text:p>1.250E-7</text:p>
          </table:table-cell>
          <table:table-cell table:style-name="ce9" table:formula="of:=([.G321]/100)*[.K321]" office:value-type="float" office:value="0.000000003875" calcext:value-type="float">
            <text:p>3.87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4E-032" calcext:value-type="float">
            <text:p>2.04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22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2]*10^26" office:value-type="float" office:value="0.00000204" calcext:value-type="float">
            <text:p>2.040E-6</text:p>
          </table:table-cell>
          <table:table-cell table:style-name="ce9" table:formula="of:=([.G322]/100)*[.K322]" office:value-type="float" office:value="0.0000000408" calcext:value-type="float">
            <text:p>4.08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9E-032" calcext:value-type="float">
            <text:p>2.09E-032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3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3]*10^26" office:value-type="float" office:value="0.00000209" calcext:value-type="float">
            <text:p>2.090E-6</text:p>
          </table:table-cell>
          <table:table-cell table:style-name="ce9" table:formula="of:=([.G323]/100)*[.K323]" office:value-type="float" office:value="0.00000006061" calcext:value-type="float">
            <text:p>6.06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2.02E-032" calcext:value-type="float">
            <text:p>2.02E-032</text:p>
          </table:table-cell>
          <table:table-cell office:value-type="float" office:value="3.2" calcext:value-type="float">
            <text:p>3.2</text:p>
          </table:table-cell>
          <table:table-cell/>
          <table:table-cell table:formula="of:=[.E324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24]*10^26" office:value-type="float" office:value="0.00000202" calcext:value-type="float">
            <text:p>2.020E-6</text:p>
          </table:table-cell>
          <table:table-cell table:style-name="ce9" table:formula="of:=([.G324]/100)*[.K324]" office:value-type="float" office:value="0.00000006464" calcext:value-type="float">
            <text:p>6.46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1.28E-032" calcext:value-type="float">
            <text:p>1.2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25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325]*10^26" office:value-type="float" office:value="0.00000128" calcext:value-type="float">
            <text:p>1.280E-6</text:p>
          </table:table-cell>
          <table:table-cell table:style-name="ce9" table:formula="of:=([.G325]/100)*[.K325]" office:value-type="float" office:value="0.00000002176" calcext:value-type="float">
            <text:p>2.17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3E-033" calcext:value-type="float">
            <text:p>8.3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26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6]*10^26" office:value-type="float" office:value="0.00000083" calcext:value-type="float">
            <text:p>8.300E-7</text:p>
          </table:table-cell>
          <table:table-cell table:style-name="ce9" table:formula="of:=([.G326]/100)*[.K326]" office:value-type="float" office:value="0.00000002075" calcext:value-type="float">
            <text:p>2.07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8.46E-033" calcext:value-type="float">
            <text:p>8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27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327]*10^26" office:value-type="float" office:value="0.000000846" calcext:value-type="float">
            <text:p>8.460E-7</text:p>
          </table:table-cell>
          <table:table-cell table:style-name="ce9" table:formula="of:=([.G327]/100)*[.K327]" office:value-type="float" office:value="0.000000024534" calcext:value-type="float">
            <text:p>2.45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28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328]*10^26" office:value-type="float" office:value="0.000000386" calcext:value-type="float">
            <text:p>3.860E-7</text:p>
          </table:table-cell>
          <table:table-cell table:style-name="ce9" table:formula="of:=([.G328]/100)*[.K328]" office:value-type="float" office:value="0.000000012738" calcext:value-type="float">
            <text:p>1.27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8E-033" calcext:value-type="float">
            <text:p>2.08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29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29]*10^26" office:value-type="float" office:value="0.000000208" calcext:value-type="float">
            <text:p>2.080E-7</text:p>
          </table:table-cell>
          <table:table-cell table:style-name="ce9" table:formula="of:=([.G329]/100)*[.K329]" office:value-type="float" office:value="0.00000000832" calcext:value-type="float">
            <text:p>8.320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1.96E-033" calcext:value-type="float">
            <text:p>1.96E-03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[.E330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330]*10^26" office:value-type="float" office:value="0.000000196" calcext:value-type="float">
            <text:p>1.960E-7</text:p>
          </table:table-cell>
          <table:table-cell table:style-name="ce9" table:formula="of:=([.G330]/100)*[.K330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11E-033" calcext:value-type="float">
            <text:p>1.11E-033</text:p>
          </table:table-cell>
          <table:table-cell office:value-type="float" office:value="8.9" calcext:value-type="float">
            <text:p>8.9</text:p>
          </table:table-cell>
          <table:table-cell/>
          <table:table-cell table:formula="of:=[.E331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1]*10^26" office:value-type="float" office:value="0.000000111" calcext:value-type="float">
            <text:p>1.110E-7</text:p>
          </table:table-cell>
          <table:table-cell table:style-name="ce9" table:formula="of:=([.G331]/100)*[.K331]" office:value-type="float" office:value="0.000000009879" calcext:value-type="float">
            <text:p>9.87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27E-033" calcext:value-type="float">
            <text:p>1.27E-033</text:p>
          </table:table-cell>
          <table:table-cell office:value-type="float" office:value="6.5" calcext:value-type="float">
            <text:p>6.5</text:p>
          </table:table-cell>
          <table:table-cell/>
          <table:table-cell table:formula="of:=[.E332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332]*10^26" office:value-type="float" office:value="0.000000127" calcext:value-type="float">
            <text:p>1.270E-7</text:p>
          </table:table-cell>
          <table:table-cell table:style-name="ce9" table:formula="of:=([.G332]/100)*[.K332]" office:value-type="float" office:value="0.000000008255" calcext:value-type="float">
            <text:p>8.255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56.7" calcext:value-type="float">
            <text:p>256.7</text:p>
          </table:table-cell>
          <table:table-cell table:style-name="ce4" office:value-type="float" office:value="6.95E-034" calcext:value-type="float">
            <text:p>6.95E-034</text:p>
          </table:table-cell>
          <table:table-cell office:value-type="float" office:value="6.2" calcext:value-type="float">
            <text:p>6.2</text:p>
          </table:table-cell>
          <table:table-cell/>
          <table:table-cell table:formula="of:=[.E333]/1000" office:value-type="float" office:value="0.2567" calcext:value-type="float">
            <text:p>0.2567</text:p>
          </table:table-cell>
          <table:table-cell office:value-type="float" office:value="135" calcext:value-type="float">
            <text:p>135</text:p>
          </table:table-cell>
          <table:table-cell table:style-name="ce9" table:formula="of:=[.F333]*10^26" office:value-type="float" office:value="0.0000000695" calcext:value-type="float">
            <text:p>6.950E-8</text:p>
          </table:table-cell>
          <table:table-cell table:style-name="ce9" table:formula="of:=([.G333]/100)*[.K333]" office:value-type="float" office:value="0.000000004309" calcext:value-type="float">
            <text:p>4.309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4.76E-033" calcext:value-type="float">
            <text:p>4.76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34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334]*10^26" office:value-type="float" office:value="0.000000476" calcext:value-type="float">
            <text:p>4.760E-7</text:p>
          </table:table-cell>
          <table:table-cell table:style-name="ce9" table:formula="of:=([.G334]/100)*[.K334]" office:value-type="float" office:value="0.000000009996" calcext:value-type="float">
            <text:p>9.99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6.7E-034" calcext:value-type="float">
            <text:p>6.70E-034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[.E335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35]*10^26" office:value-type="float" office:value="0.000000067" calcext:value-type="float">
            <text:p>6.700E-8</text:p>
          </table:table-cell>
          <table:table-cell table:style-name="ce9" table:formula="of:=([.G335]/100)*[.K335]" office:value-type="float" office:value="0.000000004221" calcext:value-type="float">
            <text:p>4.221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2.75E-034" calcext:value-type="float">
            <text:p>2.75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336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336]*10^26" office:value-type="float" office:value="0.0000000275" calcext:value-type="float">
            <text:p>2.750E-8</text:p>
          </table:table-cell>
          <table:table-cell table:style-name="ce9" table:formula="of:=([.G336]/100)*[.K336]" office:value-type="float" office:value="0.000000001155" calcext:value-type="float">
            <text:p>1.15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4.49E-034" calcext:value-type="float">
            <text:p>4.49E-034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E337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337]*10^26" office:value-type="float" office:value="0.0000000449" calcext:value-type="float">
            <text:p>4.490E-8</text:p>
          </table:table-cell>
          <table:table-cell table:style-name="ce9" table:formula="of:=([.G337]/100)*[.K337]" office:value-type="float" office:value="0.0000000019756" calcext:value-type="float">
            <text:p>1.976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1.67E-034" calcext:value-type="float">
            <text:p>1.67E-03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[.E338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338]*10^26" office:value-type="float" office:value="0.0000000167" calcext:value-type="float">
            <text:p>1.670E-8</text:p>
          </table:table-cell>
          <table:table-cell table:style-name="ce9" table:formula="of:=([.G338]/100)*[.K338]" office:value-type="float" office:value="0.0000000009185" calcext:value-type="float">
            <text:p>9.185E-1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6.12E-035" calcext:value-type="float">
            <text:p>6.12E-035</text:p>
          </table:table-cell>
          <table:table-cell office:value-type="float" office:value="9.4" calcext:value-type="float">
            <text:p>9.4</text:p>
          </table:table-cell>
          <table:table-cell/>
          <table:table-cell table:formula="of:=[.E339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339]*10^26" office:value-type="float" office:value="0.00000000612" calcext:value-type="float">
            <text:p>6.120E-9</text:p>
          </table:table-cell>
          <table:table-cell table:style-name="ce9" table:formula="of:=([.G339]/100)*[.K339]" office:value-type="float" office:value="0.00000000057528" calcext:value-type="float">
            <text:p>5.753E-10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8E-030" calcext:value-type="float">
            <text:p>1.68E-03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0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0]*10^26" office:value-type="float" office:value="0.000168" calcext:value-type="float">
            <text:p>1.680E-4</text:p>
          </table:table-cell>
          <table:table-cell table:style-name="ce9" table:formula="of:=([.G340]/100)*[.K340]" office:value-type="float" office:value="0.000003024" calcext:value-type="float">
            <text:p>3.024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291.9" calcext:value-type="float">
            <text:p>291.9</text:p>
          </table:table-cell>
          <table:table-cell table:style-name="ce4" office:value-type="float" office:value="1.69E-030" calcext:value-type="float">
            <text:p>1.69E-030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41]/1000" office:value-type="float" office:value="0.2919" calcext:value-type="float">
            <text:p>0.2919</text:p>
          </table:table-cell>
          <table:table-cell office:value-type="float" office:value="40" calcext:value-type="float">
            <text:p>40</text:p>
          </table:table-cell>
          <table:table-cell table:style-name="ce9" table:formula="of:=[.F341]*10^26" office:value-type="float" office:value="0.000169" calcext:value-type="float">
            <text:p>1.690E-4</text:p>
          </table:table-cell>
          <table:table-cell table:style-name="ce9" table:formula="of:=([.G341]/100)*[.K341]" office:value-type="float" office:value="0.000003211" calcext:value-type="float">
            <text:p>3.211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00.8" calcext:value-type="float">
            <text:p>200.8</text:p>
          </table:table-cell>
          <table:table-cell table:style-name="ce4" office:value-type="float" office:value="6.77E-031" calcext:value-type="float">
            <text:p>6.77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2]/1000" office:value-type="float" office:value="0.2008" calcext:value-type="float">
            <text:p>0.2008</text:p>
          </table:table-cell>
          <table:table-cell office:value-type="float" office:value="60" calcext:value-type="float">
            <text:p>60</text:p>
          </table:table-cell>
          <table:table-cell table:style-name="ce9" table:formula="of:=[.F342]*10^26" office:value-type="float" office:value="0.0000677" calcext:value-type="float">
            <text:p>6.770E-5</text:p>
          </table:table-cell>
          <table:table-cell table:style-name="ce9" table:formula="of:=([.G342]/100)*[.K342]" office:value-type="float" office:value="0.0000014217" calcext:value-type="float">
            <text:p>1.422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132.3" calcext:value-type="float">
            <text:p>132.3</text:p>
          </table:table-cell>
          <table:table-cell table:style-name="ce4" office:value-type="float" office:value="1.87E-031" calcext:value-type="float">
            <text:p>1.87E-031</text:p>
          </table:table-cell>
          <table:table-cell table:style-name="ce5" office:value-type="float" office:value="1.8" calcext:value-type="float">
            <text:p>1.8</text:p>
          </table:table-cell>
          <table:table-cell/>
          <table:table-cell table:formula="of:=[.E343]/1000" office:value-type="float" office:value="0.1323" calcext:value-type="float">
            <text:p>0.1323</text:p>
          </table:table-cell>
          <table:table-cell office:value-type="float" office:value="100" calcext:value-type="float">
            <text:p>100</text:p>
          </table:table-cell>
          <table:table-cell table:style-name="ce9" table:formula="of:=[.F343]*10^26" office:value-type="float" office:value="0.0000187" calcext:value-type="float">
            <text:p>1.870E-5</text:p>
          </table:table-cell>
          <table:table-cell table:style-name="ce9" table:formula="of:=([.G343]/100)*[.K343]" office:value-type="float" office:value="0.0000003366" calcext:value-type="float">
            <text:p>3.36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17.4" calcext:value-type="float">
            <text:p>117.4</text:p>
          </table:table-cell>
          <table:table-cell table:style-name="ce4" office:value-type="float" office:value="1.06E-031" calcext:value-type="float">
            <text:p>1.06E-031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44]/1000" office:value-type="float" office:value="0.1174" calcext:value-type="float">
            <text:p>0.1174</text:p>
          </table:table-cell>
          <table:table-cell office:value-type="float" office:value="120" calcext:value-type="float">
            <text:p>120</text:p>
          </table:table-cell>
          <table:table-cell table:style-name="ce9" table:formula="of:=[.F344]*10^26" office:value-type="float" office:value="0.0000106" calcext:value-type="float">
            <text:p>1.060E-5</text:p>
          </table:table-cell>
          <table:table-cell table:style-name="ce9" table:formula="of:=([.G344]/100)*[.K344]" office:value-type="float" office:value="0.0000002862" calcext:value-type="float">
            <text:p>2.86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10.3" calcext:value-type="float">
            <text:p>110.3</text:p>
          </table:table-cell>
          <table:table-cell table:style-name="ce4" office:value-type="float" office:value="7.38E-032" calcext:value-type="float">
            <text:p>7.38E-032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[.E345]/1000" office:value-type="float" office:value="0.1103" calcext:value-type="float">
            <text:p>0.1103</text:p>
          </table:table-cell>
          <table:table-cell office:value-type="float" office:value="135" calcext:value-type="float">
            <text:p>135</text:p>
          </table:table-cell>
          <table:table-cell table:style-name="ce9" table:formula="of:=[.F345]*10^26" office:value-type="float" office:value="0.00000738" calcext:value-type="float">
            <text:p>7.380E-6</text:p>
          </table:table-cell>
          <table:table-cell table:style-name="ce9" table:formula="of:=([.G345]/100)*[.K345]" office:value-type="float" office:value="0.00000025092" calcext:value-type="float">
            <text:p>2.509E-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42E-031" calcext:value-type="float">
            <text:p>7.42E-031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46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6]*10^26" office:value-type="float" office:value="0.0000742" calcext:value-type="float">
            <text:p>7.420E-5</text:p>
          </table:table-cell>
          <table:table-cell table:style-name="ce9" table:formula="of:=([.G346]/100)*[.K346]" office:value-type="float" office:value="0.0000013356" calcext:value-type="float">
            <text:p>1.336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358.5" calcext:value-type="float">
            <text:p>358.5</text:p>
          </table:table-cell>
          <table:table-cell table:style-name="ce4" office:value-type="float" office:value="7.34E-031" calcext:value-type="float">
            <text:p>7.34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47]/1000" office:value-type="float" office:value="0.3585" calcext:value-type="float">
            <text:p>0.3585</text:p>
          </table:table-cell>
          <table:table-cell office:value-type="float" office:value="40" calcext:value-type="float">
            <text:p>40</text:p>
          </table:table-cell>
          <table:table-cell table:style-name="ce9" table:formula="of:=[.F347]*10^26" office:value-type="float" office:value="0.0000734" calcext:value-type="float">
            <text:p>7.340E-5</text:p>
          </table:table-cell>
          <table:table-cell table:style-name="ce9" table:formula="of:=([.G347]/100)*[.K347]" office:value-type="float" office:value="0.0000016148" calcext:value-type="float">
            <text:p>1.615E-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46.9" calcext:value-type="float">
            <text:p>246.9</text:p>
          </table:table-cell>
          <table:table-cell table:style-name="ce4" office:value-type="float" office:value="3.06E-031" calcext:value-type="float">
            <text:p>3.06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8]/1000" office:value-type="float" office:value="0.2469" calcext:value-type="float">
            <text:p>0.2469</text:p>
          </table:table-cell>
          <table:table-cell office:value-type="float" office:value="60" calcext:value-type="float">
            <text:p>60</text:p>
          </table:table-cell>
          <table:table-cell table:style-name="ce9" table:formula="of:=[.F348]*10^26" office:value-type="float" office:value="0.0000306" calcext:value-type="float">
            <text:p>3.060E-5</text:p>
          </table:table-cell>
          <table:table-cell table:style-name="ce9" table:formula="of:=([.G348]/100)*[.K348]" office:value-type="float" office:value="0.0000006426" calcext:value-type="float">
            <text:p>6.42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44.8" calcext:value-type="float">
            <text:p>144.8</text:p>
          </table:table-cell>
          <table:table-cell table:style-name="ce4" office:value-type="float" office:value="5.13E-032" calcext:value-type="float">
            <text:p>5.13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49]/1000" office:value-type="float" office:value="0.1448" calcext:value-type="float">
            <text:p>0.1448</text:p>
          </table:table-cell>
          <table:table-cell office:value-type="float" office:value="120" calcext:value-type="float">
            <text:p>120</text:p>
          </table:table-cell>
          <table:table-cell table:style-name="ce9" table:formula="of:=[.F349]*10^26" office:value-type="float" office:value="0.00000513" calcext:value-type="float">
            <text:p>5.130E-6</text:p>
          </table:table-cell>
          <table:table-cell table:style-name="ce9" table:formula="of:=([.G349]/100)*[.K349]" office:value-type="float" office:value="0.00000010773" calcext:value-type="float">
            <text:p>1.07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36.1" calcext:value-type="float">
            <text:p>136.1</text:p>
          </table:table-cell>
          <table:table-cell table:style-name="ce4" office:value-type="float" office:value="3.43E-032" calcext:value-type="float">
            <text:p>3.43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0]/1000" office:value-type="float" office:value="0.1361" calcext:value-type="float">
            <text:p>0.136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0]*10^26" office:value-type="float" office:value="0.00000343" calcext:value-type="float">
            <text:p>3.430E-6</text:p>
          </table:table-cell>
          <table:table-cell table:style-name="ce9" table:formula="of:=([.G350]/100)*[.K350]" office:value-type="float" office:value="0.00000007546" calcext:value-type="float">
            <text:p>7.546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42E-031" calcext:value-type="float">
            <text:p>3.42E-03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51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1]*10^26" office:value-type="float" office:value="0.0000342" calcext:value-type="float">
            <text:p>3.420E-5</text:p>
          </table:table-cell>
          <table:table-cell table:style-name="ce9" table:formula="of:=([.G351]/100)*[.K351]" office:value-type="float" office:value="0.000000513" calcext:value-type="float">
            <text:p>5.1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14.9" calcext:value-type="float">
            <text:p>414.9</text:p>
          </table:table-cell>
          <table:table-cell table:style-name="ce4" office:value-type="float" office:value="3.5E-031" calcext:value-type="float">
            <text:p>3.50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2]/1000" office:value-type="float" office:value="0.4149" calcext:value-type="float">
            <text:p>0.4149</text:p>
          </table:table-cell>
          <table:table-cell office:value-type="float" office:value="40" calcext:value-type="float">
            <text:p>40</text:p>
          </table:table-cell>
          <table:table-cell table:style-name="ce9" table:formula="of:=[.F352]*10^26" office:value-type="float" office:value="0.000035" calcext:value-type="float">
            <text:p>3.500E-5</text:p>
          </table:table-cell>
          <table:table-cell table:style-name="ce9" table:formula="of:=([.G352]/100)*[.K352]" office:value-type="float" office:value="0.00000077" calcext:value-type="float">
            <text:p>7.70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7E-031" calcext:value-type="float">
            <text:p>1.47E-03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3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3]*10^26" office:value-type="float" office:value="0.0000147" calcext:value-type="float">
            <text:p>1.470E-5</text:p>
          </table:table-cell>
          <table:table-cell table:style-name="ce9" table:formula="of:=([.G353]/100)*[.K353]" office:value-type="float" office:value="0.0000003675" calcext:value-type="float">
            <text:p>3.67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286.1" calcext:value-type="float">
            <text:p>286.1</text:p>
          </table:table-cell>
          <table:table-cell table:style-name="ce4" office:value-type="float" office:value="1.43E-031" calcext:value-type="float">
            <text:p>1.43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54]/1000" office:value-type="float" office:value="0.2861" calcext:value-type="float">
            <text:p>0.2861</text:p>
          </table:table-cell>
          <table:table-cell office:value-type="float" office:value="60" calcext:value-type="float">
            <text:p>60</text:p>
          </table:table-cell>
          <table:table-cell table:style-name="ce9" table:formula="of:=[.F354]*10^26" office:value-type="float" office:value="0.0000143" calcext:value-type="float">
            <text:p>1.430E-5</text:p>
          </table:table-cell>
          <table:table-cell table:style-name="ce9" table:formula="of:=([.G354]/100)*[.K354]" office:value-type="float" office:value="0.0000003146" calcext:value-type="float">
            <text:p>3.14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24.1" calcext:value-type="float">
            <text:p>224.1</text:p>
          </table:table-cell>
          <table:table-cell table:style-name="ce4" office:value-type="float" office:value="7.41E-032" calcext:value-type="float">
            <text:p>7.41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55]/1000" office:value-type="float" office:value="0.2241" calcext:value-type="float">
            <text:p>0.2241</text:p>
          </table:table-cell>
          <table:table-cell office:value-type="float" office:value="80" calcext:value-type="float">
            <text:p>80</text:p>
          </table:table-cell>
          <table:table-cell table:style-name="ce9" table:formula="of:=[.F355]*10^26" office:value-type="float" office:value="0.00000741" calcext:value-type="float">
            <text:p>7.410E-6</text:p>
          </table:table-cell>
          <table:table-cell table:style-name="ce9" table:formula="of:=([.G355]/100)*[.K355]" office:value-type="float" office:value="0.00000018525" calcext:value-type="float">
            <text:p>1.85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68.2" calcext:value-type="float">
            <text:p>168.2</text:p>
          </table:table-cell>
          <table:table-cell table:style-name="ce4" office:value-type="float" office:value="2.69E-032" calcext:value-type="float">
            <text:p>2.69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6]/1000" office:value-type="float" office:value="0.1682" calcext:value-type="float">
            <text:p>0.1682</text:p>
          </table:table-cell>
          <table:table-cell office:value-type="float" office:value="120" calcext:value-type="float">
            <text:p>120</text:p>
          </table:table-cell>
          <table:table-cell table:style-name="ce9" table:formula="of:=[.F356]*10^26" office:value-type="float" office:value="0.00000269" calcext:value-type="float">
            <text:p>2.690E-6</text:p>
          </table:table-cell>
          <table:table-cell table:style-name="ce9" table:formula="of:=([.G356]/100)*[.K356]" office:value-type="float" office:value="0.00000006994" calcext:value-type="float">
            <text:p>6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58.1" calcext:value-type="float">
            <text:p>158.1</text:p>
          </table:table-cell>
          <table:table-cell table:style-name="ce4" office:value-type="float" office:value="1.88E-032" calcext:value-type="float">
            <text:p>1.88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57]/1000" office:value-type="float" office:value="0.1581" calcext:value-type="float">
            <text:p>0.1581</text:p>
          </table:table-cell>
          <table:table-cell office:value-type="float" office:value="135" calcext:value-type="float">
            <text:p>135</text:p>
          </table:table-cell>
          <table:table-cell table:style-name="ce9" table:formula="of:=[.F357]*10^26" office:value-type="float" office:value="0.00000188" calcext:value-type="float">
            <text:p>1.880E-6</text:p>
          </table:table-cell>
          <table:table-cell table:style-name="ce9" table:formula="of:=([.G357]/100)*[.K357]" office:value-type="float" office:value="0.00000004888" calcext:value-type="float">
            <text:p>4.888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94E-031" calcext:value-type="float">
            <text:p>1.94E-0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58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8]*10^26" office:value-type="float" office:value="0.0000194" calcext:value-type="float">
            <text:p>1.940E-5</text:p>
          </table:table-cell>
          <table:table-cell table:style-name="ce9" table:formula="of:=([.G358]/100)*[.K358]" office:value-type="float" office:value="0.0000003686" calcext:value-type="float">
            <text:p>3.68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464.9" calcext:value-type="float">
            <text:p>464.9</text:p>
          </table:table-cell>
          <table:table-cell table:style-name="ce4" office:value-type="float" office:value="1.89E-031" calcext:value-type="float">
            <text:p>1.89E-03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59]/1000" office:value-type="float" office:value="0.4649" calcext:value-type="float">
            <text:p>0.4649</text:p>
          </table:table-cell>
          <table:table-cell office:value-type="float" office:value="40" calcext:value-type="float">
            <text:p>40</text:p>
          </table:table-cell>
          <table:table-cell table:style-name="ce9" table:formula="of:=[.F359]*10^26" office:value-type="float" office:value="0.0000189" calcext:value-type="float">
            <text:p>1.890E-5</text:p>
          </table:table-cell>
          <table:table-cell table:style-name="ce9" table:formula="of:=([.G359]/100)*[.K359]" office:value-type="float" office:value="0.0000003969" calcext:value-type="float">
            <text:p>3.9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377.9" calcext:value-type="float">
            <text:p>377.9</text:p>
          </table:table-cell>
          <table:table-cell table:style-name="ce4" office:value-type="float" office:value="1.15E-031" calcext:value-type="float">
            <text:p>1.15E-03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0]/1000" office:value-type="float" office:value="0.3779" calcext:value-type="float">
            <text:p>0.3779</text:p>
          </table:table-cell>
          <table:table-cell office:value-type="float" office:value="50" calcext:value-type="float">
            <text:p>50</text:p>
          </table:table-cell>
          <table:table-cell table:style-name="ce9" table:formula="of:=[.F360]*10^26" office:value-type="float" office:value="0.0000115" calcext:value-type="float">
            <text:p>1.150E-5</text:p>
          </table:table-cell>
          <table:table-cell table:style-name="ce9" table:formula="of:=([.G360]/100)*[.K360]" office:value-type="float" office:value="0.000000253" calcext:value-type="float">
            <text:p>2.53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7.64E-032" calcext:value-type="float">
            <text:p>7.64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61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1]*10^26" office:value-type="float" office:value="0.00000764" calcext:value-type="float">
            <text:p>7.640E-6</text:p>
          </table:table-cell>
          <table:table-cell table:style-name="ce9" table:formula="of:=([.G361]/100)*[.K361]" office:value-type="float" office:value="0.00000014516" calcext:value-type="float">
            <text:p>1.452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20.8" calcext:value-type="float">
            <text:p>320.8</text:p>
          </table:table-cell>
          <table:table-cell table:style-name="ce4" office:value-type="float" office:value="8.05E-032" calcext:value-type="float">
            <text:p>8.05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62]/1000" office:value-type="float" office:value="0.3208" calcext:value-type="float">
            <text:p>0.3208</text:p>
          </table:table-cell>
          <table:table-cell office:value-type="float" office:value="60" calcext:value-type="float">
            <text:p>60</text:p>
          </table:table-cell>
          <table:table-cell table:style-name="ce9" table:formula="of:=[.F362]*10^26" office:value-type="float" office:value="0.00000805" calcext:value-type="float">
            <text:p>8.050E-6</text:p>
          </table:table-cell>
          <table:table-cell table:style-name="ce9" table:formula="of:=([.G362]/100)*[.K362]" office:value-type="float" office:value="0.00000016905" calcext:value-type="float">
            <text:p>1.69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51.5" calcext:value-type="float">
            <text:p>251.5</text:p>
          </table:table-cell>
          <table:table-cell table:style-name="ce4" office:value-type="float" office:value="4.13E-032" calcext:value-type="float">
            <text:p>4.13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63]/1000" office:value-type="float" office:value="0.2515" calcext:value-type="float">
            <text:p>0.2515</text:p>
          </table:table-cell>
          <table:table-cell office:value-type="float" office:value="80" calcext:value-type="float">
            <text:p>80</text:p>
          </table:table-cell>
          <table:table-cell table:style-name="ce9" table:formula="of:=[.F363]*10^26" office:value-type="float" office:value="0.00000413" calcext:value-type="float">
            <text:p>4.130E-6</text:p>
          </table:table-cell>
          <table:table-cell table:style-name="ce9" table:formula="of:=([.G363]/100)*[.K363]" office:value-type="float" office:value="0.00000012803" calcext:value-type="float">
            <text:p>1.280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189" calcext:value-type="float">
            <text:p>189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64]/1000" office:value-type="float" office:value="0.189" calcext:value-type="float">
            <text:p>0.189</text:p>
          </table:table-cell>
          <table:table-cell office:value-type="float" office:value="120" calcext:value-type="float">
            <text:p>120</text:p>
          </table:table-cell>
          <table:table-cell table:style-name="ce9" table:formula="of:=[.F364]*10^26" office:value-type="float" office:value="0.00000159" calcext:value-type="float">
            <text:p>1.590E-6</text:p>
          </table:table-cell>
          <table:table-cell table:style-name="ce9" table:formula="of:=([.G364]/100)*[.K364]" office:value-type="float" office:value="0.00000003498" calcext:value-type="float">
            <text:p>3.498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77.7" calcext:value-type="float">
            <text:p>177.7</text:p>
          </table:table-cell>
          <table:table-cell table:style-name="ce4" office:value-type="float" office:value="1.17E-032" calcext:value-type="float">
            <text:p>1.1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65]/1000" office:value-type="float" office:value="0.1777" calcext:value-type="float">
            <text:p>0.1777</text:p>
          </table:table-cell>
          <table:table-cell office:value-type="float" office:value="135" calcext:value-type="float">
            <text:p>135</text:p>
          </table:table-cell>
          <table:table-cell table:style-name="ce9" table:formula="of:=[.F365]*10^26" office:value-type="float" office:value="0.00000117" calcext:value-type="float">
            <text:p>1.170E-6</text:p>
          </table:table-cell>
          <table:table-cell table:style-name="ce9" table:formula="of:=([.G365]/100)*[.K365]" office:value-type="float" office:value="0.00000002925" calcext:value-type="float">
            <text:p>2.925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9E-031" calcext:value-type="float">
            <text:p>1.19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6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6]*10^26" office:value-type="float" office:value="0.0000119" calcext:value-type="float">
            <text:p>1.190E-5</text:p>
          </table:table-cell>
          <table:table-cell table:style-name="ce9" table:formula="of:=([.G366]/100)*[.K366]" office:value-type="float" office:value="0.0000002023" calcext:value-type="float">
            <text:p>2.023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10.1" calcext:value-type="float">
            <text:p>510.1</text:p>
          </table:table-cell>
          <table:table-cell table:style-name="ce4" office:value-type="float" office:value="1.13E-031" calcext:value-type="float">
            <text:p>1.13E-03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67]/1000" office:value-type="float" office:value="0.5101" calcext:value-type="float">
            <text:p>0.5101</text:p>
          </table:table-cell>
          <table:table-cell office:value-type="float" office:value="40" calcext:value-type="float">
            <text:p>40</text:p>
          </table:table-cell>
          <table:table-cell table:style-name="ce9" table:formula="of:=[.F367]*10^26" office:value-type="float" office:value="0.0000113" calcext:value-type="float">
            <text:p>1.130E-5</text:p>
          </table:table-cell>
          <table:table-cell table:style-name="ce9" table:formula="of:=([.G367]/100)*[.K367]" office:value-type="float" office:value="0.0000001921" calcext:value-type="float">
            <text:p>1.921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65E-032" calcext:value-type="float">
            <text:p>4.65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68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8]*10^26" office:value-type="float" office:value="0.00000465" calcext:value-type="float">
            <text:p>4.650E-6</text:p>
          </table:table-cell>
          <table:table-cell table:style-name="ce9" table:formula="of:=([.G368]/100)*[.K368]" office:value-type="float" office:value="0.000000093" calcext:value-type="float">
            <text:p>9.30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52.3" calcext:value-type="float">
            <text:p>352.3</text:p>
          </table:table-cell>
          <table:table-cell table:style-name="ce4" office:value-type="float" office:value="4.59E-032" calcext:value-type="float">
            <text:p>4.59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69]/1000" office:value-type="float" office:value="0.3523" calcext:value-type="float">
            <text:p>0.3523</text:p>
          </table:table-cell>
          <table:table-cell office:value-type="float" office:value="60" calcext:value-type="float">
            <text:p>60</text:p>
          </table:table-cell>
          <table:table-cell table:style-name="ce9" table:formula="of:=[.F369]*10^26" office:value-type="float" office:value="0.00000459" calcext:value-type="float">
            <text:p>4.590E-6</text:p>
          </table:table-cell>
          <table:table-cell table:style-name="ce9" table:formula="of:=([.G369]/100)*[.K369]" office:value-type="float" office:value="0.00000010557" calcext:value-type="float">
            <text:p>1.056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76.5" calcext:value-type="float">
            <text:p>276.5</text:p>
          </table:table-cell>
          <table:table-cell table:style-name="ce4" office:value-type="float" office:value="2.45E-032" calcext:value-type="float">
            <text:p>2.45E-032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[.E370]/1000" office:value-type="float" office:value="0.2765" calcext:value-type="float">
            <text:p>0.2765</text:p>
          </table:table-cell>
          <table:table-cell office:value-type="float" office:value="80" calcext:value-type="float">
            <text:p>80</text:p>
          </table:table-cell>
          <table:table-cell table:style-name="ce9" table:formula="of:=[.F370]*10^26" office:value-type="float" office:value="0.00000245" calcext:value-type="float">
            <text:p>2.450E-6</text:p>
          </table:table-cell>
          <table:table-cell table:style-name="ce9" table:formula="of:=([.G370]/100)*[.K370]" office:value-type="float" office:value="0.00000007595" calcext:value-type="float">
            <text:p>7.5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33.7" calcext:value-type="float">
            <text:p>233.7</text:p>
          </table:table-cell>
          <table:table-cell table:style-name="ce4" office:value-type="float" office:value="1.4E-032" calcext:value-type="float">
            <text:p>1.40E-032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371]/1000" office:value-type="float" office:value="0.2337" calcext:value-type="float">
            <text:p>0.2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371]*10^26" office:value-type="float" office:value="0.0000014" calcext:value-type="float">
            <text:p>1.400E-6</text:p>
          </table:table-cell>
          <table:table-cell table:style-name="ce9" table:formula="of:=([.G371]/100)*[.K371]" office:value-type="float" office:value="0.0000000322" calcext:value-type="float">
            <text:p>3.22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2]/1000" office:value-type="float" office:value="0.208" calcext:value-type="float">
            <text:p>0.208</text:p>
          </table:table-cell>
          <table:table-cell office:value-type="float" office:value="120" calcext:value-type="float">
            <text:p>120</text:p>
          </table:table-cell>
          <table:table-cell table:style-name="ce9" table:formula="of:=[.F372]*10^26" office:value-type="float" office:value="0.000000944" calcext:value-type="float">
            <text:p>9.440E-7</text:p>
          </table:table-cell>
          <table:table-cell table:style-name="ce9" table:formula="of:=([.G372]/100)*[.K372]" office:value-type="float" office:value="0.000000024544" calcext:value-type="float">
            <text:p>2.4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195.7" calcext:value-type="float">
            <text:p>195.7</text:p>
          </table:table-cell>
          <table:table-cell table:style-name="ce4" office:value-type="float" office:value="7.08E-033" calcext:value-type="float">
            <text:p>7.08E-033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73]/1000" office:value-type="float" office:value="0.1957" calcext:value-type="float">
            <text:p>0.1957</text:p>
          </table:table-cell>
          <table:table-cell office:value-type="float" office:value="135" calcext:value-type="float">
            <text:p>135</text:p>
          </table:table-cell>
          <table:table-cell table:style-name="ce9" table:formula="of:=[.F373]*10^26" office:value-type="float" office:value="0.000000708" calcext:value-type="float">
            <text:p>7.080E-7</text:p>
          </table:table-cell>
          <table:table-cell table:style-name="ce9" table:formula="of:=([.G373]/100)*[.K373]" office:value-type="float" office:value="0.000000014868" calcext:value-type="float">
            <text:p>1.487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5E-032" calcext:value-type="float">
            <text:p>6.65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74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4]*10^26" office:value-type="float" office:value="0.00000665" calcext:value-type="float">
            <text:p>6.650E-6</text:p>
          </table:table-cell>
          <table:table-cell table:style-name="ce9" table:formula="of:=([.G374]/100)*[.K374]" office:value-type="float" office:value="0.0000001197" calcext:value-type="float">
            <text:p>1.197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51.9" calcext:value-type="float">
            <text:p>551.9</text:p>
          </table:table-cell>
          <table:table-cell table:style-name="ce4" office:value-type="float" office:value="6.66E-032" calcext:value-type="float">
            <text:p>6.66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75]/1000" office:value-type="float" office:value="0.5519" calcext:value-type="float">
            <text:p>0.5519</text:p>
          </table:table-cell>
          <table:table-cell office:value-type="float" office:value="40" calcext:value-type="float">
            <text:p>40</text:p>
          </table:table-cell>
          <table:table-cell table:style-name="ce9" table:formula="of:=[.F375]*10^26" office:value-type="float" office:value="0.00000666" calcext:value-type="float">
            <text:p>6.660E-6</text:p>
          </table:table-cell>
          <table:table-cell table:style-name="ce9" table:formula="of:=([.G375]/100)*[.K375]" office:value-type="float" office:value="0.00000012654" calcext:value-type="float">
            <text:p>1.265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3E-032" calcext:value-type="float">
            <text:p>2.73E-0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376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6]*10^26" office:value-type="float" office:value="0.00000273" calcext:value-type="float">
            <text:p>2.730E-6</text:p>
          </table:table-cell>
          <table:table-cell table:style-name="ce9" table:formula="of:=([.G376]/100)*[.K376]" office:value-type="float" office:value="0.0000000546" calcext:value-type="float">
            <text:p>5.46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381.5" calcext:value-type="float">
            <text:p>381.5</text:p>
          </table:table-cell>
          <table:table-cell table:style-name="ce4" office:value-type="float" office:value="2.78E-032" calcext:value-type="float">
            <text:p>2.78E-03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E377]/1000" office:value-type="float" office:value="0.3815" calcext:value-type="float">
            <text:p>0.3815</text:p>
          </table:table-cell>
          <table:table-cell office:value-type="float" office:value="60" calcext:value-type="float">
            <text:p>60</text:p>
          </table:table-cell>
          <table:table-cell table:style-name="ce9" table:formula="of:=[.F377]*10^26" office:value-type="float" office:value="0.00000278" calcext:value-type="float">
            <text:p>2.780E-6</text:p>
          </table:table-cell>
          <table:table-cell table:style-name="ce9" table:formula="of:=([.G377]/100)*[.K377]" office:value-type="float" office:value="0.0000000417" calcext:value-type="float">
            <text:p>4.17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299.5" calcext:value-type="float">
            <text:p>299.5</text:p>
          </table:table-cell>
          <table:table-cell table:style-name="ce4" office:value-type="float" office:value="1.44E-032" calcext:value-type="float">
            <text:p>1.44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78]/1000" office:value-type="float" office:value="0.2995" calcext:value-type="float">
            <text:p>0.2995</text:p>
          </table:table-cell>
          <table:table-cell office:value-type="float" office:value="80" calcext:value-type="float">
            <text:p>80</text:p>
          </table:table-cell>
          <table:table-cell table:style-name="ce9" table:formula="of:=[.F378]*10^26" office:value-type="float" office:value="0.00000144" calcext:value-type="float">
            <text:p>1.440E-6</text:p>
          </table:table-cell>
          <table:table-cell table:style-name="ce9" table:formula="of:=([.G378]/100)*[.K378]" office:value-type="float" office:value="0.00000003744" calcext:value-type="float">
            <text:p>3.7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53.4" calcext:value-type="float">
            <text:p>253.4</text:p>
          </table:table-cell>
          <table:table-cell table:style-name="ce4" office:value-type="float" office:value="8.6E-033" calcext:value-type="float">
            <text:p>8.60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79]/1000" office:value-type="float" office:value="0.2534" calcext:value-type="float">
            <text:p>0.2534</text:p>
          </table:table-cell>
          <table:table-cell office:value-type="float" office:value="100" calcext:value-type="float">
            <text:p>100</text:p>
          </table:table-cell>
          <table:table-cell table:style-name="ce9" table:formula="of:=[.F379]*10^26" office:value-type="float" office:value="0.00000086" calcext:value-type="float">
            <text:p>8.600E-7</text:p>
          </table:table-cell>
          <table:table-cell table:style-name="ce9" table:formula="of:=([.G379]/100)*[.K379]" office:value-type="float" office:value="0.0000000215" calcext:value-type="float">
            <text:p>2.15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25.6" calcext:value-type="float">
            <text:p>225.6</text:p>
          </table:table-cell>
          <table:table-cell table:style-name="ce4" office:value-type="float" office:value="5.77E-033" calcext:value-type="float">
            <text:p>5.77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0]/1000" office:value-type="float" office:value="0.2256" calcext:value-type="float">
            <text:p>0.2256</text:p>
          </table:table-cell>
          <table:table-cell office:value-type="float" office:value="120" calcext:value-type="float">
            <text:p>120</text:p>
          </table:table-cell>
          <table:table-cell table:style-name="ce9" table:formula="of:=[.F380]*10^26" office:value-type="float" office:value="0.000000577" calcext:value-type="float">
            <text:p>5.770E-7</text:p>
          </table:table-cell>
          <table:table-cell table:style-name="ce9" table:formula="of:=([.G380]/100)*[.K380]" office:value-type="float" office:value="0.000000014425" calcext:value-type="float">
            <text:p>1.44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12.3" calcext:value-type="float">
            <text:p>212.3</text:p>
          </table:table-cell>
          <table:table-cell table:style-name="ce4" office:value-type="float" office:value="4.46E-033" calcext:value-type="float">
            <text:p>4.46E-033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[.E381]/1000" office:value-type="float" office:value="0.2123" calcext:value-type="float">
            <text:p>0.2123</text:p>
          </table:table-cell>
          <table:table-cell office:value-type="float" office:value="135" calcext:value-type="float">
            <text:p>135</text:p>
          </table:table-cell>
          <table:table-cell table:style-name="ce9" table:formula="of:=[.F381]*10^26" office:value-type="float" office:value="0.000000446" calcext:value-type="float">
            <text:p>4.460E-7</text:p>
          </table:table-cell>
          <table:table-cell table:style-name="ce9" table:formula="of:=([.G381]/100)*[.K381]" office:value-type="float" office:value="0.000000012934" calcext:value-type="float">
            <text:p>1.293E-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11E-032" calcext:value-type="float">
            <text:p>4.11E-032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[.E382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2]*10^26" office:value-type="float" office:value="0.00000411" calcext:value-type="float">
            <text:p>4.110E-6</text:p>
          </table:table-cell>
          <table:table-cell table:style-name="ce9" table:formula="of:=([.G382]/100)*[.K382]" office:value-type="float" office:value="0.00000010686" calcext:value-type="float">
            <text:p>1.069E-7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590.9" calcext:value-type="float">
            <text:p>590.9</text:p>
          </table:table-cell>
          <table:table-cell table:style-name="ce4" office:value-type="float" office:value="4.03E-032" calcext:value-type="float">
            <text:p>4.03E-03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E383]/1000" office:value-type="float" office:value="0.5909" calcext:value-type="float">
            <text:p>0.5909</text:p>
          </table:table-cell>
          <table:table-cell office:value-type="float" office:value="40" calcext:value-type="float">
            <text:p>40</text:p>
          </table:table-cell>
          <table:table-cell table:style-name="ce9" table:formula="of:=[.F383]*10^26" office:value-type="float" office:value="0.00000403" calcext:value-type="float">
            <text:p>4.030E-6</text:p>
          </table:table-cell>
          <table:table-cell table:style-name="ce9" table:formula="of:=([.G383]/100)*[.K383]" office:value-type="float" office:value="0.00000005642" calcext:value-type="float">
            <text:p>5.64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67E-032" calcext:value-type="float">
            <text:p>1.67E-03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E384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4]*10^26" office:value-type="float" office:value="0.00000167" calcext:value-type="float">
            <text:p>1.670E-6</text:p>
          </table:table-cell>
          <table:table-cell table:style-name="ce9" table:formula="of:=([.G384]/100)*[.K384]" office:value-type="float" office:value="0.00000003507" calcext:value-type="float">
            <text:p>3.507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08.8" calcext:value-type="float">
            <text:p>408.8</text:p>
          </table:table-cell>
          <table:table-cell table:style-name="ce4" office:value-type="float" office:value="1.7E-032" calcext:value-type="float">
            <text:p>1.70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85]/1000" office:value-type="float" office:value="0.4088" calcext:value-type="float">
            <text:p>0.4088</text:p>
          </table:table-cell>
          <table:table-cell office:value-type="float" office:value="60" calcext:value-type="float">
            <text:p>60</text:p>
          </table:table-cell>
          <table:table-cell table:style-name="ce9" table:formula="of:=[.F385]*10^26" office:value-type="float" office:value="0.0000017" calcext:value-type="float">
            <text:p>1.700E-6</text:p>
          </table:table-cell>
          <table:table-cell table:style-name="ce9" table:formula="of:=([.G385]/100)*[.K385]" office:value-type="float" office:value="0.0000000323" calcext:value-type="float">
            <text:p>3.23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21.2" calcext:value-type="float">
            <text:p>321.2</text:p>
          </table:table-cell>
          <table:table-cell table:style-name="ce4" office:value-type="float" office:value="9.24E-033" calcext:value-type="float">
            <text:p>9.24E-033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E386]/1000" office:value-type="float" office:value="0.3212" calcext:value-type="float">
            <text:p>0.3212</text:p>
          </table:table-cell>
          <table:table-cell office:value-type="float" office:value="80" calcext:value-type="float">
            <text:p>80</text:p>
          </table:table-cell>
          <table:table-cell table:style-name="ce9" table:formula="of:=[.F386]*10^26" office:value-type="float" office:value="0.000000924" calcext:value-type="float">
            <text:p>9.240E-7</text:p>
          </table:table-cell>
          <table:table-cell table:style-name="ce9" table:formula="of:=([.G386]/100)*[.K386]" office:value-type="float" office:value="0.000000024948" calcext:value-type="float">
            <text:p>2.4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71.8" calcext:value-type="float">
            <text:p>271.8</text:p>
          </table:table-cell>
          <table:table-cell table:style-name="ce4" office:value-type="float" office:value="5.43E-033" calcext:value-type="float">
            <text:p>5.43E-033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87]/1000" office:value-type="float" office:value="0.2718" calcext:value-type="float">
            <text:p>0.2718</text:p>
          </table:table-cell>
          <table:table-cell office:value-type="float" office:value="100" calcext:value-type="float">
            <text:p>100</text:p>
          </table:table-cell>
          <table:table-cell table:style-name="ce9" table:formula="of:=[.F387]*10^26" office:value-type="float" office:value="0.000000543" calcext:value-type="float">
            <text:p>5.430E-7</text:p>
          </table:table-cell>
          <table:table-cell table:style-name="ce9" table:formula="of:=([.G387]/100)*[.K387]" office:value-type="float" office:value="0.000000011946" calcext:value-type="float">
            <text:p>1.19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42.1" calcext:value-type="float">
            <text:p>242.1</text:p>
          </table:table-cell>
          <table:table-cell table:style-name="ce4" office:value-type="float" office:value="3.8E-033" calcext:value-type="float">
            <text:p>3.80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88]/1000" office:value-type="float" office:value="0.2421" calcext:value-type="float">
            <text:p>0.2421</text:p>
          </table:table-cell>
          <table:table-cell office:value-type="float" office:value="120" calcext:value-type="float">
            <text:p>120</text:p>
          </table:table-cell>
          <table:table-cell table:style-name="ce9" table:formula="of:=[.F388]*10^26" office:value-type="float" office:value="0.00000038" calcext:value-type="float">
            <text:p>3.800E-7</text:p>
          </table:table-cell>
          <table:table-cell table:style-name="ce9" table:formula="of:=([.G388]/100)*[.K388]" office:value-type="float" office:value="0.0000000114" calcext:value-type="float">
            <text:p>1.140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27.9" calcext:value-type="float">
            <text:p>227.9</text:p>
          </table:table-cell>
          <table:table-cell table:style-name="ce4" office:value-type="float" office:value="2.96E-033" calcext:value-type="float">
            <text:p>2.96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89]/1000" office:value-type="float" office:value="0.2279" calcext:value-type="float">
            <text:p>0.2279</text:p>
          </table:table-cell>
          <table:table-cell office:value-type="float" office:value="135" calcext:value-type="float">
            <text:p>135</text:p>
          </table:table-cell>
          <table:table-cell table:style-name="ce9" table:formula="of:=[.F389]*10^26" office:value-type="float" office:value="0.000000296" calcext:value-type="float">
            <text:p>2.960E-7</text:p>
          </table:table-cell>
          <table:table-cell table:style-name="ce9" table:formula="of:=([.G389]/100)*[.K389]" office:value-type="float" office:value="0.0000000074" calcext:value-type="float">
            <text:p>7.40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7E-032" calcext:value-type="float">
            <text:p>2.37E-03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0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0]*10^26" office:value-type="float" office:value="0.00000237" calcext:value-type="float">
            <text:p>2.370E-6</text:p>
          </table:table-cell>
          <table:table-cell table:style-name="ce9" table:formula="of:=([.G390]/100)*[.K390]" office:value-type="float" office:value="0.00000005925" calcext:value-type="float">
            <text:p>5.92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27.7" calcext:value-type="float">
            <text:p>627.7</text:p>
          </table:table-cell>
          <table:table-cell table:style-name="ce4" office:value-type="float" office:value="2.38E-032" calcext:value-type="float">
            <text:p>2.38E-03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391]/1000" office:value-type="float" office:value="0.6277" calcext:value-type="float">
            <text:p>0.6277</text:p>
          </table:table-cell>
          <table:table-cell office:value-type="float" office:value="40" calcext:value-type="float">
            <text:p>40</text:p>
          </table:table-cell>
          <table:table-cell table:style-name="ce9" table:formula="of:=[.F391]*10^26" office:value-type="float" office:value="0.00000238" calcext:value-type="float">
            <text:p>2.380E-6</text:p>
          </table:table-cell>
          <table:table-cell table:style-name="ce9" table:formula="of:=([.G391]/100)*[.K391]" office:value-type="float" office:value="0.00000004046" calcext:value-type="float">
            <text:p>4.04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11.1" calcext:value-type="float">
            <text:p>511.1</text:p>
          </table:table-cell>
          <table:table-cell table:style-name="ce4" office:value-type="float" office:value="1.48E-032" calcext:value-type="float">
            <text:p>1.48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2]/1000" office:value-type="float" office:value="0.5111" calcext:value-type="float">
            <text:p>0.5111</text:p>
          </table:table-cell>
          <table:table-cell office:value-type="float" office:value="50" calcext:value-type="float">
            <text:p>50</text:p>
          </table:table-cell>
          <table:table-cell table:style-name="ce9" table:formula="of:=[.F392]*10^26" office:value-type="float" office:value="0.00000148" calcext:value-type="float">
            <text:p>1.480E-6</text:p>
          </table:table-cell>
          <table:table-cell table:style-name="ce9" table:formula="of:=([.G392]/100)*[.K392]" office:value-type="float" office:value="0.00000002812" calcext:value-type="float">
            <text:p>2.81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2E-032" calcext:value-type="float">
            <text:p>1.02E-03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E393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3]*10^26" office:value-type="float" office:value="0.00000102" calcext:value-type="float">
            <text:p>1.020E-6</text:p>
          </table:table-cell>
          <table:table-cell table:style-name="ce9" table:formula="of:=([.G393]/100)*[.K393]" office:value-type="float" office:value="0.00000002244" calcext:value-type="float">
            <text:p>2.24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34.5" calcext:value-type="float">
            <text:p>434.5</text:p>
          </table:table-cell>
          <table:table-cell table:style-name="ce4" office:value-type="float" office:value="1.03E-032" calcext:value-type="float">
            <text:p>1.03E-03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394]/1000" office:value-type="float" office:value="0.4345" calcext:value-type="float">
            <text:p>0.4345</text:p>
          </table:table-cell>
          <table:table-cell office:value-type="float" office:value="60" calcext:value-type="float">
            <text:p>60</text:p>
          </table:table-cell>
          <table:table-cell table:style-name="ce9" table:formula="of:=[.F394]*10^26" office:value-type="float" office:value="0.00000103" calcext:value-type="float">
            <text:p>1.030E-6</text:p>
          </table:table-cell>
          <table:table-cell table:style-name="ce9" table:formula="of:=([.G394]/100)*[.K394]" office:value-type="float" office:value="0.00000001854" calcext:value-type="float">
            <text:p>1.85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41.6" calcext:value-type="float">
            <text:p>341.6</text:p>
          </table:table-cell>
          <table:table-cell table:style-name="ce4" office:value-type="float" office:value="5.39E-033" calcext:value-type="float">
            <text:p>5.39E-03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395]/1000" office:value-type="float" office:value="0.3416" calcext:value-type="float">
            <text:p>0.3416</text:p>
          </table:table-cell>
          <table:table-cell office:value-type="float" office:value="80" calcext:value-type="float">
            <text:p>80</text:p>
          </table:table-cell>
          <table:table-cell table:style-name="ce9" table:formula="of:=[.F395]*10^26" office:value-type="float" office:value="0.000000539" calcext:value-type="float">
            <text:p>5.390E-7</text:p>
          </table:table-cell>
          <table:table-cell table:style-name="ce9" table:formula="of:=([.G395]/100)*[.K395]" office:value-type="float" office:value="0.00000002156" calcext:value-type="float">
            <text:p>2.156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289.3" calcext:value-type="float">
            <text:p>289.3</text:p>
          </table:table-cell>
          <table:table-cell table:style-name="ce4" office:value-type="float" office:value="3.34E-033" calcext:value-type="float">
            <text:p>3.34E-033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396]/1000" office:value-type="float" office:value="0.2893" calcext:value-type="float">
            <text:p>0.2893</text:p>
          </table:table-cell>
          <table:table-cell office:value-type="float" office:value="100" calcext:value-type="float">
            <text:p>100</text:p>
          </table:table-cell>
          <table:table-cell table:style-name="ce9" table:formula="of:=[.F396]*10^26" office:value-type="float" office:value="0.000000334" calcext:value-type="float">
            <text:p>3.340E-7</text:p>
          </table:table-cell>
          <table:table-cell table:style-name="ce9" table:formula="of:=([.G396]/100)*[.K396]" office:value-type="float" office:value="0.000000012024" calcext:value-type="float">
            <text:p>1.202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42.7" calcext:value-type="float">
            <text:p>242.7</text:p>
          </table:table-cell>
          <table:table-cell table:style-name="ce4" office:value-type="float" office:value="1.98E-033" calcext:value-type="float">
            <text:p>1.98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397]/1000" office:value-type="float" office:value="0.2427" calcext:value-type="float">
            <text:p>0.2427</text:p>
          </table:table-cell>
          <table:table-cell office:value-type="float" office:value="135" calcext:value-type="float">
            <text:p>135</text:p>
          </table:table-cell>
          <table:table-cell table:style-name="ce9" table:formula="of:=[.F397]*10^26" office:value-type="float" office:value="0.000000198" calcext:value-type="float">
            <text:p>1.980E-7</text:p>
          </table:table-cell>
          <table:table-cell table:style-name="ce9" table:formula="of:=([.G397]/100)*[.K397]" office:value-type="float" office:value="0.00000000495" calcext:value-type="float">
            <text:p>4.95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9E-032" calcext:value-type="float">
            <text:p>1.59E-03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[.E398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8]*10^26" office:value-type="float" office:value="0.00000159" calcext:value-type="float">
            <text:p>1.590E-6</text:p>
          </table:table-cell>
          <table:table-cell table:style-name="ce9" table:formula="of:=([.G398]/100)*[.K398]" office:value-type="float" office:value="0.00000003021" calcext:value-type="float">
            <text:p>3.021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office:value-type="float" office:value="662.6" calcext:value-type="float">
            <text:p>662.6</text:p>
          </table:table-cell>
          <table:table-cell table:style-name="ce4" office:value-type="float" office:value="1.55E-032" calcext:value-type="float">
            <text:p>1.55E-032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399]/1000" office:value-type="float" office:value="0.6626" calcext:value-type="float">
            <text:p>0.6626</text:p>
          </table:table-cell>
          <table:table-cell office:value-type="float" office:value="40" calcext:value-type="float">
            <text:p>40</text:p>
          </table:table-cell>
          <table:table-cell table:style-name="ce9" table:formula="of:=[.F399]*10^26" office:value-type="float" office:value="0.00000155" calcext:value-type="float">
            <text:p>1.550E-6</text:p>
          </table:table-cell>
          <table:table-cell table:style-name="ce9" table:formula="of:=([.G399]/100)*[.K399]" office:value-type="float" office:value="0.00000005115" calcext:value-type="float">
            <text:p>5.11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office:value-type="float" office:value="539.6" calcext:value-type="float">
            <text:p>539.6</text:p>
          </table:table-cell>
          <table:table-cell table:style-name="ce4" office:value-type="float" office:value="9.44E-033" calcext:value-type="float">
            <text:p>9.44E-03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E400]/1000" office:value-type="float" office:value="0.5396" calcext:value-type="float">
            <text:p>0.5396</text:p>
          </table:table-cell>
          <table:table-cell office:value-type="float" office:value="50" calcext:value-type="float">
            <text:p>50</text:p>
          </table:table-cell>
          <table:table-cell table:style-name="ce9" table:formula="of:=[.F400]*10^26" office:value-type="float" office:value="0.000000944" calcext:value-type="float">
            <text:p>9.440E-7</text:p>
          </table:table-cell>
          <table:table-cell table:style-name="ce9" table:formula="of:=([.G400]/100)*[.K400]" office:value-type="float" office:value="0.000000016048" calcext:value-type="float">
            <text:p>1.605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49E-033" calcext:value-type="float">
            <text:p>6.49E-033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[.E401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1]*10^26" office:value-type="float" office:value="0.000000649" calcext:value-type="float">
            <text:p>6.490E-7</text:p>
          </table:table-cell>
          <table:table-cell table:style-name="ce9" table:formula="of:=([.G401]/100)*[.K401]" office:value-type="float" office:value="0.000000014927" calcext:value-type="float">
            <text:p>1.49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office:value-type="float" office:value="458.9" calcext:value-type="float">
            <text:p>458.9</text:p>
          </table:table-cell>
          <table:table-cell table:style-name="ce4" office:value-type="float" office:value="6.33E-033" calcext:value-type="float">
            <text:p>6.33E-033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[.E402]/1000" office:value-type="float" office:value="0.4589" calcext:value-type="float">
            <text:p>0.4589</text:p>
          </table:table-cell>
          <table:table-cell office:value-type="float" office:value="60" calcext:value-type="float">
            <text:p>60</text:p>
          </table:table-cell>
          <table:table-cell table:style-name="ce9" table:formula="of:=[.F402]*10^26" office:value-type="float" office:value="0.000000633" calcext:value-type="float">
            <text:p>6.330E-7</text:p>
          </table:table-cell>
          <table:table-cell table:style-name="ce9" table:formula="of:=([.G402]/100)*[.K402]" office:value-type="float" office:value="0.000000015825" calcext:value-type="float">
            <text:p>1.583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361" calcext:value-type="float">
            <text:p>361</text:p>
          </table:table-cell>
          <table:table-cell table:style-name="ce4" office:value-type="float" office:value="3.49E-033" calcext:value-type="float">
            <text:p>3.49E-033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[.E403]/1000" office:value-type="float" office:value="0.361" calcext:value-type="float">
            <text:p>0.361</text:p>
          </table:table-cell>
          <table:table-cell office:value-type="float" office:value="80" calcext:value-type="float">
            <text:p>80</text:p>
          </table:table-cell>
          <table:table-cell table:style-name="ce9" table:formula="of:=[.F403]*10^26" office:value-type="float" office:value="0.000000349" calcext:value-type="float">
            <text:p>3.490E-7</text:p>
          </table:table-cell>
          <table:table-cell table:style-name="ce9" table:formula="of:=([.G403]/100)*[.K403]" office:value-type="float" office:value="0.000000009772" calcext:value-type="float">
            <text:p>9.772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05.8" calcext:value-type="float">
            <text:p>305.8</text:p>
          </table:table-cell>
          <table:table-cell table:style-name="ce4" office:value-type="float" office:value="2.03E-033" calcext:value-type="float">
            <text:p>2.03E-033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[.E404]/1000" office:value-type="float" office:value="0.3058" calcext:value-type="float">
            <text:p>0.3058</text:p>
          </table:table-cell>
          <table:table-cell office:value-type="float" office:value="100" calcext:value-type="float">
            <text:p>100</text:p>
          </table:table-cell>
          <table:table-cell table:style-name="ce9" table:formula="of:=[.F404]*10^26" office:value-type="float" office:value="0.000000203" calcext:value-type="float">
            <text:p>2.030E-7</text:p>
          </table:table-cell>
          <table:table-cell table:style-name="ce9" table:formula="of:=([.G404]/100)*[.K404]" office:value-type="float" office:value="0.000000006699" calcext:value-type="float">
            <text:p>6.699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272.7" calcext:value-type="float">
            <text:p>272.7</text:p>
          </table:table-cell>
          <table:table-cell table:style-name="ce4" office:value-type="float" office:value="1.65E-033" calcext:value-type="float">
            <text:p>1.65E-033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05]/1000" office:value-type="float" office:value="0.2727" calcext:value-type="float">
            <text:p>0.2727</text:p>
          </table:table-cell>
          <table:table-cell office:value-type="float" office:value="120" calcext:value-type="float">
            <text:p>120</text:p>
          </table:table-cell>
          <table:table-cell table:style-name="ce9" table:formula="of:=[.F405]*10^26" office:value-type="float" office:value="0.000000165" calcext:value-type="float">
            <text:p>1.650E-7</text:p>
          </table:table-cell>
          <table:table-cell table:style-name="ce9" table:formula="of:=([.G405]/100)*[.K405]" office:value-type="float" office:value="0.00000000693" calcext:value-type="float">
            <text:p>6.930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93" calcext:value-type="float">
            <text:p>593</text:p>
          </table:table-cell>
          <table:table-cell table:style-name="ce4" office:value-type="float" office:value="3.86E-033" calcext:value-type="float">
            <text:p>3.86E-033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E406]/1000" office:value-type="float" office:value="0.593" calcext:value-type="float">
            <text:p>0.593</text:p>
          </table:table-cell>
          <table:table-cell office:value-type="float" office:value="50" calcext:value-type="float">
            <text:p>50</text:p>
          </table:table-cell>
          <table:table-cell table:style-name="ce9" table:formula="of:=[.F406]*10^26" office:value-type="float" office:value="0.000000386" calcext:value-type="float">
            <text:p>3.860E-7</text:p>
          </table:table-cell>
          <table:table-cell table:style-name="ce9" table:formula="of:=([.G406]/100)*[.K406]" office:value-type="float" office:value="0.000000006948" calcext:value-type="float">
            <text:p>6.948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office:value-type="float" office:value="337" calcext:value-type="float">
            <text:p>337</text:p>
          </table:table-cell>
          <table:table-cell table:style-name="ce4" office:value-type="float" office:value="9.98E-033" calcext:value-type="float">
            <text:p>9.98E-03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407]/1000" office:value-type="float" office:value="0.337" calcext:value-type="float">
            <text:p>0.337</text:p>
          </table:table-cell>
          <table:table-cell office:value-type="float" office:value="100" calcext:value-type="float">
            <text:p>100</text:p>
          </table:table-cell>
          <table:table-cell table:style-name="ce9" table:formula="of:=[.F407]*10^26" office:value-type="float" office:value="0.000000998" calcext:value-type="float">
            <text:p>9.980E-7</text:p>
          </table:table-cell>
          <table:table-cell table:style-name="ce9" table:formula="of:=([.G407]/100)*[.K407]" office:value-type="float" office:value="0.00000002994" calcext:value-type="float">
            <text:p>2.994E-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style-name="ce5" office:value-type="float" office:value="283.2" calcext:value-type="float">
            <text:p>283.2</text:p>
          </table:table-cell>
          <table:table-cell table:style-name="ce4" office:value-type="float" office:value="5.67E-034" calcext:value-type="float">
            <text:p>5.67E-034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E408]/1000" office:value-type="float" office:value="0.2832" calcext:value-type="float">
            <text:p>0.2832</text:p>
          </table:table-cell>
          <table:table-cell office:value-type="float" office:value="135" calcext:value-type="float">
            <text:p>135</text:p>
          </table:table-cell>
          <table:table-cell table:style-name="ce9" table:formula="of:=[.F408]*10^26" office:value-type="float" office:value="0.0000000567" calcext:value-type="float">
            <text:p>5.670E-8</text:p>
          </table:table-cell>
          <table:table-cell table:style-name="ce9" table:formula="of:=([.G408]/100)*[.K408]" office:value-type="float" office:value="0.0000000019845" calcext:value-type="float">
            <text:p>1.985E-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688.6" calcext:value-type="float">
            <text:p>688.6</text:p>
          </table:table-cell>
          <table:table-cell table:style-name="ce4" office:value-type="float" office:value="7.27E-034" calcext:value-type="float">
            <text:p>7.27E-034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[.E409]/1000" office:value-type="float" office:value="0.6886" calcext:value-type="float">
            <text:p>0.6886</text:p>
          </table:table-cell>
          <table:table-cell office:value-type="float" office:value="50" calcext:value-type="float">
            <text:p>50</text:p>
          </table:table-cell>
          <table:table-cell table:style-name="ce9" table:formula="of:=[.F409]*10^26" office:value-type="float" office:value="0.0000000727" calcext:value-type="float">
            <text:p>7.270E-8</text:p>
          </table:table-cell>
          <table:table-cell table:style-name="ce9" table:formula="of:=([.G409]/100)*[.K409]" office:value-type="float" office:value="0.0000000026172" calcext:value-type="float">
            <text:p>2.617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office:value-type="float" office:value="462.7" calcext:value-type="float">
            <text:p>462.7</text:p>
          </table:table-cell>
          <table:table-cell table:style-name="ce4" office:value-type="float" office:value="3.03E-034" calcext:value-type="float">
            <text:p>3.03E-034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[.E410]/1000" office:value-type="float" office:value="0.4627" calcext:value-type="float">
            <text:p>0.4627</text:p>
          </table:table-cell>
          <table:table-cell office:value-type="float" office:value="80" calcext:value-type="float">
            <text:p>80</text:p>
          </table:table-cell>
          <table:table-cell table:style-name="ce9" table:formula="of:=[.F410]*10^26" office:value-type="float" office:value="0.0000000303" calcext:value-type="float">
            <text:p>3.030E-8</text:p>
          </table:table-cell>
          <table:table-cell table:style-name="ce9" table:formula="of:=([.G410]/100)*[.K410]" office:value-type="float" office:value="0.0000000012726" calcext:value-type="float">
            <text:p>1.273E-9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office:value-type="float" office:value="351.1" calcext:value-type="float">
            <text:p>351.1</text:p>
          </table:table-cell>
          <table:table-cell table:style-name="ce4" office:value-type="float" office:value="1.64E-034" calcext:value-type="float">
            <text:p>1.64E-034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[.E411]/1000" office:value-type="float" office:value="0.3511" calcext:value-type="float">
            <text:p>0.3511</text:p>
          </table:table-cell>
          <table:table-cell office:value-type="float" office:value="120" calcext:value-type="float">
            <text:p>120</text:p>
          </table:table-cell>
          <table:table-cell table:style-name="ce9" table:formula="of:=[.F411]*10^26" office:value-type="float" office:value="0.0000000164" calcext:value-type="float">
            <text:p>1.640E-8</text:p>
          </table:table-cell>
          <table:table-cell table:style-name="ce9" table:formula="of:=([.G411]/100)*[.K411]" office:value-type="float" office:value="0.0000000011316" calcext:value-type="float">
            <text:p>1.132E-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f5 Form Factors</text:p>
          </table:table-cell>
          <table:table-cell table:number-columns-repeated="2"/>
          <table:table-cell table:style-name="ce5"/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^2 (F^-2)</text:p>
          </table:table-cell>
          <table:table-cell office:value-type="string" calcext:value-type="string">
            <text:p>Fch(3H)</text:p>
          </table:table-cell>
          <table:table-cell table:style-name="Default" office:value-type="string" calcext:value-type="string">
            <text:p>+/-</text:p>
          </table:table-cell>
          <table:table-cell table:style-name="ce5" office:value-type="string" calcext:value-type="string">
            <text:p>Fm(3H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ch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m(3He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i^2/N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office:value-type="float" office:value="1.09" calcext:value-type="float">
            <text:p>1.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4]+0.5"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1.54" calcext:value-type="float">
            <text:p>1.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5]+0.5"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table:style-name="ce5"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office:value-type="float" office:value="2.42" calcext:value-type="float">
            <text:p>2.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6]+0.5"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office:value-type="float" office:value="2.16" calcext:value-type="float">
            <text:p>2.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7]+0.5"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office:value-type="float" office:value="2.19" calcext:value-type="float">
            <text:p>2.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8]+0.5"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office:value-type="float" office:value="1.59" calcext:value-type="float">
            <text:p>1.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19]+0.5"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office:value-type="float" office:value="1.64" calcext:value-type="float">
            <text:p>1.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0]+0.5"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[.C421]+0.5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table:style-name="ce5"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office:value-type="float" office:value="2.27" calcext:value-type="float">
            <text:p>2.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table:style-name="ce5"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45" calcext:value-type="float">
            <text:p>3.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table:style-name="ce5"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63" calcext:value-type="float">
            <text:p>0.6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*Can fix a few points with uneven error bars later in ref6.</text:p>
          </table:table-cell>
          <table:table-cell table:number-columns-repeated="2"/>
          <table:table-cell table:style-name="ce5"/>
          <table:table-cell office:value-type="string" calcext:value-type="string">
            <text:p>Need to know energy or angle of each measurement or I can't get a XS. Not in paper. “Energies of 170, 200, 250, 300, 350, 400, 450, 500, and 750 MeV were used.”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6 Amroun: EM Structure of the Helium Isotopes. McCarthy, Sick, Whitney. Phys Rev C <text:s/>Volume 15, No. 4, APRIL 1977</text:p>
          </table:table-cell>
          <table:table-cell/>
          <table:table-cell table:style-name="ce5"/>
          <table:table-cell table:number-columns-repeated="5"/>
          <table:table-cell office:value-type="string" calcext:value-type="string">
            <text:p>750 MeV = 62.21 deg, 350 MeV = 60.45 deg, 200 MeV = 99.15 deg,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2,2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ch(3He)^2</text:p>
          </table:table-cell>
          <table:table-cell table:style-name="ce5" office:value-type="string" calcext:value-type="string">
            <text:p>+/-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Qeff^2 (fm^-2)</text:p>
          </table:table-cell>
          <table:table-cell/>
          <table:table-cell office:value-type="string" calcext:value-type="string">
            <text:p>E (MeV)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Ef (GeV)</text:p>
          </table:table-cell>
          <table:table-cell office:value-type="string" calcext:value-type="string">
            <text:p>Q^2 (GeV^2)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Qeff^2</text:p>
          </table:table-cell>
        </table:table-row>
        <table:table-row table:style-name="ro1">
          <table:table-cell table:number-columns-repeated="2"/>
          <table:table-cell office:value-type="float" office:value="0.347" calcext:value-type="float">
            <text:p>0.347</text:p>
          </table:table-cell>
          <table:table-cell table:style-name="ce4" office:value-type="float" office:value="0.682" calcext:value-type="float">
            <text:p>6.82E-001</text:p>
          </table:table-cell>
          <table:table-cell table:style-name="ce4" office:value-type="float" office:value="0.017" calcext:value-type="float">
            <text:p>1.70E-0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office:value-type="float" office:value="0.035" calcext:value-type="float">
            <text:p>3.500E-2</text:p>
          </table:table-cell>
          <table:table-cell table:number-columns-repeated="2"/>
          <table:table-cell table:formula="of:=[.G428]*(1+(1.5*2*1/137)/(1.12*3^3))^2" office:value-type="float" office:value="2.00289758448317" calcext:value-type="float">
            <text:p>2.0028975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9.15" calcext:value-type="float">
            <text:p>99.15</text:p>
          </table:table-cell>
          <table:table-cell table:formula="of:=(([.S428]/1000)/(1+(2*([.S428]/1000)*SIN([.T428]*(PI()/180)/2)^2)/3.0160293*0.9315))" office:value-type="float" office:value="0.186638094276213" calcext:value-type="float">
            <text:p>0.1866380943</text:p>
          </table:table-cell>
          <table:table-cell table:formula="of:=4*([.S428]/1000)*[.U428]*SIN([.T428]*(PI()/180)/2)^2" office:value-type="float" office:value="0.0865268903205165" calcext:value-type="float">
            <text:p>0.0865268903</text:p>
          </table:table-cell>
          <table:table-cell table:formula="of:=[.V428]*(1/0.0389)" office:value-type="float" office:value="2.22434165348371" calcext:value-type="float">
            <text:p>2.2243416535</text:p>
          </table:table-cell>
          <table:table-cell table:formula="of:=[.W428]*(1+(1.5*2*1/137)/(1.12*3^3))^2" office:value-type="float" office:value="2.22756426241391" calcext:value-type="float">
            <text:p>2.2275642624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style-name="ce4" office:value-type="float" office:value="0.651" calcext:value-type="float">
            <text:p>6.51E-001</text:p>
          </table:table-cell>
          <table:table-cell table:style-name="ce4" office:value-type="float" office:value="0.016" calcext:value-type="float">
            <text:p>1.60E-002</text:p>
          </table:table-cell>
          <table:table-cell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office:value-type="float" office:value="0.0097" calcext:value-type="float">
            <text:p>9.700E-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60.45" calcext:value-type="float">
            <text:p>60.45</text:p>
          </table:table-cell>
          <table:table-cell table:formula="of:=(([.S429]/1000)/(1+(2*([.S429]/1000)*SIN([.T429]*(PI()/180)/2)^2)/3.0160293*0.9315))" office:value-type="float" office:value="0.331820980791066" calcext:value-type="float">
            <text:p>0.3318209808</text:p>
          </table:table-cell>
          <table:table-cell table:formula="of:=4*([.S429]/1000)*[.U429]*SIN([.T429]*(PI()/180)/2)^2" office:value-type="float" office:value="0.117720782779187" calcext:value-type="float">
            <text:p>0.1177207828</text:p>
          </table:table-cell>
          <table:table-cell table:formula="of:=[.V429]*(1/0.0389)" office:value-type="float" office:value="3.0262412025498" calcext:value-type="float">
            <text:p>3.0262412025</text:p>
          </table:table-cell>
          <table:table-cell table:formula="of:=[.W429]*(1+(1.5*2*1/137)/(1.12*3^3))^2" office:value-type="float" office:value="3.03062559732521" calcext:value-type="float">
            <text:p>3.0306255973</text:p>
          </table:table-cell>
        </table:table-row>
        <table:table-row table:style-name="ro1">
          <table:table-cell table:number-columns-repeated="2"/>
          <table:table-cell office:value-type="float" office:value="0.451" calcext:value-type="float">
            <text:p>0.451</text:p>
          </table:table-cell>
          <table:table-cell table:style-name="ce4" office:value-type="float" office:value="0.602" calcext:value-type="float">
            <text:p>6.0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office:value-type="float" office:value="0.0035" calcext:value-type="float">
            <text:p>3.500E-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62.21" calcext:value-type="float">
            <text:p>62.21</text:p>
          </table:table-cell>
          <table:table-cell table:formula="of:=(([.S430]/1000)/(1+(2*([.S430]/1000)*SIN([.T430]*(PI()/180)/2)^2)/3.0160293*0.9315))" office:value-type="float" office:value="0.667473245948951" calcext:value-type="float">
            <text:p>0.6674732459</text:p>
          </table:table-cell>
          <table:table-cell table:formula="of:=4*([.S430]/1000)*[.U430]*SIN([.T430]*(PI()/180)/2)^2" office:value-type="float" office:value="0.534413544287405" calcext:value-type="float">
            <text:p>0.5344135443</text:p>
          </table:table-cell>
          <table:table-cell table:formula="of:=[.V430]*(1/0.0389)" office:value-type="float" office:value="13.7381373852803" calcext:value-type="float">
            <text:p>13.7381373853</text:p>
          </table:table-cell>
          <table:table-cell table:formula="of:=[.W430]*(1+(1.5*2*1/137)/(1.12*3^3))^2" office:value-type="float" office:value="13.7580410921379" calcext:value-type="float">
            <text:p>13.758041092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style-name="ce4" office:value-type="float" office:value="0.582" calcext:value-type="float">
            <text:p>5.82E-001</text:p>
          </table:table-cell>
          <table:table-cell table:style-name="ce4" office:value-type="float" office:value="0.015" calcext:value-type="float">
            <text:p>1.50E-002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office:value-type="float" office:value="0.0085" calcext:value-type="float">
            <text:p>8.5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42" calcext:value-type="float">
            <text:p>0.542</text:p>
          </table:table-cell>
          <table:table-cell table:style-name="ce4" office:value-type="float" office:value="0.548" calcext:value-type="float">
            <text:p>5.48E-001</text:p>
          </table:table-cell>
          <table:table-cell table:style-name="ce4" office:value-type="float" office:value="0.014" calcext:value-type="float">
            <text:p>1.40E-0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0.0036" calcext:value-type="float">
            <text:p>3.6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style-name="ce4" office:value-type="float" office:value="0.516" calcext:value-type="float">
            <text:p>5.16E-001</text:p>
          </table:table-cell>
          <table:table-cell table:style-name="ce4" office:value-type="float" office:value="0.013" calcext:value-type="float">
            <text:p>1.30E-002</text:p>
          </table:table-cell>
          <table:table-cell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office:value-type="float" office:value="0.0013" calcext:value-type="float">
            <text:p>1.30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39" calcext:value-type="float">
            <text:p>0.639</text:p>
          </table:table-cell>
          <table:table-cell table:style-name="ce4" office:value-type="float" office:value="0.487" calcext:value-type="float">
            <text:p>4.87E-001</text:p>
          </table:table-cell>
          <table:table-cell table:style-name="ce4" office:value-type="float" office:value="0.012" calcext:value-type="float">
            <text:p>1.20E-002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office:value-type="float" office:value="0.00157" calcext:value-type="float">
            <text:p>1.570E-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style-name="ce4" office:value-type="float" office:value="0.455" calcext:value-type="float">
            <text:p>4.55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office:value-type="float" office:value="0.00085" calcext:value-type="float">
            <text:p>8.5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style-name="ce4" office:value-type="float" office:value="0.426" calcext:value-type="float">
            <text:p>4.26E-001</text:p>
          </table:table-cell>
          <table:table-cell table:style-name="ce4" office:value-type="float" office:value="0.011" calcext:value-type="float">
            <text:p>1.10E-002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office:value-type="float" office:value="0.00033" calcext:value-type="float">
            <text:p>3.3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style-name="ce4" office:value-type="float" office:value="0.385" calcext:value-type="float">
            <text:p>3.85E-001</text:p>
          </table:table-cell>
          <table:table-cell table:style-name="ce4" office:value-type="float" office:value="0.01" calcext:value-type="float">
            <text:p>1.00E-002</text:p>
          </table:table-cell>
          <table:table-cell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office:value-type="float" office:value="0.00069" calcext:value-type="float">
            <text:p>6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0.332" calcext:value-type="float">
            <text:p>3.32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office:value-type="float" office:value="0.00039" calcext:value-type="float">
            <text:p>3.9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table:style-name="ce4" office:value-type="float" office:value="0.297" calcext:value-type="float">
            <text:p>2.97E-001</text:p>
          </table:table-cell>
          <table:table-cell table:style-name="ce4" office:value-type="float" office:value="0.008" calcext:value-type="float">
            <text:p>8.00E-003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office:value-type="float" office:value="0.00046" calcext:value-type="float">
            <text:p>4.60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table:style-name="ce4" office:value-type="float" office:value="0.269" calcext:value-type="float">
            <text:p>2.69E-001</text:p>
          </table:table-cell>
          <table:table-cell table:style-name="ce4" office:value-type="float" office:value="0.007" calcext:value-type="float">
            <text:p>7.00E-003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office:value-type="float" office:value="0.000313" calcext:value-type="float">
            <text:p>3.1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table:style-name="ce4" office:value-type="float" office:value="0.193" calcext:value-type="float">
            <text:p>1.93E-001</text:p>
          </table:table-cell>
          <table:table-cell table:style-name="ce4" office:value-type="float" office:value="0.005" calcext:value-type="float">
            <text:p>5.00E-003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office:value-type="float" office:value="0.000153" calcext:value-type="float">
            <text:p>1.53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table:style-name="ce4" office:value-type="float" office:value="0.139" calcext:value-type="float">
            <text:p>1.39E-001</text:p>
          </table:table-cell>
          <table:table-cell table:style-name="ce4" office:value-type="float" office:value="0.004" calcext:value-type="float">
            <text:p>4.00E-003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office:value-type="float" office:value="0.000118" calcext:value-type="float">
            <text:p>1.18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15" calcext:value-type="float">
            <text:p>1.15E-001</text:p>
          </table:table-cell>
          <table:table-cell table:style-name="ce4" office:value-type="float" office:value="0.003" calcext:value-type="float">
            <text:p>3.00E-00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office:value-type="float" office:value="0.000105" calcext:value-type="float">
            <text:p>1.050E-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table:style-name="ce4" office:value-type="float" office:value="0.0943" calcext:value-type="float">
            <text:p>9.43E-002</text:p>
          </table:table-cell>
          <table:table-cell table:style-name="ce4" office:value-type="float" office:value="0.0024" calcext:value-type="float">
            <text:p>2.40E-0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office:value-type="float" office:value="0.000073" calcext:value-type="float">
            <text:p>7.30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table:style-name="ce4" office:value-type="float" office:value="0.0691" calcext:value-type="float">
            <text:p>6.91E-002</text:p>
          </table:table-cell>
          <table:table-cell table:style-name="ce4" office:value-type="float" office:value="0.0018" calcext:value-type="float">
            <text:p>1.80E-003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office:value-type="float" office:value="0.0000471" calcext:value-type="float">
            <text:p>4.710E-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table:style-name="ce4" office:value-type="float" office:value="0.0571" calcext:value-type="float">
            <text:p>5.71E-002</text:p>
          </table:table-cell>
          <table:table-cell table:style-name="ce4" office:value-type="float" office:value="0.0017" calcext:value-type="float">
            <text:p>1.70E-003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office:value-type="float" office:value="0.000053" calcext:value-type="float">
            <text:p>5.300E-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4" calcext:value-type="float">
            <text:p>4.94E-002</text:p>
          </table:table-cell>
          <table:table-cell table:style-name="ce4" office:value-type="float" office:value="0.0016" calcext:value-type="float">
            <text:p>1.60E-003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office:value-type="float" office:value="0.000009" calcext:value-type="float">
            <text:p>9.000E-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419" calcext:value-type="float">
            <text:p>4.19E-002</text:p>
          </table:table-cell>
          <table:table-cell table:style-name="ce4" office:value-type="float" office:value="0.0011" calcext:value-type="float">
            <text:p>1.10E-00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0.000007" calcext:value-type="float">
            <text:p>7.000E-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272" calcext:value-type="float">
            <text:p>2.72E-002</text:p>
          </table:table-cell>
          <table:table-cell table:style-name="ce4" office:value-type="float" office:value="0.0009" calcext:value-type="float">
            <text:p>9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7" calcext:value-type="float">
            <text:p>1.7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8" calcext:value-type="float">
            <text:p>1.0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676" calcext:value-type="float">
            <text:p>6.76E-003</text:p>
          </table:table-cell>
          <table:table-cell table:style-name="ce4" office:value-type="float" office:value="0.00023" calcext:value-type="float">
            <text:p>2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407" calcext:value-type="float">
            <text:p>4.07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264" calcext:value-type="float">
            <text:p>2.64E-003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167" calcext:value-type="float">
            <text:p>1.67E-003</text:p>
          </table:table-cell>
          <table:table-cell table:style-name="ce4" office:value-type="float" office:value="0.0001" calcext:value-type="float">
            <text:p>1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table:style-name="ce4" office:value-type="float" office:value="0.00006" calcext:value-type="float">
            <text:p>6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0661" calcext:value-type="float">
            <text:p>6.61E-004</text:p>
          </table:table-cell>
          <table:table-cell table:style-name="ce4" office:value-type="float" office:value="0.00008" calcext:value-type="float">
            <text:p>8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409" calcext:value-type="float">
            <text:p>4.09E-004</text:p>
          </table:table-cell>
          <table:table-cell table:style-name="ce4" office:value-type="float" office:value="0.000059" calcext:value-type="float">
            <text:p>5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169" calcext:value-type="float">
            <text:p>1.69E-004</text:p>
          </table:table-cell>
          <table:table-cell table:style-name="ce4" office:value-type="float" office:value="0.000039" calcext:value-type="float">
            <text:p>3.9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07" calcext:value-type="float">
            <text:p>1.07E-004</text:p>
          </table:table-cell>
          <table:table-cell table:style-name="ce4" office:value-type="float" office:value="0.000034" calcext:value-type="float">
            <text:p>3.4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75" calcext:value-type="float">
            <text:p>3.75E-005</text:p>
          </table:table-cell>
          <table:table-cell table:style-name="ce4" office:value-type="float" office:value="0.0000315" calcext:value-type="float">
            <text:p>3.15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229" calcext:value-type="float">
            <text:p>2.29E-005</text:p>
          </table:table-cell>
          <table:table-cell office:value-type="float" office:value="-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036" calcext:value-type="float">
            <text:p>3.60E-006</text:p>
          </table:table-cell>
          <table:table-cell table:style-name="ce4" office:value-type="float" office:value="0.000015" calcext:value-type="float">
            <text:p>1.50E-005</text:p>
          </table:table-cell>
          <table:table-cell table:style-name="ce4" office:value-type="float" office:value="-0.0000036" calcext:value-type="float">
            <text:p>-3.6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15" calcext:value-type="float">
            <text:p>1.50E-005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table:style-name="ce4" office:value-type="float" office:value="0.0000255" calcext:value-type="float">
            <text:p>2.55E-005</text:p>
          </table:table-cell>
          <table:table-cell table:style-name="ce4" office:value-type="float" office:value="0.0000091" calcext:value-type="float">
            <text:p>9.1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495" calcext:value-type="float">
            <text:p>4.95E-005</text:p>
          </table:table-cell>
          <table:table-cell table:style-name="ce4" office:value-type="float" office:value="0.0000162" calcext:value-type="float">
            <text:p>1.62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305" calcext:value-type="float">
            <text:p>3.05E-005</text:p>
          </table:table-cell>
          <table:table-cell table:style-name="ce4" office:value-type="float" office:value="0.0000062" calcext:value-type="float">
            <text:p>6.2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4" office:value-type="float" office:value="0.0000351" calcext:value-type="float">
            <text:p>3.51E-005</text:p>
          </table:table-cell>
          <table:table-cell table:style-name="ce4" office:value-type="float" office:value="0.0000099" calcext:value-type="float">
            <text:p>9.90E-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float" office:value="0.0000306" calcext:value-type="float">
            <text:p>3.06E-005</text:p>
          </table:table-cell>
          <table:table-cell table:style-name="ce4" office:value-type="float" office:value="0.0000064" calcext:value-type="float">
            <text:p>6.40E-006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035" calcext:value-type="float">
            <text:p>3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table:style-name="ce4" office:value-type="float" office:value="0.049" calcext:value-type="float">
            <text:p>4.90E-002</text:p>
          </table:table-cell>
          <table:table-cell table:style-name="ce4" office:value-type="float" office:value="0.0097" calcext:value-type="float">
            <text:p>9.7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388" calcext:value-type="float">
            <text:p>3.88E-002</text:p>
          </table:table-cell>
          <table:table-cell table:style-name="ce4" office:value-type="float" office:value="0.0035" calcext:value-type="float">
            <text:p>3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table:style-name="ce4" office:value-type="float" office:value="0.0142" calcext:value-type="float">
            <text:p>1.42E-002</text:p>
          </table:table-cell>
          <table:table-cell table:style-name="ce4" office:value-type="float" office:value="0.0085" calcext:value-type="float">
            <text:p>8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139" calcext:value-type="float">
            <text:p>1.39E-002</text:p>
          </table:table-cell>
          <table:table-cell table:style-name="ce4" office:value-type="float" office:value="0.0036" calcext:value-type="float">
            <text:p>3.6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table:style-name="ce4" office:value-type="float" office:value="0.0104" calcext:value-type="float">
            <text:p>1.04E-002</text:p>
          </table:table-cell>
          <table:table-cell table:style-name="ce4" office:value-type="float" office:value="0.0013" calcext:value-type="float">
            <text:p>1.3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528" calcext:value-type="float">
            <text:p>5.28E-003</text:p>
          </table:table-cell>
          <table:table-cell table:style-name="ce4" office:value-type="float" office:value="0.00157" calcext:value-type="float">
            <text:p>1.57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style-name="ce4" office:value-type="float" office:value="0.00556" calcext:value-type="float">
            <text:p>5.56E-003</text:p>
          </table:table-cell>
          <table:table-cell table:style-name="ce4" office:value-type="float" office:value="0.00085" calcext:value-type="float">
            <text:p>8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07" calcext:value-type="float">
            <text:p>3.07E-003</text:p>
          </table:table-cell>
          <table:table-cell table:style-name="ce4" office:value-type="float" office:value="0.00033" calcext:value-type="float">
            <text:p>3.3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table:style-name="ce4" office:value-type="float" office:value="0.00213" calcext:value-type="float">
            <text:p>2.13E-003</text:p>
          </table:table-cell>
          <table:table-cell table:style-name="ce4" office:value-type="float" office:value="0.00069" calcext:value-type="float">
            <text:p>6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29" calcext:value-type="float">
            <text:p>1.29E-003</text:p>
          </table:table-cell>
          <table:table-cell table:style-name="ce4" office:value-type="float" office:value="0.00039" calcext:value-type="float">
            <text:p>3.9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style-name="ce4" office:value-type="float" office:value="0.00106" calcext:value-type="float">
            <text:p>1.06E-003</text:p>
          </table:table-cell>
          <table:table-cell table:style-name="ce4" office:value-type="float" office:value="0.00046" calcext:value-type="float">
            <text:p>4.6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8" calcext:value-type="float">
            <text:p>3.80E-004</text:p>
          </table:table-cell>
          <table:table-cell table:style-name="ce4" office:value-type="float" office:value="0.000313" calcext:value-type="float">
            <text:p>3.1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204" calcext:value-type="float">
            <text:p>2.04E-004</text:p>
          </table:table-cell>
          <table:table-cell table:style-name="ce4" office:value-type="float" office:value="0.000153" calcext:value-type="float">
            <text:p>1.53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style-name="ce4" office:value-type="float" office:value="0.00012" calcext:value-type="float">
            <text:p>1.20E-004</text:p>
          </table:table-cell>
          <table:table-cell table:style-name="ce4" office:value-type="float" office:value="0.000118" calcext:value-type="float">
            <text:p>1.18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193" calcext:value-type="float">
            <text:p>1.93E-004</text:p>
          </table:table-cell>
          <table:table-cell table:style-name="ce4" office:value-type="float" office:value="0.000105" calcext:value-type="float">
            <text:p>1.05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style-name="ce4" office:value-type="float" office:value="0.000146" calcext:value-type="float">
            <text:p>1.46E-004</text:p>
          </table:table-cell>
          <table:table-cell table:style-name="ce4" office:value-type="float" office:value="0.000073" calcext:value-type="float">
            <text:p>7.3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.5" calcext:value-type="float">
            <text:p>11.5</text:p>
          </table:table-cell>
          <table:table-cell table:style-name="ce4" office:value-type="float" office:value="0.0000566" calcext:value-type="float">
            <text:p>5.66E-005</text:p>
          </table:table-cell>
          <table:table-cell table:style-name="ce4" office:value-type="float" office:value="0.0000471" calcext:value-type="float">
            <text:p>4.71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053" calcext:value-type="float">
            <text:p>5.30E-005</text:p>
          </table:table-cell>
          <table:table-cell table:style-name="ce4" office:value-type="float" office:value="-0.000042" calcext:value-type="float">
            <text:p>-4.20E-00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4" office:value-type="float" office:value="0.000005" calcext:value-type="float">
            <text:p>5.00E-006</text:p>
          </table:table-cell>
          <table:table-cell table:style-name="ce4" office:value-type="float" office:value="0.000009" calcext:value-type="float">
            <text:p>9.00E-006</text:p>
          </table:table-cell>
          <table:table-cell table:style-name="ce4" office:value-type="float" office:value="-0.000005" calcext:value-type="float">
            <text:p>-5.00E-00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style-name="ce4" office:value-type="float" office:value="0.000003" calcext:value-type="float">
            <text:p>3.00E-006</text:p>
          </table:table-cell>
          <table:table-cell table:style-name="ce4" office:value-type="float" office:value="0.000007" calcext:value-type="float">
            <text:p>7.00E-006</text:p>
          </table:table-cell>
          <table:table-cell table:style-name="ce4" office:value-type="float" office:value="-0.000003" calcext:value-type="float">
            <text:p>-3.00E-006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^2</text:p>
          </table:table-cell>
          <table:table-cell table:style-name="ce5"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48" calcext:value-type="float">
            <text:p>0.348</text:p>
          </table:table-cell>
          <table:table-cell table:style-name="ce4" office:value-type="float" office:value="0.721" calcext:value-type="float">
            <text:p>7.21E-001</text:p>
          </table:table-cell>
          <table:table-cell table:style-name="ce4" office:value-type="float" office:value="0.018" calcext:value-type="float">
            <text:p>1.8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01" calcext:value-type="float">
            <text:p>0.401</text:p>
          </table:table-cell>
          <table:table-cell table:style-name="ce4" office:value-type="float" office:value="0.687" calcext:value-type="float">
            <text:p>6.87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52" calcext:value-type="float">
            <text:p>0.452</text:p>
          </table:table-cell>
          <table:table-cell table:style-name="ce4" office:value-type="float" office:value="0.653" calcext:value-type="float">
            <text:p>6.53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02" calcext:value-type="float">
            <text:p>0.502</text:p>
          </table:table-cell>
          <table:table-cell table:style-name="ce4" office:value-type="float" office:value="0.629" calcext:value-type="float">
            <text:p>6.29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44" calcext:value-type="float">
            <text:p>0.544</text:p>
          </table:table-cell>
          <table:table-cell table:style-name="ce4" office:value-type="float" office:value="0.609" calcext:value-type="float">
            <text:p>6.09E-001</text:p>
          </table:table-cell>
          <table:table-cell table:style-name="ce4" office:value-type="float" office:value="0.015" calcext:value-type="float">
            <text:p>1.5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03" calcext:value-type="float">
            <text:p>0.603</text:p>
          </table:table-cell>
          <table:table-cell table:style-name="ce4" office:value-type="float" office:value="0.576" calcext:value-type="float">
            <text:p>5.76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642" calcext:value-type="float">
            <text:p>0.642</text:p>
          </table:table-cell>
          <table:table-cell table:style-name="ce4" office:value-type="float" office:value="0.55" calcext:value-type="float">
            <text:p>5.50E-001</text:p>
          </table:table-cell>
          <table:table-cell table:style-name="ce4" office:value-type="float" office:value="0.014" calcext:value-type="float">
            <text:p>1.4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04" calcext:value-type="float">
            <text:p>0.704</text:p>
          </table:table-cell>
          <table:table-cell table:style-name="ce4" office:value-type="float" office:value="0.523" calcext:value-type="float">
            <text:p>5.23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47" calcext:value-type="float">
            <text:p>0.747</text:p>
          </table:table-cell>
          <table:table-cell table:style-name="ce4" office:value-type="float" office:value="0.491" calcext:value-type="float">
            <text:p>4.91E-001</text:p>
          </table:table-cell>
          <table:table-cell table:style-name="ce4" office:value-type="float" office:value="0.012" calcext:value-type="float">
            <text:p>1.2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05" calcext:value-type="float">
            <text:p>0.805</text:p>
          </table:table-cell>
          <table:table-cell table:style-name="ce4" office:value-type="float" office:value="0.474" calcext:value-type="float">
            <text:p>4.74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56" calcext:value-type="float">
            <text:p>0.856</text:p>
          </table:table-cell>
          <table:table-cell table:style-name="ce4" office:value-type="float" office:value="0.451" calcext:value-type="float">
            <text:p>4.51E-001</text:p>
          </table:table-cell>
          <table:table-cell table:style-name="ce4" office:value-type="float" office:value="0.011" calcext:value-type="float">
            <text:p>1.1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7" calcext:value-type="float">
            <text:p>0.907</text:p>
          </table:table-cell>
          <table:table-cell table:style-name="ce4" office:value-type="float" office:value="0.43" calcext:value-type="float">
            <text:p>4.30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5" calcext:value-type="float">
            <text:p>1.005</text:p>
          </table:table-cell>
          <table:table-cell table:style-name="ce4" office:value-type="float" office:value="0.402" calcext:value-type="float">
            <text:p>4.02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09" calcext:value-type="float">
            <text:p>1.009</text:p>
          </table:table-cell>
          <table:table-cell table:style-name="ce4" office:value-type="float" office:value="0.391" calcext:value-type="float">
            <text:p>3.91E-001</text:p>
          </table:table-cell>
          <table:table-cell table:style-name="ce4" office:value-type="float" office:value="0.01" calcext:value-type="float">
            <text:p>1.00E-0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07" calcext:value-type="float">
            <text:p>1.107</text:p>
          </table:table-cell>
          <table:table-cell table:style-name="ce4" office:value-type="float" office:value="0.369" calcext:value-type="float">
            <text:p>3.69E-001</text:p>
          </table:table-cell>
          <table:table-cell table:style-name="ce4" office:value-type="float" office:value="0.008" calcext:value-type="float">
            <text:p>8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1" calcext:value-type="float">
            <text:p>1.11</text:p>
          </table:table-cell>
          <table:table-cell table:style-name="ce4" office:value-type="float" office:value="0.356" calcext:value-type="float">
            <text:p>3.56E-001</text:p>
          </table:table-cell>
          <table:table-cell table:style-name="ce4" office:value-type="float" office:value="0.009" calcext:value-type="float">
            <text:p>9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8" calcext:value-type="float">
            <text:p>1.208</text:p>
          </table:table-cell>
          <table:table-cell table:style-name="ce4" office:value-type="float" office:value="0.334" calcext:value-type="float">
            <text:p>3.34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12" calcext:value-type="float">
            <text:p>1.212</text:p>
          </table:table-cell>
          <table:table-cell table:style-name="ce4" office:value-type="float" office:value="0.328" calcext:value-type="float">
            <text:p>3.28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15" calcext:value-type="float">
            <text:p>1.315</text:p>
          </table:table-cell>
          <table:table-cell table:style-name="ce4" office:value-type="float" office:value="0.292" calcext:value-type="float">
            <text:p>2.92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417" calcext:value-type="float">
            <text:p>1.417</text:p>
          </table:table-cell>
          <table:table-cell table:style-name="ce4" office:value-type="float" office:value="0.268" calcext:value-type="float">
            <text:p>2.68E-001</text:p>
          </table:table-cell>
          <table:table-cell table:style-name="ce4" office:value-type="float" office:value="0.007" calcext:value-type="float">
            <text:p>7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1" calcext:value-type="float">
            <text:p>1.511</text:p>
          </table:table-cell>
          <table:table-cell table:style-name="ce4" office:value-type="float" office:value="0.252" calcext:value-type="float">
            <text:p>2.52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19" calcext:value-type="float">
            <text:p>1.519</text:p>
          </table:table-cell>
          <table:table-cell table:style-name="ce4" office:value-type="float" office:value="0.245" calcext:value-type="float">
            <text:p>2.45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22" calcext:value-type="float">
            <text:p>1.622</text:p>
          </table:table-cell>
          <table:table-cell table:style-name="ce4" office:value-type="float" office:value="0.226" calcext:value-type="float">
            <text:p>2.26E-001</text:p>
          </table:table-cell>
          <table:table-cell table:style-name="ce4" office:value-type="float" office:value="0.006" calcext:value-type="float">
            <text:p>6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25" calcext:value-type="float">
            <text:p>1.725</text:p>
          </table:table-cell>
          <table:table-cell table:style-name="ce4" office:value-type="float" office:value="0.205" calcext:value-type="float">
            <text:p>2.05E-001</text:p>
          </table:table-cell>
          <table:table-cell table:style-name="ce4" office:value-type="float" office:value="0.005" calcext:value-type="float">
            <text:p>5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17" calcext:value-type="float">
            <text:p>1.817</text:p>
          </table:table-cell>
          <table:table-cell table:style-name="ce4" office:value-type="float" office:value="0.188" calcext:value-type="float">
            <text:p>1.88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156" calcext:value-type="float">
            <text:p>1.56E-001</text:p>
          </table:table-cell>
          <table:table-cell table:style-name="ce4" office:value-type="float" office:value="0.004" calcext:value-type="float">
            <text:p>4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02" calcext:value-type="float">
            <text:p>2.02</text:p>
          </table:table-cell>
          <table:table-cell table:style-name="ce4" office:value-type="float" office:value="0.159" calcext:value-type="float">
            <text:p>1.59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224" calcext:value-type="float">
            <text:p>2.224</text:p>
          </table:table-cell>
          <table:table-cell table:style-name="ce4" office:value-type="float" office:value="0.132" calcext:value-type="float">
            <text:p>1.32E-001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1" calcext:value-type="float">
            <text:p>2.521</text:p>
          </table:table-cell>
          <table:table-cell table:style-name="ce4" office:value-type="float" office:value="0.101" calcext:value-type="float">
            <text:p>1.01E-001</text:p>
          </table:table-cell>
          <table:table-cell table:style-name="ce4" office:value-type="float" office:value="0.003" calcext:value-type="float">
            <text:p>3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3" calcext:value-type="float">
            <text:p>2.53</text:p>
          </table:table-cell>
          <table:table-cell table:style-name="ce4" office:value-type="float" office:value="0.0985" calcext:value-type="float">
            <text:p>9.85E-002</text:p>
          </table:table-cell>
          <table:table-cell table:style-name="ce4" office:value-type="float" office:value="0.0019" calcext:value-type="float">
            <text:p>1.9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table:style-name="ce4" office:value-type="float" office:value="0.0967" calcext:value-type="float">
            <text:p>9.67E-002</text:p>
          </table:table-cell>
          <table:table-cell table:style-name="ce4" office:value-type="float" office:value="0.0024" calcext:value-type="float">
            <text:p>2.4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table:style-name="ce4" office:value-type="float" office:value="0.0883" calcext:value-type="float">
            <text:p>8.83E-002</text:p>
          </table:table-cell>
          <table:table-cell table:style-name="ce4" office:value-type="float" office:value="0.0022" calcext:value-type="float">
            <text:p>2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6" calcext:value-type="float">
            <text:p>2.76</text:p>
          </table:table-cell>
          <table:table-cell table:style-name="ce4" office:value-type="float" office:value="0.0818" calcext:value-type="float">
            <text:p>8.18E-002</text:p>
          </table:table-cell>
          <table:table-cell table:style-name="ce4" office:value-type="float" office:value="0.002" calcext:value-type="float">
            <text:p>2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7" calcext:value-type="float">
            <text:p>2.87</text:p>
          </table:table-cell>
          <table:table-cell table:style-name="ce4" office:value-type="float" office:value="0.0734" calcext:value-type="float">
            <text:p>7.34E-002</text:p>
          </table:table-cell>
          <table:table-cell table:style-name="ce4" office:value-type="float" office:value="0.0018" calcext:value-type="float">
            <text:p>1.8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0622" calcext:value-type="float">
            <text:p>6.22E-002</text:p>
          </table:table-cell>
          <table:table-cell table:style-name="ce4" office:value-type="float" office:value="0.001" calcext:value-type="float">
            <text:p>1.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table:style-name="ce4" office:value-type="float" office:value="0.0628" calcext:value-type="float">
            <text:p>6.28E-002</text:p>
          </table:table-cell>
          <table:table-cell table:style-name="ce4" office:value-type="float" office:value="0.0012" calcext:value-type="float">
            <text:p>1.2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8" calcext:value-type="float">
            <text:p>3.08</text:p>
          </table:table-cell>
          <table:table-cell table:style-name="ce4" office:value-type="float" office:value="0.0599" calcext:value-type="float">
            <text:p>5.99E-002</text:p>
          </table:table-cell>
          <table:table-cell table:style-name="ce4" office:value-type="float" office:value="0.0015" calcext:value-type="float">
            <text:p>1.5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4" calcext:value-type="float">
            <text:p>3.54</text:p>
          </table:table-cell>
          <table:table-cell table:style-name="ce4" office:value-type="float" office:value="0.0386" calcext:value-type="float">
            <text:p>3.86E-002</text:p>
          </table:table-cell>
          <table:table-cell table:style-name="ce4" office:value-type="float" office:value="0.0008" calcext:value-type="float">
            <text:p>8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table:style-name="ce4" office:value-type="float" office:value="0.0293" calcext:value-type="float">
            <text:p>2.93E-002</text:p>
          </table:table-cell>
          <table:table-cell table:style-name="ce4" office:value-type="float" office:value="0.0007" calcext:value-type="float">
            <text:p>7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6" calcext:value-type="float">
            <text:p>4.06</text:p>
          </table:table-cell>
          <table:table-cell table:style-name="ce4" office:value-type="float" office:value="0.0248" calcext:value-type="float">
            <text:p>2.48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11" calcext:value-type="float">
            <text:p>4.11</text:p>
          </table:table-cell>
          <table:table-cell table:style-name="ce4" office:value-type="float" office:value="0.023" calcext:value-type="float">
            <text:p>2.30E-002</text:p>
          </table:table-cell>
          <table:table-cell table:style-name="ce4" office:value-type="float" office:value="0.0006" calcext:value-type="float">
            <text:p>6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32" calcext:value-type="float">
            <text:p>4.32</text:p>
          </table:table-cell>
          <table:table-cell table:style-name="ce4" office:value-type="float" office:value="0.0191" calcext:value-type="float">
            <text:p>1.91E-002</text:p>
          </table:table-cell>
          <table:table-cell table:style-name="ce4" office:value-type="float" office:value="0.0005" calcext:value-type="float">
            <text:p>5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64" calcext:value-type="float">
            <text:p>4.64</text:p>
          </table:table-cell>
          <table:table-cell table:style-name="ce4" office:value-type="float" office:value="0.014" calcext:value-type="float">
            <text:p>1.40E-002</text:p>
          </table:table-cell>
          <table:table-cell table:style-name="ce4" office:value-type="float" office:value="0.0003" calcext:value-type="float">
            <text:p>3.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6" calcext:value-type="float">
            <text:p>5.06</text:p>
          </table:table-cell>
          <table:table-cell table:style-name="ce4" office:value-type="float" office:value="0.00987" calcext:value-type="float">
            <text:p>9.87E-003</text:p>
          </table:table-cell>
          <table:table-cell table:style-name="ce4" office:value-type="float" office:value="0.00025" calcext:value-type="float">
            <text:p>2.5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8" calcext:value-type="float">
            <text:p>6.08</text:p>
          </table:table-cell>
          <table:table-cell table:style-name="ce4" office:value-type="float" office:value="0.00359" calcext:value-type="float">
            <text:p>3.59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13" calcext:value-type="float">
            <text:p>6.13</text:p>
          </table:table-cell>
          <table:table-cell table:style-name="ce4" office:value-type="float" office:value="0.00322" calcext:value-type="float">
            <text:p>3.22E-003</text:p>
          </table:table-cell>
          <table:table-cell table:style-name="ce4" office:value-type="float" office:value="0.00011" calcext:value-type="float">
            <text:p>1.1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22" calcext:value-type="float">
            <text:p>6.22</text:p>
          </table:table-cell>
          <table:table-cell table:style-name="ce4" office:value-type="float" office:value="0.00278" calcext:value-type="float">
            <text:p>2.78E-003</text:p>
          </table:table-cell>
          <table:table-cell table:style-name="ce4" office:value-type="float" office:value="0.00014" calcext:value-type="float">
            <text:p>1.40E-004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7 Amroun: Elastic e- Scattering 3He/4He High Momentum Transfer. Arnold, D. Day, Sick 1978. Phys Rev Letters vol. 40, No.22 1429-143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o convert A1/2 to cross section see notes from 7/18/17</text:p>
          </table:table-cell>
          <table:table-cell/>
          <table:table-cell table:style-name="ce5"/>
          <table:table-cell/>
          <table:table-cell office:value-type="string" calcext:value-type="string">
            <text:p>Theta = 8 deg</text:p>
          </table:table-cell>
          <table:table-cell office:value-type="string" calcext:value-type="string">
            <text:p>6-15 GeV</text:p>
          </table:table-cell>
          <table:table-cell office:value-type="string" calcext:value-type="string">
            <text:p>5*10^-39 cm^2/sr → A^(1/2)= 3*10^-5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lte13</text:p>
          </table:table-cell>
          <table:table-cell office:value-type="string" calcext:value-type="string">
            <text:p>Drop 2 points</text:p>
          </table:table-cell>
          <table:table-cell office:value-type="string" calcext:value-type="string">
            <text:p>Q^2 (GeV/c)^2</text:p>
          </table:table-cell>
          <table:table-cell office:value-type="string" calcext:value-type="string">
            <text:p>3He 10e3*|A1/2|</text:p>
          </table:table-cell>
          <table:table-cell table:style-name="ce5" office:value-type="string" calcext:value-type="string">
            <text:p>+/-</text:p>
          </table:table-cell>
          <table:table-cell table:style-name="ce5" office:value-type="string" calcext:value-type="string">
            <text:p>4He 10e3*|Fch|</text:p>
          </table:table-cell>
          <table:table-cell table:style-name="ce5" office:value-type="string" calcext:value-type="string">
            <text:p>+/-</text:p>
          </table:table-cell>
          <table:table-cell office:value-type="string" calcext:value-type="string">
            <text:p>M 3He (GeV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or E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Mott XS GeV^2</text:p>
          </table:table-cell>
          <table:table-cell office:value-type="string" calcext:value-type="string">
            <text:p>Mott XS fm^-2</text:p>
          </table:table-cell>
          <table:table-cell table:style-name="ce1" office:value-type="string" calcext:value-type="string">
            <text:p>Sigexp (fm^-2) = Mott*A^1/2</text:p>
          </table:table-cell>
          <table:table-cell table:style-name="ce1" office:value-type="string" calcext:value-type="string">
            <text:p>Sigexp Uncertainty</text:p>
          </table:table-cell>
          <table:table-cell office:value-type="string" calcext:value-type="string">
            <text:p>11 pts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 (deg.)</text:p>
          </table:table-cell>
          <table:table-cell table:style-name="ce1" office:value-type="string" calcext:value-type="string">
            <text:p>XS (fm^2/sr)</text:p>
          </table:table-cell>
          <table:table-cell table:style-name="ce1" office:value-type="string" calcext:value-type="string">
            <text:p>Stat. Error (fm^2/s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59" calcext:value-type="float">
            <text:p>0.59</text:p>
          </table:table-cell>
          <table:table-cell table:number-columns-repeated="2"/>
          <table:table-cell table:formula="of:=3.0160293*0.9315" office:value-type="float" office:value="2.80943129295" calcext:value-type="float">
            <text:p>2.809431293</text:p>
          </table:table-cell>
          <table:table-cell table:formula="of:=8*PI()/180" office:value-type="float" office:value="0.139626340159546" calcext:value-type="float">
            <text:p>0.1396263402</text:p>
          </table:table-cell>
          <table:table-cell table:formula="of:=([.C547]-(1/SIN([.I$547]/2)^2)*SQRT( [.C547]*(SIN([.I$547]/2)^4)*(4*[.H$547]^2*(1/SIN([.I$547]/2)^2) + [.C547]) ) )/(4*[.H$547])" office:value-type="float" office:value="-5.93503961570914" calcext:value-type="float">
            <text:p>-5.9350396157</text:p>
          </table:table-cell>
          <table:table-cell table:formula="of:=([.C547]+(1/SIN([.I$547]/2)^2)*SQRT( [.C547]*(SIN([.I$547]/2)^4)*(4*[.H$547]^2*(1/SIN([.I$547]/2)^2) + [.C547]) ) )/(4*[.H$547])" office:value-type="float" office:value="6.05961998928094" calcext:value-type="float">
            <text:p>6.0596199893</text:p>
          </table:table-cell>
          <table:table-cell table:style-name="ce11" table:formula="of:=[.K547]/(1+(2*[.K547]*SIN([.I$547]/2)^2)/[.H$547])" office:value-type="float" office:value="5.93503961570914" calcext:value-type="float">
            <text:p>5.9350396157</text:p>
          </table:table-cell>
          <table:table-cell table:formula="of:= [.H$550]^2*[.L547]/[.K547] * ([.H$553]^2*COS([.I$547]/2)^2 / (4*[.K547]^2*SIN([.I$547]/2)^4))" office:value-type="float" office:value="0.0596982524312065" calcext:value-type="float">
            <text:p>0.0596982524</text:p>
          </table:table-cell>
          <table:table-cell table:formula="of:=[.M547]*1/25.7" office:value-type="float" office:value="0.00232288919965784" calcext:value-type="float">
            <text:p>2.323E-3</text:p>
          </table:table-cell>
          <table:table-cell table:formula="of:=[.N547]*([.D547]*0.001)^2" office:value-type="float" office:value="0.000000048513308645934" calcext:value-type="float">
            <text:p>4.8513308645934E-008</text:p>
          </table:table-cell>
          <table:table-cell table:formula="of:=2*([.E547]/[.D547])*[.O547]" office:value-type="float" office:value="0.0000000125264122980749" calcext:value-type="float">
            <text:p>1.25264122980749E-008</text:p>
          </table:table-cell>
          <table:table-cell/>
          <table:table-cell table:style-name="ce13" office:value-type="float" office:value="6.05961998928094" calcext:value-type="float">
            <text:p>6.06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48513308645934" calcext:value-type="float">
            <text:p>4.85E-8</text:p>
          </table:table-cell>
          <table:table-cell table:style-name="ce10" office:value-type="float" office:value="0.0000000125264122980749" calcext:value-type="float">
            <text:p>1.25E-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5" office:value-type="float" office:value="0.32" calcext:value-type="float">
            <text:p>0.32</text:p>
          </table:table-cell>
          <table:table-cell office:value-type="float" office:value="5.49" calcext:value-type="float">
            <text:p>5.4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C548]-(1/SIN([.I$547]/2)^2)*SQRT( [.C548]*(SIN([.I$547]/2)^4)*(4*[.H$547]^2*(1/SIN([.I$547]/2)^2) + [.C548]) ) )/(4*[.H$547])" office:value-type="float" office:value="-6.34027586214365" calcext:value-type="float">
            <text:p>-6.3402758621</text:p>
          </table:table-cell>
          <table:table-cell table:formula="of:=([.C548]+(1/SIN([.I$547]/2)^2)*SQRT( [.C548]*(SIN([.I$547]/2)^4)*(4*[.H$547]^2*(1/SIN([.I$547]/2)^2) + [.C548]) ) )/(4*[.H$547])" office:value-type="float" office:value="6.48265343193999" calcext:value-type="float">
            <text:p>6.4826534319</text:p>
          </table:table-cell>
          <table:table-cell table:style-name="ce11" table:formula="of:=[.K548]/(1+(2*[.K548]*SIN([.I$547]/2)^2)/[.H$547])" office:value-type="float" office:value="6.34027586214365" calcext:value-type="float">
            <text:p>6.3402758621</text:p>
          </table:table-cell>
          <table:table-cell table:formula="of:= [.H$550]^2*[.L548]/[.K548] * ([.H$553]^2*COS([.I$547]/2)^2 / (4*[.K548]^2*SIN([.I$547]/2)^4))" office:value-type="float" office:value="0.0520863476543361" calcext:value-type="float">
            <text:p>0.0520863477</text:p>
          </table:table-cell>
          <table:table-cell table:formula="of:=[.M548]*1/25.7" office:value-type="float" office:value="0.00202670613440997" calcext:value-type="float">
            <text:p>2.027E-3</text:p>
          </table:table-cell>
          <table:table-cell table:formula="of:=[.N548]*([.D548]*0.001)^2" office:value-type="float" office:value="0.0000000256856628650581" calcext:value-type="float">
            <text:p>2.56856628650581E-008</text:p>
          </table:table-cell>
          <table:table-cell table:formula="of:=2*([.E548]/[.D548])*[.O548]" office:value-type="float" office:value="0.00000000461764725663967" calcext:value-type="float">
            <text:p>4.61764725663967E-009</text:p>
          </table:table-cell>
          <table:table-cell/>
          <table:table-cell table:style-name="ce13" office:value-type="float" office:value="6.48265343193999" calcext:value-type="float">
            <text:p>6.483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256856628650581" calcext:value-type="float">
            <text:p>2.57E-8</text:p>
          </table:table-cell>
          <table:table-cell table:style-name="ce10" office:value-type="float" office:value="0.00000000461764725663967" calcext:value-type="float">
            <text:p>4.62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5"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heta (deg)</text:p>
          </table:table-cell>
          <table:table-cell table:formula="of:=([.C549]-(1/SIN([.I$547]/2)^2)*SQRT( [.C549]*(SIN([.I$547]/2)^4)*(4*[.H$547]^2*(1/SIN([.I$547]/2)^2) + [.C549]) ) )/(4*[.H$547])" office:value-type="float" office:value="-7.07935987767213" calcext:value-type="float">
            <text:p>-7.0793598777</text:p>
          </table:table-cell>
          <table:table-cell table:formula="of:=([.C549]+(1/SIN([.I$547]/2)^2)*SQRT( [.C549]*(SIN([.I$547]/2)^4)*(4*[.H$547]^2*(1/SIN([.I$547]/2)^2) + [.C549]) ) )/(4*[.H$547])" office:value-type="float" office:value="7.25733183991755" calcext:value-type="float">
            <text:p>7.2573318399</text:p>
          </table:table-cell>
          <table:table-cell table:style-name="ce11" table:formula="of:=[.K549]/(1+(2*[.K549]*SIN([.I$547]/2)^2)/[.H$547])" office:value-type="float" office:value="7.07935987767213" calcext:value-type="float">
            <text:p>7.0793598777</text:p>
          </table:table-cell>
          <table:table-cell table:formula="of:= [.H$550]^2*[.L549]/[.K549] * ([.H$553]^2*COS([.I$547]/2)^2 / (4*[.K549]^2*SIN([.I$547]/2)^4))" office:value-type="float" office:value="0.0414512097618623" calcext:value-type="float">
            <text:p>0.0414512098</text:p>
          </table:table-cell>
          <table:table-cell table:formula="of:=[.M549]*1/25.7" office:value-type="float" office:value="0.00161288753937207" calcext:value-type="float">
            <text:p>1.613E-3</text:p>
          </table:table-cell>
          <table:table-cell table:formula="of:=[.N549]*([.D549]*0.001)^2" office:value-type="float" office:value="0.0000000083844345846718" calcext:value-type="float">
            <text:p>8.3844345846718E-009</text:p>
          </table:table-cell>
          <table:table-cell table:formula="of:=2*([.E549]/[.D549])*[.O549]" office:value-type="float" office:value="0.00000000169159645129343" calcext:value-type="float">
            <text:p>1.69159645129343E-009</text:p>
          </table:table-cell>
          <table:table-cell/>
          <table:table-cell table:style-name="ce13" office:value-type="float" office:value="7.25733183991755" calcext:value-type="float">
            <text:p>7.257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83844345846718" calcext:value-type="float">
            <text:p>8.38E-9</text:p>
          </table:table-cell>
          <table:table-cell table:style-name="ce10" office:value-type="float" office:value="0.00000000169159645129343" calcext:value-type="float">
            <text:p>1.69E-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5" office:value-type="float" office:value="0.13" calcext:value-type="float">
            <text:p>0.13</text:p>
          </table:table-cell>
          <table:table-cell office:value-type="float" office:value="1.36" calcext:value-type="float">
            <text:p>1.36</text:p>
          </table:table-cell>
          <table:table-cell office:value-type="float" office:value="0.19" calcext:value-type="float">
            <text:p>0.19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C550]-(1/SIN([.I$547]/2)^2)*SQRT( [.C550]*(SIN([.I$547]/2)^4)*(4*[.H$547]^2*(1/SIN([.I$547]/2)^2) + [.C550]) ) )/(4*[.H$547])" office:value-type="float" office:value="-7.74586728365775" calcext:value-type="float">
            <text:p>-7.7458672837</text:p>
          </table:table-cell>
          <table:table-cell table:formula="of:=([.C550]+(1/SIN([.I$547]/2)^2)*SQRT( [.C550]*(SIN([.I$547]/2)^4)*(4*[.H$547]^2*(1/SIN([.I$547]/2)^2) + [.C550]) ) )/(4*[.H$547])" office:value-type="float" office:value="7.95943363835226" calcext:value-type="float">
            <text:p>7.9594336384</text:p>
          </table:table-cell>
          <table:table-cell table:style-name="ce11" table:formula="of:=[.K550]/(1+(2*[.K550]*SIN([.I$547]/2)^2)/[.H$547])" office:value-type="float" office:value="7.74586728365775" calcext:value-type="float">
            <text:p>7.7458672837</text:p>
          </table:table-cell>
          <table:table-cell table:formula="of:= [.H$550]^2*[.L550]/[.K550] * ([.H$553]^2*COS([.I$547]/2)^2 / (4*[.K550]^2*SIN([.I$547]/2)^4))" office:value-type="float" office:value="0.0343793544557049" calcext:value-type="float">
            <text:p>0.0343793545</text:p>
          </table:table-cell>
          <table:table-cell table:formula="of:=[.M550]*1/25.7" office:value-type="float" office:value="0.00133771807220642" calcext:value-type="float">
            <text:p>1.338E-3</text:p>
          </table:table-cell>
          <table:table-cell table:formula="of:=[.N550]*([.D550]*0.001)^2" office:value-type="float" office:value="0.00000000269737472079702" calcext:value-type="float">
            <text:p>2.69737472079702E-009</text:p>
          </table:table-cell>
          <table:table-cell table:formula="of:=2*([.E550]/[.D550])*[.O550]" office:value-type="float" office:value="0.00000000049388551225861" calcext:value-type="float">
            <text:p>4.9388551225861E-010</text:p>
          </table:table-cell>
          <table:table-cell/>
          <table:table-cell table:style-name="ce13" office:value-type="float" office:value="7.95943363835226" calcext:value-type="float">
            <text:p>7.959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269737472079702" calcext:value-type="float">
            <text:p>2.70E-9</text:p>
          </table:table-cell>
          <table:table-cell table:style-name="ce10" office:value-type="float" office:value="0.00000000049388551225861" calcext:value-type="float">
            <text:p>4.94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5" office:value-type="float" office:value="0.073" calcext:value-type="float">
            <text:p>0.073</text:p>
          </table:table-cell>
          <table:table-cell office:value-type="float" office:value="0.579" calcext:value-type="float">
            <text:p>0.579</text:p>
          </table:table-cell>
          <table:table-cell office:value-type="float" office:value="0.098" calcext:value-type="float">
            <text:p>0.098</text:p>
          </table:table-cell>
          <table:table-cell table:number-columns-repeated="2"/>
          <table:table-cell table:formula="of:=([.C551]-(1/SIN([.I$547]/2)^2)*SQRT( [.C551]*(SIN([.I$547]/2)^4)*(4*[.H$547]^2*(1/SIN([.I$547]/2)^2) + [.C551]) ) )/(4*[.H$547])" office:value-type="float" office:value="-8.35738223271986" calcext:value-type="float">
            <text:p>-8.3573822327</text:p>
          </table:table-cell>
          <table:table-cell table:formula="of:=([.C551]+(1/SIN([.I$547]/2)^2)*SQRT( [.C551]*(SIN([.I$547]/2)^4)*(4*[.H$547]^2*(1/SIN([.I$547]/2)^2) + [.C551]) ) )/(4*[.H$547])" office:value-type="float" office:value="8.60654297986345" calcext:value-type="float">
            <text:p>8.6065429799</text:p>
          </table:table-cell>
          <table:table-cell table:style-name="ce11" table:formula="of:=[.K551]/(1+(2*[.K551]*SIN([.I$547]/2)^2)/[.H$547])" office:value-type="float" office:value="8.35738223271987" calcext:value-type="float">
            <text:p>8.3573822327</text:p>
          </table:table-cell>
          <table:table-cell table:formula="of:= [.H$550]^2*[.L551]/[.K551] * ([.H$553]^2*COS([.I$547]/2)^2 / (4*[.K551]^2*SIN([.I$547]/2)^4))" office:value-type="float" office:value="0.0293398712916903" calcext:value-type="float">
            <text:p>0.0293398713</text:p>
          </table:table-cell>
          <table:table-cell table:formula="of:=[.M551]*1/25.7" office:value-type="float" office:value="0.0011416292331397" calcext:value-type="float">
            <text:p>1.142E-3</text:p>
          </table:table-cell>
          <table:table-cell table:formula="of:=[.N551]*([.D551]*0.001)^2" office:value-type="float" office:value="0.00000000076389151899537" calcext:value-type="float">
            <text:p>7.6389151899537E-010</text:p>
          </table:table-cell>
          <table:table-cell table:formula="of:=2*([.E551]/[.D551])*[.O551]" office:value-type="float" office:value="0.000000000136342496055408" calcext:value-type="float">
            <text:p>1.36342496055408E-010</text:p>
          </table:table-cell>
          <table:table-cell/>
          <table:table-cell table:style-name="ce13" office:value-type="float" office:value="8.60654297986345" calcext:value-type="float">
            <text:p>8.607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76389151899537" calcext:value-type="float">
            <text:p>7.64E-10</text:p>
          </table:table-cell>
          <table:table-cell table:style-name="ce10" office:value-type="float" office:value="0.000000000136342496055408" calcext:value-type="float">
            <text:p>1.36E-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5" office:value-type="float" office:value="0.045" calcext:value-type="float">
            <text:p>0.045</text:p>
          </table:table-cell>
          <table:table-cell office:value-type="float" office:value="0.273" calcext:value-type="float">
            <text:p>0.27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Alpha</text:p>
          </table:table-cell>
          <table:table-cell/>
          <table:table-cell table:formula="of:=([.C552]-(1/SIN([.I$547]/2)^2)*SQRT( [.C552]*(SIN([.I$547]/2)^4)*(4*[.H$547]^2*(1/SIN([.I$547]/2)^2) + [.C552]) ) )/(4*[.H$547])" office:value-type="float" office:value="-8.9253615931221" calcext:value-type="float">
            <text:p>-8.9253615931</text:p>
          </table:table-cell>
          <table:table-cell table:formula="of:=([.C552]+(1/SIN([.I$547]/2)^2)*SQRT( [.C552]*(SIN([.I$547]/2)^4)*(4*[.H$547]^2*(1/SIN([.I$547]/2)^2) + [.C552]) ) )/(4*[.H$547])" office:value-type="float" office:value="9.21011673271478" calcext:value-type="float">
            <text:p>9.2101167327</text:p>
          </table:table-cell>
          <table:table-cell table:style-name="ce11" table:formula="of:=[.K552]/(1+(2*[.K552]*SIN([.I$547]/2)^2)/[.H$547])" office:value-type="float" office:value="8.9253615931221" calcext:value-type="float">
            <text:p>8.9253615931</text:p>
          </table:table-cell>
          <table:table-cell table:formula="of:= [.H$550]^2*[.L552]/[.K552] * ([.H$553]^2*COS([.I$547]/2)^2 / (4*[.K552]^2*SIN([.I$547]/2)^4))" office:value-type="float" office:value="0.0255684605443917" calcext:value-type="float">
            <text:p>0.0255684605</text:p>
          </table:table-cell>
          <table:table-cell table:formula="of:=[.M552]*1/25.7" office:value-type="float" office:value="0.000994881733244814" calcext:value-type="float">
            <text:p>9.949E-4</text:p>
          </table:table-cell>
          <table:table-cell table:formula="of:=[.N552]*([.D552]*0.001)^2" office:value-type="float" office:value="0.000000000206871728083994" calcext:value-type="float">
            <text:p>2.06871728083994E-010</text:p>
          </table:table-cell>
          <table:table-cell table:formula="of:=2*([.E552]/[.D552])*[.O552]" office:value-type="float" office:value="0.0000000000408299463323672" calcext:value-type="float">
            <text:p>4.08299463323672E-011</text:p>
          </table:table-cell>
          <table:table-cell/>
          <table:table-cell table:style-name="ce13" office:value-type="float" office:value="9.21011673271478" calcext:value-type="float">
            <text:p>9.210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206871728083994" calcext:value-type="float">
            <text:p>2.07E-10</text:p>
          </table:table-cell>
          <table:table-cell table:style-name="ce10" office:value-type="float" office:value="0.0000000000408299463323672" calcext:value-type="float">
            <text:p>4.08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5" office:value-type="float" office:value="0.039" calcext:value-type="float">
            <text:p>0.0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  <table:table-cell table:formula="of:=0.0072973525664" office:value-type="float" office:value="0.0072973525664" calcext:value-type="float">
            <text:p>0.0072973526</text:p>
          </table:table-cell>
          <table:table-cell/>
          <table:table-cell table:formula="of:=([.C553]-(1/SIN([.I$547]/2)^2)*SQRT( [.C553]*(SIN([.I$547]/2)^4)*(4*[.H$547]^2*(1/SIN([.I$547]/2)^2) + [.C553]) ) )/(4*[.H$547])" office:value-type="float" office:value="-9.45776320837397" calcext:value-type="float">
            <text:p>-9.4577632084</text:p>
          </table:table-cell>
          <table:table-cell table:formula="of:=([.C553]+(1/SIN([.I$547]/2)^2)*SQRT( [.C553]*(SIN([.I$547]/2)^4)*(4*[.H$547]^2*(1/SIN([.I$547]/2)^2) + [.C553]) ) )/(4*[.H$547])" office:value-type="float" office:value="9.77811274041573" calcext:value-type="float">
            <text:p>9.7781127404</text:p>
          </table:table-cell>
          <table:table-cell table:style-name="ce11" table:formula="of:=[.K553]/(1+(2*[.K553]*SIN([.I$547]/2)^2)/[.H$547])" office:value-type="float" office:value="9.45776320837397" calcext:value-type="float">
            <text:p>9.4577632084</text:p>
          </table:table-cell>
          <table:table-cell table:formula="of:= [.H$550]^2*[.L553]/[.K553] * ([.H$553]^2*COS([.I$547]/2)^2 / (4*[.K553]^2*SIN([.I$547]/2)^4))" office:value-type="float" office:value="0.0226410977695343" calcext:value-type="float">
            <text:p>0.0226410978</text:p>
          </table:table-cell>
          <table:table-cell table:formula="of:=[.M553]*1/25.7" office:value-type="float" office:value="0.000880976566907951" calcext:value-type="float">
            <text:p>8.810E-4</text:p>
          </table:table-cell>
          <table:table-cell table:formula="of:=[.N553]*([.D553]*0.001)^2" office:value-type="float" office:value="0.0000000000666238528724138" calcext:value-type="float">
            <text:p>6.66238528724138E-011</text:p>
          </table:table-cell>
          <table:table-cell table:formula="of:=2*([.E553]/[.D553])*[.O553]" office:value-type="float" office:value="0.0000000000188969473601755" calcext:value-type="float">
            <text:p>1.88969473601755E-011</text:p>
          </table:table-cell>
          <table:table-cell/>
          <table:table-cell table:style-name="ce13" office:value-type="float" office:value="9.77811274041573" calcext:value-type="float">
            <text:p>9.77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0666238528724138" calcext:value-type="float">
            <text:p>6.66E-11</text:p>
          </table:table-cell>
          <table:table-cell table:style-name="ce10" office:value-type="float" office:value="0.0000000000188969473601755" calcext:value-type="float">
            <text:p>1.89E-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5" office:value-type="float" office:value="0.025" calcext:value-type="float">
            <text:p>0.025</text:p>
          </table:table-cell>
          <table:table-cell table:number-columns-repeated="4"/>
          <table:table-cell table:formula="of:=([.C554]-(1/SIN([.I$547]/2)^2)*SQRT( [.C554]*(SIN([.I$547]/2)^4)*(4*[.H$547]^2*(1/SIN([.I$547]/2)^2) + [.C554]) ) )/(4*[.H$547])" office:value-type="float" office:value="-9.96038104562894" calcext:value-type="float">
            <text:p>-9.9603810456</text:p>
          </table:table-cell>
          <table:table-cell table:formula="of:=([.C554]+(1/SIN([.I$547]/2)^2)*SQRT( [.C554]*(SIN([.I$547]/2)^4)*(4*[.H$547]^2*(1/SIN([.I$547]/2)^2) + [.C554]) ) )/(4*[.H$547])" office:value-type="float" office:value="10.3163249701198" calcext:value-type="float">
            <text:p>10.3163249701</text:p>
          </table:table-cell>
          <table:table-cell table:style-name="ce11" table:formula="of:=[.K554]/(1+(2*[.K554]*SIN([.I$547]/2)^2)/[.H$547])" office:value-type="float" office:value="9.96038104562894" calcext:value-type="float">
            <text:p>9.9603810456</text:p>
          </table:table-cell>
          <table:table-cell table:formula="of:= [.H$550]^2*[.L554]/[.K554] * ([.H$553]^2*COS([.I$547]/2)^2 / (4*[.K554]^2*SIN([.I$547]/2)^4))" office:value-type="float" office:value="0.0203036947305926" calcext:value-type="float">
            <text:p>0.0203036947</text:p>
          </table:table-cell>
          <table:table-cell table:formula="of:=[.M554]*1/25.7" office:value-type="float" office:value="0.000790027032318778" calcext:value-type="float">
            <text:p>7.900E-4</text:p>
          </table:table-cell>
          <table:table-cell table:formula="of:=[.N554]*([.D554]*0.001)^2" office:value-type="float" office:value="0.00000000000921487530496623" calcext:value-type="float">
            <text:p>9.21487530496623E-012</text:p>
          </table:table-cell>
          <table:table-cell table:formula="of:=2*([.E554]/[.D554])*[.O554]" office:value-type="float" office:value="0.0000000000042661459745214" calcext:value-type="float">
            <text:p>4.2661459745214E-012</text:p>
          </table:table-cell>
          <table:table-cell/>
          <table:table-cell table:style-name="ce13" office:value-type="float" office:value="10.3163249701198" calcext:value-type="float">
            <text:p>10.316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00921487530496623" calcext:value-type="float">
            <text:p>9.21E-12</text:p>
          </table:table-cell>
          <table:table-cell table:style-name="ce10" office:value-type="float" office:value="0.0000000000042661459745214" calcext:value-type="float">
            <text:p>4.27E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5" office:value-type="float" office:value="0.017" calcext:value-type="float">
            <text:p>0.017</text:p>
          </table:table-cell>
          <table:table-cell table:number-columns-repeated="4"/>
          <table:table-cell table:formula="of:=([.C555]-(1/SIN([.I$547]/2)^2)*SQRT( [.C555]*(SIN([.I$547]/2)^4)*(4*[.H$547]^2*(1/SIN([.I$547]/2)^2) + [.C555]) ) )/(4*[.H$547])" office:value-type="float" office:value="-10.5533358890739" calcext:value-type="float">
            <text:p>-10.5533358891</text:p>
          </table:table-cell>
          <table:table-cell table:formula="of:=([.C555]+(1/SIN([.I$547]/2)^2)*SQRT( [.C555]*(SIN([.I$547]/2)^4)*(4*[.H$547]^2*(1/SIN([.I$547]/2)^2) + [.C555]) ) )/(4*[.H$547])" office:value-type="float" office:value="10.9537728041261" calcext:value-type="float">
            <text:p>10.9537728041</text:p>
          </table:table-cell>
          <table:table-cell table:style-name="ce11" table:formula="of:=[.K555]/(1+(2*[.K555]*SIN([.I$547]/2)^2)/[.H$547])" office:value-type="float" office:value="10.5533358890739" calcext:value-type="float">
            <text:p>10.5533358891</text:p>
          </table:table-cell>
          <table:table-cell table:formula="of:= [.H$550]^2*[.L555]/[.K555] * ([.H$553]^2*COS([.I$547]/2)^2 / (4*[.K555]^2*SIN([.I$547]/2)^4))" office:value-type="float" office:value="0.0179710204762195" calcext:value-type="float">
            <text:p>0.0179710205</text:p>
          </table:table-cell>
          <table:table-cell table:formula="of:=[.M555]*1/25.7" office:value-type="float" office:value="0.000699261497129162" calcext:value-type="float">
            <text:p>6.993E-4</text:p>
          </table:table-cell>
          <table:table-cell table:formula="of:=[.N555]*([.D555]*0.001)^2" office:value-type="float" office:value="0.00000000000219288405499705" calcext:value-type="float">
            <text:p>2.19288405499705E-012</text:p>
          </table:table-cell>
          <table:table-cell table:formula="of:=2*([.E555]/[.D555])*[.O555]" office:value-type="float" office:value="0.00000000000133139389053392" calcext:value-type="float">
            <text:p>1.33139389053392E-012</text:p>
          </table:table-cell>
          <table:table-cell/>
          <table:table-cell table:style-name="ce13" office:value-type="float" office:value="10.9537728041261" calcext:value-type="float">
            <text:p>10.954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00219288405499705" calcext:value-type="float">
            <text:p>2.19E-12</text:p>
          </table:table-cell>
          <table:table-cell table:style-name="ce10" office:value-type="float" office:value="0.00000000000133139389053392" calcext:value-type="float">
            <text:p>1.33E-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table:style-name="ce5"/>
          <table:table-cell office:value-type="string" calcext:value-type="string">
            <text:p>&lt;=0.043</text:p>
          </table:table-cell>
          <table:table-cell table:number-columns-repeated="3"/>
          <table:table-cell table:formula="of:=([.C556]-(1/SIN([.I$547]/2)^2)*SQRT( [.C556]*(SIN([.I$547]/2)^4)*(4*[.H$547]^2*(1/SIN([.I$547]/2)^2) + [.C556]) ) )/(4*[.H$547])" office:value-type="float" office:value="-10.8927851533109" calcext:value-type="float">
            <text:p>-10.8927851533</text:p>
          </table:table-cell>
          <table:table-cell table:formula="of:=([.C556]+(1/SIN([.I$547]/2)^2)*SQRT( [.C556]*(SIN([.I$547]/2)^4)*(4*[.H$547]^2*(1/SIN([.I$547]/2)^2) + [.C556]) ) )/(4*[.H$547])" office:value-type="float" office:value="11.3199178626999" calcext:value-type="float">
            <text:p>11.3199178627</text:p>
          </table:table-cell>
          <table:table-cell table:style-name="ce11" table:formula="of:=[.K556]/(1+(2*[.K556]*SIN([.I$547]/2)^2)/[.H$547])" office:value-type="float" office:value="10.8927851533109" calcext:value-type="float">
            <text:p>10.8927851533</text:p>
          </table:table-cell>
          <table:table-cell table:formula="of:= [.H$550]^2*[.L556]/[.K556] * ([.H$553]^2*COS([.I$547]/2)^2 / (4*[.K556]^2*SIN([.I$547]/2)^4))" office:value-type="float" office:value="0.0168067320237231" calcext:value-type="float">
            <text:p>0.016806732</text:p>
          </table:table-cell>
          <table:table-cell table:formula="of:=[.M556]*1/25.7" office:value-type="float" office:value="0.000653958444502843" calcext:value-type="float">
            <text:p>6.540E-4</text:p>
          </table:table-cell>
          <table:table-cell table:formula="of:=[.N556]*([.D556]*0.001)^2" office:value-type="float" office:value="0" calcext:value-type="float">
            <text:p>0</text:p>
          </table:table-cell>
          <table:table-cell table:formula="of:=2*([.E556]/[.D556])*[.O556]" office:value-type="string" office:string-value="" calcext:value-type="error">
            <text:p>#DIV/0!</text:p>
          </table:table-cell>
          <table:table-cell/>
          <table:table-cell table:style-name="ce13" office:value-type="float" office:value="11.5579248142941" calcext:value-type="float">
            <text:p>11.558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000491415243836668" calcext:value-type="float">
            <text:p>4.91E-13</text:p>
          </table:table-cell>
          <table:table-cell table:style-name="ce10" office:value-type="float" office:value="0.000000000000526516332682144" calcext:value-type="float">
            <text:p>5.27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4"/>
          <table:table-cell table:formula="of:=([.C557]-(1/SIN([.I$547]/2)^2)*SQRT( [.C557]*(SIN([.I$547]/2)^4)*(4*[.H$547]^2*(1/SIN([.I$547]/2)^2) + [.C557]) ) )/(4*[.H$547])" office:value-type="float" office:value="-11.1129949086805" calcext:value-type="float">
            <text:p>-11.1129949087</text:p>
          </table:table-cell>
          <table:table-cell table:formula="of:=([.C557]+(1/SIN([.I$547]/2)^2)*SQRT( [.C557]*(SIN([.I$547]/2)^4)*(4*[.H$547]^2*(1/SIN([.I$547]/2)^2) + [.C557]) ) )/(4*[.H$547])" office:value-type="float" office:value="11.5579248142941" calcext:value-type="float">
            <text:p>11.5579248143</text:p>
          </table:table-cell>
          <table:table-cell table:style-name="ce11" table:formula="of:=[.K557]/(1+(2*[.K557]*SIN([.I$547]/2)^2)/[.H$547])" office:value-type="float" office:value="11.1129949086805" calcext:value-type="float">
            <text:p>11.1129949087</text:p>
          </table:table-cell>
          <table:table-cell table:formula="of:= [.H$550]^2*[.L557]/[.K557] * ([.H$553]^2*COS([.I$547]/2)^2 / (4*[.K557]^2*SIN([.I$547]/2)^4))" office:value-type="float" office:value="0.0161088925594418" calcext:value-type="float">
            <text:p>0.0161088926</text:p>
          </table:table-cell>
          <table:table-cell table:formula="of:=[.M557]*1/25.7" office:value-type="float" office:value="0.000626805157954934" calcext:value-type="float">
            <text:p>6.268E-4</text:p>
          </table:table-cell>
          <table:table-cell table:formula="of:=[.N557]*([.D557]*0.001)^2" office:value-type="float" office:value="0.000000000000491415243836668" calcext:value-type="float">
            <text:p>4.91415243836668E-013</text:p>
          </table:table-cell>
          <table:table-cell table:formula="of:=2*([.E557]/[.D557])*[.O557]" office:value-type="float" office:value="0.000000000000526516332682144" calcext:value-type="float">
            <text:p>5.26516332682144E-013</text:p>
          </table:table-cell>
          <table:table-cell/>
          <table:table-cell table:style-name="ce13" office:value-type="float" office:value="12.6848103375191" calcext:value-type="float">
            <text:p>12.685</text:p>
          </table:table-cell>
          <table:table-cell office:value-type="float" office:value="8" calcext:value-type="float">
            <text:p>8</text:p>
          </table:table-cell>
          <table:table-cell table:style-name="ce10" office:value-type="float" office:value="0.000000000000530881158466793" calcext:value-type="float">
            <text:p>5.31E-13</text:p>
          </table:table-cell>
          <table:table-cell table:style-name="ce10" office:value-type="float" office:value="0.000000000000597241303275142" calcext:value-type="float">
            <text:p>5.97E-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5" office:value-type="float" office:value="0.018" calcext:value-type="float">
            <text:p>0.018</text:p>
          </table:table-cell>
          <table:table-cell table:number-columns-repeated="4"/>
          <table:table-cell table:formula="of:=([.C558]-(1/SIN([.I$547]/2)^2)*SQRT( [.C558]*(SIN([.I$547]/2)^4)*(4*[.H$547]^2*(1/SIN([.I$547]/2)^2) + [.C558]) ) )/(4*[.H$547])" office:value-type="float" office:value="-12.1508944507829" calcext:value-type="float">
            <text:p>-12.1508944508</text:p>
          </table:table-cell>
          <table:table-cell table:formula="of:=([.C558]+(1/SIN([.I$547]/2)^2)*SQRT( [.C558]*(SIN([.I$547]/2)^4)*(4*[.H$547]^2*(1/SIN([.I$547]/2)^2) + [.C558]) ) )/(4*[.H$547])" office:value-type="float" office:value="12.6848103375191" calcext:value-type="float">
            <text:p>12.6848103375</text:p>
          </table:table-cell>
          <table:table-cell table:style-name="ce11" table:formula="of:=[.K558]/(1+(2*[.K558]*SIN([.I$547]/2)^2)/[.H$547])" office:value-type="float" office:value="12.1508944507829" calcext:value-type="float">
            <text:p>12.1508944508</text:p>
          </table:table-cell>
          <table:table-cell table:formula="of:= [.H$550]^2*[.L558]/[.K558] * ([.H$553]^2*COS([.I$547]/2)^2 / (4*[.K558]^2*SIN([.I$547]/2)^4))" office:value-type="float" office:value="0.0133238728248013" calcext:value-type="float">
            <text:p>0.0133238728</text:p>
          </table:table-cell>
          <table:table-cell table:formula="of:=[.M558]*1/25.7" office:value-type="float" office:value="0.000518438631315228" calcext:value-type="float">
            <text:p>5.184E-4</text:p>
          </table:table-cell>
          <table:table-cell table:formula="of:=[.N558]*([.D558]*0.001)^2" office:value-type="float" office:value="0.000000000000530881158466793" calcext:value-type="float">
            <text:p>5.30881158466793E-013</text:p>
          </table:table-cell>
          <table:table-cell table:formula="of:=2*([.E558]/[.D558])*[.O558]" office:value-type="float" office:value="0.000000000000597241303275142" calcext:value-type="float">
            <text:p>5.97241303275142E-0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&lt;=0.057</text:p>
          </table:table-cell>
          <table:table-cell table:style-name="ce5"/>
          <table:table-cell table:number-columns-repeated="4"/>
          <table:table-cell table:formula="of:=([.C559]-(1/SIN([.I$547]/2)^2)*SQRT( [.C559]*(SIN([.I$547]/2)^4)*(4*[.H$547]^2*(1/SIN([.I$547]/2)^2) + [.C559]) ) )/(4*[.H$547])" office:value-type="float" office:value="-13.9840613566533" calcext:value-type="float">
            <text:p>-13.9840613567</text:p>
          </table:table-cell>
          <table:table-cell table:formula="of:=([.C559]+(1/SIN([.I$547]/2)^2)*SQRT( [.C559]*(SIN([.I$547]/2)^4)*(4*[.H$547]^2*(1/SIN([.I$547]/2)^2) + [.C559]) ) )/(4*[.H$547])" office:value-type="float" office:value="14.695949205635" calcext:value-type="float">
            <text:p>14.6959492056</text:p>
          </table:table-cell>
          <table:table-cell table:style-name="ce11" table:formula="of:=[.K559]/(1+(2*[.K559]*SIN([.I$547]/2)^2)/[.H$547])" office:value-type="float" office:value="13.9840613566533" calcext:value-type="float">
            <text:p>13.9840613567</text:p>
          </table:table-cell>
          <table:table-cell table:formula="of:= [.H$550]^2*[.L559]/[.K559] * ([.H$553]^2*COS([.I$547]/2)^2 / (4*[.K559]^2*SIN([.I$547]/2)^4))" office:value-type="float" office:value="0.00986085468150698" calcext:value-type="float">
            <text:p>0.0098608547</text:p>
          </table:table-cell>
          <table:table-cell table:formula="of:=[.M559]*1/25.7" office:value-type="float" office:value="0.000383690843638404" calcext:value-type="float">
            <text:p>3.837E-4</text:p>
          </table:table-cell>
          <table:table-cell table:formula="of:=[.N559]*([.D559]*0.001)^2" office:value-type="string" office:string-value="" calcext:value-type="error">
            <text:p>#VALUE!</text:p>
          </table:table-cell>
          <table:table-cell table:formula="of:=2*([.E559]/[.D559])*[.O559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8 Amroun: Low Momentum Elastic e- Scattering 3He. Szlata 1977. Phys Rev C Vol 15, No.4 1977</text:p>
          </table:table-cell>
          <table:table-cell/>
          <table:table-cell table:style-name="ce5"/>
          <table:table-cell table:number-columns-repeated="19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ergy (MeV)</text:p>
          </table:table-cell>
          <table:table-cell office:value-type="string" calcext:value-type="string">
            <text:p>Theta (deg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12C (mb/sr)</text:p>
          </table:table-cell>
          <table:table-cell office:value-type="string" calcext:value-type="string">
            <text:p>XS 3He/ XS 12C</text:p>
          </table:table-cell>
          <table:table-cell office:value-type="string" calcext:value-type="string">
            <text:p>+/-</text:p>
          </table:table-cell>
          <table:table-cell table:style-name="ce1" office:value-type="string" calcext:value-type="string">
            <text:p>Coulomb Correction Factor epsilon_g</text:p>
          </table:table-cell>
          <table:table-cell table:style-name="ce1" office:value-type="string" calcext:value-type="string">
            <text:p>Fch^2 (Born Approx.)</text:p>
          </table:table-cell>
          <table:table-cell office:value-type="string" calcext:value-type="string">
            <text:p>+/-</text:p>
          </table:table-cell>
          <table:table-cell/>
          <table:table-cell table:style-name="ce1" office:value-type="string" calcext:value-type="string">
            <text:p>XS 3He (mb/sr)</text:p>
          </table:table-cell>
          <table:table-cell office:value-type="string" calcext:value-type="string">
            <text:p>22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S 3He (fm^2/sr)</text:p>
          </table:table-cell>
          <table:table-cell office:value-type="string" calcext:value-type="string">
            <text:p>Uncertaint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.83" calcext:value-type="float">
            <text:p>28.83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316" calcext:value-type="float">
            <text:p>0.0316</text:p>
          </table:table-cell>
          <table:table-cell office:value-type="float" office:value="0.993" calcext:value-type="float">
            <text:p>0.99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table:formula="of:=[.G564]*[.F564]" office:value-type="float" office:value="0.1121097" calcext:value-type="float">
            <text:p>0.1121097</text:p>
          </table:table-cell>
          <table:table-cell/>
          <table:table-cell table:formula="of:=[.C564]/1000" office:value-type="float" office:value="0.02883" calcext:value-type="float">
            <text:p>0.02883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4]/10" office:value-type="float" office:value="0.01121097" calcext:value-type="float">
            <text:p>1.121E-2</text:p>
          </table:table-cell>
          <table:table-cell table:style-name="ce9" table:formula="of:=[.H564]*[.F564]/10" office:value-type="float" office:value="0.00017874" calcext:value-type="float">
            <text:p>1.78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.15" calcext:value-type="float">
            <text:p>29.1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323" calcext:value-type="float">
            <text:p>0.0323</text:p>
          </table:table-cell>
          <table:table-cell office:value-type="float" office:value="0.9689" calcext:value-type="float">
            <text:p>0.968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5]*[.F565]" office:value-type="float" office:value="0.1046412" calcext:value-type="float">
            <text:p>0.1046412</text:p>
          </table:table-cell>
          <table:table-cell/>
          <table:table-cell table:formula="of:=[.C565]/1000" office:value-type="float" office:value="0.02915" calcext:value-type="float">
            <text:p>0.0291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5]/10" office:value-type="float" office:value="0.01046412" calcext:value-type="float">
            <text:p>1.046E-2</text:p>
          </table:table-cell>
          <table:table-cell table:style-name="ce9" table:formula="of:=[.H565]*[.F565]/10" office:value-type="float" office:value="0.000164713" calcext:value-type="float">
            <text:p>1.647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05" calcext:value-type="float">
            <text:p>34.05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0441" calcext:value-type="float">
            <text:p>0.0441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6]*[.F566]" office:value-type="float" office:value="0.07719145" calcext:value-type="float">
            <text:p>0.07719145</text:p>
          </table:table-cell>
          <table:table-cell/>
          <table:table-cell table:formula="of:=[.C566]/1000" office:value-type="float" office:value="0.03405" calcext:value-type="float">
            <text:p>0.03405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66]/10" office:value-type="float" office:value="0.007719145" calcext:value-type="float">
            <text:p>7.719E-3</text:p>
          </table:table-cell>
          <table:table-cell table:style-name="ce9" table:formula="of:=[.H566]*[.F566]/10" office:value-type="float" office:value="0.000124614" calcext:value-type="float">
            <text:p>1.24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.27" calcext:value-type="float">
            <text:p>34.27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445" calcext:value-type="float">
            <text:p>0.0445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67]*[.F567]" office:value-type="float" office:value="0.07531524" calcext:value-type="float">
            <text:p>0.07531524</text:p>
          </table:table-cell>
          <table:table-cell/>
          <table:table-cell table:formula="of:=[.C567]/1000" office:value-type="float" office:value="0.03427" calcext:value-type="float">
            <text:p>0.03427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7]/10" office:value-type="float" office:value="0.007531524" calcext:value-type="float">
            <text:p>7.532E-3</text:p>
          </table:table-cell>
          <table:table-cell table:style-name="ce9" table:formula="of:=[.H567]*[.F567]/10" office:value-type="float" office:value="0.000082764" calcext:value-type="float">
            <text:p>8.27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.32" calcext:value-type="float">
            <text:p>44.3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0741" calcext:value-type="float">
            <text:p>0.0741</text:p>
          </table:table-cell>
          <table:table-cell office:value-type="float" office:value="0.3859" calcext:value-type="float">
            <text:p>0.3859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68]*[.F568]" office:value-type="float" office:value="0.04264195" calcext:value-type="float">
            <text:p>0.04264195</text:p>
          </table:table-cell>
          <table:table-cell/>
          <table:table-cell table:formula="of:=[.C568]/1000" office:value-type="float" office:value="0.04432" calcext:value-type="float">
            <text:p>0.0443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68]/10" office:value-type="float" office:value="0.004264195" calcext:value-type="float">
            <text:p>4.264E-3</text:p>
          </table:table-cell>
          <table:table-cell table:style-name="ce9" table:formula="of:=[.H568]*[.F568]/10" office:value-type="float" office:value="0.000054026" calcext:value-type="float">
            <text:p>5.40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1" calcext:value-type="float">
            <text:p>47.5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5" calcext:value-type="float">
            <text:p>0.0855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61" calcext:value-type="float">
            <text:p>0.9861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table:formula="of:=[.G569]*[.F569]" office:value-type="float" office:value="0.0372485" calcext:value-type="float">
            <text:p>0.0372485</text:p>
          </table:table-cell>
          <table:table-cell/>
          <table:table-cell table:formula="of:=[.C569]/1000" office:value-type="float" office:value="0.04751" calcext:value-type="float">
            <text:p>0.0475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69]/10" office:value-type="float" office:value="0.00372485" calcext:value-type="float">
            <text:p>3.725E-3</text:p>
          </table:table-cell>
          <table:table-cell table:style-name="ce9" table:formula="of:=[.H569]*[.F569]/10" office:value-type="float" office:value="0.000061541" calcext:value-type="float">
            <text:p>6.15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59" calcext:value-type="float">
            <text:p>0.0859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86" calcext:value-type="float">
            <text:p>0.98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0]*[.F570]" office:value-type="float" office:value="0.03751191" calcext:value-type="float">
            <text:p>0.03751191</text:p>
          </table:table-cell>
          <table:table-cell/>
          <table:table-cell table:formula="of:=[.C570]/1000" office:value-type="float" office:value="0.04756" calcext:value-type="float">
            <text:p>0.04756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0]/10" office:value-type="float" office:value="0.003751191" calcext:value-type="float">
            <text:p>3.751E-3</text:p>
          </table:table-cell>
          <table:table-cell table:style-name="ce9" table:formula="of:=[.H570]*[.F570]/10" office:value-type="float" office:value="0.000045234" calcext:value-type="float">
            <text:p>4.523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.63" calcext:value-type="float">
            <text:p>47.63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0867" calcext:value-type="float">
            <text:p>0.0867</text:p>
          </table:table-cell>
          <table:table-cell office:value-type="float" office:value="0.322" calcext:value-type="float">
            <text:p>0.322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1]*[.F571]" office:value-type="float" office:value="0.0372232" calcext:value-type="float">
            <text:p>0.0372232</text:p>
          </table:table-cell>
          <table:table-cell/>
          <table:table-cell table:formula="of:=[.C571]/1000" office:value-type="float" office:value="0.04763" calcext:value-type="float">
            <text:p>0.04763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1]/10" office:value-type="float" office:value="0.00372232" calcext:value-type="float">
            <text:p>3.722E-3</text:p>
          </table:table-cell>
          <table:table-cell table:style-name="ce9" table:formula="of:=[.H571]*[.F571]/10" office:value-type="float" office:value="0.0000483" calcext:value-type="float">
            <text:p>4.83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.48" calcext:value-type="float">
            <text:p>54.48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117" calcext:value-type="float">
            <text:p>0.1117</text:p>
          </table:table-cell>
          <table:table-cell office:value-type="float" office:value="0.2349" calcext:value-type="float">
            <text:p>0.2349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table:formula="of:=[.G572]*[.F572]" office:value-type="float" office:value="0.02814102" calcext:value-type="float">
            <text:p>0.02814102</text:p>
          </table:table-cell>
          <table:table-cell/>
          <table:table-cell table:formula="of:=[.C572]/1000" office:value-type="float" office:value="0.05448" calcext:value-type="float">
            <text:p>0.05448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2]/10" office:value-type="float" office:value="0.002814102" calcext:value-type="float">
            <text:p>2.814E-3</text:p>
          </table:table-cell>
          <table:table-cell table:style-name="ce9" table:formula="of:=[.H572]*[.F572]/10" office:value-type="float" office:value="0.000042282" calcext:value-type="float">
            <text:p>4.2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.47" calcext:value-type="float">
            <text:p>55.47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162" calcext:value-type="float">
            <text:p>0.1162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3]*[.F573]" office:value-type="float" office:value="0.02571918" calcext:value-type="float">
            <text:p>0.02571918</text:p>
          </table:table-cell>
          <table:table-cell/>
          <table:table-cell table:formula="of:=[.C573]/1000" office:value-type="float" office:value="0.05547" calcext:value-type="float">
            <text:p>0.05547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3]/10" office:value-type="float" office:value="0.002571918" calcext:value-type="float">
            <text:p>2.572E-3</text:p>
          </table:table-cell>
          <table:table-cell table:style-name="ce9" table:formula="of:=[.H573]*[.F573]/10" office:value-type="float" office:value="0.000033315" calcext:value-type="float">
            <text:p>3.33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.91" calcext:value-type="float">
            <text:p>60.91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14" calcext:value-type="float">
            <text:p>0.1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4]*[.F574]" office:value-type="float" office:value="0.0206957" calcext:value-type="float">
            <text:p>0.0206957</text:p>
          </table:table-cell>
          <table:table-cell/>
          <table:table-cell table:formula="of:=[.C574]/1000" office:value-type="float" office:value="0.06091" calcext:value-type="float">
            <text:p>0.06091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4]/10" office:value-type="float" office:value="0.00206957" calcext:value-type="float">
            <text:p>2.070E-3</text:p>
          </table:table-cell>
          <table:table-cell table:style-name="ce9" table:formula="of:=[.H574]*[.F574]/10" office:value-type="float" office:value="0.000026175" calcext:value-type="float">
            <text:p>2.61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.62" calcext:value-type="float">
            <text:p>64.6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1568" calcext:value-type="float">
            <text:p>0.156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[.G575]*[.F575]" office:value-type="float" office:value="0.0186334" calcext:value-type="float">
            <text:p>0.0186334</text:p>
          </table:table-cell>
          <table:table-cell/>
          <table:table-cell table:formula="of:=[.C575]/1000" office:value-type="float" office:value="0.06462" calcext:value-type="float">
            <text:p>0.0646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75]/10" office:value-type="float" office:value="0.00186334" calcext:value-type="float">
            <text:p>1.863E-3</text:p>
          </table:table-cell>
          <table:table-cell table:style-name="ce9" table:formula="of:=[.H575]*[.F575]/10" office:value-type="float" office:value="0.0000302" calcext:value-type="float">
            <text:p>3.02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28" calcext:value-type="float">
            <text:p>67.2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05" calcext:value-type="float">
            <text:p>0.1705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6]*[.F576]" office:value-type="float" office:value="0.01604262" calcext:value-type="float">
            <text:p>0.01604262</text:p>
          </table:table-cell>
          <table:table-cell/>
          <table:table-cell table:formula="of:=[.C576]/1000" office:value-type="float" office:value="0.06728" calcext:value-type="float">
            <text:p>0.0672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6]/10" office:value-type="float" office:value="0.001604262" calcext:value-type="float">
            <text:p>1.604E-3</text:p>
          </table:table-cell>
          <table:table-cell table:style-name="ce9" table:formula="of:=[.H576]*[.F576]/10" office:value-type="float" office:value="0.000025422" calcext:value-type="float">
            <text:p>2.542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.38" calcext:value-type="float">
            <text:p>67.38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171" calcext:value-type="float">
            <text:p>0.171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122" calcext:value-type="float">
            <text:p>0.122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7]*[.F577]" office:value-type="float" office:value="0.0162504" calcext:value-type="float">
            <text:p>0.0162504</text:p>
          </table:table-cell>
          <table:table-cell/>
          <table:table-cell table:formula="of:=[.C577]/1000" office:value-type="float" office:value="0.06738" calcext:value-type="float">
            <text:p>0.06738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7]/10" office:value-type="float" office:value="0.00162504" calcext:value-type="float">
            <text:p>1.625E-3</text:p>
          </table:table-cell>
          <table:table-cell table:style-name="ce9" table:formula="of:=[.H577]*[.F577]/10" office:value-type="float" office:value="0.000022644" calcext:value-type="float">
            <text:p>2.26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.99" calcext:value-type="float">
            <text:p>72.99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004" calcext:value-type="float">
            <text:p>0.2004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78]*[.F578]" office:value-type="float" office:value="0.01436886" calcext:value-type="float">
            <text:p>0.01436886</text:p>
          </table:table-cell>
          <table:table-cell/>
          <table:table-cell table:formula="of:=[.C578]/1000" office:value-type="float" office:value="0.07299" calcext:value-type="float">
            <text:p>0.07299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78]/10" office:value-type="float" office:value="0.001436886" calcext:value-type="float">
            <text:p>1.437E-3</text:p>
          </table:table-cell>
          <table:table-cell table:style-name="ce9" table:formula="of:=[.H578]*[.F578]/10" office:value-type="float" office:value="0.00002124" calcext:value-type="float">
            <text:p>2.124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.9" calcext:value-type="float">
            <text:p>73.9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053" calcext:value-type="float">
            <text:p>0.2053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79]*[.F579]" office:value-type="float" office:value="0.01336878" calcext:value-type="float">
            <text:p>0.01336878</text:p>
          </table:table-cell>
          <table:table-cell/>
          <table:table-cell table:formula="of:=[.C579]/1000" office:value-type="float" office:value="0.0739" calcext:value-type="float">
            <text:p>0.0739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79]/10" office:value-type="float" office:value="0.001336878" calcext:value-type="float">
            <text:p>1.337E-3</text:p>
          </table:table-cell>
          <table:table-cell table:style-name="ce9" table:formula="of:=[.H579]*[.F579]/10" office:value-type="float" office:value="0.000018468" calcext:value-type="float">
            <text:p>1.8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.76" calcext:value-type="float">
            <text:p>74.76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093" calcext:value-type="float">
            <text:p>0.209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0]*[.F580]" office:value-type="float" office:value="0.01287852" calcext:value-type="float">
            <text:p>0.01287852</text:p>
          </table:table-cell>
          <table:table-cell/>
          <table:table-cell table:formula="of:=[.C580]/1000" office:value-type="float" office:value="0.07476" calcext:value-type="float">
            <text:p>0.07476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0]/10" office:value-type="float" office:value="0.001287852" calcext:value-type="float">
            <text:p>1.288E-3</text:p>
          </table:table-cell>
          <table:table-cell table:style-name="ce9" table:formula="of:=[.H580]*[.F580]/10" office:value-type="float" office:value="0.00002006" calcext:value-type="float">
            <text:p>2.00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.6" calcext:value-type="float">
            <text:p>79.6</text:p>
          </table:table-cell>
          <table:table-cell office:value-type="float" office:value="75.31" calcext:value-type="float">
            <text:p>75.31</text:p>
          </table:table-cell>
          <table:table-cell table:style-name="ce5" office:value-type="float" office:value="0.2379" calcext:value-type="float">
            <text:p>0.2379</text:p>
          </table:table-cell>
          <table:table-cell office:value-type="float" office:value="0.0822" calcext:value-type="float">
            <text:p>0.0822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1]*[.F581]" office:value-type="float" office:value="0.01080108" calcext:value-type="float">
            <text:p>0.01080108</text:p>
          </table:table-cell>
          <table:table-cell/>
          <table:table-cell table:formula="of:=[.C581]/1000" office:value-type="float" office:value="0.0796" calcext:value-type="float">
            <text:p>0.0796</text:p>
          </table:table-cell>
          <table:table-cell office:value-type="float" office:value="75.31" calcext:value-type="float">
            <text:p>75.31</text:p>
          </table:table-cell>
          <table:table-cell table:style-name="ce9" table:formula="of:=[.M581]/10" office:value-type="float" office:value="0.001080108" calcext:value-type="float">
            <text:p>1.080E-3</text:p>
          </table:table-cell>
          <table:table-cell table:style-name="ce9" table:formula="of:=[.H581]*[.F581]/10" office:value-type="float" office:value="0.000014796" calcext:value-type="float">
            <text:p>1.480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.35" calcext:value-type="float">
            <text:p>81.35</text:p>
          </table:table-cell>
          <table:table-cell office:value-type="float" office:value="75.32" calcext:value-type="float">
            <text:p>75.32</text:p>
          </table:table-cell>
          <table:table-cell table:style-name="ce5" office:value-type="float" office:value="0.2484" calcext:value-type="float">
            <text:p>0.2484</text:p>
          </table:table-cell>
          <table:table-cell office:value-type="float" office:value="0.0768" calcext:value-type="float">
            <text:p>0.0768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2]*[.F582]" office:value-type="float" office:value="0.01081344" calcext:value-type="float">
            <text:p>0.01081344</text:p>
          </table:table-cell>
          <table:table-cell/>
          <table:table-cell table:formula="of:=[.C582]/1000" office:value-type="float" office:value="0.08135" calcext:value-type="float">
            <text:p>0.08135</text:p>
          </table:table-cell>
          <table:table-cell office:value-type="float" office:value="75.32" calcext:value-type="float">
            <text:p>75.32</text:p>
          </table:table-cell>
          <table:table-cell table:style-name="ce9" table:formula="of:=[.M582]/10" office:value-type="float" office:value="0.001081344" calcext:value-type="float">
            <text:p>1.081E-3</text:p>
          </table:table-cell>
          <table:table-cell table:style-name="ce9" table:formula="of:=[.H582]*[.F582]/10" office:value-type="float" office:value="0.00001536" calcext:value-type="float">
            <text:p>1.536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.92" calcext:value-type="float">
            <text:p>84.92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2693" calcext:value-type="float">
            <text:p>0.269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" calcext:value-type="float">
            <text:p>0.9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table:formula="of:=[.G583]*[.F583]" office:value-type="float" office:value="0.009044" calcext:value-type="float">
            <text:p>0.009044</text:p>
          </table:table-cell>
          <table:table-cell/>
          <table:table-cell table:formula="of:=[.C583]/1000" office:value-type="float" office:value="0.08492" calcext:value-type="float">
            <text:p>0.08492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3]/10" office:value-type="float" office:value="0.0009044" calcext:value-type="float">
            <text:p>9.044E-4</text:p>
          </table:table-cell>
          <table:table-cell table:style-name="ce9" table:formula="of:=[.H583]*[.F583]/10" office:value-type="float" office:value="0.00001428" calcext:value-type="float">
            <text:p>1.428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.37" calcext:value-type="float">
            <text:p>90.37</text:p>
          </table:table-cell>
          <table:table-cell office:value-type="float" office:value="75.35" calcext:value-type="float">
            <text:p>75.35</text:p>
          </table:table-cell>
          <table:table-cell table:style-name="ce5" office:value-type="float" office:value="0.306" calcext:value-type="float">
            <text:p>0.306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G584]*[.F584]" office:value-type="float" office:value="0.0078351" calcext:value-type="float">
            <text:p>0.0078351</text:p>
          </table:table-cell>
          <table:table-cell/>
          <table:table-cell table:formula="of:=[.C584]/1000" office:value-type="float" office:value="0.09037" calcext:value-type="float">
            <text:p>0.09037</text:p>
          </table:table-cell>
          <table:table-cell office:value-type="float" office:value="75.35" calcext:value-type="float">
            <text:p>75.35</text:p>
          </table:table-cell>
          <table:table-cell table:style-name="ce9" table:formula="of:=[.M584]/10" office:value-type="float" office:value="0.00078351" calcext:value-type="float">
            <text:p>7.835E-4</text:p>
          </table:table-cell>
          <table:table-cell table:style-name="ce9" table:formula="of:=[.H584]*[.F584]/10" office:value-type="float" office:value="0.000011466" calcext:value-type="float">
            <text:p>1.147E-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5.14" calcext:value-type="float">
            <text:p>75.14</text:p>
          </table:table-cell>
          <table:table-cell table:style-name="ce5" office:value-type="float" office:value="0.3362" calcext:value-type="float">
            <text:p>0.3362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[.G585]*[.F585]" office:value-type="float" office:value="0.00679952" calcext:value-type="float">
            <text:p>0.00679952</text:p>
          </table:table-cell>
          <table:table-cell/>
          <table:table-cell table:formula="of:=[.C585]/1000" office:value-type="float" office:value="0.095" calcext:value-type="float">
            <text:p>0.095</text:p>
          </table:table-cell>
          <table:table-cell office:value-type="float" office:value="75.14" calcext:value-type="float">
            <text:p>75.14</text:p>
          </table:table-cell>
          <table:table-cell table:style-name="ce9" table:formula="of:=[.M585]/10" office:value-type="float" office:value="0.000679952" calcext:value-type="float">
            <text:p>6.800E-4</text:p>
          </table:table-cell>
          <table:table-cell table:style-name="ce9" table:formula="of:=[.H585]*[.F585]/10" office:value-type="float" office:value="0.000012609" calcext:value-type="float">
            <text:p>1.261E-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Same issue as ref6. Noe E0 or angle listed.</text:p>
          </table:table-cell>
          <table:table-cell table:number-columns-repeated="2"/>
          <table:table-cell table:style-name="ce5" office:value-type="string" calcext:value-type="string">
            <text:p>105-320 MeV</text:p>
          </table:table-cell>
          <table:table-cell office:value-type="string" calcext:value-type="string">
            <text:p>30-135 deg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f9 Amroun: ELASTIC ELECTRON SCATTERING FROM 3He AND 4He. Otterman 1984. Nuclear Physics A436 (1985) 688-698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 office:value-type="string" calcext:value-type="string">
            <text:p>24,20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3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816" calcext:value-type="float">
            <text:p>0.8816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278" calcext:value-type="float">
            <text:p>0.8278</text:p>
          </table:table-cell>
          <table:table-cell table:style-name="ce5" office:value-type="float" office:value="1.21" calcext:value-type="float">
            <text:p>1.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7775" calcext:value-type="float">
            <text:p>0.7775</text:p>
          </table:table-cell>
          <table:table-cell table:style-name="ce5" office:value-type="float" office:value="1.1" calcext:value-type="float">
            <text:p>1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329" calcext:value-type="float">
            <text:p>0.7329</text:p>
          </table:table-cell>
          <table:table-cell table:style-name="ce5" office:value-type="float" office:value="1.23" calcext:value-type="float">
            <text:p>1.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6511" calcext:value-type="float">
            <text:p>0.6511</text:p>
          </table:table-cell>
          <table:table-cell table:style-name="ce5" office:value-type="float" office:value="0.95" calcext:value-type="float">
            <text:p>0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22" calcext:value-type="float">
            <text:p>0.5822</text:p>
          </table:table-cell>
          <table:table-cell table:style-name="ce5" office:value-type="float" office:value="0.82" calcext:value-type="float">
            <text:p>0.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359" calcext:value-type="float">
            <text:p>0.5359</text:p>
          </table:table-cell>
          <table:table-cell table:style-name="ce5" office:value-type="float" office:value="0.86" calcext:value-type="float">
            <text:p>0.8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33" calcext:value-type="float">
            <text:p>0.5233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5004" calcext:value-type="float">
            <text:p>0.500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703" calcext:value-type="float">
            <text:p>0.470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234" calcext:value-type="float">
            <text:p>0.4234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0.89" calcext:value-type="float">
            <text:p>0.8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815" calcext:value-type="float">
            <text:p>0.3815</text:p>
          </table:table-cell>
          <table:table-cell table:style-name="ce5" office:value-type="float" office:value="1.09" calcext:value-type="float">
            <text:p>1.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3" calcext:value-type="float">
            <text:p>0.3613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432" calcext:value-type="float">
            <text:p>0.3432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119" calcext:value-type="float">
            <text:p>0.3119</text:p>
          </table:table-cell>
          <table:table-cell table:style-name="ce5" office:value-type="float" office:value="1.07" calcext:value-type="float">
            <text:p>1.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818" calcext:value-type="float">
            <text:p>0.2818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69" calcext:value-type="float">
            <text:p>0.2569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19" calcext:value-type="float">
            <text:p>0.2319</text:p>
          </table:table-cell>
          <table:table-cell table:style-name="ce5" office:value-type="float" office:value="1.88" calcext:value-type="float">
            <text:p>1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06" calcext:value-type="float">
            <text:p>0.2106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27" calcext:value-type="float">
            <text:p>0.1927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774" calcext:value-type="float">
            <text:p>0.1774</text:p>
          </table:table-cell>
          <table:table-cell table:style-name="ce5" office:value-type="float" office:value="1.59" calcext:value-type="float">
            <text:p>1.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599" calcext:value-type="float">
            <text:p>0.1599</text:p>
          </table:table-cell>
          <table:table-cell table:style-name="ce5" office:value-type="float" office:value="1.91" calcext:value-type="float">
            <text:p>1.9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5" calcext:value-type="float">
            <text:p>0.1475</text:p>
          </table:table-cell>
          <table:table-cell table:style-name="ce5" office:value-type="float" office:value="1.77" calcext:value-type="float">
            <text:p>1.77</text:p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Q^2 (fm^-2)</text:p>
          </table:table-cell>
          <table:table-cell office:value-type="string" calcext:value-type="string">
            <text:p>Fm(3He)</text:p>
          </table:table-cell>
          <table:table-cell table:style-name="ce5" office:value-type="string" calcext:value-type="string">
            <text:p>DeltaFm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313" calcext:value-type="float">
            <text:p>0.7313</text:p>
          </table:table-cell>
          <table:table-cell table:style-name="ce5" office:value-type="float" office:value="16.4" calcext:value-type="float">
            <text:p>1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5844" calcext:value-type="float">
            <text:p>0.584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6" calcext:value-type="float">
            <text:p>1.056</text:p>
          </table:table-cell>
          <table:table-cell office:value-type="float" office:value="0.5113" calcext:value-type="float">
            <text:p>0.5113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4896" calcext:value-type="float">
            <text:p>0.4896</text:p>
          </table:table-cell>
          <table:table-cell table:style-name="ce5" office:value-type="float" office:value="6.1" calcext:value-type="float">
            <text:p>6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181" calcext:value-type="float">
            <text:p>1.181</text:p>
          </table:table-cell>
          <table:table-cell office:value-type="float" office:value="0.4784" calcext:value-type="float">
            <text:p>0.478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4438" calcext:value-type="float">
            <text:p>0.4438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071" calcext:value-type="float">
            <text:p>0.4071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3754" calcext:value-type="float">
            <text:p>0.3754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3601" calcext:value-type="float">
            <text:p>0.3601</text:p>
          </table:table-cell>
          <table:table-cell table:style-name="ce5" office:value-type="float" office:value="7.8" calcext:value-type="float">
            <text:p>7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3612" calcext:value-type="float">
            <text:p>0.3612</text:p>
          </table:table-cell>
          <table:table-cell table:style-name="ce5" office:value-type="float" office:value="5.2" calcext:value-type="float">
            <text:p>5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0.3582" calcext:value-type="float">
            <text:p>0.3582</text:p>
          </table:table-cell>
          <table:table-cell table:style-name="ce5" office:value-type="float" office:value="7.3" calcext:value-type="float">
            <text:p>7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0.3014" calcext:value-type="float">
            <text:p>0.3014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0.2755" calcext:value-type="float">
            <text:p>0.2755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2503" calcext:value-type="float">
            <text:p>0.2503</text:p>
          </table:table-cell>
          <table:table-cell table:style-name="ce5" office:value-type="float" office:value="3.8" calcext:value-type="float">
            <text:p>3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0.2378" calcext:value-type="float">
            <text:p>0.2378</text:p>
          </table:table-cell>
          <table:table-cell table:style-name="ce5" office:value-type="float" office:value="16.9" calcext:value-type="float">
            <text:p>16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2183" calcext:value-type="float">
            <text:p>0.2183</text:p>
          </table:table-cell>
          <table:table-cell table:style-name="ce5" office:value-type="float" office:value="11.3" calcext:value-type="float">
            <text:p>11.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0.1971" calcext:value-type="float">
            <text:p>0.1971</text:p>
          </table:table-cell>
          <table:table-cell table:style-name="ce5" office:value-type="float" office:value="10.5" calcext:value-type="float">
            <text:p>10.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167" calcext:value-type="float">
            <text:p>0.167</text:p>
          </table:table-cell>
          <table:table-cell table:style-name="ce5" office:value-type="float" office:value="9.1" calcext:value-type="float">
            <text:p>9.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0.1724" calcext:value-type="float">
            <text:p>0.1724</text:p>
          </table:table-cell>
          <table:table-cell table:style-name="ce5" office:value-type="float" office:value="6.8" calcext:value-type="float">
            <text:p>6.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0.1472" calcext:value-type="float">
            <text:p>0.147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(4He)</text:p>
          </table:table-cell>
          <table:table-cell table:style-name="ce5" office:value-type="string" calcext:value-type="string">
            <text:p>DeltaFch (%)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61" calcext:value-type="float">
            <text:p>0.261</text:p>
          </table:table-cell>
          <table:table-cell office:value-type="float" office:value="0.8856" calcext:value-type="float">
            <text:p>0.8856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6" calcext:value-type="float">
            <text:p>0.416</text:p>
          </table:table-cell>
          <table:table-cell office:value-type="float" office:value="0.8223" calcext:value-type="float">
            <text:p>0.8223</text:p>
          </table:table-cell>
          <table:table-cell table:style-name="ce5" office:value-type="float" office:value="1.13" calcext:value-type="float">
            <text:p>1.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19" calcext:value-type="float">
            <text:p>0.419</text:p>
          </table:table-cell>
          <table:table-cell office:value-type="float" office:value="0.8216" calcext:value-type="float">
            <text:p>0.8216</text:p>
          </table:table-cell>
          <table:table-cell table:style-name="ce5" office:value-type="float" office:value="1.14" calcext:value-type="float">
            <text:p>1.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477" calcext:value-type="float">
            <text:p>0.477</text:p>
          </table:table-cell>
          <table:table-cell office:value-type="float" office:value="0.8016" calcext:value-type="float">
            <text:p>0.80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7705" calcext:value-type="float">
            <text:p>0.77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96" calcext:value-type="float">
            <text:p>0.596</text:p>
          </table:table-cell>
          <table:table-cell office:value-type="float" office:value="0.7554" calcext:value-type="float">
            <text:p>0.75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17" calcext:value-type="float">
            <text:p>0.717</text:p>
          </table:table-cell>
          <table:table-cell office:value-type="float" office:value="0.7188" calcext:value-type="float">
            <text:p>0.7188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723" calcext:value-type="float">
            <text:p>0.723</text:p>
          </table:table-cell>
          <table:table-cell office:value-type="float" office:value="0.7134" calcext:value-type="float">
            <text:p>0.7134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37" calcext:value-type="float">
            <text:p>0.837</text:p>
          </table:table-cell>
          <table:table-cell office:value-type="float" office:value="0.678" calcext:value-type="float">
            <text:p>0.678</text:p>
          </table:table-cell>
          <table:table-cell table:style-name="ce5" office:value-type="float" office:value="1.15" calcext:value-type="float">
            <text:p>1.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89" calcext:value-type="float">
            <text:p>0.6589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02" calcext:value-type="float">
            <text:p>0.902</text:p>
          </table:table-cell>
          <table:table-cell office:value-type="float" office:value="0.6564" calcext:value-type="float">
            <text:p>0.6564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952" calcext:value-type="float">
            <text:p>0.952</text:p>
          </table:table-cell>
          <table:table-cell office:value-type="float" office:value="0.642" calcext:value-type="float">
            <text:p>0.642</text:p>
          </table:table-cell>
          <table:table-cell table:style-name="ce5" office:value-type="float" office:value="1.06" calcext:value-type="float">
            <text:p>1.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59" calcext:value-type="float">
            <text:p>1.059</text:p>
          </table:table-cell>
          <table:table-cell office:value-type="float" office:value="0.6108" calcext:value-type="float">
            <text:p>0.6108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0.5994" calcext:value-type="float">
            <text:p>0.5994</text:p>
          </table:table-cell>
          <table:table-cell table:style-name="ce5" office:value-type="float" office:value="1.32" calcext:value-type="float">
            <text:p>1.3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5742" calcext:value-type="float">
            <text:p>0.5742</text:p>
          </table:table-cell>
          <table:table-cell table:style-name="ce5" office:value-type="float" office:value="0.96" calcext:value-type="float">
            <text:p>0.9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05" calcext:value-type="float">
            <text:p>1.205</text:p>
          </table:table-cell>
          <table:table-cell office:value-type="float" office:value="0.5732" calcext:value-type="float">
            <text:p>0.5732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79" calcext:value-type="float">
            <text:p>0.4979</text:p>
          </table:table-cell>
          <table:table-cell table:style-name="ce5" office:value-type="float" office:value="0.9" calcext:value-type="float">
            <text:p>0.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94" calcext:value-type="float">
            <text:p>0.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4997" calcext:value-type="float">
            <text:p>0.4997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01" calcext:value-type="float">
            <text:p>1.501</text:p>
          </table:table-cell>
          <table:table-cell office:value-type="float" office:value="0.4994" calcext:value-type="float">
            <text:p>0.4994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746" calcext:value-type="float">
            <text:p>1.746</text:p>
          </table:table-cell>
          <table:table-cell office:value-type="float" office:value="0.4447" calcext:value-type="float">
            <text:p>0.4447</text:p>
          </table:table-cell>
          <table:table-cell table:style-name="ce5" office:value-type="float" office:value="1.2" calcext:value-type="float">
            <text:p>1.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63" calcext:value-type="float">
            <text:p>0.4363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45" calcext:value-type="float">
            <text:p>0.4345</text:p>
          </table:table-cell>
          <table:table-cell table:style-name="ce5" office:value-type="float" office:value="1.02" calcext:value-type="float">
            <text:p>1.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4377" calcext:value-type="float">
            <text:p>0.4377</text:p>
          </table:table-cell>
          <table:table-cell table:style-name="ce5" office:value-type="float" office:value="0.97" calcext:value-type="float">
            <text:p>0.9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0.4024" calcext:value-type="float">
            <text:p>0.4024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161" calcext:value-type="float">
            <text:p>2.161</text:p>
          </table:table-cell>
          <table:table-cell office:value-type="float" office:value="0.3701" calcext:value-type="float">
            <text:p>0.3701</text:p>
          </table:table-cell>
          <table:table-cell table:style-name="ce5" office:value-type="float" office:value="1.03" calcext:value-type="float">
            <text:p>1.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83" calcext:value-type="float">
            <text:p>0.3183</text:p>
          </table:table-cell>
          <table:table-cell table:style-name="ce5" office:value-type="float" office:value="1.44" calcext:value-type="float">
            <text:p>1.4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65" calcext:value-type="float">
            <text:p>0.3165</text:p>
          </table:table-cell>
          <table:table-cell table:style-name="ce5" office:value-type="float" office:value="1.04" calcext:value-type="float">
            <text:p>1.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3175" calcext:value-type="float">
            <text:p>0.3175</text:p>
          </table:table-cell>
          <table:table-cell table:style-name="ce5" office:value-type="float" office:value="0.99" calcext:value-type="float">
            <text:p>0.9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89" calcext:value-type="float">
            <text:p>2.89</text:p>
          </table:table-cell>
          <table:table-cell office:value-type="float" office:value="0.267" calcext:value-type="float">
            <text:p>0.267</text:p>
          </table:table-cell>
          <table:table-cell table:style-name="ce5" office:value-type="float" office:value="1.11" calcext:value-type="float">
            <text:p>1.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2225" calcext:value-type="float">
            <text:p>0.2225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661" calcext:value-type="float">
            <text:p>3.661</text:p>
          </table:table-cell>
          <table:table-cell office:value-type="float" office:value="0.1875" calcext:value-type="float">
            <text:p>0.1875</text:p>
          </table:table-cell>
          <table:table-cell table:style-name="ce5" office:value-type="float" office:value="1.27" calcext:value-type="float">
            <text:p>1.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1609" calcext:value-type="float">
            <text:p>0.1609</text:p>
          </table:table-cell>
          <table:table-cell table:style-name="ce5" office:value-type="float" office:value="1.45" calcext:value-type="float">
            <text:p>1.45</text:p>
          </table:table-cell>
          <table:table-cell table:number-columns-repeated="19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0 Amroun: 3He Mag FF. Phys Rev C vol 27, No. 1. Dunn 1983</text:p>
          </table:table-cell>
          <table:table-cell/>
          <table:table-cell table:style-name="ce5"/>
          <table:table-cell table:number-columns-repeated="19"/>
        </table:table-row>
        <table:table-row table:style-name="ro2">
          <table:table-cell/>
          <table:table-cell table:style-name="ce1" office:value-type="string" calcext:value-type="string">
            <text:p>4He Checkout Run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5" office:value-type="string" calcext:value-type="string">
            <text:p>Q^2 (fm^-2)</text:p>
          </table:table-cell>
          <table:table-cell office:value-type="string" calcext:value-type="string">
            <text:p>XS (nb/sr)</text:p>
          </table:table-cell>
          <table:table-cell office:value-type="string" calcext:value-type="string">
            <text:p>fc^2</text:p>
          </table:table-cell>
          <table:table-cell office:value-type="string" calcext:value-type="string">
            <text:p>Total Error (%)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3.42" calcext:value-type="float">
            <text:p>103.4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.011" calcext:value-type="float">
            <text:p>1.011</text:p>
          </table:table-cell>
          <table:table-cell office:value-type="float" office:value="23.09" calcext:value-type="float">
            <text:p>23.09</text:p>
          </table:table-cell>
          <table:table-cell office:value-type="float" office:value="0.392" calcext:value-type="float">
            <text:p>0.392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3">
          <table:table-cell table:number-columns-repeated="4"/>
          <table:table-cell table:style-name="Default"/>
          <table:table-cell office:value-type="string" calcext:value-type="string">
            <text:p>XS (ub/sr)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2" office:value-type="string" calcext:value-type="string">
            <text:p>XS (fm^2/sr)</text:p>
          </table:table-cell>
          <table:table-cell table:style-name="ce12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He</text:p>
          </table:table-cell>
          <table:table-cell office:value-type="float" office:value="58.6" calcext:value-type="float">
            <text:p>58.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0873" calcext:value-type="float">
            <text:p>0.0873</text:p>
          </table:table-cell>
          <table:table-cell table:style-name="ce5" office:value-type="float" office:value="66.13" calcext:value-type="float">
            <text:p>66.13</text:p>
          </table:table-cell>
          <table:table-cell office:value-type="float" office:value="0.922" calcext:value-type="float">
            <text:p>0.922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SQRT([.H678]^2+[.I678]^2)" office:value-type="float" office:value="2.12132034355964" calcext:value-type="float">
            <text:p>2.1213203436</text:p>
          </table:table-cell>
          <table:table-cell/>
          <table:table-cell table:formula="of:=[.C678]/1000" office:value-type="float" office:value="0.0586" calcext:value-type="float">
            <text:p>0.0586</text:p>
          </table:table-cell>
          <table:table-cell office:value-type="float" office:value="60" calcext:value-type="float">
            <text:p>60</text:p>
          </table:table-cell>
          <table:table-cell table:formula="of:=[.F678]*10^-4" office:value-type="float" office:value="0.006613" calcext:value-type="float">
            <text:p>6.613E-3</text:p>
          </table:table-cell>
          <table:table-cell table:style-name="ce9" table:formula="of:=([.J678]/100)*[.N678]" office:value-type="float" office:value="0.000140282914319599" calcext:value-type="float">
            <text:p>1.403E-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9.7" calcext:value-type="float">
            <text:p>89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034" calcext:value-type="float">
            <text:p>0.2034</text:p>
          </table:table-cell>
          <table:table-cell table:style-name="ce5" office:value-type="float" office:value="24.13" calcext:value-type="float">
            <text:p>24.13</text:p>
          </table:table-cell>
          <table:table-cell office:value-type="float" office:value="0.793" calcext:value-type="float">
            <text:p>0.793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formula="of:=SQRT([.H679]^2+[.I679]^2)" office:value-type="float" office:value="1.92093727122985" calcext:value-type="float">
            <text:p>1.9209372712</text:p>
          </table:table-cell>
          <table:table-cell/>
          <table:table-cell table:formula="of:=[.C679]/1000" office:value-type="float" office:value="0.0897" calcext:value-type="float">
            <text:p>0.0897</text:p>
          </table:table-cell>
          <table:table-cell office:value-type="float" office:value="60" calcext:value-type="float">
            <text:p>60</text:p>
          </table:table-cell>
          <table:table-cell table:formula="of:=[.F679]*10^-4" office:value-type="float" office:value="0.002413" calcext:value-type="float">
            <text:p>2.413E-3</text:p>
          </table:table-cell>
          <table:table-cell table:style-name="ce9" table:formula="of:=([.J679]/100)*[.N679]" office:value-type="float" office:value="0.0000463522163547764" calcext:value-type="float">
            <text:p>4.63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9.78" calcext:value-type="float">
            <text:p>109.78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3036" calcext:value-type="float">
            <text:p>0.3036</text:p>
          </table:table-cell>
          <table:table-cell table:style-name="ce5" office:value-type="float" office:value="14.17" calcext:value-type="float">
            <text:p>14.1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0]^2+[.I680]^2)" office:value-type="float" office:value="1.80277563773199" calcext:value-type="float">
            <text:p>1.8027756377</text:p>
          </table:table-cell>
          <table:table-cell/>
          <table:table-cell table:formula="of:=[.C680]/1000" office:value-type="float" office:value="0.10978" calcext:value-type="float">
            <text:p>0.10978</text:p>
          </table:table-cell>
          <table:table-cell office:value-type="float" office:value="60" calcext:value-type="float">
            <text:p>60</text:p>
          </table:table-cell>
          <table:table-cell table:formula="of:=[.F680]*10^-4" office:value-type="float" office:value="0.001417" calcext:value-type="float">
            <text:p>1.417E-3</text:p>
          </table:table-cell>
          <table:table-cell table:style-name="ce9" table:formula="of:=([.J680]/100)*[.N680]" office:value-type="float" office:value="0.0000255453307866624" calcext:value-type="float">
            <text:p>2.555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1.96" calcext:value-type="float">
            <text:p>141.9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048" calcext:value-type="float">
            <text:p>0.5048</text:p>
          </table:table-cell>
          <table:table-cell office:value-type="float" office:value="6.656" calcext:value-type="float">
            <text:p>6.656</text:p>
          </table:table-cell>
          <table:table-cell office:value-type="float" office:value="0.553" calcext:value-type="float">
            <text:p>0.5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1]^2+[.I681]^2)" office:value-type="float" office:value="1.80277563773199" calcext:value-type="float">
            <text:p>1.8027756377</text:p>
          </table:table-cell>
          <table:table-cell/>
          <table:table-cell table:formula="of:=[.C681]/1000" office:value-type="float" office:value="0.14196" calcext:value-type="float">
            <text:p>0.14196</text:p>
          </table:table-cell>
          <table:table-cell office:value-type="float" office:value="60" calcext:value-type="float">
            <text:p>60</text:p>
          </table:table-cell>
          <table:table-cell table:formula="of:=[.F681]*10^-4" office:value-type="float" office:value="0.0006656" calcext:value-type="float">
            <text:p>6.656E-4</text:p>
          </table:table-cell>
          <table:table-cell table:style-name="ce9" table:formula="of:=([.J681]/100)*[.N681]" office:value-type="float" office:value="0.0000119992746447442" calcext:value-type="float">
            <text:p>1.200E-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4.7" calcext:value-type="float">
            <text:p>174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7601" calcext:value-type="float">
            <text:p>0.7601</text:p>
          </table:table-cell>
          <table:table-cell office:value-type="float" office:value="3.225" calcext:value-type="float">
            <text:p>3.225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2]^2+[.I682]^2)" office:value-type="float" office:value="1.80277563773199" calcext:value-type="float">
            <text:p>1.8027756377</text:p>
          </table:table-cell>
          <table:table-cell/>
          <table:table-cell table:formula="of:=[.C682]/1000" office:value-type="float" office:value="0.1747" calcext:value-type="float">
            <text:p>0.1747</text:p>
          </table:table-cell>
          <table:table-cell office:value-type="float" office:value="60" calcext:value-type="float">
            <text:p>60</text:p>
          </table:table-cell>
          <table:table-cell table:formula="of:=[.F682]*10^-4" office:value-type="float" office:value="0.0003225" calcext:value-type="float">
            <text:p>3.225E-4</text:p>
          </table:table-cell>
          <table:table-cell table:style-name="ce9" table:formula="of:=([.J682]/100)*[.N682]" office:value-type="float" office:value="0.00000581395143168568" calcext:value-type="float">
            <text:p>5.814E-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1.7" calcext:value-type="float">
            <text:p>201.7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.0086" calcext:value-type="float">
            <text:p>1.0086</text:p>
          </table:table-cell>
          <table:table-cell office:value-type="float" office:value="1.852" calcext:value-type="float">
            <text:p>1.852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SQRT([.H683]^2+[.I683]^2)" office:value-type="float" office:value="1.80277563773199" calcext:value-type="float">
            <text:p>1.8027756377</text:p>
          </table:table-cell>
          <table:table-cell/>
          <table:table-cell table:formula="of:=[.C683]/1000" office:value-type="float" office:value="0.2017" calcext:value-type="float">
            <text:p>0.2017</text:p>
          </table:table-cell>
          <table:table-cell office:value-type="float" office:value="60" calcext:value-type="float">
            <text:p>60</text:p>
          </table:table-cell>
          <table:table-cell table:formula="of:=[.F683]*10^-4" office:value-type="float" office:value="0.0001852" calcext:value-type="float">
            <text:p>1.852E-4</text:p>
          </table:table-cell>
          <table:table-cell table:style-name="ce9" table:formula="of:=([.J683]/100)*[.N683]" office:value-type="float" office:value="0.00000333874048107965" calcext:value-type="float">
            <text:p>3.339E-6</text:p>
          </table:table-cell>
          <table:table-cell table:number-columns-repeated="9"/>
        </table:table-row>
        <table:table-row table:style-name="ro5">
          <table:table-cell table:number-columns-repeated="4"/>
          <table:table-cell table:style-name="ce5"/>
          <table:table-cell/>
          <table:table-cell table:style-name="ce1" office:value-type="string" calcext:value-type="string">
            <text:p>f^2 total FF (sig/sigmott)</text:p>
          </table:table-cell>
          <table:table-cell table:number-columns-repeated="4"/>
          <table:table-cell table:formula="of:=[.C686]/1000" office:value-type="float" office:value="0.18523" calcext:value-type="float">
            <text:p>0.18523</text:p>
          </table:table-cell>
          <table:table-cell office:value-type="float" office:value="160" calcext:value-type="float">
            <text:p>160</text:p>
          </table:table-cell>
          <table:table-cell table:formula="of:=[.F686]*10^-7" office:value-type="float" office:value="0.000000243" calcext:value-type="float">
            <text:p>2.430E-7</text:p>
          </table:table-cell>
          <table:table-cell table:style-name="ce9" table:formula="of:=([.H686]/100)*[.N684]" office:value-type="float" office:value="0.000000008505" calcext:value-type="float">
            <text:p>8.505E-9</text:p>
          </table:table-cell>
          <table:table-cell table:number-columns-repeated="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3He Preliminary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Total Error (%)</text:p>
          </table:table-cell>
          <table:table-cell table:number-columns-repeated="3"/>
          <table:table-cell table:formula="of:=[.C687]/1000" office:value-type="float" office:value="0.21624" calcext:value-type="float">
            <text:p>0.21624</text:p>
          </table:table-cell>
          <table:table-cell office:value-type="float" office:value="160" calcext:value-type="float">
            <text:p>160</text:p>
          </table:table-cell>
          <table:table-cell table:formula="of:=[.F687]*10^-7" office:value-type="float" office:value="0.000000096" calcext:value-type="float">
            <text:p>9.600E-8</text:p>
          </table:table-cell>
          <table:table-cell table:style-name="ce9" table:formula="of:=([.H687]/100)*[.N685]" office:value-type="float" office:value="0.00000000336" calcext:value-type="float">
            <text:p>3.36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5.23" calcext:value-type="float">
            <text:p>185.2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3.03" calcext:value-type="float">
            <text:p>3.03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0.142" calcext:value-type="float">
            <text:p>1.42E-001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8]/1000" office:value-type="float" office:value="0.23811" calcext:value-type="float">
            <text:p>0.23811</text:p>
          </table:table-cell>
          <table:table-cell office:value-type="float" office:value="160" calcext:value-type="float">
            <text:p>160</text:p>
          </table:table-cell>
          <table:table-cell table:formula="of:=[.F688]*10^-7" office:value-type="float" office:value="0.000000045" calcext:value-type="float">
            <text:p>4.500E-8</text:p>
          </table:table-cell>
          <table:table-cell table:style-name="ce9" table:formula="of:=([.H688]/100)*[.N686]" office:value-type="float" office:value="0.000000001575" calcext:value-type="float">
            <text:p>1.575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6.24" calcext:value-type="float">
            <text:p>216.24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05" calcext:value-type="float">
            <text:p>4.05</text:p>
          </table:table-cell>
          <table:table-cell table:style-name="ce4" office:value-type="float" office:value="0.96" calcext:value-type="float">
            <text:p>9.60E-001</text:p>
          </table:table-cell>
          <table:table-cell table:style-name="ce4" office:value-type="float" office:value="0.0733" calcext:value-type="float">
            <text:p>7.33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89]/1000" office:value-type="float" office:value="0.25783" calcext:value-type="float">
            <text:p>0.25783</text:p>
          </table:table-cell>
          <table:table-cell office:value-type="float" office:value="160" calcext:value-type="float">
            <text:p>160</text:p>
          </table:table-cell>
          <table:table-cell table:formula="of:=[.F689]*10^-7" office:value-type="float" office:value="0.0000000218" calcext:value-type="float">
            <text:p>2.180E-8</text:p>
          </table:table-cell>
          <table:table-cell table:style-name="ce9" table:formula="of:=([.H689]/100)*[.N687]" office:value-type="float" office:value="0.00000000109" calcext:value-type="float">
            <text:p>1.090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8.11" calcext:value-type="float">
            <text:p>238.1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85" calcext:value-type="float">
            <text:p>4.85</text:p>
          </table:table-cell>
          <table:table-cell table:style-name="ce4" office:value-type="float" office:value="0.45" calcext:value-type="float">
            <text:p>4.50E-001</text:p>
          </table:table-cell>
          <table:table-cell table:style-name="ce4" office:value-type="float" office:value="0.0447" calcext:value-type="float">
            <text:p>4.47E-002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formula="of:=[.C690]/1000" office:value-type="float" office:value="0.27153" calcext:value-type="float">
            <text:p>0.27153</text:p>
          </table:table-cell>
          <table:table-cell office:value-type="float" office:value="160" calcext:value-type="float">
            <text:p>160</text:p>
          </table:table-cell>
          <table:table-cell table:formula="of:=[.F690]*10^-7" office:value-type="float" office:value="0.0000000141" calcext:value-type="float">
            <text:p>1.410E-8</text:p>
          </table:table-cell>
          <table:table-cell table:style-name="ce9" table:formula="of:=([.H690]/100)*[.N688]" office:value-type="float" office:value="0.0000000006345" calcext:value-type="float">
            <text:p>6.345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7.83" calcext:value-type="float">
            <text:p>257.8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62" calcext:value-type="float">
            <text:p>5.62</text:p>
          </table:table-cell>
          <table:table-cell table:style-name="ce4" office:value-type="float" office:value="0.218" calcext:value-type="float">
            <text:p>2.18E-001</text:p>
          </table:table-cell>
          <table:table-cell table:style-name="ce4" office:value-type="float" office:value="0.0257" calcext:value-type="float">
            <text:p>2.57E-00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C691]/1000" office:value-type="float" office:value="0.28351" calcext:value-type="float">
            <text:p>0.28351</text:p>
          </table:table-cell>
          <table:table-cell office:value-type="float" office:value="160" calcext:value-type="float">
            <text:p>160</text:p>
          </table:table-cell>
          <table:table-cell table:formula="of:=[.F691]*10^-7" office:value-type="float" office:value="0.00000000864" calcext:value-type="float">
            <text:p>8.640E-9</text:p>
          </table:table-cell>
          <table:table-cell table:style-name="ce9" table:formula="of:=([.H691]/100)*[.N689]" office:value-type="float" office:value="0.0000000003888" calcext:value-type="float">
            <text:p>3.88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1.53" calcext:value-type="float">
            <text:p>271.5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19" calcext:value-type="float">
            <text:p>6.19</text:p>
          </table:table-cell>
          <table:table-cell table:style-name="ce4" office:value-type="float" office:value="0.141" calcext:value-type="float">
            <text:p>1.41E-001</text:p>
          </table:table-cell>
          <table:table-cell table:style-name="ce4" office:value-type="float" office:value="0.0186" calcext:value-type="float">
            <text:p>1.86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2]/1000" office:value-type="float" office:value="0.29826" calcext:value-type="float">
            <text:p>0.29826</text:p>
          </table:table-cell>
          <table:table-cell office:value-type="float" office:value="160" calcext:value-type="float">
            <text:p>160</text:p>
          </table:table-cell>
          <table:table-cell table:formula="of:=[.F692]*10^-7" office:value-type="float" office:value="0.00000000551" calcext:value-type="float">
            <text:p>5.510E-9</text:p>
          </table:table-cell>
          <table:table-cell table:style-name="ce9" table:formula="of:=([.H692]/100)*[.N690]" office:value-type="float" office:value="0.0000000003306" calcext:value-type="float">
            <text:p>3.30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3.51" calcext:value-type="float">
            <text:p>283.5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7" calcext:value-type="float">
            <text:p>6.7</text:p>
          </table:table-cell>
          <table:table-cell table:style-name="ce4" office:value-type="float" office:value="0.0864" calcext:value-type="float">
            <text:p>8.64E-002</text:p>
          </table:table-cell>
          <table:table-cell table:style-name="ce4" office:value-type="float" office:value="0.0125" calcext:value-type="float">
            <text:p>1.25E-002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formula="of:=[.C693]/1000" office:value-type="float" office:value="0.30915" calcext:value-type="float">
            <text:p>0.30915</text:p>
          </table:table-cell>
          <table:table-cell office:value-type="float" office:value="160" calcext:value-type="float">
            <text:p>160</text:p>
          </table:table-cell>
          <table:table-cell table:formula="of:=[.F693]*10^-7" office:value-type="float" office:value="0.00000000402" calcext:value-type="float">
            <text:p>4.020E-9</text:p>
          </table:table-cell>
          <table:table-cell table:style-name="ce9" table:formula="of:=([.H693]/100)*[.N691]" office:value-type="float" office:value="0.0000000002814" calcext:value-type="float">
            <text:p>2.814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8.26" calcext:value-type="float">
            <text:p>298.26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35" calcext:value-type="float">
            <text:p>7.35</text:p>
          </table:table-cell>
          <table:table-cell table:style-name="ce4" office:value-type="float" office:value="0.0551" calcext:value-type="float">
            <text:p>5.51E-002</text:p>
          </table:table-cell>
          <table:table-cell table:style-name="ce4" office:value-type="float" office:value="0.00888" calcext:value-type="float">
            <text:p>8.88E-0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C694]/1000" office:value-type="float" office:value="0.31907" calcext:value-type="float">
            <text:p>0.31907</text:p>
          </table:table-cell>
          <table:table-cell office:value-type="float" office:value="160" calcext:value-type="float">
            <text:p>160</text:p>
          </table:table-cell>
          <table:table-cell table:formula="of:=[.F694]*10^-7" office:value-type="float" office:value="0.00000000256" calcext:value-type="float">
            <text:p>2.560E-9</text:p>
          </table:table-cell>
          <table:table-cell table:style-name="ce9" table:formula="of:=([.H694]/100)*[.N692]" office:value-type="float" office:value="0.0000000002048" calcext:value-type="float">
            <text:p>2.04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9.15" calcext:value-type="float">
            <text:p>309.1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7.85" calcext:value-type="float">
            <text:p>7.85</text:p>
          </table:table-cell>
          <table:table-cell table:style-name="ce4" office:value-type="float" office:value="0.0402" calcext:value-type="float">
            <text:p>4.02E-002</text:p>
          </table:table-cell>
          <table:table-cell table:style-name="ce4" office:value-type="float" office:value="0.00701" calcext:value-type="float">
            <text:p>7.01E-00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695]/1000" office:value-type="float" office:value="0.3288" calcext:value-type="float">
            <text:p>0.3288</text:p>
          </table:table-cell>
          <table:table-cell office:value-type="float" office:value="160" calcext:value-type="float">
            <text:p>160</text:p>
          </table:table-cell>
          <table:table-cell table:formula="of:=[.F695]*10^-7" office:value-type="float" office:value="0.00000000143" calcext:value-type="float">
            <text:p>1.430E-9</text:p>
          </table:table-cell>
          <table:table-cell table:style-name="ce9" table:formula="of:=([.H695]/100)*[.N693]" office:value-type="float" office:value="0.00000000013585" calcext:value-type="float">
            <text:p>1.359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9.07" calcext:value-type="float">
            <text:p>319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31" calcext:value-type="float">
            <text:p>8.31</text:p>
          </table:table-cell>
          <table:table-cell table:style-name="ce4" office:value-type="float" office:value="0.0256" calcext:value-type="float">
            <text:p>2.56E-002</text:p>
          </table:table-cell>
          <table:table-cell table:style-name="ce4" office:value-type="float" office:value="0.00479" calcext:value-type="float">
            <text:p>4.79E-00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C696]/1000" office:value-type="float" office:value="0.36825" calcext:value-type="float">
            <text:p>0.36825</text:p>
          </table:table-cell>
          <table:table-cell office:value-type="float" office:value="160" calcext:value-type="float">
            <text:p>160</text:p>
          </table:table-cell>
          <table:table-cell table:formula="of:=[.F696]*10^-7" office:value-type="float" office:value="0.0000000004" calcext:value-type="float">
            <text:p>4.000E-10</text:p>
          </table:table-cell>
          <table:table-cell table:style-name="ce9" table:formula="of:=([.H696]/100)*[.N694]" office:value-type="float" office:value="0.000000000042" calcext:value-type="float">
            <text:p>4.20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8.8" calcext:value-type="float">
            <text:p>328.8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.78" calcext:value-type="float">
            <text:p>8.78</text:p>
          </table:table-cell>
          <table:table-cell table:style-name="ce4" office:value-type="float" office:value="0.0143" calcext:value-type="float">
            <text:p>1.43E-002</text:p>
          </table:table-cell>
          <table:table-cell table:style-name="ce4" office:value-type="float" office:value="0.00284" calcext:value-type="float">
            <text:p>2.84E-003</text:p>
          </table:table-cell>
          <table:table-cell office:value-type="float" office:value="9.5" calcext:value-type="float">
            <text:p>9.5</text:p>
          </table:table-cell>
          <table:table-cell table:number-columns-repeated="3"/>
          <table:table-cell table:formula="of:=[.C697]/1000" office:value-type="float" office:value="0.37785" calcext:value-type="float">
            <text:p>0.37785</text:p>
          </table:table-cell>
          <table:table-cell office:value-type="float" office:value="160" calcext:value-type="float">
            <text:p>160</text:p>
          </table:table-cell>
          <table:table-cell table:formula="of:=[.F697]*10^-7" office:value-type="float" office:value="0.000000000191" calcext:value-type="float">
            <text:p>1.910E-10</text:p>
          </table:table-cell>
          <table:table-cell table:style-name="ce9" table:formula="of:=([.H697]/100)*[.N695]" office:value-type="float" office:value="0.00000000008595" calcext:value-type="float">
            <text:p>8.595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68.25" calcext:value-type="float">
            <text:p>368.2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0.78" calcext:value-type="float">
            <text:p>10.78</text:p>
          </table:table-cell>
          <table:table-cell table:style-name="ce4" office:value-type="float" office:value="0.004" calcext:value-type="float">
            <text:p>4.00E-003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0.5" calcext:value-type="float">
            <text:p>10.5</text:p>
          </table:table-cell>
          <table:table-cell table:number-columns-repeated="3"/>
          <table:table-cell table:formula="of:=[.C700]/1000" office:value-type="float" office:value="0.08541" calcext:value-type="float">
            <text:p>0.08541</text:p>
          </table:table-cell>
          <table:table-cell office:value-type="float" office:value="160" calcext:value-type="float">
            <text:p>160</text:p>
          </table:table-cell>
          <table:table-cell table:formula="of:=[.F700]*10^-7" office:value-type="float" office:value="0.000005925" calcext:value-type="float">
            <text:p>5.925E-6</text:p>
          </table:table-cell>
          <table:table-cell table:style-name="ce9" table:formula="of:=([.J700]/100)*[.N696]" office:value-type="float" office:value="0.0000000837921535706059" calcext:value-type="float">
            <text:p>8.379E-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7.85" calcext:value-type="float">
            <text:p>377.8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11.28" calcext:value-type="float">
            <text:p>11.28</text:p>
          </table:table-cell>
          <table:table-cell table:style-name="ce4" office:value-type="float" office:value="0.00191" calcext:value-type="float">
            <text:p>1.91E-003</text:p>
          </table:table-cell>
          <table:table-cell table:style-name="ce4" office:value-type="float" office:value="0.00052" calcext:value-type="float">
            <text:p>5.20E-00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C701]/1000" office:value-type="float" office:value="0.10339" calcext:value-type="float">
            <text:p>0.10339</text:p>
          </table:table-cell>
          <table:table-cell office:value-type="float" office:value="160" calcext:value-type="float">
            <text:p>160</text:p>
          </table:table-cell>
          <table:table-cell table:formula="of:=[.F701]*10^-7" office:value-type="float" office:value="0.000003273" calcext:value-type="float">
            <text:p>3.273E-6</text:p>
          </table:table-cell>
          <table:table-cell table:style-name="ce9" table:formula="of:=([.J701]/100)*[.N697]" office:value-type="float" office:value="0.0000000462872098964714" calcext:value-type="float">
            <text:p>4.629E-8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formula="of:=[.C702]/1000" office:value-type="float" office:value="0.14935" calcext:value-type="float">
            <text:p>0.14935</text:p>
          </table:table-cell>
          <table:table-cell office:value-type="float" office:value="160" calcext:value-type="float">
            <text:p>160</text:p>
          </table:table-cell>
          <table:table-cell table:formula="of:=[.F702]*10^-7" office:value-type="float" office:value="0.0000007678" calcext:value-type="float">
            <text:p>7.678E-7</text:p>
          </table:table-cell>
          <table:table-cell table:style-name="ce9" table:formula="of:=([.J702]/100)*[.N698]" office:value-type="float" office:value="0.0000000108583317319006" calcext:value-type="float">
            <text:p>1.086E-8</text:p>
          </table:table-cell>
          <table:table-cell table:number-columns-repeated="9"/>
        </table:table-row>
        <table:table-row table:style-name="ro5">
          <table:table-cell/>
          <table:table-cell table:style-name="ce1" office:value-type="string" calcext:value-type="string">
            <text:p>3He Final Run</text:p>
          </table:table-cell>
          <table:table-cell table:number-columns-repeated="2"/>
          <table:table-cell table:style-name="ce5"/>
          <table:table-cell office:value-type="string" calcext:value-type="string">
            <text:p>XS (nb/sr)</text:p>
          </table:table-cell>
          <table:table-cell/>
          <table:table-cell office:value-type="string" calcext:value-type="string">
            <text:p>Random Error</text:p>
          </table:table-cell>
          <table:table-cell table:style-name="ce1" office:value-type="string" calcext:value-type="string">
            <text:p>Systematic Error</text:p>
          </table:table-cell>
          <table:table-cell office:value-type="string" calcext:value-type="string">
            <text:p>Total Error</text:p>
          </table:table-cell>
          <table:table-cell/>
          <table:table-cell table:formula="of:=[.C703]/1000" office:value-type="float" office:value="0.18407" calcext:value-type="float">
            <text:p>0.18407</text:p>
          </table:table-cell>
          <table:table-cell office:value-type="float" office:value="160" calcext:value-type="float">
            <text:p>160</text:p>
          </table:table-cell>
          <table:table-cell table:formula="of:=[.F703]*10^-7" office:value-type="float" office:value="0.000000254" calcext:value-type="float">
            <text:p>2.540E-7</text:p>
          </table:table-cell>
          <table:table-cell table:style-name="ce9" table:formula="of:=([.J703]/100)*[.N699]" office:value-type="float" office:value="0.00000000359210244842766" calcext:value-type="float">
            <text:p>3.592E-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5.41" calcext:value-type="float">
            <text:p>85.41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6864" calcext:value-type="float">
            <text:p>0.6864</text:p>
          </table:table-cell>
          <table:table-cell table:style-name="ce2" office:value-type="float" office:value="59.25" calcext:value-type="float">
            <text:p>5.925E+001</text:p>
          </table:table-cell>
          <table:table-cell table:style-name="ce2" office:value-type="float" office:value="0.6885" calcext:value-type="float">
            <text:p>6.885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0]^2+[.I700]^2)" office:value-type="float" office:value="1.4142135623731" calcext:value-type="float">
            <text:p>1.4142135624</text:p>
          </table:table-cell>
          <table:table-cell/>
          <table:table-cell table:formula="of:=[.C704]/1000" office:value-type="float" office:value="0.22487" calcext:value-type="float">
            <text:p>0.22487</text:p>
          </table:table-cell>
          <table:table-cell office:value-type="float" office:value="160" calcext:value-type="float">
            <text:p>160</text:p>
          </table:table-cell>
          <table:table-cell table:formula="of:=[.F704]*10^-7" office:value-type="float" office:value="0.00000006868" calcext:value-type="float">
            <text:p>6.868E-8</text:p>
          </table:table-cell>
          <table:table-cell table:style-name="ce9" table:formula="of:=([.J704]/100)*[.N700]" office:value-type="float" office:value="0.00000000123814630799433" calcext:value-type="float">
            <text:p>1.238E-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3.39" calcext:value-type="float">
            <text:p>103.3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0.994" calcext:value-type="float">
            <text:p>0.994</text:p>
          </table:table-cell>
          <table:table-cell table:style-name="ce2" office:value-type="float" office:value="32.73" calcext:value-type="float">
            <text:p>3.273E+001</text:p>
          </table:table-cell>
          <table:table-cell table:style-name="ce2" office:value-type="float" office:value="0.5639" calcext:value-type="float">
            <text:p>5.63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1]^2+[.I701]^2)" office:value-type="float" office:value="1.4142135623731" calcext:value-type="float">
            <text:p>1.4142135624</text:p>
          </table:table-cell>
          <table:table-cell/>
          <table:table-cell table:formula="of:=[.C705]/1000" office:value-type="float" office:value="0.26652" calcext:value-type="float">
            <text:p>0.26652</text:p>
          </table:table-cell>
          <table:table-cell office:value-type="float" office:value="160" calcext:value-type="float">
            <text:p>160</text:p>
          </table:table-cell>
          <table:table-cell table:formula="of:=[.F705]*10^-7" office:value-type="float" office:value="0.00000001654" calcext:value-type="float">
            <text:p>1.654E-8</text:p>
          </table:table-cell>
          <table:table-cell table:style-name="ce9" table:formula="of:=([.J705]/100)*[.N701]" office:value-type="float" office:value="0.000000000369845643478465" calcext:value-type="float">
            <text:p>3.698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9.35" calcext:value-type="float">
            <text:p>149.3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015" calcext:value-type="float">
            <text:p>2.015</text:p>
          </table:table-cell>
          <table:table-cell table:style-name="ce2" office:value-type="float" office:value="7.678" calcext:value-type="float">
            <text:p>7.678E+000</text:p>
          </table:table-cell>
          <table:table-cell table:style-name="ce2" office:value-type="float" office:value="0.2842" calcext:value-type="float">
            <text:p>2.842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2]^2+[.I702]^2)" office:value-type="float" office:value="1.4142135623731" calcext:value-type="float">
            <text:p>1.4142135624</text:p>
          </table:table-cell>
          <table:table-cell/>
          <table:table-cell table:formula="of:=[.C706]/1000" office:value-type="float" office:value="0.28979" calcext:value-type="float">
            <text:p>0.28979</text:p>
          </table:table-cell>
          <table:table-cell office:value-type="float" office:value="160" calcext:value-type="float">
            <text:p>160</text:p>
          </table:table-cell>
          <table:table-cell table:formula="of:=[.F706]*10^-7" office:value-type="float" office:value="0.000000007407" calcext:value-type="float">
            <text:p>7.407E-9</text:p>
          </table:table-cell>
          <table:table-cell table:style-name="ce9" table:formula="of:=([.J706]/100)*[.N702]" office:value-type="float" office:value="0.000000000234229906288672" calcext:value-type="float">
            <text:p>2.342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4.07" calcext:value-type="float">
            <text:p>184.0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2.995" calcext:value-type="float">
            <text:p>2.995</text:p>
          </table:table-cell>
          <table:table-cell table:style-name="ce2" office:value-type="float" office:value="2.54" calcext:value-type="float">
            <text:p>2.540E+000</text:p>
          </table:table-cell>
          <table:table-cell table:style-name="ce2" office:value-type="float" office:value="0.1459" calcext:value-type="float">
            <text:p>1.459E-0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QRT([.H703]^2+[.I703]^2)" office:value-type="float" office:value="1.4142135623731" calcext:value-type="float">
            <text:p>1.4142135624</text:p>
          </table:table-cell>
          <table:table-cell/>
          <table:table-cell table:formula="of:=[.C707]/1000" office:value-type="float" office:value="0.31243" calcext:value-type="float">
            <text:p>0.31243</text:p>
          </table:table-cell>
          <table:table-cell office:value-type="float" office:value="160" calcext:value-type="float">
            <text:p>160</text:p>
          </table:table-cell>
          <table:table-cell table:formula="of:=[.F707]*10^-7" office:value-type="float" office:value="0.00000000311" calcext:value-type="float">
            <text:p>3.110E-9</text:p>
          </table:table-cell>
          <table:table-cell table:style-name="ce9" table:formula="of:=([.J707]/100)*[.N703]" office:value-type="float" office:value="0.000000000158579506872736" calcext:value-type="float">
            <text:p>1.586E-1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4.87" calcext:value-type="float">
            <text:p>224.87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4.361" calcext:value-type="float">
            <text:p>4.361</text:p>
          </table:table-cell>
          <table:table-cell table:style-name="ce2" office:value-type="float" office:value="0.6868" calcext:value-type="float">
            <text:p>6.868E-001</text:p>
          </table:table-cell>
          <table:table-cell table:style-name="ce2" office:value-type="float" office:value="0.6036" calcext:value-type="float">
            <text:p>6.036E-00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QRT([.H704]^2+[.I704]^2)" office:value-type="float" office:value="1.80277563773199" calcext:value-type="float">
            <text:p>1.8027756377</text:p>
          </table:table-cell>
          <table:table-cell/>
          <table:table-cell table:formula="of:=[.C708]/1000" office:value-type="float" office:value="0.34865" calcext:value-type="float">
            <text:p>0.34865</text:p>
          </table:table-cell>
          <table:table-cell office:value-type="float" office:value="160" calcext:value-type="float">
            <text:p>160</text:p>
          </table:table-cell>
          <table:table-cell table:formula="of:=[.F708]*10^-7" office:value-type="float" office:value="0.000000000823" calcext:value-type="float">
            <text:p>8.230E-10</text:p>
          </table:table-cell>
          <table:table-cell table:style-name="ce9" table:formula="of:=([.J708]/100)*[.N704]" office:value-type="float" office:value="0.0000000000991023233834606" calcext:value-type="float">
            <text:p>9.910E-1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6.52" calcext:value-type="float">
            <text:p>266.52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5.977" calcext:value-type="float">
            <text:p>5.977</text:p>
          </table:table-cell>
          <table:table-cell table:style-name="ce2" office:value-type="float" office:value="0.1654" calcext:value-type="float">
            <text:p>1.654E-001</text:p>
          </table:table-cell>
          <table:table-cell table:style-name="ce2" office:value-type="float" office:value="0.02092" calcext:value-type="float">
            <text:p>2.092E-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QRT([.H705]^2+[.I705]^2)" office:value-type="float" office:value="2.23606797749979" calcext:value-type="float">
            <text:p>2.2360679775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office:value-type="float" office:value="289.79" calcext:value-type="float">
            <text:p>289.79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6.972" calcext:value-type="float">
            <text:p>6.972</text:p>
          </table:table-cell>
          <table:table-cell table:style-name="ce2" office:value-type="float" office:value="0.07407" calcext:value-type="float">
            <text:p>7.407E-002</text:p>
          </table:table-cell>
          <table:table-cell table:style-name="ce2" office:value-type="float" office:value="0.01123" calcext:value-type="float">
            <text:p>1.123E-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QRT([.H706]^2+[.I706]^2)" office:value-type="float" office:value="3.16227766016838" calcext:value-type="float">
            <text:p>3.1622776602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office:value-type="float" office:value="312.43" calcext:value-type="float">
            <text:p>312.43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0.0311" calcext:value-type="float">
            <text:p>3.110E-002</text:p>
          </table:table-cell>
          <table:table-cell table:style-name="ce2" office:value-type="float" office:value="0.00555" calcext:value-type="float">
            <text:p>5.550E-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QRT([.H707]^2+[.I707]^2)" office:value-type="float" office:value="5.09901951359278" calcext:value-type="float">
            <text:p>5.0990195136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2"/>
          <table:table-cell office:value-type="float" office:value="348.65" calcext:value-type="float">
            <text:p>348.65</text:p>
          </table:table-cell>
          <table:table-cell office:value-type="float" office:value="160" calcext:value-type="float">
            <text:p>160</text:p>
          </table:table-cell>
          <table:table-cell table:style-name="ce5" office:value-type="float" office:value="9.76" calcext:value-type="float">
            <text:p>9.76</text:p>
          </table:table-cell>
          <table:table-cell table:style-name="ce2" office:value-type="float" office:value="0.00823" calcext:value-type="float">
            <text:p>8.230E-003</text:p>
          </table:table-cell>
          <table:table-cell table:style-name="ce2" office:value-type="float" office:value="0.00187" calcext:value-type="float">
            <text:p>1.870E-0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QRT([.H708]^2+[.I708]^2)" office:value-type="float" office:value="12.0415945787923" calcext:value-type="float">
            <text:p>12.0415945788</text:p>
          </table:table-cell>
          <table:table-cell table:number-columns-repeated="4"/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9"/>
          <table:table-cell table:style-name="ce9"/>
          <table:table-cell table:number-columns-repeated="9"/>
        </table:table-row>
        <table:table-row table:style-name="ro4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 (total FF)</text:p>
          </table:table-cell>
          <table:table-cell table:style-name="ce6" office:value-type="string" calcext:value-type="string">
            <text:p>epsilon m (mag scattering correction)</text:p>
          </table:table-cell>
          <table:table-cell table:style-name="ce1" office:value-type="string" calcext:value-type="string">
            <text:p>epsilon D (Coulomb distortion correction)</text:p>
          </table:table-cell>
          <table:table-cell table:style-name="ce1" office:value-type="string" calcext:value-type="string">
            <text:p>epsilon N (Normalization Correction)</text:p>
          </table:table-cell>
          <table:table-cell table:style-name="ce1" office:value-type="string" calcext:value-type="string">
            <text:p>Fc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08" calcext:value-type="float">
            <text:p>0.908</text:p>
          </table:table-cell>
          <table:table-cell table:style-name="ce5" office:value-type="float" office:value="0.998" calcext:value-type="float">
            <text:p>0.998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796" calcext:value-type="float">
            <text:p>0.796</text:p>
          </table:table-cell>
          <table:table-cell table:style-name="ce5" office:value-type="float" office:value="0.996" calcext:value-type="float">
            <text:p>0.99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5" calcext:value-type="float">
            <text:p>0.995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703" calcext:value-type="float">
            <text:p>0.703</text:p>
          </table:table-cell>
          <table:table-cell table:style-name="ce5" office:value-type="float" office:value="0.994" calcext:value-type="float">
            <text:p>0.994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5" calcext:value-type="float">
            <text:p>0.995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56" calcext:value-type="float">
            <text:p>0.556</text:p>
          </table:table-cell>
          <table:table-cell table:style-name="ce5" office:value-type="float" office:value="0.99" calcext:value-type="float">
            <text:p>0.99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413" calcext:value-type="float">
            <text:p>0.413</text:p>
          </table:table-cell>
          <table:table-cell table:style-name="ce5" office:value-type="float" office:value="0.984" calcext:value-type="float">
            <text:p>0.98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5" calcext:value-type="float">
            <text:p>0.99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17" calcext:value-type="float">
            <text:p>0.317</text:p>
          </table:table-cell>
          <table:table-cell table:style-name="ce5" office:value-type="float" office:value="0.979" calcext:value-type="float">
            <text:p>0.979</text:p>
          </table:table-cell>
          <table:table-cell office:value-type="float" office:value="1.005" calcext:value-type="float">
            <text:p>1.0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fm^-2</text:p>
          </table:table-cell>
          <table:table-cell office:value-type="string" calcext:value-type="string">
            <text:p>f^2</text:p>
          </table:table-cell>
          <table:table-cell table:style-name="ce5" office:value-type="string" calcext:value-type="string">
            <text:p>fC^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epsilon D</text:p>
          </table:table-cell>
          <table:table-cell office:value-type="string" calcext:value-type="string">
            <text:p>FM^2</text:p>
          </table:table-cell>
          <table:table-cell table:style-name="ce1" office:value-type="string" calcext:value-type="string">
            <text:p>Random 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86" calcext:value-type="float">
            <text:p>0.686</text:p>
          </table:table-cell>
          <table:table-cell table:style-name="ce4" office:value-type="float" office:value="0.689" calcext:value-type="float">
            <text:p>6.89E-001</text:p>
          </table:table-cell>
          <table:table-cell table:style-name="ce4" office:value-type="float" office:value="0.44" calcext:value-type="float">
            <text:p>4.40E-001</text:p>
          </table:table-cell>
          <table:table-cell table:style-name="ce4" office:value-type="float" office:value="0.443" calcext:value-type="float">
            <text:p>4.43E-001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0.434" calcext:value-type="float">
            <text:p>4.34E-00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94" calcext:value-type="float">
            <text:p>0.994</text:p>
          </table:table-cell>
          <table:table-cell table:style-name="ce4" office:value-type="float" office:value="0.564" calcext:value-type="float">
            <text:p>5.64E-001</text:p>
          </table:table-cell>
          <table:table-cell table:style-name="ce4" office:value-type="float" office:value="0.308" calcext:value-type="float">
            <text:p>3.08E-001</text:p>
          </table:table-cell>
          <table:table-cell table:style-name="ce4" office:value-type="float" office:value="0.315" calcext:value-type="float">
            <text:p>3.15E-001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0.312" calcext:value-type="float">
            <text:p>3.12E-001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015" calcext:value-type="float">
            <text:p>2.015</text:p>
          </table:table-cell>
          <table:table-cell table:style-name="ce4" office:value-type="float" office:value="0.284" calcext:value-type="float">
            <text:p>2.84E-001</text:p>
          </table:table-cell>
          <table:table-cell table:style-name="ce4" office:value-type="float" office:value="0.103" calcext:value-type="float">
            <text:p>1.03E-001</text:p>
          </table:table-cell>
          <table:table-cell table:style-name="ce4" office:value-type="float" office:value="0.11" calcext:value-type="float">
            <text:p>1.10E-001</text:p>
          </table:table-cell>
          <table:table-cell office:value-type="float" office:value="1.012" calcext:value-type="float">
            <text:p>1.012</text:p>
          </table:table-cell>
          <table:table-cell table:style-name="ce4" office:value-type="float" office:value="0.112" calcext:value-type="float">
            <text:p>1.12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.995" calcext:value-type="float">
            <text:p>2.995</text:p>
          </table:table-cell>
          <table:table-cell table:style-name="ce4" office:value-type="float" office:value="0.146" calcext:value-type="float">
            <text:p>1.46E-001</text:p>
          </table:table-cell>
          <table:table-cell table:style-name="ce4" office:value-type="float" office:value="0.0389" calcext:value-type="float">
            <text:p>3.89E-002</text:p>
          </table:table-cell>
          <table:table-cell table:style-name="ce4" office:value-type="float" office:value="0.0437" calcext:value-type="float">
            <text:p>4.37E-002</text:p>
          </table:table-cell>
          <table:table-cell office:value-type="float" office:value="1.029" calcext:value-type="float">
            <text:p>1.029</text:p>
          </table:table-cell>
          <table:table-cell table:style-name="ce4" office:value-type="float" office:value="0.045" calcext:value-type="float">
            <text:p>4.50E-00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361" calcext:value-type="float">
            <text:p>4.361</text:p>
          </table:table-cell>
          <table:table-cell table:style-name="ce4" office:value-type="float" office:value="0.0604" calcext:value-type="float">
            <text:p>6.04E-002</text:p>
          </table:table-cell>
          <table:table-cell table:style-name="ce4" office:value-type="float" office:value="0.011" calcext:value-type="float">
            <text:p>1.10E-002</text:p>
          </table:table-cell>
          <table:table-cell table:style-name="ce4" office:value-type="float" office:value="0.0139" calcext:value-type="float">
            <text:p>1.39E-002</text:p>
          </table:table-cell>
          <table:table-cell office:value-type="float" office:value="1.047" calcext:value-type="float">
            <text:p>1.047</text:p>
          </table:table-cell>
          <table:table-cell table:style-name="ce4" office:value-type="float" office:value="0.145" calcext:value-type="float">
            <text:p>1.45E-00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977" calcext:value-type="float">
            <text:p>5.977</text:p>
          </table:table-cell>
          <table:table-cell table:style-name="ce4" office:value-type="float" office:value="0.021" calcext:value-type="float">
            <text:p>2.10E-002</text:p>
          </table:table-cell>
          <table:table-cell table:style-name="ce4" office:value-type="float" office:value="0.00255" calcext:value-type="float">
            <text:p>2.55E-003</text:p>
          </table:table-cell>
          <table:table-cell table:style-name="ce4" office:value-type="float" office:value="0.00376" calcext:value-type="float">
            <text:p>3.76E-003</text:p>
          </table:table-cell>
          <table:table-cell office:value-type="float" office:value="1.068" calcext:value-type="float">
            <text:p>1.068</text:p>
          </table:table-cell>
          <table:table-cell table:style-name="ce4" office:value-type="float" office:value="0.00402" calcext:value-type="float">
            <text:p>4.02E-003</text:p>
          </table:table-cell>
          <table:table-cell office:value-type="float" office:value="2.5" calcext:value-type="float">
            <text:p>2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972" calcext:value-type="float">
            <text:p>6.972</text:p>
          </table:table-cell>
          <table:table-cell table:style-name="ce4" office:value-type="float" office:value="0.0112" calcext:value-type="float">
            <text:p>1.12E-002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179" calcext:value-type="float">
            <text:p>1.79E-003</text:p>
          </table:table-cell>
          <table:table-cell office:value-type="float" office:value="1.08" calcext:value-type="float">
            <text:p>1.08</text:p>
          </table:table-cell>
          <table:table-cell table:style-name="ce4" office:value-type="float" office:value="0.00193" calcext:value-type="float">
            <text:p>1.93E-003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555" calcext:value-type="float">
            <text:p>5.55E-003</text:p>
          </table:table-cell>
          <table:table-cell table:style-name="ce4" office:value-type="float" office:value="0.000372" calcext:value-type="float">
            <text:p>3.72E-004</text:p>
          </table:table-cell>
          <table:table-cell table:style-name="ce4" office:value-type="float" office:value="0.000792" calcext:value-type="float">
            <text:p>7.92E-004</text:p>
          </table:table-cell>
          <table:table-cell office:value-type="float" office:value="1.093" calcext:value-type="float">
            <text:p>1.093</text:p>
          </table:table-cell>
          <table:table-cell table:style-name="ce4" office:value-type="float" office:value="0.000866" calcext:value-type="float">
            <text:p>8.66E-004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.76" calcext:value-type="float">
            <text:p>9.76</text:p>
          </table:table-cell>
          <table:table-cell table:style-name="ce4" office:value-type="float" office:value="0.00187" calcext:value-type="float">
            <text:p>1.87E-003</text:p>
          </table:table-cell>
          <table:table-cell table:style-name="ce4" office:value-type="float" office:value="0.000042" calcext:value-type="float">
            <text:p>4.20E-005</text:p>
          </table:table-cell>
          <table:table-cell table:style-name="ce4" office:value-type="float" office:value="0.000229" calcext:value-type="float">
            <text:p>2.29E-004</text:p>
          </table:table-cell>
          <table:table-cell office:value-type="float" office:value="1.114" calcext:value-type="float">
            <text:p>1.114</text:p>
          </table:table-cell>
          <table:table-cell table:style-name="ce4" office:value-type="float" office:value="0.000255" calcext:value-type="float">
            <text:p>2.55E-004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.03" calcext:value-type="float">
            <text:p>3.03</text:p>
          </table:table-cell>
          <table:table-cell table:style-name="ce4" office:value-type="float" office:value="0.142" calcext:value-type="float">
            <text:p>1.42E-001</text:p>
          </table:table-cell>
          <table:table-cell table:style-name="ce4" office:value-type="float" office:value="0.0375" calcext:value-type="float">
            <text:p>3.75E-002</text:p>
          </table:table-cell>
          <table:table-cell table:style-name="ce4" office:value-type="float" office:value="0.042" calcext:value-type="float">
            <text:p>4.20E-002</text:p>
          </table:table-cell>
          <table:table-cell office:value-type="float" office:value="1.028" calcext:value-type="float">
            <text:p>1.028</text:p>
          </table:table-cell>
          <table:table-cell table:style-name="ce4" office:value-type="float" office:value="0.0432" calcext:value-type="float">
            <text:p>4.32E-00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table:style-name="ce4" office:value-type="float" office:value="0.0733" calcext:value-type="float">
            <text:p>7.33E-002</text:p>
          </table:table-cell>
          <table:table-cell table:style-name="ce4" office:value-type="float" office:value="0.0145" calcext:value-type="float">
            <text:p>1.45E-002</text:p>
          </table:table-cell>
          <table:table-cell table:style-name="ce4" office:value-type="float" office:value="0.0178" calcext:value-type="float">
            <text:p>1.78E-002</text:p>
          </table:table-cell>
          <table:table-cell office:value-type="float" office:value="1.043" calcext:value-type="float">
            <text:p>1.043</text:p>
          </table:table-cell>
          <table:table-cell table:style-name="ce4" office:value-type="float" office:value="0.0185" calcext:value-type="float">
            <text:p>1.85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table:style-name="ce4" office:value-type="float" office:value="0.0447" calcext:value-type="float">
            <text:p>4.47E-002</text:p>
          </table:table-cell>
          <table:table-cell table:style-name="ce4" office:value-type="float" office:value="0.00704" calcext:value-type="float">
            <text:p>7.04E-003</text:p>
          </table:table-cell>
          <table:table-cell table:style-name="ce4" office:value-type="float" office:value="0.0095" calcext:value-type="float">
            <text:p>9.50E-003</text:p>
          </table:table-cell>
          <table:table-cell office:value-type="float" office:value="1.054" calcext:value-type="float">
            <text:p>1.054</text:p>
          </table:table-cell>
          <table:table-cell table:style-name="ce4" office:value-type="float" office:value="0.01" calcext:value-type="float">
            <text:p>1.00E-00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.62" calcext:value-type="float">
            <text:p>5.62</text:p>
          </table:table-cell>
          <table:table-cell table:style-name="ce4" office:value-type="float" office:value="0.0257" calcext:value-type="float">
            <text:p>2.57E-002</text:p>
          </table:table-cell>
          <table:table-cell table:style-name="ce4" office:value-type="float" office:value="0.00352" calcext:value-type="float">
            <text:p>3.52E-003</text:p>
          </table:table-cell>
          <table:table-cell table:style-name="ce4" office:value-type="float" office:value="0.00482" calcext:value-type="float">
            <text:p>4.82E-003</text:p>
          </table:table-cell>
          <table:table-cell office:value-type="float" office:value="1.063" calcext:value-type="float">
            <text:p>1.063</text:p>
          </table:table-cell>
          <table:table-cell table:style-name="ce4" office:value-type="float" office:value="0.00512" calcext:value-type="float">
            <text:p>5.12E-003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19" calcext:value-type="float">
            <text:p>6.19</text:p>
          </table:table-cell>
          <table:table-cell table:style-name="ce4" office:value-type="float" office:value="0.0186" calcext:value-type="float">
            <text:p>1.86E-002</text:p>
          </table:table-cell>
          <table:table-cell table:style-name="ce4" office:value-type="float" office:value="0.0021" calcext:value-type="float">
            <text:p>2.10E-003</text:p>
          </table:table-cell>
          <table:table-cell table:style-name="ce4" office:value-type="float" office:value="0.00326" calcext:value-type="float">
            <text:p>3.26E-003</text:p>
          </table:table-cell>
          <table:table-cell office:value-type="float" office:value="1.07" calcext:value-type="float">
            <text:p>1.07</text:p>
          </table:table-cell>
          <table:table-cell table:style-name="ce4" office:value-type="float" office:value="0.00349" calcext:value-type="float">
            <text:p>3.49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table:style-name="ce4" office:value-type="float" office:value="0.0125" calcext:value-type="float">
            <text:p>1.25E-002</text:p>
          </table:table-cell>
          <table:table-cell table:style-name="ce4" office:value-type="float" office:value="0.00131" calcext:value-type="float">
            <text:p>1.31E-003</text:p>
          </table:table-cell>
          <table:table-cell table:style-name="ce4" office:value-type="float" office:value="0.00204" calcext:value-type="float">
            <text:p>2.04E-003</text:p>
          </table:table-cell>
          <table:table-cell office:value-type="float" office:value="1.076" calcext:value-type="float">
            <text:p>1.076</text:p>
          </table:table-cell>
          <table:table-cell table:style-name="ce4" office:value-type="float" office:value="0.0022" calcext:value-type="float">
            <text:p>2.20E-003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table:style-name="ce4" office:value-type="float" office:value="0.00888" calcext:value-type="float">
            <text:p>8.88E-003</text:p>
          </table:table-cell>
          <table:table-cell table:style-name="ce4" office:value-type="float" office:value="0.00071" calcext:value-type="float">
            <text:p>7.10E-004</text:p>
          </table:table-cell>
          <table:table-cell table:style-name="ce4" office:value-type="float" office:value="0.00136" calcext:value-type="float">
            <text:p>1.36E-003</text:p>
          </table:table-cell>
          <table:table-cell office:value-type="float" office:value="1.084" calcext:value-type="float">
            <text:p>1.084</text:p>
          </table:table-cell>
          <table:table-cell table:style-name="ce4" office:value-type="float" office:value="0.00147" calcext:value-type="float">
            <text:p>1.47E-003</text:p>
          </table:table-cell>
          <table:table-cell office:value-type="float" office:value="6.5" calcext:value-type="float">
            <text:p>6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table:style-name="ce4" office:value-type="float" office:value="0.00698" calcext:value-type="float">
            <text:p>6.98E-003</text:p>
          </table:table-cell>
          <table:table-cell table:style-name="ce4" office:value-type="float" office:value="0.000435" calcext:value-type="float">
            <text:p>4.35E-004</text:p>
          </table:table-cell>
          <table:table-cell table:style-name="ce4" office:value-type="float" office:value="0.00102" calcext:value-type="float">
            <text:p>1.02E-003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0.00111" calcext:value-type="float">
            <text:p>1.11E-003</text:p>
          </table:table-cell>
          <table:table-cell office:value-type="float" office:value="7.5" calcext:value-type="float">
            <text:p>7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31" calcext:value-type="float">
            <text:p>8.31</text:p>
          </table:table-cell>
          <table:table-cell table:style-name="ce4" office:value-type="float" office:value="0.00479" calcext:value-type="float">
            <text:p>4.79E-003</text:p>
          </table:table-cell>
          <table:table-cell table:style-name="ce4" office:value-type="float" office:value="0.000267" calcext:value-type="float">
            <text:p>2.67E-004</text:p>
          </table:table-cell>
          <table:table-cell table:style-name="ce4" office:value-type="float" office:value="0.000665" calcext:value-type="float">
            <text:p>6.65E-004</text:p>
          </table:table-cell>
          <table:table-cell office:value-type="float" office:value="1.096" calcext:value-type="float">
            <text:p>1.096</text:p>
          </table:table-cell>
          <table:table-cell table:style-name="ce4" office:value-type="float" office:value="0.000729" calcext:value-type="float">
            <text:p>7.29E-004</text:p>
          </table:table-cell>
          <table:table-cell office:value-type="float" office:value="8.5" calcext:value-type="float">
            <text:p>8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8.78" calcext:value-type="float">
            <text:p>8.78</text:p>
          </table:table-cell>
          <table:table-cell table:style-name="ce4" office:value-type="float" office:value="0.00284" calcext:value-type="float">
            <text:p>2.84E-003</text:p>
          </table:table-cell>
          <table:table-cell table:style-name="ce4" office:value-type="float" office:value="0.000158" calcext:value-type="float">
            <text:p>1.58E-004</text:p>
          </table:table-cell>
          <table:table-cell table:style-name="ce4" office:value-type="float" office:value="0.000373" calcext:value-type="float">
            <text:p>3.73E-004</text:p>
          </table:table-cell>
          <table:table-cell office:value-type="float" office:value="1.102" calcext:value-type="float">
            <text:p>1.102</text:p>
          </table:table-cell>
          <table:table-cell table:style-name="ce4" office:value-type="float" office:value="0.000411" calcext:value-type="float">
            <text:p>4.11E-004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.78" calcext:value-type="float">
            <text:p>10.78</text:p>
          </table:table-cell>
          <table:table-cell table:style-name="ce4" office:value-type="float" office:value="0.00102" calcext:value-type="float">
            <text:p>1.02E-003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116" calcext:value-type="float">
            <text:p>1.16E-004</text:p>
          </table:table-cell>
          <table:table-cell office:value-type="float" office:value="1.126" calcext:value-type="float">
            <text:p>1.126</text:p>
          </table:table-cell>
          <table:table-cell table:style-name="ce4" office:value-type="float" office:value="0.000131" calcext:value-type="float">
            <text:p>1.31E-004</text:p>
          </table:table-cell>
          <table:table-cell office:value-type="float" office:value="10.5" calcext:value-type="float">
            <text:p>1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.28" calcext:value-type="float">
            <text:p>11.28</text:p>
          </table:table-cell>
          <table:table-cell table:style-name="ce4" office:value-type="float" office:value="0.00052" calcext:value-type="float">
            <text:p>5.20E-004</text:p>
          </table:table-cell>
          <table:table-cell table:style-name="ce4" office:value-type="float" office:value="0.00001" calcext:value-type="float">
            <text:p>1.00E-005</text:p>
          </table:table-cell>
          <table:table-cell table:style-name="ce4" office:value-type="float" office:value="0.000056" calcext:value-type="float">
            <text:p>5.60E-005</text:p>
          </table:table-cell>
          <table:table-cell office:value-type="float" office:value="1.132" calcext:value-type="float">
            <text:p>1.132</text:p>
          </table:table-cell>
          <table:table-cell table:style-name="ce4" office:value-type="float" office:value="0.000063" calcext:value-type="float">
            <text:p>6.30E-005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So it is duplicate data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The FF data has has phase-shift correction applied.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11 Amroun: Mag FF of 3He. Cavedon, Sick. Phys Rev Letters vol 49, No.14. 4 October 1982</text:p>
          </table:table-cell>
          <table:table-cell/>
          <table:table-cell table:style-name="ce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Default" office:value-type="string" calcext:value-type="string">
            <text:p>qmu^2 (fm^-2)</text:p>
          </table:table-cell>
          <table:table-cell table:style-name="ce5" office:value-type="string" calcext:value-type="string">
            <text:p>FM^2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0.5" calcext:value-type="float">
            <text:p>3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7.34" calcext:value-type="float">
            <text:p>7.34</text:p>
          </table:table-cell>
          <table:table-cell table:style-name="ce4" office:value-type="float" office:value="0.00139" calcext:value-type="float">
            <text:p>1.39E-003</text:p>
          </table:table-cell>
          <table:table-cell table:style-name="ce4" office:value-type="float" office:value="0.00005" calcext:value-type="float">
            <text:p>5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25.5" calcext:value-type="float">
            <text:p>325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8.5" calcext:value-type="float">
            <text:p>8.5</text:p>
          </table:table-cell>
          <table:table-cell table:style-name="ce4" office:value-type="float" office:value="0.000545" calcext:value-type="float">
            <text:p>5.45E-004</text:p>
          </table:table-cell>
          <table:table-cell table:style-name="ce4" office:value-type="float" office:value="0.000031" calcext:value-type="float">
            <text:p>3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50.4" calcext:value-type="float">
            <text:p>350.4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9.72" calcext:value-type="float">
            <text:p>9.72</text:p>
          </table:table-cell>
          <table:table-cell table:style-name="ce4" office:value-type="float" office:value="0.000241" calcext:value-type="float">
            <text:p>2.41E-004</text:p>
          </table:table-cell>
          <table:table-cell table:style-name="ce4" office:value-type="float" office:value="0.000015" calcext:value-type="float">
            <text:p>1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75.7" calcext:value-type="float">
            <text:p>375.7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1.01" calcext:value-type="float">
            <text:p>11.01</text:p>
          </table:table-cell>
          <table:table-cell table:style-name="ce4" office:value-type="float" office:value="0.0000908" calcext:value-type="float">
            <text:p>9.08E-005</text:p>
          </table:table-cell>
          <table:table-cell table:style-name="ce4" office:value-type="float" office:value="0.0000088" calcext:value-type="float">
            <text:p>8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0.5" calcext:value-type="float">
            <text:p>400.5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2.35" calcext:value-type="float">
            <text:p>12.35</text:p>
          </table:table-cell>
          <table:table-cell table:style-name="ce4" office:value-type="float" office:value="0.0000283" calcext:value-type="float">
            <text:p>2.83E-005</text:p>
          </table:table-cell>
          <table:table-cell table:style-name="ce4" office:value-type="float" office:value="0.0000038" calcext:value-type="float">
            <text:p>3.8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20.8" calcext:value-type="float">
            <text:p>420.8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3.49" calcext:value-type="float">
            <text:p>13.49</text:p>
          </table:table-cell>
          <table:table-cell table:style-name="ce4" office:value-type="float" office:value="0.0000114" calcext:value-type="float">
            <text:p>1.14E-005</text:p>
          </table:table-cell>
          <table:table-cell table:style-name="ce4" office:value-type="float" office:value="0.0000019" calcext:value-type="float">
            <text:p>1.90E-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0.3" calcext:value-type="float">
            <text:p>450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5.21" calcext:value-type="float">
            <text:p>15.21</text:p>
          </table:table-cell>
          <table:table-cell table:style-name="ce5" office:value-type="string" calcext:value-type="string">
            <text:p>&lt;2e-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14.1" calcext:value-type="float">
            <text:p>514.1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ce5" office:value-type="string" calcext:value-type="string">
            <text:p>&lt;2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68.3" calcext:value-type="float">
            <text:p>568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2.83" calcext:value-type="float">
            <text:p>22.83</text:p>
          </table:table-cell>
          <table:table-cell table:style-name="ce5" office:value-type="string" calcext:value-type="string">
            <text:p>&lt;8e-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84.9" calcext:value-type="float">
            <text:p>584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3.98" calcext:value-type="float">
            <text:p>23.98</text:p>
          </table:table-cell>
          <table:table-cell table:style-name="ce4" office:value-type="float" office:value="0.00000154" calcext:value-type="float">
            <text:p>1.54E-006</text:p>
          </table:table-cell>
          <table:table-cell table:style-name="ce4" office:value-type="float" office:value="0.0000005" calcext:value-type="float">
            <text:p>5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3.9" calcext:value-type="float">
            <text:p>603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5.33" calcext:value-type="float">
            <text:p>25.33</text:p>
          </table:table-cell>
          <table:table-cell table:style-name="ce4" office:value-type="float" office:value="0.00000187" calcext:value-type="float">
            <text:p>1.87E-006</text:p>
          </table:table-cell>
          <table:table-cell table:style-name="ce4" office:value-type="float" office:value="0.00000048" calcext:value-type="float">
            <text:p>4.8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29.6" calcext:value-type="float">
            <text:p>629.6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7.2" calcext:value-type="float">
            <text:p>27.2</text:p>
          </table:table-cell>
          <table:table-cell table:style-name="ce4" office:value-type="float" office:value="0.000000713" calcext:value-type="float">
            <text:p>7.13E-007</text:p>
          </table:table-cell>
          <table:table-cell table:style-name="ce4" office:value-type="float" office:value="0.00000032" calcext:value-type="float">
            <text:p>3.2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59.3" calcext:value-type="float">
            <text:p>659.3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29.41" calcext:value-type="float">
            <text:p>29.41</text:p>
          </table:table-cell>
          <table:table-cell table:style-name="ce4" office:value-type="float" office:value="0.000000748" calcext:value-type="float">
            <text:p>7.48E-007</text:p>
          </table:table-cell>
          <table:table-cell table:style-name="ce4" office:value-type="float" office:value="0.0000003" calcext:value-type="float">
            <text:p>3.00E-00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88.9" calcext:value-type="float">
            <text:p>688.9</text:p>
          </table:table-cell>
          <table:table-cell office:value-type="float" office:value="155.05" calcext:value-type="float">
            <text:p>155.05</text:p>
          </table:table-cell>
          <table:table-cell table:style-name="Default" office:value-type="float" office:value="31.67" calcext:value-type="float">
            <text:p>31.67</text:p>
          </table:table-cell>
          <table:table-cell table:style-name="ce4" office:value-type="float" office:value="0.000000703" calcext:value-type="float">
            <text:p>7.03E-007</text:p>
          </table:table-cell>
          <table:table-cell table:style-name="ce4" office:value-type="float" office:value="0.000000239" calcext:value-type="float">
            <text:p>2.39E-007</text:p>
          </table:table-cell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f12 Amroun: 3H EM Ffs. Juster, Sick, Phys Rev. Letters vol. 55, No.21. 18 November 1985.</text:p>
          </table:table-cell>
          <table:table-cell/>
          <table:table-cell table:style-name="ce5"/>
          <table:table-cell table:number-columns-repeated="3"/>
          <table:table-cell office:value-type="string" calcext:value-type="string">
            <text:p>I think this may be the data at the end of Amroun 1994.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FF normalized to 1. SOG fit. Gamma = 0.6532 (rms = 0.8).</text:p>
          </table:table-cell>
          <table:table-cell/>
          <table:table-cell table:style-name="ce5"/>
          <table:table-cell/>
          <table:table-cell office:value-type="string" calcext:value-type="string">
            <text:p>15 different energies from 190-685 MeV and 25-104 deg and 155 deg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i (fm)</text:p>
          </table:table-cell>
          <table:table-cell office:value-type="string" calcext:value-type="string">
            <text:p>QiCh</text:p>
          </table:table-cell>
          <table:table-cell table:style-name="ce5" office:value-type="string" calcext:value-type="string">
            <text:p>QiM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35952" calcext:value-type="float">
            <text:p>0.035952</text:p>
          </table:table-cell>
          <table:table-cell table:style-name="ce5" office:value-type="float" office:value="0.001315" calcext:value-type="float">
            <text:p>0.0013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27778" calcext:value-type="float">
            <text:p>0.027778</text:p>
          </table:table-cell>
          <table:table-cell table:style-name="ce5" office:value-type="float" office:value="0.093538" calcext:value-type="float">
            <text:p>0.09353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31291" calcext:value-type="float">
            <text:p>0.131291</text:p>
          </table:table-cell>
          <table:table-cell table:style-name="ce5" office:value-type="float" office:value="0.150007" calcext:value-type="float">
            <text:p>0.15000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21551" calcext:value-type="float">
            <text:p>0.221551</text:p>
          </table:table-cell>
          <table:table-cell table:style-name="ce5" office:value-type="float" office:value="0.156982" calcext:value-type="float">
            <text:p>0.15698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253691" calcext:value-type="float">
            <text:p>0.253691</text:p>
          </table:table-cell>
          <table:table-cell table:style-name="ce5" office:value-type="float" office:value="0.24609" calcext:value-type="float">
            <text:p>0.246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2905" calcext:value-type="float">
            <text:p>0.072905</text:p>
          </table:table-cell>
          <table:table-cell table:style-name="ce5" office:value-type="float" office:value="0.13056" calcext:value-type="float">
            <text:p>0.1305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2243" calcext:value-type="float">
            <text:p>0.152243</text:p>
          </table:table-cell>
          <table:table-cell table:style-name="ce5" office:value-type="float" office:value="0.137359" calcext:value-type="float">
            <text:p>0.13735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0.051564" calcext:value-type="float">
            <text:p>0.051564</text:p>
          </table:table-cell>
          <table:table-cell table:style-name="ce5" office:value-type="float" office:value="0.055848" calcext:value-type="float">
            <text:p>0.05584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023" calcext:value-type="float">
            <text:p>0.053023</text:p>
          </table:table-cell>
          <table:table-cell table:style-name="ce5" office:value-type="float" office:value="0.029534" calcext:value-type="float">
            <text:p>0.02953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65:.D773])" office:value-type="float" office:value="0.999998" calcext:value-type="float">
            <text:p>0.999998</text:p>
          </table:table-cell>
          <table:table-cell table:style-name="ce5" table:formula="of:=SUM([.E765:.E773])" office:value-type="float" office:value="1.001233" calcext:value-type="float">
            <text:p>1.00123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3 Amroun: Isoscalar/Isovector Ffs of 3H and 3He Q&lt; 2.9fm^-1, Beck McCarthy. Phys. Rev. Letters vol. 59, No. 14. 5 October 1987 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ffective plane-wave Ffs with total random uncertainties. (May need to add systematic?)</text:p>
          </table:table-cell>
          <table:table-cell table:number-columns-repeated="5"/>
          <table:table-cell office:value-type="string" calcext:value-type="string">
            <text:p>54 and 134.5 deg</text:p>
          </table:table-cell>
          <table:table-cell table:number-columns-repeated="4"/>
          <table:table-cell office:value-type="string" calcext:value-type="string">
            <text:p>3H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Q (fm^-1)</text:p>
          </table:table-cell>
          <table:table-cell office:value-type="string" calcext:value-type="string">
            <text:p>F^S_ch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^V_ch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S_m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F^V_m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M 3He (GeV)</text:p>
          </table:table-cell>
          <table:table-cell table:style-name="Default" office:value-type="string" calcext:value-type="string">
            <text:p>Theta 1 (rad)</text:p>
          </table:table-cell>
          <table:table-cell office:value-type="string" calcext:value-type="string">
            <text:p>Theta 2 (rad)</text:p>
          </table:table-cell>
          <table:table-cell office:value-type="string" calcext:value-type="string">
            <text:p>Q^2 (GeV)</text:p>
          </table:table-cell>
          <table:table-cell table:style-name="ce9" office:value-type="string" calcext:value-type="string">
            <text:p>E0 (54 deg)</text:p>
          </table:table-cell>
          <table:table-cell office:value-type="string" calcext:value-type="string">
            <text:p>E0 (134.5 deg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419" calcext:value-type="float">
            <text:p>1.419</text:p>
          </table:table-cell>
          <table:table-cell table:style-name="ce5" office:value-type="float" office:value="0.028" calcext:value-type="float">
            <text:p>0.0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027" calcext:value-type="float">
            <text:p>0.027</text:p>
          </table:table-cell>
          <table:table-cell table:number-columns-repeated="5"/>
          <table:table-cell table:formula="of:=3.0160293*0.9315" office:value-type="float" office:value="2.80943129295" calcext:value-type="float">
            <text:p>2.809431293</text:p>
          </table:table-cell>
          <table:table-cell table:style-name="Default" table:formula="of:=54*PI()/180" office:value-type="float" office:value="0.942477796076938" calcext:value-type="float">
            <text:p>0.9424777961</text:p>
          </table:table-cell>
          <table:table-cell table:formula="of:=134.5*PI()/180" office:value-type="float" office:value="2.34746784393237" calcext:value-type="float">
            <text:p>2.3474678439</text:p>
          </table:table-cell>
          <table:table-cell table:formula="of:=[.C779]^2*(1/25.7)" office:value-type="float" office:value="0.00350194552529183" calcext:value-type="float">
            <text:p>0.0035019455</text:p>
          </table:table-cell>
          <table:table-cell table:style-name="ce5" table:formula="of:=([.P779]+(1/SIN([.N$779]/2)^2)*SQRT( [.P779]*(SIN([.N$779]/2)^4)*(4*[.M$779]^2*(1/SIN([.N$779]/2)^2) + [.P779]) ) )/(4*[.M$779])" office:value-type="float" office:value="0.0654869027359023" calcext:value-type="float">
            <text:p>0.0654869027</text:p>
          </table:table-cell>
          <table:table-cell table:style-name="ce11" table:formula="of:=([.P779]+(1/SIN([.O$779]/2)^2)*SQRT( [.P779]*(SIN([.O$779]/2)^4)*(4*[.M$779]^2*(1/SIN([.O$779]/2)^2) + [.P779]) ) )/(4*[.M$779])" office:value-type="float" office:value="0.0323979214991169" calcext:value-type="float">
            <text:p>0.03239792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1" calcext:value-type="float">
            <text:p>0.501</text:p>
          </table:table-cell>
          <table:table-cell office:value-type="float" office:value="1.283" calcext:value-type="float">
            <text:p>1.283</text:p>
          </table:table-cell>
          <table:table-cell table:style-name="ce5" office:value-type="float" office:value="0.024" calcext:value-type="float">
            <text:p>0.02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24" calcext:value-type="float">
            <text:p>0.024</text:p>
          </table:table-cell>
          <table:table-cell table:number-columns-repeated="8"/>
          <table:table-cell table:formula="of:=[.C780]^2*(1/25.7)" office:value-type="float" office:value="0.00976657587548638" calcext:value-type="float">
            <text:p>0.0097665759</text:p>
          </table:table-cell>
          <table:table-cell table:style-name="ce5" table:formula="of:=([.P780]+(1/SIN([.N$779]/2)^2)*SQRT( [.P780]*(SIN([.N$779]/2)^4)*(4*[.M$779]^2*(1/SIN([.N$779]/2)^2) + [.P780]) ) )/(4*[.M$779])" office:value-type="float" office:value="0.109714029328156" calcext:value-type="float">
            <text:p>0.1097140293</text:p>
          </table:table-cell>
          <table:table-cell table:style-name="ce11" table:formula="of:=([.P780]+(1/SIN([.O$779]/2)^2)*SQRT( [.P780]*(SIN([.O$779]/2)^4)*(4*[.M$779]^2*(1/SIN([.O$779]/2)^2) + [.P780]) ) )/(4*[.M$779])" office:value-type="float" office:value="0.054457725667609" calcext:value-type="float">
            <text:p>0.05445772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table:style-name="ce5" office:value-type="float" office:value="0.019" calcext:value-type="float">
            <text:p>0.01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19" calcext:value-type="float">
            <text:p>0.019</text:p>
          </table:table-cell>
          <table:table-cell office:value-type="float" office:value="0.312" calcext:value-type="float">
            <text:p>0.312</text:p>
          </table:table-cell>
          <table:table-cell office:value-type="float" office:value="0.075" calcext:value-type="float">
            <text:p>0.0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  <table:table-cell table:formula="of:=[.C781]^2*(1/25.7)" office:value-type="float" office:value="0.0315175097276265" calcext:value-type="float">
            <text:p>0.0315175097</text:p>
          </table:table-cell>
          <table:table-cell table:style-name="ce5" table:formula="of:=([.P781]+(1/SIN([.N$779]/2)^2)*SQRT( [.P781]*(SIN([.N$779]/2)^4)*(4*[.M$779]^2*(1/SIN([.N$779]/2)^2) + [.P781]) ) )/(4*[.M$779])" office:value-type="float" office:value="0.198348331444023" calcext:value-type="float">
            <text:p>0.1983483314</text:p>
          </table:table-cell>
          <table:table-cell table:style-name="ce11" table:formula="of:=([.P781]+(1/SIN([.O$779]/2)^2)*SQRT( [.P781]*(SIN([.O$779]/2)^4)*(4*[.M$779]^2*(1/SIN([.O$779]/2)^2) + [.P781]) ) )/(4*[.M$779])" office:value-type="float" office:value="0.0990998201391071" calcext:value-type="float">
            <text:p>0.09909982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98" calcext:value-type="float">
            <text:p>1.298</text:p>
          </table:table-cell>
          <table:table-cell office:value-type="float" office:value="0.622" calcext:value-type="float">
            <text:p>0.622</text:p>
          </table:table-cell>
          <table:table-cell table:style-name="ce5" office:value-type="float" office:value="0.01" calcext:value-type="float">
            <text:p>0.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" calcext:value-type="float">
            <text:p>0.0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1" calcext:value-type="float">
            <text:p>0.031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31" calcext:value-type="float">
            <text:p>0.031</text:p>
          </table:table-cell>
          <table:table-cell table:number-columns-repeated="4"/>
          <table:table-cell table:formula="of:=[.C782]^2*(1/25.7)" office:value-type="float" office:value="0.0655565758754864" calcext:value-type="float">
            <text:p>0.0655565759</text:p>
          </table:table-cell>
          <table:table-cell table:style-name="ce5" table:formula="of:=([.P782]+(1/SIN([.N$779]/2)^2)*SQRT( [.P782]*(SIN([.N$779]/2)^4)*(4*[.M$779]^2*(1/SIN([.N$779]/2)^2) + [.P782]) ) )/(4*[.M$779])" office:value-type="float" office:value="0.287882433437377" calcext:value-type="float">
            <text:p>0.2878824334</text:p>
          </table:table-cell>
          <table:table-cell table:style-name="ce11" table:formula="of:=([.P782]+(1/SIN([.O$779]/2)^2)*SQRT( [.P782]*(SIN([.O$779]/2)^4)*(4*[.M$779]^2*(1/SIN([.O$779]/2)^2) + [.P782]) ) )/(4*[.M$779])" office:value-type="float" office:value="0.144776300774341" calcext:value-type="float">
            <text:p>0.14477630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654" calcext:value-type="float">
            <text:p>1.654</text:p>
          </table:table-cell>
          <table:table-cell office:value-type="float" office:value="0.381" calcext:value-type="float">
            <text:p>0.381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6" calcext:value-type="float">
            <text:p>0.016</text:p>
          </table:table-cell>
          <table:table-cell office:value-type="float" office:value="-0.661" calcext:value-type="float">
            <text:p>-0.661</text:p>
          </table:table-cell>
          <table:table-cell office:value-type="float" office:value="0.016" calcext:value-type="float">
            <text:p>0.016</text:p>
          </table:table-cell>
          <table:table-cell table:number-columns-repeated="4"/>
          <table:table-cell table:formula="of:=[.C783]^2*(1/25.7)" office:value-type="float" office:value="0.106448093385214" calcext:value-type="float">
            <text:p>0.1064480934</text:p>
          </table:table-cell>
          <table:table-cell table:style-name="ce5" table:formula="of:=([.P783]+(1/SIN([.N$779]/2)^2)*SQRT( [.P783]*(SIN([.N$779]/2)^4)*(4*[.M$779]^2*(1/SIN([.N$779]/2)^2) + [.P783]) ) )/(4*[.M$779])" office:value-type="float" office:value="0.368926147766183" calcext:value-type="float">
            <text:p>0.3689261478</text:p>
          </table:table-cell>
          <table:table-cell table:style-name="ce11" table:formula="of:=([.P783]+(1/SIN([.O$779]/2)^2)*SQRT( [.P783]*(SIN([.O$779]/2)^4)*(4*[.M$779]^2*(1/SIN([.O$779]/2)^2) + [.P783]) ) )/(4*[.M$779])" office:value-type="float" office:value="0.186619931808618" calcext:value-type="float">
            <text:p>0.18661993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092" calcext:value-type="float">
            <text:p>2.092</text:p>
          </table:table-cell>
          <table:table-cell office:value-type="float" office:value="0.182" calcext:value-type="float">
            <text:p>0.182</text:p>
          </table:table-cell>
          <table:table-cell table:style-name="ce5" office:value-type="float" office:value="0.003" calcext:value-type="float">
            <text:p>0.0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7" calcext:value-type="float">
            <text:p>0.00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07" calcext:value-type="float">
            <text:p>0.007</text:p>
          </table:table-cell>
          <table:table-cell table:number-columns-repeated="4"/>
          <table:table-cell table:formula="of:=[.C784]^2*(1/25.7)" office:value-type="float" office:value="0.170290428015564" calcext:value-type="float">
            <text:p>0.170290428</text:p>
          </table:table-cell>
          <table:table-cell table:style-name="ce5" table:formula="of:=([.P784]+(1/SIN([.N$779]/2)^2)*SQRT( [.P784]*(SIN([.N$779]/2)^4)*(4*[.M$779]^2*(1/SIN([.N$779]/2)^2) + [.P784]) ) )/(4*[.M$779])" office:value-type="float" office:value="0.469889763282303" calcext:value-type="float">
            <text:p>0.4698897633</text:p>
          </table:table-cell>
          <table:table-cell table:style-name="ce11" table:formula="of:=([.P784]+(1/SIN([.O$779]/2)^2)*SQRT( [.P784]*(SIN([.O$779]/2)^4)*(4*[.M$779]^2*(1/SIN([.O$779]/2)^2) + [.P784]) ) )/(4*[.M$779])" office:value-type="float" office:value="0.239403930030319" calcext:value-type="float">
            <text:p>0.239403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479" calcext:value-type="float">
            <text:p>2.479</text:p>
          </table:table-cell>
          <table:table-cell office:value-type="float" office:value="0.082" calcext:value-type="float">
            <text:p>0.082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3" calcext:value-type="float">
            <text:p>0.003</text:p>
          </table:table-cell>
          <table:table-cell table:number-columns-repeated="4"/>
          <table:table-cell table:formula="of:=[.C785]^2*(1/25.7)" office:value-type="float" office:value="0.239122217898833" calcext:value-type="float">
            <text:p>0.2391222179</text:p>
          </table:table-cell>
          <table:table-cell table:style-name="ce5" table:formula="of:=([.P785]+(1/SIN([.N$779]/2)^2)*SQRT( [.P785]*(SIN([.N$779]/2)^4)*(4*[.M$779]^2*(1/SIN([.N$779]/2)^2) + [.P785]) ) )/(4*[.M$779])" office:value-type="float" office:value="0.560257616446886" calcext:value-type="float">
            <text:p>0.5602576164</text:p>
          </table:table-cell>
          <table:table-cell table:style-name="ce11" table:formula="of:=([.P785]+(1/SIN([.O$779]/2)^2)*SQRT( [.P785]*(SIN([.O$779]/2)^4)*(4*[.M$779]^2*(1/SIN([.O$779]/2)^2) + [.P785]) ) )/(4*[.M$779])" office:value-type="float" office:value="0.287258304468999" calcext:value-type="float">
            <text:p>0.28725830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874" calcext:value-type="float">
            <text:p>2.874</text:p>
          </table:table-cell>
          <table:table-cell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table:formula="of:=[.C786]^2*(1/25.7)" office:value-type="float" office:value="0.321395953307393" calcext:value-type="float">
            <text:p>0.3213959533</text:p>
          </table:table-cell>
          <table:table-cell table:style-name="ce5" table:formula="of:=([.P786]+(1/SIN([.N$779]/2)^2)*SQRT( [.P786]*(SIN([.N$779]/2)^4)*(4*[.M$779]^2*(1/SIN([.N$779]/2)^2) + [.P786]) ) )/(4*[.M$779])" office:value-type="float" office:value="0.653626437684457" calcext:value-type="float">
            <text:p>0.6536264377</text:p>
          </table:table-cell>
          <table:table-cell table:style-name="ce11" table:formula="of:=([.P786]+(1/SIN([.O$779]/2)^2)*SQRT( [.P786]*(SIN([.O$779]/2)^4)*(4*[.M$779]^2*(1/SIN([.O$779]/2)^2) + [.P786]) ) )/(4*[.M$779])" office:value-type="float" office:value="0.337299643360322" calcext:value-type="float">
            <text:p>0.3372996434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Ref14 Amroun: Isospin Separation of 3-nucleon ffs, Amroun Sick. Phys Rev Letters Vol 69, No.2, 13 July 1992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vailable on request from Authors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This data is the data used at the end of Amroun's 1994 paper. 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ata are phase-shift corrected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Could try to convert to XS, although their parameterization seems a bit different, but I don't think the error bars make it worth it.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f14Ref6 Amroun: Elastic e- Scattering 3He High Momentum Transfer. M. Bernheim et al. , Nuovo Cimento 5, 431 (197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^2*10^6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Fm^2*10^6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-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195" calcext:value-type="float">
            <text:p>195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1.8" calcext:value-type="float">
            <text:p>11.8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4.5" calcext:value-type="float">
            <text:p>4.5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3.7" calcext:value-type="float">
            <text:p>13.7</text:p>
          </table:table-cell>
          <table:table-cell office:value-type="float" office:value="30.5" calcext:value-type="float">
            <text:p>30.5</text:p>
          </table:table-cell>
          <table:table-cell table:style-name="ce5"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.6" calcext:value-type="float">
            <text:p>15.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2" calcext:value-type="float">
            <text:p>-2</text:p>
          </table:table-cell>
          <table:table-cell table:number-columns-repeated="16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3He Form Factors at Large Momentum Transfers 2016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Q^2 (fm^-2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18 3He</text:p>
          </table:table-cell>
          <table:table-cell office:value-type="string" calcext:value-type="string">
            <text:p>Energy (GeV)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29E-035" calcext:value-type="float">
            <text:p>2.29E-035</text:p>
          </table:table-cell>
          <table:table-cell table:style-name="ce4" office:value-type="float" office:value="1.2E-036" calcext:value-type="float">
            <text:p>1.20E-0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52" calcext:value-type="float">
            <text:p>17.52</text:p>
          </table:table-cell>
          <table:table-cell table:style-name="ce10" table:formula="of:=[.F805]*10^26" office:value-type="float" office:value="0.00000000229" calcext:value-type="float">
            <text:p>2.29E-9</text:p>
          </table:table-cell>
          <table:table-cell table:style-name="ce10" table:formula="of:=[.G805]*10^26" office:value-type="float" office:value="0.00000000012" calcext:value-type="float">
            <text:p>1.20E-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5" office:value-type="float" office:value="24.7" calcext:value-type="float">
            <text:p>24.7</text:p>
          </table:table-cell>
          <table:table-cell table:style-name="ce4" office:value-type="float" office:value="2.8E-037" calcext:value-type="float">
            <text:p>2.80E-037</text:p>
          </table:table-cell>
          <table:table-cell table:style-name="ce4" office:value-type="float" office:value="2E-038" calcext:value-type="float">
            <text:p>2.00E-038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97.78" calcext:value-type="float">
            <text:p>97.78</text:p>
          </table:table-cell>
          <table:table-cell table:style-name="ce10" table:formula="of:=[.F806]*10^26" office:value-type="float" office:value="0.000000000028" calcext:value-type="float">
            <text:p>2.80E-11</text:p>
          </table:table-cell>
          <table:table-cell table:style-name="ce10" table:formula="of:=[.G806]*10^26" office:value-type="float" office:value="0.000000000002" calcext:value-type="float">
            <text:p>2.0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5.16E-036" calcext:value-type="float">
            <text:p>5.16E-036</text:p>
          </table:table-cell>
          <table:table-cell table:style-name="ce4" office:value-type="float" office:value="2.9E-037" calcext:value-type="float">
            <text:p>2.9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9.5" calcext:value-type="float">
            <text:p>19.5</text:p>
          </table:table-cell>
          <table:table-cell table:style-name="ce10" table:formula="of:=[.F807]*10^26" office:value-type="float" office:value="0.000000000516" calcext:value-type="float">
            <text:p>5.16E-10</text:p>
          </table:table-cell>
          <table:table-cell table:style-name="ce10" table:formula="of:=[.G807]*10^26" office:value-type="float" office:value="0.000000000029" calcext:value-type="float">
            <text:p>2.9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3.95E-038" calcext:value-type="float">
            <text:p>3.95E-038</text:p>
          </table:table-cell>
          <table:table-cell table:style-name="ce4" office:value-type="float" office:value="3.8E-039" calcext:value-type="float">
            <text:p>3.80E-039</text:p>
          </table:table-cell>
          <table:table-cell/>
          <table:table-cell office:value-type="float" office:value="0.7391" calcext:value-type="float">
            <text:p>0.7391</text:p>
          </table:table-cell>
          <table:table-cell office:value-type="float" office:value="118.99" calcext:value-type="float">
            <text:p>118.99</text:p>
          </table:table-cell>
          <table:table-cell table:style-name="ce10" table:formula="of:=[.F808]*10^26" office:value-type="float" office:value="0.00000000000395" calcext:value-type="float">
            <text:p>3.95E-12</text:p>
          </table:table-cell>
          <table:table-cell table:style-name="ce10" table:formula="of:=[.G808]*10^26" office:value-type="float" office:value="0.00000000000038" calcext:value-type="float">
            <text:p>3.8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5" office:value-type="float" office:value="30.2" calcext:value-type="float">
            <text:p>30.2</text:p>
          </table:table-cell>
          <table:table-cell table:style-name="ce4" office:value-type="float" office:value="1.51E-038" calcext:value-type="float">
            <text:p>1.51E-038</text:p>
          </table:table-cell>
          <table:table-cell table:style-name="ce4" office:value-type="float" office:value="1.9E-039" calcext:value-type="float">
            <text:p>1.90E-039</text:p>
          </table:table-cell>
          <table:table-cell/>
          <table:table-cell office:value-type="float" office:value="0.6876" calcext:value-type="float">
            <text:p>0.6876</text:p>
          </table:table-cell>
          <table:table-cell office:value-type="float" office:value="139.99" calcext:value-type="float">
            <text:p>139.99</text:p>
          </table:table-cell>
          <table:table-cell table:style-name="ce10" table:formula="of:=[.F809]*10^26" office:value-type="float" office:value="0.00000000000151" calcext:value-type="float">
            <text:p>1.51E-12</text:p>
          </table:table-cell>
          <table:table-cell table:style-name="ce10" table:formula="of:=[.G809]*10^26" office:value-type="float" office:value="0.00000000000019" calcext:value-type="float">
            <text:p>1.9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57E-036" calcext:value-type="float">
            <text:p>1.57E-036</text:p>
          </table:table-cell>
          <table:table-cell table:style-name="ce4" office:value-type="float" office:value="1E-037" calcext:value-type="float">
            <text:p>1.00E-037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0.83" calcext:value-type="float">
            <text:p>20.83</text:p>
          </table:table-cell>
          <table:table-cell table:style-name="ce10" table:formula="of:=[.F810]*10^26" office:value-type="float" office:value="0.000000000157" calcext:value-type="float">
            <text:p>1.57E-10</text:p>
          </table:table-cell>
          <table:table-cell table:style-name="ce10" table:formula="of:=[.G810]*10^26" office:value-type="float" office:value="0.00000000001" calcext:value-type="float">
            <text:p>1.00E-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1.43E-038" calcext:value-type="float">
            <text:p>1.43E-038</text:p>
          </table:table-cell>
          <table:table-cell table:style-name="ce4" office:value-type="float" office:value="1.3E-039" calcext:value-type="float">
            <text:p>1.30E-039</text:p>
          </table:table-cell>
          <table:table-cell/>
          <table:table-cell office:value-type="float" office:value="0.8157" calcext:value-type="float">
            <text:p>0.8157</text:p>
          </table:table-cell>
          <table:table-cell office:value-type="float" office:value="113.01" calcext:value-type="float">
            <text:p>113.01</text:p>
          </table:table-cell>
          <table:table-cell table:style-name="ce10" table:formula="of:=[.F811]*10^26" office:value-type="float" office:value="0.00000000000143" calcext:value-type="float">
            <text:p>1.43E-12</text:p>
          </table:table-cell>
          <table:table-cell table:style-name="ce10" table:formula="of:=[.G811]*10^26" office:value-type="float" office:value="0.00000000000013" calcext:value-type="float">
            <text:p>1.3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5" office:value-type="float" office:value="34.1" calcext:value-type="float">
            <text:p>34.1</text:p>
          </table:table-cell>
          <table:table-cell table:style-name="ce4" office:value-type="float" office:value="6.41E-039" calcext:value-type="float">
            <text:p>6.41E-039</text:p>
          </table:table-cell>
          <table:table-cell table:style-name="ce4" office:value-type="float" office:value="5.9E-040" calcext:value-type="float">
            <text:p>5.90E-040</text:p>
          </table:table-cell>
          <table:table-cell/>
          <table:table-cell office:value-type="float" office:value="0.7394" calcext:value-type="float">
            <text:p>0.7394</text:p>
          </table:table-cell>
          <table:table-cell office:value-type="float" office:value="139.91" calcext:value-type="float">
            <text:p>139.91</text:p>
          </table:table-cell>
          <table:table-cell table:style-name="ce10" table:formula="of:=[.F812]*10^26" office:value-type="float" office:value="0.000000000000641" calcext:value-type="float">
            <text:p>6.41E-13</text:p>
          </table:table-cell>
          <table:table-cell table:style-name="ce10" table:formula="of:=[.G812]*10^26" office:value-type="float" office:value="0.000000000000059" calcext:value-type="float">
            <text:p>5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3.3E-037" calcext:value-type="float">
            <text:p>3.30E-037</text:p>
          </table:table-cell>
          <table:table-cell table:style-name="ce4" office:value-type="float" office:value="2.1E-038" calcext:value-type="float">
            <text:p>2.10E-038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2.82" calcext:value-type="float">
            <text:p>22.82</text:p>
          </table:table-cell>
          <table:table-cell table:style-name="ce10" table:formula="of:=[.F813]*10^26" office:value-type="float" office:value="0.000000000033" calcext:value-type="float">
            <text:p>3.30E-11</text:p>
          </table:table-cell>
          <table:table-cell table:style-name="ce10" table:formula="of:=[.G813]*10^26" office:value-type="float" office:value="0.0000000000021" calcext:value-type="float">
            <text:p>2.10E-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5" office:value-type="float" office:value="40.2" calcext:value-type="float">
            <text:p>40.2</text:p>
          </table:table-cell>
          <table:table-cell table:style-name="ce4" office:value-type="float" office:value="1.24E-039" calcext:value-type="float">
            <text:p>1.24E-039</text:p>
          </table:table-cell>
          <table:table-cell table:style-name="ce4" office:value-type="float" office:value="1.6E-040" calcext:value-type="float">
            <text:p>1.60E-040</text:p>
          </table:table-cell>
          <table:table-cell/>
          <table:table-cell office:value-type="float" office:value="0.8177" calcext:value-type="float">
            <text:p>0.8177</text:p>
          </table:table-cell>
          <table:table-cell office:value-type="float" office:value="139.53" calcext:value-type="float">
            <text:p>139.53</text:p>
          </table:table-cell>
          <table:table-cell table:style-name="ce10" table:formula="of:=[.F814]*10^26" office:value-type="float" office:value="0.000000000000124" calcext:value-type="float">
            <text:p>1.24E-13</text:p>
          </table:table-cell>
          <table:table-cell table:style-name="ce10" table:formula="of:=[.G814]*10^26" office:value-type="float" office:value="0.000000000000016" calcext:value-type="float">
            <text:p>1.6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7.56E-038" calcext:value-type="float">
            <text:p>7.56E-038</text:p>
          </table:table-cell>
          <table:table-cell table:style-name="ce4" office:value-type="float" office:value="7.5E-039" calcext:value-type="float">
            <text:p>7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4.28" calcext:value-type="float">
            <text:p>24.28</text:p>
          </table:table-cell>
          <table:table-cell table:style-name="ce10" table:formula="of:=[.F815]*10^26" office:value-type="float" office:value="0.00000000000756" calcext:value-type="float">
            <text:p>7.56E-12</text:p>
          </table:table-cell>
          <table:table-cell table:style-name="ce10" table:formula="of:=[.G815]*10^26" office:value-type="float" office:value="0.00000000000075" calcext:value-type="float">
            <text:p>7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6.84E-040" calcext:value-type="float">
            <text:p>6.84E-040</text:p>
          </table:table-cell>
          <table:table-cell table:style-name="ce4" office:value-type="float" office:value="1.1E-040" calcext:value-type="float">
            <text:p>1.10E-040</text:p>
          </table:table-cell>
          <table:table-cell/>
          <table:table-cell office:value-type="float" office:value="0.933" calcext:value-type="float">
            <text:p>0.933</text:p>
          </table:table-cell>
          <table:table-cell office:value-type="float" office:value="119.94" calcext:value-type="float">
            <text:p>119.94</text:p>
          </table:table-cell>
          <table:table-cell table:style-name="ce10" table:formula="of:=[.F816]*10^26" office:value-type="float" office:value="0.0000000000000684" calcext:value-type="float">
            <text:p>6.84E-14</text:p>
          </table:table-cell>
          <table:table-cell table:style-name="ce10" table:formula="of:=[.G816]*10^26" office:value-type="float" office:value="0.000000000000011" calcext:value-type="float">
            <text:p>1.1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float" office:value="3.24E-040" calcext:value-type="float">
            <text:p>3.24E-040</text:p>
          </table:table-cell>
          <table:table-cell table:style-name="ce4" office:value-type="float" office:value="5.1E-041" calcext:value-type="float">
            <text:p>5.10E-041</text:p>
          </table:table-cell>
          <table:table-cell/>
          <table:table-cell office:value-type="float" office:value="0.8726" calcext:value-type="float">
            <text:p>0.8726</text:p>
          </table:table-cell>
          <table:table-cell office:value-type="float" office:value="140.66" calcext:value-type="float">
            <text:p>140.66</text:p>
          </table:table-cell>
          <table:table-cell table:style-name="ce10" table:formula="of:=[.F817]*10^26" office:value-type="float" office:value="0.0000000000000324" calcext:value-type="float">
            <text:p>3.24E-14</text:p>
          </table:table-cell>
          <table:table-cell table:style-name="ce10" table:formula="of:=[.G817]*10^26" office:value-type="float" office:value="5.1E-015" calcext:value-type="float">
            <text:p>5.1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Default" office:value-type="float" office:value="49" calcext:value-type="float">
            <text:p>49</text:p>
          </table:table-cell>
          <table:table-cell table:style-name="ce4" office:value-type="float" office:value="2.13E-038" calcext:value-type="float">
            <text:p>2.13E-038</text:p>
          </table:table-cell>
          <table:table-cell table:style-name="ce4" office:value-type="float" office:value="3.5E-039" calcext:value-type="float">
            <text:p>3.50E-039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5.47" calcext:value-type="float">
            <text:p>25.47</text:p>
          </table:table-cell>
          <table:table-cell table:style-name="ce10" table:formula="of:=[.F818]*10^26" office:value-type="float" office:value="0.00000000000213" calcext:value-type="float">
            <text:p>2.13E-12</text:p>
          </table:table-cell>
          <table:table-cell table:style-name="ce10" table:formula="of:=[.G818]*10^26" office:value-type="float" office:value="0.00000000000035" calcext:value-type="float">
            <text:p>3.50E-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2.77E-039" calcext:value-type="float">
            <text:p>2.77E-039</text:p>
          </table:table-cell>
          <table:table-cell table:style-name="ce4" office:value-type="float" office:value="3.9E-040" calcext:value-type="float">
            <text:p>3.90E-040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7.24" calcext:value-type="float">
            <text:p>27.24</text:p>
          </table:table-cell>
          <table:table-cell table:style-name="ce10" table:formula="of:=[.F819]*10^26" office:value-type="float" office:value="0.000000000000277" calcext:value-type="float">
            <text:p>2.77E-13</text:p>
          </table:table-cell>
          <table:table-cell table:style-name="ce10" table:formula="of:=[.G819]*10^26" office:value-type="float" office:value="0.000000000000039" calcext:value-type="float">
            <text:p>3.90E-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5" office:value-type="float" office:value="55.1" calcext:value-type="float">
            <text:p>55.1</text:p>
          </table:table-cell>
          <table:table-cell table:style-name="ce4" office:value-type="float" office:value="3.27E-041" calcext:value-type="float">
            <text:p>3.27E-041</text:p>
          </table:table-cell>
          <table:table-cell table:style-name="ce4" office:value-type="float" office:value="1.3E-042" calcext:value-type="float">
            <text:p>1.30E-042</text:p>
          </table:table-cell>
          <table:table-cell/>
          <table:table-cell office:value-type="float" office:value="0.9893" calcext:value-type="float">
            <text:p>0.9893</text:p>
          </table:table-cell>
          <table:table-cell office:value-type="float" office:value="140.31" calcext:value-type="float">
            <text:p>140.31</text:p>
          </table:table-cell>
          <table:table-cell table:style-name="ce10" table:formula="of:=[.F820]*10^26" office:value-type="float" office:value="3.27E-015" calcext:value-type="float">
            <text:p>3.27E-15</text:p>
          </table:table-cell>
          <table:table-cell table:style-name="ce10" table:formula="of:=[.G820]*10^26" office:value-type="float" office:value="1.3E-016" calcext:value-type="float">
            <text:p>1.30E-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7.2E-041" calcext:value-type="float">
            <text:p>7.20E-041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28.86" calcext:value-type="float">
            <text:p>28.86</text:p>
          </table:table-cell>
          <table:table-cell table:style-name="ce10" table:formula="of:=[.F821]*10^26" office:value-type="float" office:value="0.0000000000000214" calcext:value-type="float">
            <text:p>2.14E-14</text:p>
          </table:table-cell>
          <table:table-cell table:style-name="ce10" table:formula="of:=[.G821]*10^26" office:value-type="float" office:value="7.2E-015" calcext:value-type="float">
            <text:p>7.20E-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5" office:value-type="float" office:value="60.8" calcext:value-type="float">
            <text:p>60.8</text:p>
          </table:table-cell>
          <table:table-cell table:style-name="ce4" office:value-type="float" office:value="1.13E-041" calcext:value-type="float">
            <text:p>1.13E-041</text:p>
          </table:table-cell>
          <table:table-cell table:style-name="ce4" office:value-type="float" office:value="8E-042" calcext:value-type="float">
            <text:p>8.00E-042</text:p>
          </table:table-cell>
          <table:table-cell/>
          <table:table-cell office:value-type="float" office:value="1.052" calcext:value-type="float">
            <text:p>1.052</text:p>
          </table:table-cell>
          <table:table-cell office:value-type="float" office:value="140.51" calcext:value-type="float">
            <text:p>140.51</text:p>
          </table:table-cell>
          <table:table-cell table:style-name="ce10" table:formula="of:=[.F822]*10^26" office:value-type="float" office:value="1.13E-015" calcext:value-type="float">
            <text:p>1.13E-15</text:p>
          </table:table-cell>
          <table:table-cell table:style-name="ce10" table:formula="of:=[.G822]*10^26" office:value-type="float" office:value="8E-016" calcext:value-type="float">
            <text:p>8.00E-16</text:p>
          </table:table-cell>
          <table:table-cell table:number-columns-repeated="1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Q^2 (fm^-2)</text:p>
          </table:table-cell>
          <table:table-cell office:value-type="string" calcext:value-type="string">
            <text:p>|Fc|</text:p>
          </table:table-cell>
          <table:table-cell table:style-name="Default" office:value-type="string" calcext:value-type="string">
            <text:p>+/-</text:p>
          </table:table-cell>
          <table:table-cell table:style-name="ce2" office:value-type="string" calcext:value-type="string">
            <text:p>|Fm|</text:p>
          </table:table-cell>
          <table:table-cell office:value-type="string" calcext:value-type="string">
            <text:p>+/-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4.7" calcext:value-type="float">
            <text:p>24.7</text:p>
          </table:table-cell>
          <table:table-cell table:style-name="ce4" office:value-type="float" office:value="0.00265" calcext:value-type="float">
            <text:p>2.65E-003</text:p>
          </table:table-cell>
          <table:table-cell office:value-type="float" office:value="0.00006" calcext:value-type="float">
            <text:p>6.000E-005</text:p>
          </table:table-cell>
          <table:table-cell table:style-name="ce4" office:value-type="float" office:value="0.000603" calcext:value-type="float">
            <text:p>6.03E-004</text:p>
          </table:table-cell>
          <table:table-cell table:style-name="ce4" office:value-type="float" office:value="0.000091" calcext:value-type="float">
            <text:p>9.1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.2" calcext:value-type="float">
            <text:p>30.2</text:p>
          </table:table-cell>
          <table:table-cell table:style-name="ce4" office:value-type="float" office:value="0.00158" calcext:value-type="float">
            <text:p>1.58E-003</text:p>
          </table:table-cell>
          <table:table-cell office:value-type="float" office:value="0.00005" calcext:value-type="float">
            <text:p>5.000E-005</text:p>
          </table:table-cell>
          <table:table-cell table:style-name="ce4" office:value-type="float" office:value="0.000421" calcext:value-type="float">
            <text:p>4.21E-004</text:p>
          </table:table-cell>
          <table:table-cell table:style-name="ce4" office:value-type="float" office:value="0.000075" calcext:value-type="float">
            <text:p>7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4.1" calcext:value-type="float">
            <text:p>34.1</text:p>
          </table:table-cell>
          <table:table-cell table:style-name="ce4" office:value-type="float" office:value="0.000973" calcext:value-type="float">
            <text:p>9.73E-004</text:p>
          </table:table-cell>
          <table:table-cell office:value-type="float" office:value="0.000034" calcext:value-type="float">
            <text:p>3.400E-005</text:p>
          </table:table-cell>
          <table:table-cell table:style-name="ce4" office:value-type="float" office:value="0.000307" calcext:value-type="float">
            <text:p>3.07E-004</text:p>
          </table:table-cell>
          <table:table-cell table:style-name="ce4" office:value-type="float" office:value="0.000035" calcext:value-type="float">
            <text:p>3.5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0.2" calcext:value-type="float">
            <text:p>40.2</text:p>
          </table:table-cell>
          <table:table-cell table:style-name="ce4" office:value-type="float" office:value="0.000532" calcext:value-type="float">
            <text:p>5.32E-004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124" calcext:value-type="float">
            <text:p>1.24E-004</text:p>
          </table:table-cell>
          <table:table-cell table:style-name="ce4" office:value-type="float" office:value="0.000027" calcext:value-type="float">
            <text:p>2.7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style-name="ce4" office:value-type="float" office:value="0.000302" calcext:value-type="float">
            <text:p>3.02E-004</text:p>
          </table:table-cell>
          <table:table-cell office:value-type="float" office:value="0.000016" calcext:value-type="float">
            <text:p>1.600E-005</text:p>
          </table:table-cell>
          <table:table-cell table:style-name="ce4" office:value-type="float" office:value="0.0000637" calcext:value-type="float">
            <text:p>6.37E-005</text:p>
          </table:table-cell>
          <table:table-cell table:style-name="ce4" office:value-type="float" office:value="0.0000183" calcext:value-type="float">
            <text:p>1.83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style-name="ce4" office:value-type="float" office:value="0.000181" calcext:value-type="float">
            <text:p>1.81E-004</text:p>
          </table:table-cell>
          <table:table-cell office:value-type="float" office:value="0.000015" calcext:value-type="float">
            <text:p>1.5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5.1" calcext:value-type="float">
            <text:p>55.1</text:p>
          </table:table-cell>
          <table:table-cell table:style-name="ce4" office:value-type="float" office:value="0.0000697" calcext:value-type="float">
            <text:p>6.97E-005</text:p>
          </table:table-cell>
          <table:table-cell office:value-type="float" office:value="0.0000072" calcext:value-type="float">
            <text:p>7.200E-006</text:p>
          </table:table-cell>
          <table:table-cell table:style-name="ce4" office:value-type="float" office:value="0.0000334" calcext:value-type="float">
            <text:p>3.34E-005</text:p>
          </table:table-cell>
          <table:table-cell table:style-name="ce4" office:value-type="float" office:value="0.00001" calcext:value-type="float">
            <text:p>1.00E-00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60.8" calcext:value-type="float">
            <text:p>60.8</text:p>
          </table:table-cell>
          <table:table-cell table:style-name="ce4" office:value-type="float" office:value="0.00001" calcext:value-type="float">
            <text:p>1.00E-005</text:p>
          </table:table-cell>
          <table:table-cell office:value-type="float" office:value="0.000021" calcext:value-type="float">
            <text:p>2.100E-005</text:p>
          </table:table-cell>
          <table:table-cell table:style-name="ce4" office:value-type="float" office:value="0.0000234" calcext:value-type="float">
            <text:p>2.34E-005</text:p>
          </table:table-cell>
          <table:table-cell table:style-name="ce4" office:value-type="float" office:value="0.000009" calcext:value-type="float">
            <text:p>9.00E-006</text:p>
          </table:table-cell>
          <table:table-cell table:number-columns-repeated="1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JLab Measurements of the 4He Form Factors at Large Momentum Transfers 2016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4He</text:p>
          </table:table-cell>
          <table:table-cell table:style-name="ce2" office:value-type="string" calcext:value-type="string">
            <text:p>Q^2 (fm^-2)</text:p>
          </table:table-cell>
          <table:table-cell office:value-type="string" calcext:value-type="string">
            <text:p>Energy (GeV)</text:p>
          </table:table-cell>
          <table:table-cell table:style-name="Default" office:value-type="string" calcext:value-type="string">
            <text:p>Theta (deg)</text:p>
          </table:table-cell>
          <table:table-cell table:style-name="ce1" office:value-type="string" calcext:value-type="string">
            <text:p>dsig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|Fc|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8.87" calcext:value-type="float">
            <text:p>28.87</text:p>
          </table:table-cell>
          <table:table-cell office:value-type="float" office:value="2.091" calcext:value-type="float">
            <text:p>2.091</text:p>
          </table:table-cell>
          <table:table-cell table:style-name="Default" office:value-type="float" office:value="30.52" calcext:value-type="float">
            <text:p>30.52</text:p>
          </table:table-cell>
          <table:table-cell table:style-name="ce4" office:value-type="float" office:value="2.04E-036" calcext:value-type="float">
            <text:p>2.04E-036</text:p>
          </table:table-cell>
          <table:table-cell table:style-name="ce4" office:value-type="float" office:value="1.8E-037" calcext:value-type="float">
            <text:p>1.80E-037</text:p>
          </table:table-cell>
          <table:table-cell table:style-name="ce4" office:value-type="float" office:value="0.00155" calcext:value-type="float">
            <text:p>1.55E-003</text:p>
          </table:table-cell>
          <table:table-cell table:style-name="ce4" office:value-type="float" office:value="0.00007" calcext:value-type="float">
            <text:p>7.0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3.56" calcext:value-type="float">
            <text:p>33.56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3.2" calcext:value-type="float">
            <text:p>33.2</text:p>
          </table:table-cell>
          <table:table-cell table:style-name="ce4" office:value-type="float" office:value="1.99E-037" calcext:value-type="float">
            <text:p>1.99E-037</text:p>
          </table:table-cell>
          <table:table-cell table:style-name="ce4" office:value-type="float" office:value="2.2E-038" calcext:value-type="float">
            <text:p>2.20E-038</text:p>
          </table:table-cell>
          <table:table-cell table:style-name="ce4" office:value-type="float" office:value="0.000577" calcext:value-type="float">
            <text:p>5.77E-004</text:p>
          </table:table-cell>
          <table:table-cell table:style-name="ce4" office:value-type="float" office:value="0.000032" calcext:value-type="float">
            <text:p>3.2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8.92" calcext:value-type="float">
            <text:p>38.92</text:p>
          </table:table-cell>
          <table:table-cell office:value-type="float" office:value="2.091" calcext:value-type="float">
            <text:p>2.091</text:p>
          </table:table-cell>
          <table:table-cell table:style-name="ce5" office:value-type="float" office:value="36.11" calcext:value-type="float">
            <text:p>36.11</text:p>
          </table:table-cell>
          <table:table-cell table:style-name="ce4" office:value-type="float" office:value="1.69E-039" calcext:value-type="float">
            <text:p>1.69E-039</text:p>
          </table:table-cell>
          <table:table-cell table:style-name="ce4" office:value-type="float" office:value="4.2E-040" calcext:value-type="float">
            <text:p>4.20E-040</text:p>
          </table:table-cell>
          <table:table-cell table:style-name="ce4" office:value-type="float" office:value="0.000201" calcext:value-type="float">
            <text:p>2.01E-004</text:p>
          </table:table-cell>
          <table:table-cell table:style-name="ce4" office:value-type="float" office:value="0.000023" calcext:value-type="float">
            <text:p>2.30E-00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4.36" calcext:value-type="float">
            <text:p>44.36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19.25" calcext:value-type="float">
            <text:p>19.25</text:p>
          </table:table-cell>
          <table:table-cell table:style-name="ce4" office:value-type="float" office:value="9.51E-039" calcext:value-type="float">
            <text:p>9.51E-039</text:p>
          </table:table-cell>
          <table:table-cell table:style-name="ce4" office:value-type="float" office:value="2.76E-039" calcext:value-type="float">
            <text:p>2.76E-039</text:p>
          </table:table-cell>
          <table:table-cell table:style-name="ce4" office:value-type="float" office:value="0.0000801" calcext:value-type="float">
            <text:p>8.01E-005</text:p>
          </table:table-cell>
          <table:table-cell table:style-name="ce4" office:value-type="float" office:value="0.0000012" calcext:value-type="float">
            <text:p>1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9.43" calcext:value-type="float">
            <text:p>49.43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0.4" calcext:value-type="float">
            <text:p>20.4</text:p>
          </table:table-cell>
          <table:table-cell table:style-name="ce4" office:value-type="float" office:value="2.14E-040" calcext:value-type="float">
            <text:p>2.14E-040</text:p>
          </table:table-cell>
          <table:table-cell table:style-name="ce4" office:value-type="float" office:value="1.01E-040" calcext:value-type="float">
            <text:p>1.01E-040</text:p>
          </table:table-cell>
          <table:table-cell table:style-name="ce4" office:value-type="float" office:value="0.0000136" calcext:value-type="float">
            <text:p>1.36E-005</text:p>
          </table:table-cell>
          <table:table-cell table:style-name="ce4" office:value-type="float" office:value="0.0000032" calcext:value-type="float">
            <text:p>3.2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54.71" calcext:value-type="float">
            <text:p>54.71</text:p>
          </table:table-cell>
          <table:table-cell office:value-type="float" office:value="4.048" calcext:value-type="float">
            <text:p>4.048</text:p>
          </table:table-cell>
          <table:table-cell table:style-name="ce5" office:value-type="float" office:value="21.56" calcext:value-type="float">
            <text:p>21.56</text:p>
          </table:table-cell>
          <table:table-cell table:style-name="ce4" office:value-type="float" office:value="1.87E-040" calcext:value-type="float">
            <text:p>1.87E-040</text:p>
          </table:table-cell>
          <table:table-cell table:style-name="ce4" office:value-type="float" office:value="8.8E-041" calcext:value-type="float">
            <text:p>8.80E-041</text:p>
          </table:table-cell>
          <table:table-cell table:style-name="ce4" office:value-type="float" office:value="0.0000142" calcext:value-type="float">
            <text:p>1.42E-005</text:p>
          </table:table-cell>
          <table:table-cell table:style-name="ce4" office:value-type="float" office:value="0.0000033" calcext:value-type="float">
            <text:p>3.3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3.23" calcext:value-type="float">
            <text:p>63.23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2.86" calcext:value-type="float">
            <text:p>22.86</text:p>
          </table:table-cell>
          <table:table-cell table:style-name="ce4" office:value-type="float" office:value="2.84E-040" calcext:value-type="float">
            <text:p>2.84E-040</text:p>
          </table:table-cell>
          <table:table-cell table:style-name="ce4" office:value-type="float" office:value="1.91E-040" calcext:value-type="float">
            <text:p>1.91E-040</text:p>
          </table:table-cell>
          <table:table-cell table:style-name="ce4" office:value-type="float" office:value="0.0000202" calcext:value-type="float">
            <text:p>2.02E-005</text:p>
          </table:table-cell>
          <table:table-cell table:style-name="ce4" office:value-type="float" office:value="0.0000068" calcext:value-type="float">
            <text:p>6.8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68.51" calcext:value-type="float">
            <text:p>68.51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3.9" calcext:value-type="float">
            <text:p>23.9</text:p>
          </table:table-cell>
          <table:table-cell table:style-name="ce4" office:value-type="float" office:value="2.97E-040" calcext:value-type="float">
            <text:p>2.97E-040</text:p>
          </table:table-cell>
          <table:table-cell table:style-name="ce4" office:value-type="float" office:value="1.99E-040" calcext:value-type="float">
            <text:p>1.99E-040</text:p>
          </table:table-cell>
          <table:table-cell table:style-name="ce4" office:value-type="float" office:value="0.0000226" calcext:value-type="float">
            <text:p>2.26E-005</text:p>
          </table:table-cell>
          <table:table-cell table:style-name="ce4" office:value-type="float" office:value="0.0000076" calcext:value-type="float">
            <text:p>7.60E-00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76.95" calcext:value-type="float">
            <text:p>76.95</text:p>
          </table:table-cell>
          <table:table-cell office:value-type="float" office:value="4.127" calcext:value-type="float">
            <text:p>4.127</text:p>
          </table:table-cell>
          <table:table-cell table:style-name="ce5" office:value-type="float" office:value="25.5" calcext:value-type="float">
            <text:p>25.5</text:p>
          </table:table-cell>
          <table:table-cell table:style-name="ce4" office:value-type="float" office:value="3.31E-041" calcext:value-type="float">
            <text:p>3.31E-041</text:p>
          </table:table-cell>
          <table:table-cell table:style-name="ce4" office:value-type="float" office:value="3.38E-041" calcext:value-type="float">
            <text:p>3.38E-041</text:p>
          </table:table-cell>
          <table:table-cell table:style-name="ce4" office:value-type="float" office:value="0.00000867" calcext:value-type="float">
            <text:p>8.67E-006</text:p>
          </table:table-cell>
          <table:table-cell table:style-name="ce4" office:value-type="float" office:value="0.00000443" calcext:value-type="float">
            <text:p>4.43E-006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ew ref. Amroun ref 12 ref 7. 7D. H. Beck et all. , Phys. Rev. C 30, 1403 (1984)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Sick, Nucl. Phys. A218, 509 (1974). Amroun ref 14 ref 14</text:p>
          </table:table-cell>
          <table:table-cell table:number-columns-repeated="3"/>
          <table:table-cell office:value-type="string" calcext:value-type="string">
            <text:p>Big Sick Paper on SOG.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. Nakagawa et al., Phys. Rev. Lett. 86, 5446 (2001). JLab 3He Ref 27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. C. Dunn et al., Phys. Rev. C27, 71 (1983); D. H. Beck et al., Phys. Rev. C30, 1403 (1984). JLab 3He Ref 28.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JLab 4He refs 18-21. Have 20/21 already.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22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w ref. Amroun ref 12 ref 7. 7D. H. Beck et all. , Phys. Rev. C 30, 1403 (1984).</text:p>
          </table:table-cell>
          <table:table-cell/>
          <table:table-cell table:style-name="Default"/>
          <table:table-cell/>
          <table:table-cell table:style-name="ce2"/>
          <table:table-cell table:number-columns-repeated="17"/>
        </table:table-row>
        <table:table-row table:style-name="ro3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table:style-name="Default" office:value-type="string" calcext:value-type="string">
            <text:p>Q^2 (fm^-2)</text:p>
          </table:table-cell>
          <table:table-cell table:style-name="ce7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Place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ce4" office:value-type="float" office:value="9.3E-030" calcext:value-type="float">
            <text:p>9.30E-030</text:p>
          </table:table-cell>
          <table:table-cell table:style-name="ce4" office:value-type="float" office:value="5.5E-031" calcext:value-type="float">
            <text:p>5.50E-031</text:p>
          </table:table-cell>
          <table:table-cell office:value-type="string" calcext:value-type="string">
            <text:p>NB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1.85" calcext:value-type="float">
            <text:p>41.85</text:p>
          </table:table-cell>
          <table:table-cell office:value-type="float" office:value="93.1" calcext:value-type="float">
            <text:p>93.1</text:p>
          </table:table-cell>
          <table:table-cell table:style-name="Default" office:value-type="float" office:value="0.0934" calcext:value-type="float">
            <text:p>0.0934</text:p>
          </table:table-cell>
          <table:table-cell table:style-name="ce4" office:value-type="float" office:value="5.53E-030" calcext:value-type="float">
            <text:p>5.53E-030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B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9.85" calcext:value-type="float">
            <text:p>29.85</text:p>
          </table:table-cell>
          <table:table-cell office:value-type="float" office:value="162.5" calcext:value-type="float">
            <text:p>162.5</text:p>
          </table:table-cell>
          <table:table-cell table:style-name="Default" office:value-type="float" office:value="0.0876" calcext:value-type="float">
            <text:p>0.0876</text:p>
          </table:table-cell>
          <table:table-cell table:style-name="ce4" office:value-type="float" office:value="2.79E-031" calcext:value-type="float">
            <text:p>2.79E-031</text:p>
          </table:table-cell>
          <table:table-cell table:style-name="ce4" office:value-type="float" office:value="2.1E-032" calcext:value-type="float">
            <text:p>2.10E-032</text:p>
          </table:table-cell>
          <table:table-cell office:value-type="string" calcext:value-type="string">
            <text:p>NB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252" calcext:value-type="float">
            <text:p>0.252</text:p>
          </table:table-cell>
          <table:table-cell table:style-name="ce4" office:value-type="float" office:value="5.72E-030" calcext:value-type="float">
            <text:p>5.72E-030</text:p>
          </table:table-cell>
          <table:table-cell table:style-name="ce4" office:value-type="float" office:value="2.1E-031" calcext:value-type="float">
            <text:p>2.10E-031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0.563" calcext:value-type="float">
            <text:p>0.563</text:p>
          </table:table-cell>
          <table:table-cell table:style-name="ce4" office:value-type="float" office:value="2E-030" calcext:value-type="float">
            <text:p>2.00E-030</text:p>
          </table:table-cell>
          <table:table-cell table:style-name="ce4" office:value-type="float" office:value="2.9E-032" calcext:value-type="float">
            <text:p>2.90E-032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0.561" calcext:value-type="float">
            <text:p>0.561</text:p>
          </table:table-cell>
          <table:table-cell table:style-name="ce4" office:value-type="float" office:value="8.04E-032" calcext:value-type="float">
            <text:p>8.04E-032</text:p>
          </table:table-cell>
          <table:table-cell table:style-name="ce4" office:value-type="float" office:value="9.3E-033" calcext:value-type="float">
            <text:p>9.3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04" calcext:value-type="float">
            <text:p>1.04</text:p>
          </table:table-cell>
          <table:table-cell table:style-name="ce4" office:value-type="float" office:value="7.91E-031" calcext:value-type="float">
            <text:p>7.91E-031</text:p>
          </table:table-cell>
          <table:table-cell table:style-name="ce4" office:value-type="float" office:value="2.4E-032" calcext:value-type="float">
            <text:p>2.40E-032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4" office:value-type="float" office:value="3.46E-031" calcext:value-type="float">
            <text:p>3.46E-031</text:p>
          </table:table-cell>
          <table:table-cell table:style-name="ce4" office:value-type="float" office:value="1.9E-032" calcext:value-type="float">
            <text:p>1.90E-032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.48" calcext:value-type="float">
            <text:p>1.48</text:p>
          </table:table-cell>
          <table:table-cell table:style-name="ce4" office:value-type="float" office:value="2.37E-032" calcext:value-type="float">
            <text:p>2.37E-032</text:p>
          </table:table-cell>
          <table:table-cell table:style-name="ce4" office:value-type="float" office:value="2E-033" calcext:value-type="float">
            <text:p>2.0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2" calcext:value-type="float">
            <text:p>2.2</text:p>
          </table:table-cell>
          <table:table-cell table:style-name="ce2" office:value-type="float" office:value="1.306E-031" calcext:value-type="float">
            <text:p>1.306E-031</text:p>
          </table:table-cell>
          <table:table-cell table:style-name="ce4" office:value-type="float" office:value="4.3E-033" calcext:value-type="float">
            <text:p>4.3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34E-032" calcext:value-type="float">
            <text:p>5.34E-032</text:p>
          </table:table-cell>
          <table:table-cell table:style-name="ce4" office:value-type="float" office:value="1.8E-033" calcext:value-type="float">
            <text:p>1.80E-033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.96" calcext:value-type="float">
            <text:p>2.96</text:p>
          </table:table-cell>
          <table:table-cell table:style-name="ce4" office:value-type="float" office:value="5.55E-033" calcext:value-type="float">
            <text:p>5.55E-033</text:p>
          </table:table-cell>
          <table:table-cell table:style-name="ce4" office:value-type="float" office:value="4.3E-034" calcext:value-type="float">
            <text:p>4.30E-034</text:p>
          </table:table-cell>
          <table:table-cell office:value-type="string" calcext:value-type="string">
            <text:p>MIT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</text:p>
          </table:table-cell>
          <table:table-cell table:style-name="Default" office:value-type="string" calcext:value-type="string">
            <text:p>dFc,r</text:p>
          </table:table-cell>
          <table:table-cell table:style-name="ce2" office:value-type="string" calcext:value-type="string">
            <text:p>dFc,s</text:p>
          </table:table-cell>
          <table:table-cell office:value-type="string" calcext:value-type="string">
            <text:p>dFc,t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dFm,r</text:p>
          </table:table-cell>
          <table:table-cell table:style-name="ce2" office:value-type="string" calcext:value-type="string">
            <text:p>dFm,s</text:p>
          </table:table-cell>
          <table:table-cell office:value-type="string" calcext:value-type="string">
            <text:p>dFm,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style-name="Default" office:value-type="float" office:value="0.029" calcext:value-type="float">
            <text:p>0.029</text:p>
          </table:table-cell>
          <table:table-cell table:style-name="ce5" office:value-type="float" office:value="0.036" calcext:value-type="float">
            <text:p>0.03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table:style-name="Default" office:value-type="float" office:value="0.038" calcext:value-type="float">
            <text:p>0.038</text:p>
          </table:table-cell>
          <table:table-cell table:style-name="ce5" office:value-type="float" office:value="0.029" calcext:value-type="float">
            <text:p>0.029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" calcext:value-type="float">
            <text:p>0.1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7" calcext:value-type="float">
            <text:p>0.11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table:style-name="Default" office:value-type="float" office:value="0.017" calcext:value-type="float">
            <text:p>0.017</text:p>
          </table:table-cell>
          <table:table-cell table:style-name="ce5"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5"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66" calcext:value-type="float">
            <text:p>0.06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ce5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ce5"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  <table:table-cell office:value-type="float" office:value="0.26" calcext:value-type="float">
            <text:p>0.2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Resorted Saskatoon Data (ref 2)</text:p>
          </table:table-cell>
          <table:table-cell/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table:style-name="Default"/>
          <table:table-cell table:style-name="ce2"/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*I think all angles = 160 deg.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I. Nakagawa et al., Phys. Rev. Lett. 86, 5446 (2001). JLab 3He Ref 27</text:p>
          </table:table-cell>
          <table:table-cell table:number-columns-repeated="21"/>
        </table:table-row>
        <table:table-row table:style-name="ro5">
          <table:table-cell/>
          <table:table-cell office:value-type="string" calcext:value-type="string">
            <text:p>3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Q^2 (fm^-2)</text:p>
          </table:table-cell>
          <table:table-cell table:style-name="ce7" office:value-type="string" calcext:value-type="string">
            <text:p>dsig/domega (n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Charge (%)</text:p>
          </table:table-cell>
          <table:table-cell office:value-type="string" calcext:value-type="string">
            <text:p>|Fm(Q^2)|^2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5 3He</text:p>
          </table:table-cell>
          <table:table-cell table:style-name="ce1" office:value-type="string" calcext:value-type="string">
            <text:p>Energy (GeV)</text:p>
          </table:table-cell>
          <table:table-cell table:style-name="ce1" office:value-type="string" calcext:value-type="string">
            <text:p>Theta</text:p>
          </table:table-cell>
          <table:table-cell table:style-name="ce12" office:value-type="string" calcext:value-type="string">
            <text:p>XS (fm^2/sr)</text:p>
          </table:table-cell>
          <table:table-cell table:style-name="ce1" office:value-type="string" calcext:value-type="string">
            <text:p>Uncertainty (fm^2/sr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5.75" calcext:value-type="float">
            <text:p>5.75</text:p>
          </table:table-cell>
          <table:table-cell table:style-name="ce4" office:value-type="float" office:value="0.181" calcext:value-type="float">
            <text:p>1.81E-001</text:p>
          </table:table-cell>
          <table:table-cell table:style-name="ce4" office:value-type="float" office:value="0.012" calcext:value-type="float">
            <text:p>1.20E-00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0.00431" calcext:value-type="float">
            <text:p>4.31E-003</text:p>
          </table:table-cell>
          <table:table-cell table:style-name="ce4" office:value-type="float" office:value="0.00034" calcext:value-type="float">
            <text:p>3.40E-004</text:p>
          </table:table-cell>
          <table:table-cell table:number-columns-repeated="2"/>
          <table:table-cell table:formula="of:=[.C900]/1000"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table:formula="of:=[.E900]*10^-7" office:value-type="float" office:value="0.0000000181" calcext:value-type="float">
            <text:p>1.810E-8</text:p>
          </table:table-cell>
          <table:table-cell table:formula="of:=[.F900]*10^-7" office:value-type="float" office:value="0.0000000012" calcext:value-type="float">
            <text:p>1.2E-0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18.8" calcext:value-type="float">
            <text:p>18.8</text:p>
          </table:table-cell>
          <table:table-cell table:style-name="ce4" office:value-type="float" office:value="0.0000355" calcext:value-type="float">
            <text:p>3.55E-005</text:p>
          </table:table-cell>
          <table:table-cell table:style-name="ce4" office:value-type="float" office:value="0.0000037" calcext:value-type="float">
            <text:p>3.70E-006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0.0000000588" calcext:value-type="float">
            <text:p>5.88E-008</text:p>
          </table:table-cell>
          <table:table-cell table:style-name="ce4" office:value-type="float" office:value="0.000000126" calcext:value-type="float">
            <text:p>1.26E-007</text:p>
          </table:table-cell>
          <table:table-cell table:number-columns-repeated="2"/>
          <table:table-cell table:formula="of:=[.C901]/1000" office:value-type="float" office:value="0.508" calcext:value-type="float">
            <text:p>0.508</text:p>
          </table:table-cell>
          <table:table-cell office:value-type="float" office:value="160" calcext:value-type="float">
            <text:p>160</text:p>
          </table:table-cell>
          <table:table-cell table:formula="of:=[.E901]*10^-7" office:value-type="float" office:value="0.00000000000355" calcext:value-type="float">
            <text:p>3.550E-12</text:p>
          </table:table-cell>
          <table:table-cell table:formula="of:=[.F901]*10^-7" office:value-type="float" office:value="0.00000000000037" calcext:value-type="float">
            <text:p>3.7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1.8" calcext:value-type="float">
            <text:p>21.8</text:p>
          </table:table-cell>
          <table:table-cell table:style-name="ce4" office:value-type="float" office:value="0.0000249" calcext:value-type="float">
            <text:p>2.49E-005</text:p>
          </table:table-cell>
          <table:table-cell table:style-name="ce4" office:value-type="float" office:value="0.000003" calcext:value-type="float">
            <text:p>3.00E-00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000000308" calcext:value-type="float">
            <text:p>3.08E-007</text:p>
          </table:table-cell>
          <table:table-cell table:style-name="ce4" office:value-type="float" office:value="0.00000011" calcext:value-type="float">
            <text:p>1.10E-007</text:p>
          </table:table-cell>
          <table:table-cell table:number-columns-repeated="2"/>
          <table:table-cell table:formula="of:=[.C902]/1000" office:value-type="float" office:value="0.552" calcext:value-type="float">
            <text:p>0.552</text:p>
          </table:table-cell>
          <table:table-cell office:value-type="float" office:value="160" calcext:value-type="float">
            <text:p>160</text:p>
          </table:table-cell>
          <table:table-cell table:formula="of:=[.E902]*10^-7" office:value-type="float" office:value="0.00000000000249" calcext:value-type="float">
            <text:p>2.490E-12</text:p>
          </table:table-cell>
          <table:table-cell table:formula="of:=[.F902]*10^-7" office:value-type="float" office:value="0.0000000000003" calcext:value-type="float">
            <text:p>3E-0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36.3" calcext:value-type="float">
            <text:p>36.3</text:p>
          </table:table-cell>
          <table:table-cell table:style-name="ce4" office:value-type="float" office:value="0.00000116" calcext:value-type="float">
            <text:p>1.16E-006</text:p>
          </table:table-cell>
          <table:table-cell table:style-name="ce4" office:value-type="float" office:value="0.00000039" calcext:value-type="float">
            <text:p>3.90E-007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0.0000000367" calcext:value-type="float">
            <text:p>3.67E-008</text:p>
          </table:table-cell>
          <table:table-cell table:style-name="ce4" office:value-type="float" office:value="0.0000000188" calcext:value-type="float">
            <text:p>1.88E-008</text:p>
          </table:table-cell>
          <table:table-cell table:number-columns-repeated="2"/>
          <table:table-cell table:formula="of:=[.C903]/1000" office:value-type="float" office:value="0.747" calcext:value-type="float">
            <text:p>0.747</text:p>
          </table:table-cell>
          <table:table-cell office:value-type="float" office:value="160" calcext:value-type="float">
            <text:p>160</text:p>
          </table:table-cell>
          <table:table-cell table:formula="of:=[.E903]*10^-7" office:value-type="float" office:value="0.000000000000116" calcext:value-type="float">
            <text:p>1.160E-13</text:p>
          </table:table-cell>
          <table:table-cell table:formula="of:=[.F903]*10^-7" office:value-type="float" office:value="0.000000000000039" calcext:value-type="float">
            <text:p>3.9E-01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office:value-type="float" office:value="42.6" calcext:value-type="float">
            <text:p>42.6</text:p>
          </table:table-cell>
          <table:table-cell table:style-name="ce4" office:value-type="float" office:value="0.000000284" calcext:value-type="float">
            <text:p>2.84E-007</text:p>
          </table:table-cell>
          <table:table-cell table:style-name="ce4" office:value-type="float" office:value="0.000000165" calcext:value-type="float">
            <text:p>1.65E-007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.0000000113" calcext:value-type="float">
            <text:p>1.13E-008</text:p>
          </table:table-cell>
          <table:table-cell table:style-name="ce4" office:value-type="float" office:value="0.0000000088" calcext:value-type="float">
            <text:p>8.80E-009</text:p>
          </table:table-cell>
          <table:table-cell table:number-columns-repeated="2"/>
          <table:table-cell table:formula="of:=[.C904]/1000" office:value-type="float" office:value="0.822" calcext:value-type="float">
            <text:p>0.822</text:p>
          </table:table-cell>
          <table:table-cell office:value-type="float" office:value="160" calcext:value-type="float">
            <text:p>160</text:p>
          </table:table-cell>
          <table:table-cell table:formula="of:=[.E904]*10^-7" office:value-type="float" office:value="0.0000000000000284" calcext:value-type="float">
            <text:p>2.840E-14</text:p>
          </table:table-cell>
          <table:table-cell table:formula="of:=[.F904]*10^-7" office:value-type="float" office:value="0.0000000000000165" calcext:value-type="float">
            <text:p>1.65E-014</text:p>
          </table:table-cell>
          <table:table-cell table:number-columns-repeated="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Structure of the He' Nucleus from Elastic Electron Scattering, Frosch, McCarthy. Phys. Rev. vol. 160 No.4, 20 Aug 1967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E (MeV)</text:p>
          </table:table-cell>
          <table:table-cell office:value-type="string" calcext:value-type="string">
            <text:p>Theta (deg.)</text:p>
          </table:table-cell>
          <table:table-cell office:value-type="string" calcext:value-type="string">
            <text:p>Q^2 (F^-2)</text:p>
          </table:table-cell>
          <table:table-cell table:style-name="ce1" office:value-type="string" calcext:value-type="string">
            <text:p>dsi/domega (cm^2/sr)</text:p>
          </table:table-cell>
          <table:table-cell office:value-type="string" calcext:value-type="string">
            <text:p>+/-</text:p>
          </table:table-cell>
          <table:table-cell/>
          <table:table-cell office:value-type="string" calcext:value-type="string">
            <text:p>Fch</text:p>
          </table:table-cell>
          <table:table-cell office:value-type="string" calcext:value-type="string">
            <text:p>+/-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2.65E-030" calcext:value-type="float">
            <text:p>2.65E-030</text:p>
          </table:table-cell>
          <table:table-cell table:style-name="ce4" office:value-type="float" office:value="1.5E-031" calcext:value-type="float">
            <text:p>1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0.53" calcext:value-type="float">
            <text:p>0.53</text:p>
          </table:table-cell>
          <table:table-cell table:style-name="ce4" office:value-type="float" office:value="2.36E-030" calcext:value-type="float">
            <text:p>2.36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788" calcext:value-type="float">
            <text:p>0.788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0.5" calcext:value-type="float">
            <text:p>0.5</text:p>
          </table:table-cell>
          <table:table-cell table:style-name="ce4" office:value-type="float" office:value="9.2E-030" calcext:value-type="float">
            <text:p>9.20E-030</text:p>
          </table:table-cell>
          <table:table-cell table:style-name="ce4" office:value-type="float" office:value="5.5E-031" calcext:value-type="float">
            <text:p>5.50E-031</text:p>
          </table:table-cell>
          <table:table-cell/>
          <table:table-cell office:value-type="float" office:value="0.796" calcext:value-type="float">
            <text:p>0.796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84.1" calcext:value-type="float">
            <text:p>84.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8E-031" calcext:value-type="float">
            <text:p>9.80E-031</text:p>
          </table:table-cell>
          <table:table-cell table:style-name="ce4" office:value-type="float" office:value="5.9E-032" calcext:value-type="float">
            <text:p>5.90E-032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1.1" calcext:value-type="float">
            <text:p>41.1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1.845E-029" calcext:value-type="float">
            <text:p>1.845E-029</text:p>
          </table:table-cell>
          <table:table-cell table:style-name="ce4" office:value-type="float" office:value="1.1E-030" calcext:value-type="float">
            <text:p>1.10E-030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0.024" calcext:value-type="float">
            <text:p>0.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2E-030" calcext:value-type="float">
            <text:p>2.32E-030</text:p>
          </table:table-cell>
          <table:table-cell table:style-name="ce4" office:value-type="float" office:value="1.4E-031" calcext:value-type="float">
            <text:p>1.40E-031</text:p>
          </table:table-cell>
          <table:table-cell/>
          <table:table-cell office:value-type="float" office:value="0.619" calcext:value-type="float">
            <text:p>0.619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.1" calcext:value-type="float">
            <text:p>76.1</text:p>
          </table:table-cell>
          <table:table-cell table:style-name="ce5" office:value-type="float" office:value="1.5" calcext:value-type="float">
            <text:p>1.5</text:p>
          </table:table-cell>
          <table:table-cell table:style-name="ce4" office:value-type="float" office:value="5.18E-031" calcext:value-type="float">
            <text:p>5.18E-031</text:p>
          </table:table-cell>
          <table:table-cell table:style-name="ce4" office:value-type="float" office:value="3.1E-032" calcext:value-type="float">
            <text:p>3.10E-032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4.23E-030" calcext:value-type="float">
            <text:p>4.23E-030</text:p>
          </table:table-cell>
          <table:table-cell table:style-name="ce4" office:value-type="float" office:value="2.5E-031" calcext:value-type="float">
            <text:p>2.50E-031</text:p>
          </table:table-cell>
          <table:table-cell/>
          <table:table-cell office:value-type="float" office:value="0.626" calcext:value-type="float">
            <text:p>0.626</text:p>
          </table:table-cell>
          <table:table-cell office:value-type="float" office:value="0.019" calcext:value-type="float">
            <text:p>0.0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58.8" calcext:value-type="float">
            <text:p>58.8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032E-030" calcext:value-type="float">
            <text:p>1.032E-030</text:p>
          </table:table-cell>
          <table:table-cell table:style-name="ce4" office:value-type="float" office:value="1.2E-032" calcext:value-type="float">
            <text:p>1.20E-032</text:p>
          </table:table-cell>
          <table:table-cell/>
          <table:table-cell office:value-type="float" office:value="0.496" calcext:value-type="float">
            <text:p>0.496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69.5" calcext:value-type="float">
            <text:p>69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1E-031" calcext:value-type="float">
            <text:p>3.10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89.8" calcext:value-type="float">
            <text:p>89.8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.1E-032" calcext:value-type="float">
            <text:p>4.10E-032</text:p>
          </table:table-cell>
          <table:table-cell table:style-name="ce4" office:value-type="float" office:value="2.5E-033" calcext:value-type="float">
            <text:p>2.50E-033</text:p>
          </table:table-cell>
          <table:table-cell/>
          <table:table-cell office:value-type="float" office:value="0.256" calcext:value-type="float">
            <text:p>0.256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48.2" calcext:value-type="float">
            <text:p>48.2</text:p>
          </table:table-cell>
          <table:table-cell table:style-name="ce5" office:value-type="float" office:value="1.5" calcext:value-type="float">
            <text:p>1.5</text:p>
          </table:table-cell>
          <table:table-cell table:style-name="ce2" office:value-type="float" office:value="1.635E-030" calcext:value-type="float">
            <text:p>1.635E-030</text:p>
          </table:table-cell>
          <table:table-cell table:style-name="ce4" office:value-type="float" office:value="9.8E-032" calcext:value-type="float">
            <text:p>9.80E-032</text:p>
          </table:table-cell>
          <table:table-cell/>
          <table:table-cell office:value-type="float" office:value="0.493" calcext:value-type="float">
            <text:p>0.493</text:p>
          </table:table-cell>
          <table:table-cell office:value-type="float" office:value="0.015" calcext:value-type="float">
            <text:p>0.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56.5" calcext:value-type="float">
            <text:p>56.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27E-031" calcext:value-type="float">
            <text:p>5.27E-031</text:p>
          </table:table-cell>
          <table:table-cell table:style-name="ce4" office:value-type="float" office:value="3.2E-032" calcext:value-type="float">
            <text:p>3.20E-032</text:p>
          </table:table-cell>
          <table:table-cell/>
          <table:table-cell office:value-type="float" office:value="0.391" calcext:value-type="float">
            <text:p>0.391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86" calcext:value-type="float">
            <text:p>86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32E-032" calcext:value-type="float">
            <text:p>1.32E-032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.25E-031" calcext:value-type="float">
            <text:p>1.25E-031</text:p>
          </table:table-cell>
          <table:table-cell table:style-name="ce4" office:value-type="float" office:value="8E-033" calcext:value-type="float">
            <text:p>8.00E-033</text:p>
          </table:table-cell>
          <table:table-cell/>
          <table:table-cell office:value-type="float" office:value="0.253" calcext:value-type="float">
            <text:p>0.253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81.9" calcext:value-type="float">
            <text:p>81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4.73E-033" calcext:value-type="float">
            <text:p>4.73E-033</text:p>
          </table:table-cell>
          <table:table-cell table:style-name="ce4" office:value-type="float" office:value="3E-034" calcext:value-type="float">
            <text:p>3.00E-034</text:p>
          </table:table-cell>
          <table:table-cell/>
          <table:table-cell office:value-type="float" office:value="0.0988" calcext:value-type="float">
            <text:p>0.098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float" office:value="1.077E-030" calcext:value-type="float">
            <text:p>1.077E-030</text:p>
          </table:table-cell>
          <table:table-cell table:style-name="ce4" office:value-type="float" office:value="6.7E-032" calcext:value-type="float">
            <text:p>6.70E-032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012" calcext:value-type="float">
            <text:p>0.01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0.9" calcext:value-type="float">
            <text:p>60.9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3E-032" calcext:value-type="float">
            <text:p>3.53E-032</text:p>
          </table:table-cell>
          <table:table-cell table:style-name="ce4" office:value-type="float" office:value="2.2E-033" calcext:value-type="float">
            <text:p>2.20E-033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78" calcext:value-type="float">
            <text:p>78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.81E-033" calcext:value-type="float">
            <text:p>1.81E-033</text:p>
          </table:table-cell>
          <table:table-cell table:style-name="ce4" office:value-type="float" office:value="1.7E-034" calcext:value-type="float">
            <text:p>1.70E-034</text:p>
          </table:table-cell>
          <table:table-cell/>
          <table:table-cell office:value-type="float" office:value="0.0628" calcext:value-type="float">
            <text:p>0.0628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40.6" calcext:value-type="float">
            <text:p>40.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3.17E-031" calcext:value-type="float">
            <text:p>3.17E-031</text:p>
          </table:table-cell>
          <table:table-cell table:style-name="ce4" office:value-type="float" office:value="1.9E-032" calcext:value-type="float">
            <text:p>1.90E-0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0.008" calcext:value-type="float">
            <text:p>0.00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3.9" calcext:value-type="float">
            <text:p>53.9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41E-032" calcext:value-type="float">
            <text:p>1.41E-032</text:p>
          </table:table-cell>
          <table:table-cell table:style-name="ce4" office:value-type="float" office:value="9E-034" calcext:value-type="float">
            <text:p>9.00E-034</text:p>
          </table:table-cell>
          <table:table-cell/>
          <table:table-cell office:value-type="float" office:value="0.0976" calcext:value-type="float">
            <text:p>0.09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9.9" calcext:value-type="float">
            <text:p>59.9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11E-033" calcext:value-type="float">
            <text:p>3.11E-033</text:p>
          </table:table-cell>
          <table:table-cell table:style-name="ce4" office:value-type="float" office:value="3.2E-034" calcext:value-type="float">
            <text:p>3.20E-034</text:p>
          </table:table-cell>
          <table:table-cell/>
          <table:table-cell office:value-type="float" office:value="0.0576" calcext:value-type="float">
            <text:p>0.0576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5.9" calcext:value-type="float">
            <text:p>65.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.97E-034" calcext:value-type="float">
            <text:p>6.97E-034</text:p>
          </table:table-cell>
          <table:table-cell table:style-name="ce4" office:value-type="float" office:value="9.6E-035" calcext:value-type="float">
            <text:p>9.60E-035</text:p>
          </table:table-cell>
          <table:table-cell/>
          <table:table-cell office:value-type="float" office:value="0.0335" calcext:value-type="float">
            <text:p>0.0335</text:p>
          </table:table-cell>
          <table:table-cell office:value-type="float" office:value="0.0023" calcext:value-type="float">
            <text:p>0.002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1.3" calcext:value-type="float">
            <text:p>71.3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53E-034" calcext:value-type="float">
            <text:p>1.53E-034</text:p>
          </table:table-cell>
          <table:table-cell table:style-name="ce4" office:value-type="float" office:value="1.8E-035" calcext:value-type="float">
            <text:p>1.80E-035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39.1" calcext:value-type="float">
            <text:p>39.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9.76E-032" calcext:value-type="float">
            <text:p>9.76E-032</text:p>
          </table:table-cell>
          <table:table-cell table:style-name="ce4" office:value-type="float" office:value="6.2E-033" calcext:value-type="float">
            <text:p>6.20E-033</text:p>
          </table:table-cell>
          <table:table-cell/>
          <table:table-cell office:value-type="float" office:value="0.1577" calcext:value-type="float">
            <text:p>0.1577</text:p>
          </table:table-cell>
          <table:table-cell office:value-type="float" office:value="0.005" calcext:value-type="float">
            <text:p>0.00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57.7" calcext:value-type="float">
            <text:p>57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2.58E-034" calcext:value-type="float">
            <text:p>2.58E-034</text:p>
          </table:table-cell>
          <table:table-cell table:style-name="ce4" office:value-type="float" office:value="4.9E-035" calcext:value-type="float">
            <text:p>4.90E-03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17" calcext:value-type="float">
            <text:p>0.00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0.5" calcext:value-type="float">
            <text:p>40.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.51E-032" calcext:value-type="float">
            <text:p>2.51E-032</text:p>
          </table:table-cell>
          <table:table-cell table:style-name="ce4" office:value-type="float" office:value="1.6E-033" calcext:value-type="float">
            <text:p>1.60E-033</text:p>
          </table:table-cell>
          <table:table-cell/>
          <table:table-cell office:value-type="float" office:value="0.0932" calcext:value-type="float">
            <text:p>0.093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48.8" calcext:value-type="float">
            <text:p>48.8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45E-033" calcext:value-type="float">
            <text:p>1.45E-033</text:p>
          </table:table-cell>
          <table:table-cell table:style-name="ce4" office:value-type="float" office:value="1.2E-034" calcext:value-type="float">
            <text:p>1.20E-034</text:p>
          </table:table-cell>
          <table:table-cell/>
          <table:table-cell office:value-type="float" office:value="0.0332" calcext:value-type="float">
            <text:p>0.0332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52.7" calcext:value-type="float">
            <text:p>52.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6.4E-035" calcext:value-type="float">
            <text:p>6.40E-035</text:p>
          </table:table-cell>
          <table:table-cell/>
          <table:table-cell office:value-type="float" office:value="0.0143" calcext:value-type="float">
            <text:p>0.0143</text:p>
          </table:table-cell>
          <table:table-cell office:value-type="float" office:value="0.0024" calcext:value-type="float">
            <text:p>0.002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1.4" calcext:value-type="float">
            <text:p>41.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7E-033" calcext:value-type="float">
            <text:p>7.70E-033</text:p>
          </table:table-cell>
          <table:table-cell table:style-name="ce4" office:value-type="float" office:value="8E-034" calcext:value-type="float">
            <text:p>8.00E-034</text:p>
          </table:table-cell>
          <table:table-cell/>
          <table:table-cell office:value-type="float" office:value="0.0582" calcext:value-type="float">
            <text:p>0.0582</text:p>
          </table:table-cell>
          <table:table-cell office:value-type="float" office:value="0.003" calcext:value-type="float">
            <text:p>0.003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8.5" calcext:value-type="float">
            <text:p>48.5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4.56E-034" calcext:value-type="float">
            <text:p>4.56E-034</text:p>
          </table:table-cell>
          <table:table-cell table:style-name="ce4" office:value-type="float" office:value="7.7E-035" calcext:value-type="float">
            <text:p>7.70E-035</text:p>
          </table:table-cell>
          <table:table-cell/>
          <table:table-cell office:value-type="float" office:value="0.0195" calcext:value-type="float">
            <text:p>0.0195</text:p>
          </table:table-cell>
          <table:table-cell office:value-type="float" office:value="0.0018" calcext:value-type="float">
            <text:p>0.00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2.01E-033" calcext:value-type="float">
            <text:p>2.01E-033</text:p>
          </table:table-cell>
          <table:table-cell table:style-name="ce4" office:value-type="float" office:value="1.9E-034" calcext:value-type="float">
            <text:p>1.90E-034</text:p>
          </table:table-cell>
          <table:table-cell/>
          <table:table-cell office:value-type="float" office:value="0.0301" calcext:value-type="float">
            <text:p>0.0301</text:p>
          </table:table-cell>
          <table:table-cell office:value-type="float" office:value="0.0014" calcext:value-type="float">
            <text:p>0.00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.2" calcext:value-type="float">
            <text:p>42.2</text:p>
          </table:table-cell>
          <table:table-cell table:style-name="ce5" office:value-type="float" office:value="8.1" calcext:value-type="float">
            <text:p>8.1</text:p>
          </table:table-cell>
          <table:table-cell table:style-name="ce4" office:value-type="float" office:value="4.87E-034" calcext:value-type="float">
            <text:p>4.87E-034</text:p>
          </table:table-cell>
          <table:table-cell table:style-name="ce4" office:value-type="float" office:value="5.9E-035" calcext:value-type="float">
            <text:p>5.90E-035</text:p>
          </table:table-cell>
          <table:table-cell/>
          <table:table-cell office:value-type="float" office:value="0.0175" calcext:value-type="float">
            <text:p>0.017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3.4" calcext:value-type="float">
            <text:p>43.4</text:p>
          </table:table-cell>
          <table:table-cell table:style-name="ce5" office:value-type="float" office:value="8.5" calcext:value-type="float">
            <text:p>8.5</text:p>
          </table:table-cell>
          <table:table-cell table:style-name="ce4" office:value-type="float" office:value="1.95E-034" calcext:value-type="float">
            <text:p>1.95E-034</text:p>
          </table:table-cell>
          <table:table-cell table:style-name="ce4" office:value-type="float" office:value="3.7E-035" calcext:value-type="float">
            <text:p>3.70E-035</text:p>
          </table:table-cell>
          <table:table-cell/>
          <table:table-cell office:value-type="float" office:value="0.0118" calcext:value-type="float">
            <text:p>0.0118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4.8" calcext:value-type="float">
            <text:p>44.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5.79E-035" calcext:value-type="float">
            <text:p>5.79E-035</text:p>
          </table:table-cell>
          <table:table-cell table:style-name="ce4" office:value-type="float" office:value="2.55E-035" calcext:value-type="float">
            <text:p>2.55E-035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0.0015" calcext:value-type="float">
            <text:p>0.00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6.2" calcext:value-type="float">
            <text:p>46.2</text:p>
          </table:table-cell>
          <table:table-cell table:style-name="ce5" office:value-type="float" office:value="9.5" calcext:value-type="float">
            <text:p>9.5</text:p>
          </table:table-cell>
          <table:table-cell table:style-name="ce4" office:value-type="float" office:value="3.35E-035" calcext:value-type="float">
            <text:p>3.35E-035</text:p>
          </table:table-cell>
          <table:table-cell table:style-name="ce4" office:value-type="float" office:value="1.28E-035" calcext:value-type="float">
            <text:p>1.28E-035</text:p>
          </table:table-cell>
          <table:table-cell/>
          <table:table-cell office:value-type="float" office:value="0.0055" calcext:value-type="float">
            <text:p>0.0055</text:p>
          </table:table-cell>
          <table:table-cell office:value-type="float" office:value="0.0011" calcext:value-type="float">
            <text:p>0.001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7.6" calcext:value-type="float">
            <text:p>47.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9.2E-036" calcext:value-type="float">
            <text:p>9.20E-036</text:p>
          </table:table-cell>
          <table:table-cell table:style-name="ce4" office:value-type="float" office:value="7.9E-036" calcext:value-type="float">
            <text:p>7.90E-036</text:p>
          </table:table-cell>
          <table:table-cell/>
          <table:table-cell office:value-type="float" office:value="0.0031" calcext:value-type="float">
            <text:p>0.00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0.0019" calcext:value-type="float">
            <text:p>-0.001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8.9" calcext:value-type="float">
            <text:p>48.9</text:p>
          </table:table-cell>
          <table:table-cell table:style-name="ce5" office:value-type="float" office:value="10.5" calcext:value-type="float">
            <text:p>10.5</text:p>
          </table:table-cell>
          <table:table-cell table:style-name="ce4" office:value-type="float" office:value="4.6E-036" calcext:value-type="float">
            <text:p>4.60E-036</text:p>
          </table:table-cell>
          <table:table-cell table:style-name="ce4" office:value-type="float" office:value="5.9E-036" calcext:value-type="float">
            <text:p>5.90E-036</text:p>
          </table:table-cell>
          <table:table-cell table:style-name="ce4" office:value-type="float" office:value="-4.6E-036" calcext:value-type="float">
            <text:p>-4.60E-03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-0.0022" calcext:value-type="float">
            <text:p>-0.002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0.2" calcext:value-type="float">
            <text:p>50.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.43E-035" calcext:value-type="float">
            <text:p>1.43E-035</text:p>
          </table:table-cell>
          <table:table-cell table:style-name="ce4" office:value-type="float" office:value="4.9E-036" calcext:value-type="float">
            <text:p>4.90E-036</text:p>
          </table:table-cell>
          <table:table-cell/>
          <table:table-cell office:value-type="float" office:value="0.0043" calcext:value-type="float">
            <text:p>0.0043</text:p>
          </table:table-cell>
          <table:table-cell/>
          <table:table-cell office:value-type="float" office:value="0.0007" calcext:value-type="float">
            <text:p>0.000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2.9" calcext:value-type="float">
            <text:p>52.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75E-035" calcext:value-type="float">
            <text:p>3.75E-035</text:p>
          </table:table-cell>
          <table:table-cell table:style-name="ce4" office:value-type="float" office:value="1.06E-035" calcext:value-type="float">
            <text:p>1.06E-035</text:p>
          </table:table-cell>
          <table:table-cell/>
          <table:table-cell office:value-type="float" office:value="0.0078" calcext:value-type="float">
            <text:p>0.0078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56.7" calcext:value-type="float">
            <text:p>56.7</text:p>
          </table:table-cell>
          <table:table-cell table:style-name="ce5" office:value-type="float" office:value="13.5" calcext:value-type="float">
            <text:p>13.5</text:p>
          </table:table-cell>
          <table:table-cell table:style-name="ce4" office:value-type="float" office:value="3.96E-035" calcext:value-type="float">
            <text:p>3.96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94" calcext:value-type="float">
            <text:p>0.0094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0.4" calcext:value-type="float">
            <text:p>60.4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2.68E-035" calcext:value-type="float">
            <text:p>2.68E-035</text:p>
          </table:table-cell>
          <table:table-cell table:style-name="ce4" office:value-type="float" office:value="6.6E-036" calcext:value-type="float">
            <text:p>6.60E-036</text:p>
          </table:table-cell>
          <table:table-cell/>
          <table:table-cell office:value-type="float" office:value="0.0089" calcext:value-type="float">
            <text:p>0.0089</text:p>
          </table:table-cell>
          <table:table-cell/>
          <table:table-cell office:value-type="float" office:value="0.0011" calcext:value-type="float">
            <text:p>0.001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2.8" calcext:value-type="float">
            <text:p>62.8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76E-035" calcext:value-type="float">
            <text:p>2.76E-035</text:p>
          </table:table-cell>
          <table:table-cell table:style-name="ce4" office:value-type="float" office:value="4.3E-036" calcext:value-type="float">
            <text:p>4.30E-036</text:p>
          </table:table-cell>
          <table:table-cell/>
          <table:table-cell office:value-type="float" office:value="0.0098" calcext:value-type="float">
            <text:p>0.0098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67.8" calcext:value-type="float">
            <text:p>67.8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float" office:value="1.35E-035" calcext:value-type="float">
            <text:p>1.35E-035</text:p>
          </table:table-cell>
          <table:table-cell table:style-name="ce4" office:value-type="float" office:value="2.7E-036" calcext:value-type="float">
            <text:p>2.70E-036</text:p>
          </table:table-cell>
          <table:table-cell/>
          <table:table-cell office:value-type="float" office:value="0.0082" calcext:value-type="float">
            <text:p>0.0082</text:p>
          </table:table-cell>
          <table:table-cell/>
          <table:table-cell office:value-type="float" office:value="0.0008" calcext:value-type="float">
            <text:p>0.000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72.5" calcext:value-type="float">
            <text:p>72.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7.2E-036" calcext:value-type="float">
            <text:p>7.20E-036</text:p>
          </table:table-cell>
          <table:table-cell table:style-name="ce4" office:value-type="float" office:value="1.9E-036" calcext:value-type="float">
            <text:p>1.90E-036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0009" calcext:value-type="float">
            <text:p>0.0009</text:p>
          </table:table-cell>
          <table:table-cell table:number-columns-repeated="13"/>
        </table:table-row>
        <table:table-row table:style-name="ro1" table:number-rows-repeated="4">
          <table:table-cell table:number-columns-repeated="24"/>
        </table:table-row>
        <table:table-row table:style-name="ro3">
          <table:table-cell table:number-columns-repeated="2"/>
          <table:table-cell office:value-type="string" calcext:value-type="string">
            <text:p>Repellin, J. P., Lehman, P., Lefrancois, J., Isabelle, D. B.: Phys. Lett. B16, 169 (1965);</text:p>
          </table:table-cell>
          <table:table-cell table:number-columns-repeated="5"/>
          <table:table-cell table:style-name="ce8" office:value-type="string" calcext:value-type="string">
            <text:p>DOI: <text:a xlink:href="http://dx.doi.org/10.1016/0031-9163(65)90172-1" xlink:type="simple">10.1016/0031-9163(65)90172-1</text:a>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fs 1,2 may have more 4He data.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0.13" calcext:value-type="float">
            <text:p>0.13</text:p>
          </table:table-cell>
          <table:table-cell table:style-name="ce5" office:value-type="float" office:value="0.0033" calcext:value-type="float">
            <text:p>0.00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025" calcext:value-type="float">
            <text:p>3.025</text:p>
          </table:table-cell>
          <table:table-cell office:value-type="float" office:value="0.0815" calcext:value-type="float">
            <text:p>0.0815</text:p>
          </table:table-cell>
          <table:table-cell table:style-name="ce5" office:value-type="float" office:value="0.0028" calcext:value-type="float">
            <text:p>0.00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.53" calcext:value-type="float">
            <text:p>3.53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.0018" calcext:value-type="float">
            <text:p>0.00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034" calcext:value-type="float">
            <text:p>4.034</text:p>
          </table:table-cell>
          <table:table-cell office:value-type="float" office:value="0.0318" calcext:value-type="float">
            <text:p>0.0318</text:p>
          </table:table-cell>
          <table:table-cell table:style-name="ce5" office:value-type="float" office:value="0.00093" calcext:value-type="float">
            <text:p>0.0009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.54" calcext:value-type="float">
            <text:p>4.54</text:p>
          </table:table-cell>
          <table:table-cell office:value-type="float" office:value="0.0206" calcext:value-type="float">
            <text:p>0.0206</text:p>
          </table:table-cell>
          <table:table-cell table:style-name="ce5" office:value-type="float" office:value="0.0006" calcext:value-type="float">
            <text:p>0.000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044" calcext:value-type="float">
            <text:p>5.044</text:p>
          </table:table-cell>
          <table:table-cell office:value-type="float" office:value="0.0122" calcext:value-type="float">
            <text:p>0.0122</text:p>
          </table:table-cell>
          <table:table-cell table:style-name="ce5" office:value-type="float" office:value="0.00045" calcext:value-type="float">
            <text:p>0.0004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.544" calcext:value-type="float">
            <text:p>5.544</text:p>
          </table:table-cell>
          <table:table-cell office:value-type="float" office:value="0.00825" calcext:value-type="float">
            <text:p>0.00825</text:p>
          </table:table-cell>
          <table:table-cell table:style-name="ce5" office:value-type="float" office:value="0.00042" calcext:value-type="float">
            <text:p>0.0004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00464" calcext:value-type="float">
            <text:p>0.00464</text:p>
          </table:table-cell>
          <table:table-cell table:style-name="ce5" office:value-type="float" office:value="0.00027" calcext:value-type="float">
            <text:p>0.000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.56" calcext:value-type="float">
            <text:p>6.56</text:p>
          </table:table-cell>
          <table:table-cell office:value-type="float" office:value="0.0022" calcext:value-type="float">
            <text:p>0.0022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00134" calcext:value-type="float">
            <text:p>0.00134</text:p>
          </table:table-cell>
          <table:table-cell table:style-name="ce5" office:value-type="float" office:value="0.000094" calcext:value-type="float">
            <text:p>0.00009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.57" calcext:value-type="float">
            <text:p>7.57</text:p>
          </table:table-cell>
          <table:table-cell office:value-type="float" office:value="0.00085" calcext:value-type="float">
            <text:p>0.00085</text:p>
          </table:table-cell>
          <table:table-cell table:style-name="ce5" office:value-type="float" office:value="0.00015" calcext:value-type="float">
            <text:p>0.00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.07" calcext:value-type="float">
            <text:p>8.07</text:p>
          </table:table-cell>
          <table:table-cell office:value-type="float" office:value="0.000266" calcext:value-type="float">
            <text:p>0.000266</text:p>
          </table:table-cell>
          <table:table-cell table:style-name="ce5" office:value-type="float" office:value="0.000042" calcext:value-type="float">
            <text:p>0.000042</text:p>
          </table:table-cell>
          <table:table-cell table:number-columns-repeated="19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ELASTIC ELECTRON SCATTERING ON 4 He AT ENERGIES BETWEEN 30 AND 59 MeV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. Erich, H. Frank, D. Haas and H. Prange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Zeitschrift für Physik 209, 208-218 (1968)</text:p>
          </table:table-cell>
          <table:table-cell table:number-columns-repeated="21"/>
        </table:table-row>
        <table:table-row table:style-name="ro3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office:value-type="string" calcext:value-type="string">
            <text:p>Angle (deg.)</text:p>
          </table:table-cell>
          <table:table-cell table:style-name="ce1" office:value-type="string" calcext:value-type="string">
            <text:p>Sig_alpha (fm^2/sr)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F^2</text:p>
          </table:table-cell>
          <table:table-cell office:value-type="string" calcext:value-type="string">
            <text:p>Error (%)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68" calcext:value-type="float">
            <text:p>3.568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35" calcext:value-type="float">
            <text:p>0.9835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026" calcext:value-type="float">
            <text:p>0.02026</text:p>
          </table:table-cell>
          <table:table-cell office:value-type="float" office:value="29.59" calcext:value-type="float">
            <text:p>29.59</text:p>
          </table:table-cell>
          <table:table-cell table:style-name="ce5" office:value-type="float" office:value="56.77" calcext:value-type="float">
            <text:p>56.77</text:p>
          </table:table-cell>
          <table:table-cell table:style-name="ce2" office:value-type="float" office:value="0.03574" calcext:value-type="float">
            <text:p>3.574E-002</text:p>
          </table:table-cell>
          <table:table-cell office:value-type="float" office:value="1.48" calcext:value-type="float">
            <text:p>1.48</text:p>
          </table:table-cell>
          <table:table-cell office:value-type="float" office:value="0.9853" calcext:value-type="float">
            <text:p>0.9853</text:p>
          </table:table-cell>
          <table:table-cell office:value-type="float" office:value="1.4" calcext:value-type="float">
            <text:p>1.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097" calcext:value-type="float">
            <text:p>1.097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521" calcext:value-type="float">
            <text:p>0.952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3953" calcext:value-type="float">
            <text:p>0.03953</text:p>
          </table:table-cell>
          <table:table-cell office:value-type="float" office:value="34.81" calcext:value-type="float">
            <text:p>34.81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1126" calcext:value-type="float">
            <text:p>1.126E-002</text:p>
          </table:table-cell>
          <table:table-cell office:value-type="float" office:value="1.6" calcext:value-type="float">
            <text:p>1.6</text:p>
          </table:table-cell>
          <table:table-cell office:value-type="float" office:value="0.9766" calcext:value-type="float">
            <text:p>0.976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59" calcext:value-type="float">
            <text:p>0.04859</text:p>
          </table:table-cell>
          <table:table-cell office:value-type="float" office:value="30.13" calcext:value-type="float">
            <text:p>30.13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822" calcext:value-type="float">
            <text:p>3.822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636" calcext:value-type="float">
            <text:p>0.9636</text:p>
          </table:table-cell>
          <table:table-cell office:value-type="float" office:value="1.3" calcext:value-type="float">
            <text:p>1.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4868" calcext:value-type="float">
            <text:p>0.04868</text:p>
          </table:table-cell>
          <table:table-cell office:value-type="float" office:value="30.16" calcext:value-type="float">
            <text:p>30.16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3749" calcext:value-type="float">
            <text:p>3.749E-003</text:p>
          </table:table-cell>
          <table:table-cell office:value-type="float" office:value="1.86" calcext:value-type="float">
            <text:p>1.86</text:p>
          </table:table-cell>
          <table:table-cell office:value-type="float" office:value="0.9564" calcext:value-type="float">
            <text:p>0.956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678" calcext:value-type="float">
            <text:p>0.06678</text:p>
          </table:table-cell>
          <table:table-cell office:value-type="float" office:value="35.35" calcext:value-type="float">
            <text:p>35.35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2718" calcext:value-type="float">
            <text:p>2.718E-003</text:p>
          </table:table-cell>
          <table:table-cell office:value-type="float" office:value="1.8" calcext:value-type="float">
            <text:p>1.8</text:p>
          </table:table-cell>
          <table:table-cell office:value-type="float" office:value="0.9454" calcext:value-type="float">
            <text:p>0.945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6754" calcext:value-type="float">
            <text:p>0.06754</text:p>
          </table:table-cell>
          <table:table-cell office:value-type="float" office:value="39.69" calcext:value-type="float">
            <text:p>39.69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3945" calcext:value-type="float">
            <text:p>3.945E-003</text:p>
          </table:table-cell>
          <table:table-cell office:value-type="float" office:value="1.7" calcext:value-type="float">
            <text:p>1.7</text:p>
          </table:table-cell>
          <table:table-cell office:value-type="float" office:value="0.9173" calcext:value-type="float">
            <text:p>0.91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58" calcext:value-type="float">
            <text:p>0.10858</text:p>
          </table:table-cell>
          <table:table-cell office:value-type="float" office:value="36.3" calcext:value-type="float">
            <text:p>36.3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3977" calcext:value-type="float">
            <text:p>3.977E-004</text:p>
          </table:table-cell>
          <table:table-cell office:value-type="float" office:value="1.95" calcext:value-type="float">
            <text:p>1.95</text:p>
          </table:table-cell>
          <table:table-cell office:value-type="float" office:value="0.9028" calcext:value-type="float">
            <text:p>0.902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898" calcext:value-type="float">
            <text:p>0.10898</text:p>
          </table:table-cell>
          <table:table-cell office:value-type="float" office:value="45.22" calcext:value-type="float">
            <text:p>45.2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61" calcext:value-type="float">
            <text:p>1.610E-003</text:p>
          </table:table-cell>
          <table:table-cell office:value-type="float" office:value="1.69" calcext:value-type="float">
            <text:p>1.69</text:p>
          </table:table-cell>
          <table:table-cell office:value-type="float" office:value="0.9201" calcext:value-type="float">
            <text:p>0.92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16" calcext:value-type="float">
            <text:p>0.10916</text:p>
          </table:table-cell>
          <table:table-cell office:value-type="float" office:value="57.96" calcext:value-type="float">
            <text:p>57.96</text:p>
          </table:table-cell>
          <table:table-cell table:style-name="ce5" office:value-type="float" office:value="68.83" calcext:value-type="float">
            <text:p>68.83</text:p>
          </table:table-cell>
          <table:table-cell table:style-name="ce2" office:value-type="float" office:value="0.003699" calcext:value-type="float">
            <text:p>3.699E-003</text:p>
          </table:table-cell>
          <table:table-cell office:value-type="float" office:value="1.42" calcext:value-type="float">
            <text:p>1.42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398" calcext:value-type="float">
            <text:p>6.398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8863" calcext:value-type="float">
            <text:p>0.88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094" calcext:value-type="float">
            <text:p>0.1094</text:p>
          </table:table-cell>
          <table:table-cell office:value-type="float" office:value="38.55" calcext:value-type="float">
            <text:p>38.55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6532" calcext:value-type="float">
            <text:p>6.532E-004</text:p>
          </table:table-cell>
          <table:table-cell office:value-type="float" office:value="1.88" calcext:value-type="float">
            <text:p>1.88</text:p>
          </table:table-cell>
          <table:table-cell office:value-type="float" office:value="0.9049" calcext:value-type="float">
            <text:p>0.9049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05" calcext:value-type="float">
            <text:p>8.705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897" calcext:value-type="float">
            <text:p>0.8897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668" calcext:value-type="float">
            <text:p>0.12668</text:p>
          </table:table-cell>
          <table:table-cell office:value-type="float" office:value="44.6" calcext:value-type="float">
            <text:p>44.6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8712" calcext:value-type="float">
            <text:p>8.712E-004</text:p>
          </table:table-cell>
          <table:table-cell office:value-type="float" office:value="1.75" calcext:value-type="float">
            <text:p>1.75</text:p>
          </table:table-cell>
          <table:table-cell office:value-type="float" office:value="0.8905" calcext:value-type="float">
            <text:p>0.890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27" calcext:value-type="float">
            <text:p>2.027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945" calcext:value-type="float">
            <text:p>0.89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805" calcext:value-type="float">
            <text:p>0.12805</text:p>
          </table:table-cell>
          <table:table-cell office:value-type="float" office:value="54.74" calcext:value-type="float">
            <text:p>54.74</text:p>
          </table:table-cell>
          <table:table-cell table:style-name="ce5" office:value-type="float" office:value="80.92" calcext:value-type="float">
            <text:p>80.92</text:p>
          </table:table-cell>
          <table:table-cell table:style-name="ce2" office:value-type="float" office:value="0.002006" calcext:value-type="float">
            <text:p>2.006E-003</text:p>
          </table:table-cell>
          <table:table-cell office:value-type="float" office:value="1.53" calcext:value-type="float">
            <text:p>1.53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07" calcext:value-type="float">
            <text:p>0.13307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47" calcext:value-type="float">
            <text:p>1.247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731" calcext:value-type="float">
            <text:p>0.8731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3317" calcext:value-type="float">
            <text:p>0.13317</text:p>
          </table:table-cell>
          <table:table-cell office:value-type="float" office:value="50.02" calcext:value-type="float">
            <text:p>50.02</text:p>
          </table:table-cell>
          <table:table-cell table:style-name="ce5" office:value-type="float" office:value="92.91" calcext:value-type="float">
            <text:p>92.91</text:p>
          </table:table-cell>
          <table:table-cell table:style-name="ce2" office:value-type="float" office:value="0.001268" calcext:value-type="float">
            <text:p>1.268E-003</text:p>
          </table:table-cell>
          <table:table-cell office:value-type="float" office:value="1.64" calcext:value-type="float">
            <text:p>1.64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2" calcext:value-type="float">
            <text:p>1.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74" calcext:value-type="float">
            <text:p>5.474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64" calcext:value-type="float">
            <text:p>0.8464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06" calcext:value-type="float">
            <text:p>0.19006</text:p>
          </table:table-cell>
          <table:table-cell office:value-type="float" office:value="54.72" calcext:value-type="float">
            <text:p>54.72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83" calcext:value-type="float">
            <text:p>5.383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26" calcext:value-type="float">
            <text:p>0.19026</text:p>
          </table:table-cell>
          <table:table-cell office:value-type="float" office:value="54.75" calcext:value-type="float">
            <text:p>54.75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328" calcext:value-type="float">
            <text:p>5.32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45" calcext:value-type="float">
            <text:p>0.8245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469" calcext:value-type="float">
            <text:p>5.469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473" calcext:value-type="float">
            <text:p>0.847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9047" calcext:value-type="float">
            <text:p>0.19047</text:p>
          </table:table-cell>
          <table:table-cell office:value-type="float" office:value="54.78" calcext:value-type="float">
            <text:p>54.78</text:p>
          </table:table-cell>
          <table:table-cell table:style-name="ce5" office:value-type="float" office:value="104.98" calcext:value-type="float">
            <text:p>104.98</text:p>
          </table:table-cell>
          <table:table-cell table:style-name="ce2" office:value-type="float" office:value="0.0005297" calcext:value-type="float">
            <text:p>5.297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08" calcext:value-type="float">
            <text:p>0.8208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04" calcext:value-type="float">
            <text:p>0.22504</text:p>
          </table:table-cell>
          <table:table-cell office:value-type="float" office:value="55.47" calcext:value-type="float">
            <text:p>55.47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758" calcext:value-type="float">
            <text:p>2.75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7986" calcext:value-type="float">
            <text:p>0.7986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75" calcext:value-type="float">
            <text:p>2.875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342" calcext:value-type="float">
            <text:p>0.8342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52" calcext:value-type="float">
            <text:p>0.22552</text:p>
          </table:table-cell>
          <table:table-cell office:value-type="float" office:value="55.53" calcext:value-type="float">
            <text:p>55.53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2" office:value-type="float" office:value="0.0002848" calcext:value-type="float">
            <text:p>2.848E-004</text:p>
          </table:table-cell>
          <table:table-cell office:value-type="float" office:value="1.6" calcext:value-type="float">
            <text:p>1.6</text:p>
          </table:table-cell>
          <table:table-cell office:value-type="float" office:value="0.8263" calcext:value-type="float">
            <text:p>0.8263</text:p>
          </table:table-cell>
          <table:table-cell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933" calcext:value-type="float">
            <text:p>0.27933</text:p>
          </table:table-cell>
          <table:table-cell office:value-type="float" office:value="58.5" calcext:value-type="float">
            <text:p>58.5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276" calcext:value-type="float">
            <text:p>1.276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629" calcext:value-type="float">
            <text:p>0.7629</text:p>
          </table:table-cell>
          <table:table-cell office:value-type="float" office:value="1.8" calcext:value-type="float">
            <text:p>1.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103" calcext:value-type="float">
            <text:p>0.28103</text:p>
          </table:table-cell>
          <table:table-cell office:value-type="float" office:value="58.68" calcext:value-type="float">
            <text:p>58.68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15" calcext:value-type="float">
            <text:p>1.315E-004</text:p>
          </table:table-cell>
          <table:table-cell office:value-type="float" office:value="1.53" calcext:value-type="float">
            <text:p>1.53</text:p>
          </table:table-cell>
          <table:table-cell office:value-type="float" office:value="0.7905" calcext:value-type="float">
            <text:p>0.7905</text:p>
          </table:table-cell>
          <table:table-cell office:value-type="float" office:value="1.6" calcext:value-type="float">
            <text:p>1.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8236" calcext:value-type="float">
            <text:p>0.28236</text:p>
          </table:table-cell>
          <table:table-cell office:value-type="float" office:value="58.82" calcext:value-type="float">
            <text:p>58.82</text:p>
          </table:table-cell>
          <table:table-cell table:style-name="ce5" office:value-type="float" office:value="129.02" calcext:value-type="float">
            <text:p>129.02</text:p>
          </table:table-cell>
          <table:table-cell table:style-name="ce2" office:value-type="float" office:value="0.0001308" calcext:value-type="float">
            <text:p>1.308E-004</text:p>
          </table:table-cell>
          <table:table-cell office:value-type="float" office:value="1.52" calcext:value-type="float">
            <text:p>1.52</text:p>
          </table:table-cell>
          <table:table-cell office:value-type="float" office:value="0.7902" calcext:value-type="float">
            <text:p>0.790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https://jeffersonlablib.on.worldcat.org/oclc/4607556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http://catalog.crl.edu/search/o?SEARCH=46075563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A.V. Gunten, thesis, lnst.f.Kemphysik, TH Darmstadt (1982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mroun 1994 ref 9 ref 5</text:p>
          </table:table-cell>
          <table:table-cell table:number-columns-repeated="21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table:style-name="ce3" office:value-type="string" calcext:value-type="string">
            <text:p>Triton form factor from 0.29 to 1.00 fm^-2. Beck, Asai. Phys. Rev. C Vol. 125 No.3 March 198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3H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Energy (MeV)</text:p>
          </table:table-cell>
          <table:table-cell table:style-name="Default" office:value-type="string" calcext:value-type="string">
            <text:p>Angle (deg.)</text:p>
          </table:table-cell>
          <table:table-cell table:style-name="ce2" office:value-type="string" calcext:value-type="string">
            <text:p>dsig/domega (ub/sr)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G_E</text:p>
          </table:table-cell>
          <table:table-cell office:value-type="string" calcext:value-type="string">
            <text:p>+/-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9" calcext:value-type="float">
            <text:p>0.29</text:p>
          </table:table-cell>
          <table:table-cell office:value-type="float" office:value="77.2" calcext:value-type="float">
            <text:p>77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4.52" calcext:value-type="float">
            <text:p>4.52</text:p>
          </table:table-cell>
          <table:table-cell office:value-type="float" office:value="0.03" calcext:value-type="float">
            <text:p>0.0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" calcext:value-type="float">
            <text:p>0.06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86" calcext:value-type="float">
            <text:p>0.386</text:p>
          </table:table-cell>
          <table:table-cell office:value-type="float" office:value="89.4" calcext:value-type="float">
            <text:p>89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3.3" calcext:value-type="float">
            <text:p>3.3</text:p>
          </table:table-cell>
          <table:table-cell office:value-type="float" office:value="0.03" calcext:value-type="float">
            <text:p>0.03</text:p>
          </table:table-cell>
          <table:table-cell office:value-type="float" office:value="0.863" calcext:value-type="float">
            <text:p>0.863</text:p>
          </table:table-cell>
          <table:table-cell office:value-type="float" office:value="0.055" calcext:value-type="float">
            <text:p>0.05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96.8" calcext:value-type="float">
            <text:p>96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8" calcext:value-type="float">
            <text:p>2.28</text:p>
          </table:table-cell>
          <table:table-cell office:value-type="float" office:value="0.03" calcext:value-type="float">
            <text:p>0.03</text:p>
          </table:table-cell>
          <table:table-cell office:value-type="float" office:value="0.769" calcext:value-type="float">
            <text:p>0.769</text:p>
          </table:table-cell>
          <table:table-cell office:value-type="float" office:value="0.069" calcext:value-type="float">
            <text:p>0.06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81" calcext:value-type="float">
            <text:p>0.481</text:p>
          </table:table-cell>
          <table:table-cell office:value-type="float" office:value="100.2" calcext:value-type="float">
            <text:p>100.2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2.26" calcext:value-type="float">
            <text:p>2.26</text:p>
          </table:table-cell>
          <table:table-cell office:value-type="float" office:value="0.02" calcext:value-type="float">
            <text:p>0.02</text:p>
          </table:table-cell>
          <table:table-cell office:value-type="float" office:value="0.784" calcext:value-type="float">
            <text:p>0.784</text:p>
          </table:table-cell>
          <table:table-cell office:value-type="float" office:value="0.062" calcext:value-type="float">
            <text:p>0.06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12.4" calcext:value-type="float">
            <text:p>112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87" calcext:value-type="float">
            <text:p>1.87</text:p>
          </table:table-cell>
          <table:table-cell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  <table:table-cell office:value-type="float" office:value="0.058" calcext:value-type="float">
            <text:p>0.05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7" calcext:value-type="float">
            <text:p>0.67</text:p>
          </table:table-cell>
          <table:table-cell office:value-type="float" office:value="119" calcext:value-type="float">
            <text:p>11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7" calcext:value-type="float">
            <text:p>1.7</text:p>
          </table:table-cell>
          <table:table-cell office:value-type="float" office:value="0.01" calcext:value-type="float">
            <text:p>0.01</text:p>
          </table:table-cell>
          <table:table-cell office:value-type="float" office:value="0.789" calcext:value-type="float">
            <text:p>0.789</text:p>
          </table:table-cell>
          <table:table-cell office:value-type="float" office:value="0.033" calcext:value-type="float">
            <text:p>0.0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128.4" calcext:value-type="float">
            <text:p>128.4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43" calcext:value-type="float">
            <text:p>1.43</text:p>
          </table:table-cell>
          <table:table-cell office:value-type="float" office:value="0.02" calcext:value-type="float">
            <text:p>0.02</text:p>
          </table:table-cell>
          <table:table-cell office:value-type="float" office:value="0.769" calcext:value-type="float">
            <text:p>0.769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134.7" calcext:value-type="float">
            <text:p>134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1.24" calcext:value-type="float">
            <text:p>1.24</text:p>
          </table:table-cell>
          <table:table-cell office:value-type="float" office:value="0.01" calcext:value-type="float">
            <text:p>0.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042" calcext:value-type="float">
            <text:p>0.04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138.8" calcext:value-type="float">
            <text:p>138.8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779" calcext:value-type="float">
            <text:p>0.7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603" calcext:value-type="float">
            <text:p>0.603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51" calcext:value-type="float">
            <text:p>0.951</text:p>
          </table:table-cell>
          <table:table-cell office:value-type="float" office:value="142.9" calcext:value-type="float">
            <text:p>142.9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953" calcext:value-type="float">
            <text:p>0.953</text:p>
          </table:table-cell>
          <table:table-cell office:value-type="float" office:value="0.009" calcext:value-type="float">
            <text:p>0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0.044" calcext:value-type="float">
            <text:p>0.0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6.7" calcext:value-type="float">
            <text:p>146.7</text:p>
          </table:table-cell>
          <table:table-cell table:style-name="Default" office:value-type="float" office:value="45" calcext:value-type="float">
            <text:p>45</text:p>
          </table:table-cell>
          <table:table-cell table:style-name="ce5" office:value-type="float" office:value="0.659" calcext:value-type="float">
            <text:p>0.659</text:p>
          </table:table-cell>
          <table:table-cell office:value-type="float" office:value="0.008" calcext:value-type="float">
            <text:p>0.008</text:p>
          </table:table-cell>
          <table:table-cell office:value-type="float" office:value="0.579" calcext:value-type="float">
            <text:p>0.579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Structure of the Aplpha Particle from Elastic Electron Scattering. Frosch, Rand. 1966. Physics Letters Vol. 21 No. 5, 598-600. June 196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y already be in Frosch 1967. Hard to tell.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string" calcext:value-type="string">
            <text:p>4He</text:p>
          </table:table-cell>
          <table:table-cell office:value-type="string" calcext:value-type="string">
            <text:p>Q^2 (fm^-2)</text:p>
          </table:table-cell>
          <table:table-cell office:value-type="string" calcext:value-type="string">
            <text:p>Fch^2 (Exp)</text:p>
          </table:table-cell>
          <table:table-cell office:value-type="string" calcext:value-type="string">
            <text:p>+/-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634" calcext:value-type="float">
            <text:p>0.634</text:p>
          </table:table-cell>
          <table:table-cell table:style-name="ce5" office:value-type="float" office:value="0.039" calcext:value-type="float">
            <text:p>0.03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style-name="ce5" office:value-type="float" office:value="0.024" calcext:value-type="float">
            <text:p>0.0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244" calcext:value-type="float">
            <text:p>0.244</text:p>
          </table:table-cell>
          <table:table-cell table:style-name="ce5" office:value-type="float" office:value="0.015" calcext:value-type="float">
            <text:p>0.0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53" calcext:value-type="float">
            <text:p>0.153</text:p>
          </table:table-cell>
          <table:table-cell table:style-name="ce5" office:value-type="float" office:value="0.009" calcext:value-type="float">
            <text:p>0.00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0.065" calcext:value-type="float">
            <text:p>6.50E-002</text:p>
          </table:table-cell>
          <table:table-cell office:value-type="float" office:value="0.004" calcext:value-type="float">
            <text:p>4.0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0.0251" calcext:value-type="float">
            <text:p>2.51E-002</text:p>
          </table:table-cell>
          <table:table-cell office:value-type="float" office:value="0.0016" calcext:value-type="float">
            <text:p>1.600E-00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0.00931" calcext:value-type="float">
            <text:p>9.31E-003</text:p>
          </table:table-cell>
          <table:table-cell office:value-type="float" office:value="0.00058" calcext:value-type="float">
            <text:p>5.8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4" office:value-type="float" office:value="0.00354" calcext:value-type="float">
            <text:p>3.54E-003</text:p>
          </table:table-cell>
          <table:table-cell office:value-type="float" office:value="0.00035" calcext:value-type="float">
            <text:p>3.5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4" office:value-type="float" office:value="0.00105" calcext:value-type="float">
            <text:p>1.05E-003</text:p>
          </table:table-cell>
          <table:table-cell office:value-type="float" office:value="0.00011" calcext:value-type="float">
            <text:p>1.100E-00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4" office:value-type="float" office:value="0.000339" calcext:value-type="float">
            <text:p>3.39E-004</text:p>
          </table:table-cell>
          <table:table-cell office:value-type="float" office:value="0.000041" calcext:value-type="float">
            <text:p>4.1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4" office:value-type="float" office:value="0.000081" calcext:value-type="float">
            <text:p>8.10E-005</text:p>
          </table:table-cell>
          <table:table-cell office:value-type="float" office:value="0.00002" calcext:value-type="float">
            <text:p>2.000E-00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4" office:value-type="float" office:value="0.0000384" calcext:value-type="float">
            <text:p>3.84E-005</text:p>
          </table:table-cell>
          <table:table-cell office:value-type="float" office:value="0.0000075" calcext:value-type="float">
            <text:p>7.500E-006</text:p>
          </table:table-cell>
          <table:table-cell table:number-columns-repeated="19"/>
        </table:table-row>
        <table:table-row table:style-name="ro1" table:number-rows-repeated="104752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3" number:min-integer-digits="1" number:min-exponent-digits="1"/>
    </number:number-style>
    <number:number-style style:name="N124">
      <number:scientific-number number:decimal-places="2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3:45:16.965555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4:23:23.658272787</meta:creation-date>
    <meta:generator>LibreOffice/4.2.8.2$Linux_X86_64 LibreOffice_project/420m0$Build-2</meta:generator>
    <dc:date>2018-08-31T16:10:05.261349917</dc:date>
    <meta:editing-duration>P62DT6M28S</meta:editing-duration>
    <meta:editing-cycles>246</meta:editing-cycles>
    <meta:document-statistic meta:table-count="1" meta:cell-count="5961" meta:object-count="0"/>
  </office:meta>
</office:document-meta>
</file>